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0.5709in" fo:margin-right="0.6035in" fo:text-indent="0in" style:auto-text-indent="false"/>
    </style:style>
    <style:style style:name="P2" style:family="paragraph" style:parent-style-name="Heading_20_1" style:list-style-name="WWNum1">
      <style:paragraph-properties fo:margin-left="0.4134in" fo:margin-right="0in" fo:text-align="start" style:justify-single-word="false" fo:text-indent="0in" style:auto-text-indent="false" fo:break-before="column"/>
    </style:style>
    <style:style style:name="P3" style:family="paragraph" style:parent-style-name="Standard">
      <style:paragraph-properties fo:margin-left="0in" fo:margin-right="0.6028in" fo:margin-top="0.2252in" fo:margin-bottom="0in" style:contextual-spacing="false" fo:text-indent="0in" style:auto-text-indent="false"/>
    </style:style>
    <style:style style:name="P4" style:family="paragraph" style:parent-style-name="Standard">
      <style:paragraph-properties fo:margin-left="0.4634in" fo:margin-right="0in" fo:margin-top="0.1665in" fo:margin-bottom="0in" style:contextual-spacing="false" fo:text-indent="0in" style:auto-text-indent="false"/>
    </style:style>
    <style:style style:name="P5" style:family="paragraph" style:parent-style-name="Standard">
      <style:paragraph-properties fo:margin-left="0.4634in" fo:margin-right="0in" fo:margin-top="0.0083in" fo:margin-bottom="0in" style:contextual-spacing="false" fo:text-indent="0in" style:auto-text-indent="false"/>
    </style:style>
    <style:style style:name="P6" style:family="paragraph" style:parent-style-name="Standard">
      <style:paragraph-properties fo:margin-left="0.4634in" fo:margin-right="0in" fo:margin-top="0.0091in" fo:margin-bottom="0in" style:contextual-spacing="false" fo:text-indent="0in" style:auto-text-indent="false"/>
    </style:style>
    <style:style style:name="P7" style:family="paragraph" style:parent-style-name="Standard">
      <style:paragraph-properties fo:margin-left="0.4634in" fo:margin-right="0in" fo:margin-top="0.0035in" fo:margin-bottom="0in" style:contextual-spacing="false" fo:text-indent="0in" style:auto-text-indent="false"/>
    </style:style>
    <style:style style:name="P8" style:family="paragraph" style:parent-style-name="Standard">
      <style:paragraph-properties fo:margin-left="0.4634in" fo:margin-right="0in" fo:margin-top="0.0016in" fo:margin-bottom="0in" style:contextual-spacing="false" fo:text-indent="0in" style:auto-text-indent="false"/>
    </style:style>
    <style:style style:name="P9" style:family="paragraph" style:parent-style-name="Standard">
      <style:paragraph-properties fo:margin-left="0.4634in" fo:margin-right="0in" fo:text-indent="0in" style:auto-text-indent="false"/>
    </style:style>
    <style:style style:name="P10" style:family="paragraph" style:parent-style-name="Standard" style:master-page-name="Converted2">
      <style:paragraph-properties fo:margin-left="0.4634in" fo:margin-right="0in" fo:margin-top="0.061in" fo:margin-bottom="0in" style:contextual-spacing="false" fo:text-indent="0in" style:auto-text-indent="false" style:page-number="auto"/>
    </style:style>
    <style:style style:name="P11" style:family="paragraph" style:parent-style-name="Standard" style:master-page-name="Converted9">
      <style:paragraph-properties fo:margin-left="0.4634in" fo:margin-right="0in" fo:margin-top="0.061in" fo:margin-bottom="0in" style:contextual-spacing="false" fo:text-indent="0in" style:auto-text-indent="false" style:page-number="auto"/>
    </style:style>
    <style:style style:name="P12" style:family="paragraph" style:parent-style-name="Standard" style:master-page-name="Converted82">
      <style:paragraph-properties fo:margin-left="0.4634in" fo:margin-right="0in" fo:margin-top="0.061in" fo:margin-bottom="0in" style:contextual-spacing="false" fo:text-indent="0in" style:auto-text-indent="false" style:page-number="auto"/>
    </style:style>
    <style:style style:name="P13" style:family="paragraph" style:parent-style-name="Standard" style:master-page-name="Converted96">
      <style:paragraph-properties fo:margin-left="0.4634in" fo:margin-right="0in" fo:margin-top="0.061in" fo:margin-bottom="0in" style:contextual-spacing="false" fo:text-indent="0in" style:auto-text-indent="false" style:page-number="auto"/>
    </style:style>
    <style:style style:name="P14" style:family="paragraph" style:parent-style-name="Standard" style:master-page-name="Converted120">
      <style:paragraph-properties fo:margin-left="0.4634in" fo:margin-right="0in" fo:margin-top="0.061in" fo:margin-bottom="0in" style:contextual-spacing="false" fo:text-indent="0in" style:auto-text-indent="false" style:page-number="auto"/>
    </style:style>
    <style:style style:name="P15" style:family="paragraph" style:parent-style-name="Standard" style:master-page-name="Converted122">
      <style:paragraph-properties fo:margin-left="0.4634in" fo:margin-right="0in" fo:margin-top="0.061in" fo:margin-bottom="0in" style:contextual-spacing="false" fo:text-indent="0in" style:auto-text-indent="false" style:page-number="auto"/>
    </style:style>
    <style:style style:name="P16" style:family="paragraph" style:parent-style-name="Standard" style:master-page-name="Converted123">
      <style:paragraph-properties fo:margin-left="0.4634in" fo:margin-right="0in" fo:margin-top="0.061in" fo:margin-bottom="0in" style:contextual-spacing="false" fo:text-indent="0in" style:auto-text-indent="false" style:page-number="auto"/>
    </style:style>
    <style:style style:name="P17" style:family="paragraph" style:parent-style-name="Standard">
      <style:paragraph-properties fo:margin-left="0.4634in" fo:margin-right="0in" fo:margin-top="0.0008in" fo:margin-bottom="0in" style:contextual-spacing="false" fo:text-indent="0in" style:auto-text-indent="false"/>
    </style:style>
    <style:style style:name="P18" style:family="paragraph" style:parent-style-name="Standard">
      <style:paragraph-properties fo:margin-left="0.4634in" fo:margin-right="0in" fo:margin-top="0.0626in" fo:margin-bottom="0in" style:contextual-spacing="false" fo:text-indent="0in" style:auto-text-indent="false"/>
    </style:style>
    <style:style style:name="P19" style:family="paragraph" style:parent-style-name="Standard">
      <style:paragraph-properties fo:margin-left="0.4634in" fo:margin-right="0in" fo:margin-top="0.1555in" fo:margin-bottom="0in" style:contextual-spacing="false" fo:text-indent="0in" style:auto-text-indent="false"/>
    </style:style>
    <style:style style:name="P20" style:family="paragraph" style:parent-style-name="Standard">
      <style:paragraph-properties fo:margin-left="0.4634in" fo:margin-right="0in" fo:margin-top="0.0661in" fo:margin-bottom="0in" style:contextual-spacing="false" fo:text-indent="0in" style:auto-text-indent="false" fo:break-before="column"/>
    </style:style>
    <style:style style:name="P21" style:family="paragraph" style:parent-style-name="Standard">
      <style:paragraph-properties fo:margin-left="0.4634in" fo:margin-right="0in" fo:margin-top="0.0618in" fo:margin-bottom="0in" style:contextual-spacing="false" fo:text-indent="0in" style:auto-text-indent="false"/>
    </style:style>
    <style:style style:name="P22" style:family="paragraph" style:parent-style-name="Standard">
      <style:paragraph-properties fo:margin-left="0.4634in" fo:margin-right="3.3492in" fo:margin-top="0.0083in" fo:margin-bottom="0in" style:contextual-spacing="false" fo:line-height="103%" fo:text-indent="0in" style:auto-text-indent="false"/>
    </style:style>
    <style:style style:name="P23" style:family="paragraph" style:parent-style-name="Standard">
      <style:paragraph-properties fo:margin-left="0.4634in" fo:margin-right="3.3492in" fo:margin-top="0.1555in" fo:margin-bottom="0in" style:contextual-spacing="false" fo:line-height="103%" fo:text-indent="0in" style:auto-text-indent="false"/>
    </style:style>
    <style:style style:name="P24" style:family="paragraph" style:parent-style-name="Standard">
      <style:paragraph-properties fo:margin-left="0.4634in" fo:margin-right="3.3492in" fo:line-height="103%" fo:text-indent="0in" style:auto-text-indent="false"/>
    </style:style>
    <style:style style:name="P25" style:family="paragraph" style:parent-style-name="Standard">
      <style:paragraph-properties fo:margin-left="0.4634in" fo:margin-right="5.0102in" fo:margin-top="0.1555in" fo:margin-bottom="0in" style:contextual-spacing="false" fo:line-height="103%" fo:text-indent="0in" style:auto-text-indent="false"/>
    </style:style>
    <style:style style:name="P26" style:family="paragraph" style:parent-style-name="Standard">
      <style:paragraph-properties fo:margin-left="0.4634in" fo:margin-right="3.0465in" fo:margin-top="0.0008in" fo:margin-bottom="0in" style:contextual-spacing="false" fo:line-height="103%" fo:text-indent="0in" style:auto-text-indent="false"/>
    </style:style>
    <style:style style:name="P27" style:family="paragraph" style:parent-style-name="Standard">
      <style:paragraph-properties fo:margin-left="0.4634in" fo:margin-right="2.7299in" fo:margin-top="0.1555in" fo:margin-bottom="0in" style:contextual-spacing="false" fo:line-height="103%" fo:text-indent="0in" style:auto-text-indent="false"/>
    </style:style>
    <style:style style:name="P28" style:family="paragraph" style:parent-style-name="Standard">
      <style:paragraph-properties fo:margin-left="0.4634in" fo:margin-right="2.7299in" fo:margin-top="0.0626in" fo:margin-bottom="0in" style:contextual-spacing="false" fo:line-height="103%" fo:text-indent="0in" style:auto-text-indent="false"/>
    </style:style>
    <style:style style:name="P29" style:family="paragraph" style:parent-style-name="Standard" style:master-page-name="Converted11">
      <style:paragraph-properties fo:margin-left="0.4634in" fo:margin-right="5.4098in" fo:margin-top="0.061in" fo:margin-bottom="0in" style:contextual-spacing="false" fo:line-height="103%" fo:text-indent="0in" style:auto-text-indent="false" style:page-number="auto"/>
    </style:style>
    <style:style style:name="P30" style:family="paragraph" style:parent-style-name="Standard">
      <style:paragraph-properties fo:margin-left="0.4634in" fo:margin-right="5.2528in" fo:margin-top="0.1555in" fo:margin-bottom="0in" style:contextual-spacing="false" fo:line-height="103%" fo:text-indent="0in" style:auto-text-indent="false"/>
    </style:style>
    <style:style style:name="P31" style:family="paragraph" style:parent-style-name="Standard">
      <style:paragraph-properties fo:margin-left="0.4634in" fo:margin-right="3.9327in" fo:margin-top="0.0008in" fo:margin-bottom="0in" style:contextual-spacing="false" fo:line-height="103%" fo:text-indent="0in" style:auto-text-indent="false"/>
    </style:style>
    <style:style style:name="P32" style:family="paragraph" style:parent-style-name="Standard">
      <style:paragraph-properties fo:margin-left="0.4634in" fo:margin-right="3.9327in" fo:margin-top="0.1555in" fo:margin-bottom="0in" style:contextual-spacing="false" fo:line-height="103%" fo:text-indent="0in" style:auto-text-indent="false"/>
    </style:style>
    <style:style style:name="P33" style:family="paragraph" style:parent-style-name="Standard">
      <style:paragraph-properties fo:margin-left="0.4634in" fo:margin-right="3.9327in" fo:line-height="103%" fo:text-indent="0in" style:auto-text-indent="false"/>
    </style:style>
    <style:style style:name="P34" style:family="paragraph" style:parent-style-name="Standard">
      <style:paragraph-properties fo:margin-left="0.4634in" fo:margin-right="3.6472in" fo:margin-top="0.1555in" fo:margin-bottom="0in" style:contextual-spacing="false" fo:line-height="103%" fo:text-indent="0in" style:auto-text-indent="false"/>
    </style:style>
    <style:style style:name="P35" style:family="paragraph" style:parent-style-name="Standard">
      <style:paragraph-properties fo:margin-left="0.4634in" fo:margin-right="4.6437in" fo:margin-top="0.1555in" fo:margin-bottom="0in" style:contextual-spacing="false" fo:line-height="103%" fo:text-indent="0in" style:auto-text-indent="false"/>
    </style:style>
    <style:style style:name="P36" style:family="paragraph" style:parent-style-name="Standard">
      <style:paragraph-properties fo:margin-left="0.4634in" fo:margin-right="4.6437in" fo:margin-top="0.0008in" fo:margin-bottom="0in" style:contextual-spacing="false" fo:line-height="103%" fo:text-indent="0in" style:auto-text-indent="false"/>
    </style:style>
    <style:style style:name="P37" style:family="paragraph" style:parent-style-name="Standard">
      <style:paragraph-properties fo:margin-left="0.4634in" fo:margin-right="4.6437in" fo:margin-top="0.0626in" fo:margin-bottom="0in" style:contextual-spacing="false" fo:line-height="103%" fo:text-indent="0in" style:auto-text-indent="false"/>
    </style:style>
    <style:style style:name="P38" style:family="paragraph" style:parent-style-name="Standard">
      <style:paragraph-properties fo:margin-left="0.4634in" fo:margin-right="4.6437in" fo:line-height="103%" fo:text-indent="0in" style:auto-text-indent="false"/>
    </style:style>
    <style:style style:name="P39" style:family="paragraph" style:parent-style-name="Standard">
      <style:paragraph-properties fo:margin-left="1.6937in" fo:margin-right="2.8543in" fo:margin-top="0.002in" fo:margin-bottom="0in" style:contextual-spacing="false" fo:line-height="103%" fo:text-align="justify" style:justify-single-word="false" fo:text-indent="0in" style:auto-text-indent="false"/>
    </style:style>
    <style:style style:name="P40" style:family="paragraph" style:parent-style-name="Standard">
      <style:paragraph-properties fo:margin-left="1.6937in" fo:margin-right="2.2055in" fo:margin-top="0.0091in" fo:margin-bottom="0in" style:contextual-spacing="false" fo:line-height="103%" fo:text-align="justify" style:justify-single-word="false" fo:text-indent="0in" style:auto-text-indent="false"/>
    </style:style>
    <style:style style:name="P41" style:family="paragraph" style:parent-style-name="Standard">
      <style:paragraph-properties fo:margin-left="1.6937in" fo:margin-right="1.9327in" fo:margin-top="0.0016in" fo:margin-bottom="0in" style:contextual-spacing="false" fo:line-height="103%" fo:text-indent="0in" style:auto-text-indent="false"/>
    </style:style>
    <style:style style:name="P42" style:family="paragraph" style:parent-style-name="Standard">
      <style:paragraph-properties fo:margin-left="0.4634in" fo:margin-right="4.8937in" fo:margin-top="0.1555in" fo:margin-bottom="0in" style:contextual-spacing="false" fo:line-height="103%" fo:text-indent="0in" style:auto-text-indent="false"/>
    </style:style>
    <style:style style:name="P43" style:family="paragraph" style:parent-style-name="Standard">
      <style:paragraph-properties fo:margin-left="0.4634in" fo:margin-right="4.8937in" fo:line-height="103%" fo:text-indent="0in" style:auto-text-indent="false"/>
    </style:style>
    <style:style style:name="P44" style:family="paragraph" style:parent-style-name="Standard">
      <style:paragraph-properties fo:margin-left="0.4634in" fo:margin-right="3.9091in" fo:margin-top="0.1555in" fo:margin-bottom="0in" style:contextual-spacing="false" fo:line-height="103%" fo:text-indent="0in" style:auto-text-indent="false"/>
    </style:style>
    <style:style style:name="P45" style:family="paragraph" style:parent-style-name="Standard">
      <style:paragraph-properties fo:margin-left="0.0693in" fo:margin-right="0in" fo:line-height="103%" fo:text-indent="0.3929in" style:auto-text-indent="false"/>
    </style:style>
    <style:style style:name="P46" style:family="paragraph" style:parent-style-name="Standard">
      <style:paragraph-properties fo:margin-left="0.0693in" fo:margin-right="0in" fo:margin-top="0.1555in" fo:margin-bottom="0in" style:contextual-spacing="false" fo:line-height="103%" fo:text-indent="0.3929in" style:auto-text-indent="false"/>
    </style:style>
    <style:style style:name="P47" style:family="paragraph" style:parent-style-name="Standard">
      <style:paragraph-properties fo:margin-left="0.4634in" fo:margin-right="4.3752in" fo:margin-top="0.1555in" fo:margin-bottom="0in" style:contextual-spacing="false" fo:line-height="103%" fo:text-indent="0in" style:auto-text-indent="false"/>
    </style:style>
    <style:style style:name="P48" style:family="paragraph" style:parent-style-name="Standard">
      <style:paragraph-properties fo:margin-left="0.4634in" fo:margin-right="2.4335in" fo:margin-top="0.1555in" fo:margin-bottom="0in" style:contextual-spacing="false" fo:line-height="103%" fo:text-indent="0in" style:auto-text-indent="false"/>
    </style:style>
    <style:style style:name="P49" style:family="paragraph" style:parent-style-name="Standard">
      <style:paragraph-properties fo:margin-left="0.4634in" fo:margin-right="4.7374in" fo:line-height="103%" fo:text-indent="0in" style:auto-text-indent="false"/>
    </style:style>
    <style:style style:name="P50" style:family="paragraph" style:parent-style-name="Standard">
      <style:paragraph-properties fo:margin-left="0.4634in" fo:margin-right="4.7374in" fo:margin-top="0.0008in" fo:margin-bottom="0in" style:contextual-spacing="false" fo:line-height="103%" fo:text-indent="0in" style:auto-text-indent="false"/>
    </style:style>
    <style:style style:name="P51" style:family="paragraph" style:parent-style-name="Standard">
      <style:paragraph-properties fo:margin-left="0.4634in" fo:margin-right="1.8327in" fo:margin-top="0.0008in" fo:margin-bottom="0in" style:contextual-spacing="false" fo:line-height="103%" fo:text-indent="0in" style:auto-text-indent="false"/>
    </style:style>
    <style:style style:name="P52" style:family="paragraph" style:parent-style-name="Standard">
      <style:paragraph-properties fo:margin-left="0.4634in" fo:margin-right="3.8102in" fo:line-height="103%" fo:text-indent="0in" style:auto-text-indent="false"/>
    </style:style>
    <style:style style:name="P53" style:family="paragraph" style:parent-style-name="Standard">
      <style:paragraph-properties fo:margin-left="0.4634in" fo:margin-right="5.4693in" fo:margin-top="0.0626in" fo:margin-bottom="0in" style:contextual-spacing="false" fo:line-height="103%" fo:text-indent="0in" style:auto-text-indent="false"/>
    </style:style>
    <style:style style:name="P54" style:family="paragraph" style:parent-style-name="Standard">
      <style:paragraph-properties fo:margin-left="0.4634in" fo:margin-right="4.6256in" fo:margin-top="0.1555in" fo:margin-bottom="0in" style:contextual-spacing="false" fo:line-height="103%" fo:text-indent="0in" style:auto-text-indent="false"/>
    </style:style>
    <style:style style:name="P55" style:family="paragraph" style:parent-style-name="Standard">
      <style:paragraph-properties fo:margin-left="1.6937in" fo:margin-right="1.7429in" fo:margin-top="0.0016in" fo:margin-bottom="0in" style:contextual-spacing="false" fo:line-height="103%" fo:text-indent="0in" style:auto-text-indent="false"/>
    </style:style>
    <style:style style:name="P56" style:family="paragraph" style:parent-style-name="Standard">
      <style:paragraph-properties fo:margin-left="0.0693in" fo:margin-right="0.1126in" fo:line-height="103%" fo:text-indent="0.3929in" style:auto-text-indent="false"/>
    </style:style>
    <style:style style:name="P57" style:family="paragraph" style:parent-style-name="Standard">
      <style:paragraph-properties fo:margin-left="0.4634in" fo:margin-right="2.0744in" fo:margin-top="0.1555in" fo:margin-bottom="0in" style:contextual-spacing="false" fo:line-height="103%" fo:text-indent="0in" style:auto-text-indent="false"/>
    </style:style>
    <style:style style:name="P58" style:family="paragraph" style:parent-style-name="Standard">
      <style:paragraph-properties fo:margin-left="0.4634in" fo:margin-right="4.5272in" fo:margin-top="0.0008in" fo:margin-bottom="0in" style:contextual-spacing="false" fo:line-height="103%" fo:text-indent="0in" style:auto-text-indent="false"/>
    </style:style>
    <style:style style:name="P59" style:family="paragraph" style:parent-style-name="Standard">
      <style:paragraph-properties fo:margin-left="0.0693in" fo:margin-right="0.0673in" fo:margin-top="0.1555in" fo:margin-bottom="0in" style:contextual-spacing="false" fo:line-height="103%" fo:text-indent="0.3929in" style:auto-text-indent="false"/>
    </style:style>
    <style:style style:name="P60" style:family="paragraph" style:parent-style-name="Standard">
      <style:paragraph-properties fo:margin-left="1.6937in" fo:margin-right="2.7154in" fo:margin-top="0.0126in" fo:margin-bottom="0in" style:contextual-spacing="false" fo:line-height="103%" fo:text-indent="0in" style:auto-text-indent="false"/>
    </style:style>
    <style:style style:name="P61" style:family="paragraph" style:parent-style-name="Standard">
      <style:paragraph-properties fo:margin-left="1.6937in" fo:margin-right="1.9634in" fo:margin-top="0.061in" fo:margin-bottom="0in" style:contextual-spacing="false" fo:line-height="103%" fo:text-indent="0in" style:auto-text-indent="false"/>
    </style:style>
    <style:style style:name="P62" style:family="paragraph" style:parent-style-name="Standard">
      <style:paragraph-properties fo:margin-left="0.0693in" fo:margin-right="0.048in" fo:line-height="103%" fo:text-indent="0.3929in" style:auto-text-indent="false"/>
    </style:style>
    <style:style style:name="P63" style:family="paragraph" style:parent-style-name="Standard">
      <style:paragraph-properties fo:margin-left="0.4634in" fo:margin-right="4.5063in" fo:margin-top="0.1555in" fo:margin-bottom="0in" style:contextual-spacing="false" fo:line-height="103%" fo:text-indent="0in" style:auto-text-indent="false"/>
    </style:style>
    <style:style style:name="P64" style:family="paragraph" style:parent-style-name="Standard">
      <style:paragraph-properties fo:margin-left="0.4634in" fo:margin-right="3.5839in" fo:line-height="103%" fo:text-indent="0in" style:auto-text-indent="false"/>
    </style:style>
    <style:style style:name="P65" style:family="paragraph" style:parent-style-name="Standard">
      <style:paragraph-properties fo:margin-left="0.4634in" fo:margin-right="0in" fo:margin-top="0.1555in" fo:margin-bottom="0in" style:contextual-spacing="false" fo:line-height="103%" fo:text-indent="0in" style:auto-text-indent="false"/>
    </style:style>
    <style:style style:name="P66" style:family="paragraph" style:parent-style-name="Standard">
      <style:paragraph-properties fo:margin-left="0.028in" fo:margin-right="0in" fo:margin-top="0.0091in" fo:margin-bottom="0in" style:contextual-spacing="false" fo:text-indent="0in" style:auto-text-indent="false"/>
    </style:style>
    <style:style style:name="P67" style:family="paragraph" style:parent-style-name="Standard">
      <style:paragraph-properties fo:margin-left="0.5709in" fo:margin-right="0.6028in" fo:margin-top="0.0618in" fo:margin-bottom="0in" style:contextual-spacing="false" fo:text-align="center" style:justify-single-word="false" fo:text-indent="0in" style:auto-text-indent="false"/>
    </style:style>
    <style:style style:name="P68" style:family="paragraph" style:parent-style-name="Standard">
      <style:paragraph-properties fo:margin-left="0.5709in" fo:margin-right="0.6035in" fo:text-align="center" style:justify-single-word="false" fo:text-indent="0in" style:auto-text-indent="false"/>
    </style:style>
    <style:style style:name="P69" style:family="paragraph" style:parent-style-name="Standard">
      <style:paragraph-properties fo:margin-left="0.5709in" fo:margin-right="0.6035in" fo:margin-top="0.0661in" fo:margin-bottom="0in" style:contextual-spacing="false" fo:text-align="center" style:justify-single-word="false" fo:text-indent="0in" style:auto-text-indent="false"/>
    </style:style>
    <style:style style:name="P70" style:family="paragraph" style:parent-style-name="Standard">
      <style:paragraph-properties fo:margin-left="0.5709in" fo:margin-right="0.6035in" fo:margin-top="0.0618in" fo:margin-bottom="0in" style:contextual-spacing="false" fo:text-align="center" style:justify-single-word="false" fo:text-indent="0in" style:auto-text-indent="false"/>
    </style:style>
    <style:style style:name="P71" style:family="paragraph" style:parent-style-name="Standard">
      <style:paragraph-properties fo:margin-left="0.5709in" fo:margin-right="0.6035in" fo:margin-top="0.0654in" fo:margin-bottom="0in" style:contextual-spacing="false" fo:text-align="center" style:justify-single-word="false" fo:text-indent="0in" style:auto-text-indent="false"/>
    </style:style>
    <style:style style:name="P72" style:family="paragraph" style:parent-style-name="Standard">
      <style:paragraph-properties fo:margin-left="1.6937in" fo:margin-right="0in" fo:margin-top="0.0016in" fo:margin-bottom="0in" style:contextual-spacing="false" fo:text-indent="0in" style:auto-text-indent="false"/>
    </style:style>
    <style:style style:name="P73" style:family="paragraph" style:parent-style-name="Standard">
      <style:paragraph-properties fo:margin-left="1.6937in" fo:margin-right="0in" fo:margin-top="0.0028in" fo:margin-bottom="0in" style:contextual-spacing="false" fo:text-indent="0in" style:auto-text-indent="false"/>
    </style:style>
    <style:style style:name="P74" style:family="paragraph" style:parent-style-name="Standard">
      <style:paragraph-properties fo:margin-left="0.4634in" fo:margin-right="0in" fo:margin-top="0.002in" fo:margin-bottom="0in" style:contextual-spacing="false" fo:text-align="justify" style:justify-single-word="false" fo:text-indent="0in" style:auto-text-indent="false"/>
    </style:style>
    <style:style style:name="P75" style:family="paragraph" style:parent-style-name="Text_20_body">
      <style:paragraph-properties fo:margin-left="0.4634in" fo:margin-right="1.8327in" fo:margin-top="0.0083in" fo:margin-bottom="0in" style:contextual-spacing="false" fo:line-height="103%" fo:text-indent="0in" style:auto-text-indent="false"/>
    </style:style>
    <style:style style:name="P76" style:family="paragraph" style:parent-style-name="Text_20_body">
      <style:paragraph-properties fo:margin-left="0.0693in" fo:margin-right="0.0417in" fo:margin-top="0.1555in" fo:margin-bottom="0in" style:contextual-spacing="false" fo:line-height="103%" fo:text-indent="0.3929in" style:auto-text-indent="false"/>
    </style:style>
    <style:style style:name="P77" style:family="paragraph" style:parent-style-name="Text_20_body">
      <style:paragraph-properties fo:margin-left="0.0693in" fo:margin-right="0.0417in" fo:margin-top="0.1547in" fo:margin-bottom="0in" style:contextual-spacing="false" fo:line-height="103%" fo:text-indent="0.3929in" style:auto-text-indent="false"/>
    </style:style>
    <style:style style:name="P78" style:family="paragraph" style:parent-style-name="Text_20_body">
      <style:paragraph-properties fo:margin-left="1.6937in" fo:margin-right="2.0744in" fo:margin-top="0in" fo:margin-bottom="0in" style:contextual-spacing="false" fo:line-height="103%" fo:text-indent="0in" style:auto-text-indent="false"/>
    </style:style>
    <style:style style:name="P79" style:family="paragraph" style:parent-style-name="Text_20_body">
      <style:paragraph-properties fo:margin-left="1.6937in" fo:margin-right="2.0744in" fo:margin-top="0.0083in" fo:margin-bottom="0in" style:contextual-spacing="false" fo:line-height="103%" fo:text-indent="0in" style:auto-text-indent="false"/>
    </style:style>
    <style:style style:name="P80" style:family="paragraph" style:parent-style-name="Text_20_body">
      <style:paragraph-properties fo:margin-left="1.6937in" fo:margin-right="2.0744in" fo:margin-top="0.0626in" fo:margin-bottom="0in" style:contextual-spacing="false" fo:line-height="103%" fo:text-indent="0in" style:auto-text-indent="false"/>
    </style:style>
    <style:style style:name="P81" style:family="paragraph" style:parent-style-name="Text_20_body">
      <style:paragraph-properties fo:margin-left="1.6937in" fo:margin-right="2.0744in" fo:margin-top="0.0016in" fo:margin-bottom="0in" style:contextual-spacing="false" fo:line-height="103%" fo:text-indent="0in" style:auto-text-indent="false"/>
    </style:style>
    <style:style style:name="P82" style:family="paragraph" style:parent-style-name="Text_20_body">
      <style:paragraph-properties fo:margin-left="1.6937in" fo:margin-right="2.0744in" fo:margin-top="0.002in" fo:margin-bottom="0in" style:contextual-spacing="false" fo:line-height="103%" fo:text-indent="0in" style:auto-text-indent="false"/>
    </style:style>
    <style:style style:name="P83" style:family="paragraph" style:parent-style-name="Text_20_body">
      <style:paragraph-properties fo:margin-left="1.6937in" fo:margin-right="2.0744in" fo:margin-top="0.0028in" fo:margin-bottom="0in" style:contextual-spacing="false" fo:line-height="103%" fo:text-indent="0in" style:auto-text-indent="false"/>
    </style:style>
    <style:style style:name="P84" style:family="paragraph" style:parent-style-name="Text_20_body">
      <style:paragraph-properties fo:margin-left="1.6937in" fo:margin-right="2.0744in" fo:line-height="103%" fo:text-indent="0in" style:auto-text-indent="false"/>
    </style:style>
    <style:style style:name="P85" style:family="paragraph" style:parent-style-name="Text_20_body">
      <style:paragraph-properties fo:margin-left="1.6937in" fo:margin-right="2.0744in" fo:margin-top="0.061in" fo:margin-bottom="0in" style:contextual-spacing="false" fo:line-height="103%" fo:text-indent="0in" style:auto-text-indent="false"/>
    </style:style>
    <style:style style:name="P86" style:family="paragraph" style:parent-style-name="Text_20_body">
      <style:paragraph-properties fo:margin-left="1.6937in" fo:margin-right="2.7299in" fo:margin-top="0.0083in" fo:margin-bottom="0in" style:contextual-spacing="false" fo:line-height="103%" fo:text-indent="0in" style:auto-text-indent="false"/>
    </style:style>
    <style:style style:name="P87" style:family="paragraph" style:parent-style-name="Text_20_body">
      <style:paragraph-properties fo:margin-left="1.6937in" fo:margin-right="2.7299in" fo:margin-top="0in" fo:margin-bottom="0in" style:contextual-spacing="false" fo:line-height="103%" fo:text-indent="0in" style:auto-text-indent="false"/>
    </style:style>
    <style:style style:name="P88" style:family="paragraph" style:parent-style-name="Text_20_body">
      <style:paragraph-properties fo:margin-left="1.6937in" fo:margin-right="2.7299in" fo:line-height="103%" fo:text-indent="0in" style:auto-text-indent="false"/>
    </style:style>
    <style:style style:name="P89" style:family="paragraph" style:parent-style-name="Text_20_body">
      <style:paragraph-properties fo:margin-left="1.6937in" fo:margin-right="2.7299in" fo:margin-top="0.0016in" fo:margin-bottom="0in" style:contextual-spacing="false" fo:line-height="103%" fo:text-indent="0in" style:auto-text-indent="false"/>
    </style:style>
    <style:style style:name="P90" style:family="paragraph" style:parent-style-name="Text_20_body">
      <style:paragraph-properties fo:margin-left="1.6937in" fo:margin-right="2.7299in" fo:margin-top="0.002in" fo:margin-bottom="0in" style:contextual-spacing="false" fo:line-height="103%" fo:text-indent="0in" style:auto-text-indent="false"/>
    </style:style>
    <style:style style:name="P91" style:family="paragraph" style:parent-style-name="Text_20_body">
      <style:paragraph-properties fo:margin-left="1.6937in" fo:margin-right="2.7299in" fo:margin-top="0.0626in" fo:margin-bottom="0in" style:contextual-spacing="false" fo:line-height="103%" fo:text-indent="0in" style:auto-text-indent="false"/>
    </style:style>
    <style:style style:name="P92" style:family="paragraph" style:parent-style-name="Text_20_body" style:master-page-name="Converted62">
      <style:paragraph-properties fo:margin-left="1.6937in" fo:margin-right="2.7299in" fo:margin-top="0.061in" fo:margin-bottom="0in" style:contextual-spacing="false" fo:line-height="103%" fo:text-indent="0in" style:auto-text-indent="false" style:page-number="auto"/>
    </style:style>
    <style:style style:name="P93" style:family="paragraph" style:parent-style-name="Text_20_body">
      <style:paragraph-properties fo:margin-left="1.6937in" fo:margin-right="2.7299in" fo:margin-top="0.0028in" fo:margin-bottom="0in" style:contextual-spacing="false" fo:line-height="103%" fo:text-indent="0in" style:auto-text-indent="false"/>
    </style:style>
    <style:style style:name="P94" style:family="paragraph" style:parent-style-name="Text_20_body">
      <style:paragraph-properties fo:margin-left="1.6937in" fo:margin-right="1.8327in" fo:margin-top="0.0016in" fo:margin-bottom="0in" style:contextual-spacing="false" fo:line-height="103%" fo:text-indent="0in" style:auto-text-indent="false"/>
    </style:style>
    <style:style style:name="P95" style:family="paragraph" style:parent-style-name="Text_20_body">
      <style:paragraph-properties fo:margin-left="1.6937in" fo:margin-right="1.8327in" fo:margin-top="0.0626in" fo:margin-bottom="0in" style:contextual-spacing="false" fo:line-height="103%" fo:text-indent="0in" style:auto-text-indent="false"/>
    </style:style>
    <style:style style:name="P96" style:family="paragraph" style:parent-style-name="Text_20_body">
      <style:paragraph-properties fo:margin-left="1.6937in" fo:margin-right="1.8327in" fo:margin-top="0.0083in" fo:margin-bottom="0in" style:contextual-spacing="false" fo:line-height="103%" fo:text-indent="0in" style:auto-text-indent="false"/>
    </style:style>
    <style:style style:name="P97" style:family="paragraph" style:parent-style-name="Text_20_body">
      <style:paragraph-properties fo:margin-left="1.6937in" fo:margin-right="1.8327in" fo:margin-top="0.002in" fo:margin-bottom="0in" style:contextual-spacing="false" fo:line-height="103%" fo:text-indent="0in" style:auto-text-indent="false"/>
    </style:style>
    <style:style style:name="P98" style:family="paragraph" style:parent-style-name="Text_20_body" style:master-page-name="Converted21">
      <style:paragraph-properties fo:margin-left="1.6937in" fo:margin-right="1.8327in" fo:margin-top="0.061in" fo:margin-bottom="0in" style:contextual-spacing="false" fo:line-height="103%" fo:text-indent="0in" style:auto-text-indent="false" style:page-number="auto"/>
    </style:style>
    <style:style style:name="P99" style:family="paragraph" style:parent-style-name="Text_20_body" style:master-page-name="Converted22">
      <style:paragraph-properties fo:margin-left="1.6937in" fo:margin-right="1.8327in" fo:margin-top="0.061in" fo:margin-bottom="0in" style:contextual-spacing="false" fo:line-height="103%" fo:text-indent="0in" style:auto-text-indent="false" style:page-number="auto"/>
    </style:style>
    <style:style style:name="P100" style:family="paragraph" style:parent-style-name="Text_20_body" style:master-page-name="Converted34">
      <style:paragraph-properties fo:margin-left="1.6937in" fo:margin-right="1.8327in" fo:margin-top="0.061in" fo:margin-bottom="0in" style:contextual-spacing="false" fo:line-height="103%" fo:text-indent="0in" style:auto-text-indent="false" style:page-number="auto"/>
    </style:style>
    <style:style style:name="P101" style:family="paragraph" style:parent-style-name="Text_20_body" style:master-page-name="Converted126">
      <style:paragraph-properties fo:margin-left="1.6937in" fo:margin-right="1.8327in" fo:margin-top="0.061in" fo:margin-bottom="0in" style:contextual-spacing="false" fo:line-height="103%" fo:text-indent="0in" style:auto-text-indent="false" style:page-number="auto"/>
    </style:style>
    <style:style style:name="P102" style:family="paragraph" style:parent-style-name="Text_20_body">
      <style:paragraph-properties fo:margin-left="1.6937in" fo:margin-right="1.8327in" fo:line-height="103%" fo:text-indent="0in" style:auto-text-indent="false"/>
    </style:style>
    <style:style style:name="P103" style:family="paragraph" style:parent-style-name="Text_20_body">
      <style:paragraph-properties fo:margin-left="1.6937in" fo:margin-right="1.8327in" fo:margin-top="0in" fo:margin-bottom="0in" style:contextual-spacing="false" fo:line-height="103%" fo:text-indent="0in" style:auto-text-indent="false"/>
    </style:style>
    <style:style style:name="P104" style:family="paragraph" style:parent-style-name="Text_20_body">
      <style:paragraph-properties fo:margin-left="1.6937in" fo:margin-right="1.8327in" fo:margin-top="0.0028in" fo:margin-bottom="0in" style:contextual-spacing="false" fo:line-height="103%" fo:text-indent="0in" style:auto-text-indent="false"/>
    </style:style>
    <style:style style:name="P105" style:family="paragraph" style:parent-style-name="Text_20_body">
      <style:paragraph-properties fo:margin-left="1.6937in" fo:margin-right="1.8327in" fo:margin-top="0.0035in" fo:margin-bottom="0in" style:contextual-spacing="false" fo:line-height="103%" fo:text-indent="0in" style:auto-text-indent="false"/>
    </style:style>
    <style:style style:name="P106" style:family="paragraph" style:parent-style-name="Text_20_body">
      <style:paragraph-properties fo:margin-left="1.6937in" fo:margin-right="2.8992in" fo:margin-top="0.0083in" fo:margin-bottom="0in" style:contextual-spacing="false" fo:line-height="103%" fo:text-indent="0in" style:auto-text-indent="false"/>
    </style:style>
    <style:style style:name="P107" style:family="paragraph" style:parent-style-name="Text_20_body">
      <style:paragraph-properties fo:margin-left="1.6937in" fo:margin-right="2.8992in" fo:margin-top="0in" fo:margin-bottom="0in" style:contextual-spacing="false" fo:line-height="103%" fo:text-indent="0in" style:auto-text-indent="false"/>
    </style:style>
    <style:style style:name="P108" style:family="paragraph" style:parent-style-name="Text_20_body">
      <style:paragraph-properties fo:margin-left="1.6937in" fo:margin-right="2.8992in" fo:margin-top="0.002in" fo:margin-bottom="0in" style:contextual-spacing="false" fo:line-height="103%" fo:text-indent="0in" style:auto-text-indent="false"/>
    </style:style>
    <style:style style:name="P109" style:family="paragraph" style:parent-style-name="Text_20_body">
      <style:paragraph-properties fo:margin-left="1.6937in" fo:margin-right="2.8992in" fo:margin-top="0.0016in" fo:margin-bottom="0in" style:contextual-spacing="false" fo:line-height="103%" fo:text-indent="0in" style:auto-text-indent="false"/>
    </style:style>
    <style:style style:name="P110" style:family="paragraph" style:parent-style-name="Text_20_body">
      <style:paragraph-properties fo:margin-left="1.6937in" fo:margin-right="2.8992in" fo:margin-top="0.0626in" fo:margin-bottom="0in" style:contextual-spacing="false" fo:line-height="103%" fo:text-indent="0in" style:auto-text-indent="false"/>
    </style:style>
    <style:style style:name="P111" style:family="paragraph" style:parent-style-name="Text_20_body" style:master-page-name="Converted106">
      <style:paragraph-properties fo:margin-left="1.6937in" fo:margin-right="2.8992in" fo:margin-top="0.061in" fo:margin-bottom="0in" style:contextual-spacing="false" fo:line-height="103%" fo:text-indent="0in" style:auto-text-indent="false" style:page-number="auto"/>
    </style:style>
    <style:style style:name="P112" style:family="paragraph" style:parent-style-name="Text_20_body">
      <style:paragraph-properties fo:margin-left="1.6937in" fo:margin-right="2.8992in" fo:line-height="103%" fo:text-indent="0in" style:auto-text-indent="false"/>
    </style:style>
    <style:style style:name="P113" style:family="paragraph" style:parent-style-name="Text_20_body">
      <style:paragraph-properties fo:margin-left="1.6937in" fo:margin-right="2.1465in" fo:margin-top="0.0016in" fo:margin-bottom="0in" style:contextual-spacing="false" fo:line-height="103%" fo:text-indent="0in" style:auto-text-indent="false"/>
    </style:style>
    <style:style style:name="P114" style:family="paragraph" style:parent-style-name="Text_20_body">
      <style:paragraph-properties fo:margin-left="1.6937in" fo:margin-right="2.1465in" fo:margin-top="0in" fo:margin-bottom="0in" style:contextual-spacing="false" fo:line-height="103%" fo:text-indent="0in" style:auto-text-indent="false"/>
    </style:style>
    <style:style style:name="P115" style:family="paragraph" style:parent-style-name="Text_20_body">
      <style:paragraph-properties fo:margin-left="1.6937in" fo:margin-right="2.1465in" fo:margin-top="0.0626in" fo:margin-bottom="0in" style:contextual-spacing="false" fo:line-height="103%" fo:text-indent="0in" style:auto-text-indent="false"/>
    </style:style>
    <style:style style:name="P116" style:family="paragraph" style:parent-style-name="Text_20_body">
      <style:paragraph-properties fo:margin-left="1.6937in" fo:margin-right="2.1465in" fo:line-height="103%" fo:text-indent="0in" style:auto-text-indent="false"/>
    </style:style>
    <style:style style:name="P117" style:family="paragraph" style:parent-style-name="Text_20_body">
      <style:paragraph-properties fo:margin-left="1.6937in" fo:margin-right="2.1465in" fo:margin-top="0.0028in" fo:margin-bottom="0in" style:contextual-spacing="false" fo:line-height="103%" fo:text-indent="0in" style:auto-text-indent="false"/>
    </style:style>
    <style:style style:name="P118" style:family="paragraph" style:parent-style-name="Text_20_body">
      <style:paragraph-properties fo:margin-left="1.6937in" fo:margin-right="2.1465in" fo:margin-top="0.0083in" fo:margin-bottom="0in" style:contextual-spacing="false" fo:line-height="103%" fo:text-indent="0in" style:auto-text-indent="false"/>
    </style:style>
    <style:style style:name="P119" style:family="paragraph" style:parent-style-name="Text_20_body">
      <style:paragraph-properties fo:margin-left="1.6937in" fo:margin-right="1.9083in" fo:margin-top="0.0083in" fo:margin-bottom="0in" style:contextual-spacing="false" fo:line-height="103%" fo:text-indent="0in" style:auto-text-indent="false"/>
    </style:style>
    <style:style style:name="P120" style:family="paragraph" style:parent-style-name="Text_20_body">
      <style:paragraph-properties fo:margin-left="1.6937in" fo:margin-right="1.9083in" fo:margin-top="0.002in" fo:margin-bottom="0in" style:contextual-spacing="false" fo:line-height="103%" fo:text-indent="0in" style:auto-text-indent="false"/>
    </style:style>
    <style:style style:name="P121" style:family="paragraph" style:parent-style-name="Text_20_body">
      <style:paragraph-properties fo:margin-left="1.6937in" fo:margin-right="1.9083in" fo:margin-top="0.0016in" fo:margin-bottom="0in" style:contextual-spacing="false" fo:line-height="103%" fo:text-indent="0in" style:auto-text-indent="false"/>
    </style:style>
    <style:style style:name="P122" style:family="paragraph" style:parent-style-name="Text_20_body">
      <style:paragraph-properties fo:margin-left="1.6937in" fo:margin-right="1.9083in" fo:margin-top="0in" fo:margin-bottom="0in" style:contextual-spacing="false" fo:line-height="103%" fo:text-indent="0in" style:auto-text-indent="false"/>
    </style:style>
    <style:style style:name="P123" style:family="paragraph" style:parent-style-name="Text_20_body">
      <style:paragraph-properties fo:margin-left="1.6937in" fo:margin-right="1.9083in" fo:line-height="103%" fo:text-indent="0in" style:auto-text-indent="false"/>
    </style:style>
    <style:style style:name="P124" style:family="paragraph" style:parent-style-name="Text_20_body">
      <style:paragraph-properties fo:margin-left="1.6937in" fo:margin-right="1.9083in" fo:margin-top="0.061in" fo:margin-bottom="0in" style:contextual-spacing="false" fo:line-height="103%" fo:text-indent="0in" style:auto-text-indent="false"/>
    </style:style>
    <style:style style:name="P125" style:family="paragraph" style:parent-style-name="Text_20_body" style:master-page-name="Converted100">
      <style:paragraph-properties fo:margin-left="1.6937in" fo:margin-right="1.9083in" fo:margin-top="0.061in" fo:margin-bottom="0in" style:contextual-spacing="false" fo:line-height="103%" fo:text-indent="0in" style:auto-text-indent="false" style:page-number="auto"/>
    </style:style>
    <style:style style:name="P126" style:family="paragraph" style:parent-style-name="Text_20_body">
      <style:paragraph-properties fo:margin-left="1.6937in" fo:margin-right="3.0465in" fo:margin-top="0in" fo:margin-bottom="0in" style:contextual-spacing="false" fo:line-height="103%" fo:text-indent="0in" style:auto-text-indent="false"/>
    </style:style>
    <style:style style:name="P127" style:family="paragraph" style:parent-style-name="Text_20_body">
      <style:paragraph-properties fo:margin-left="1.6937in" fo:margin-right="3.0465in" fo:line-height="103%" fo:text-indent="0in" style:auto-text-indent="false"/>
    </style:style>
    <style:style style:name="P128" style:family="paragraph" style:parent-style-name="Text_20_body">
      <style:paragraph-properties fo:margin-left="1.6937in" fo:margin-right="3.3492in" fo:margin-top="0.0626in" fo:margin-bottom="0in" style:contextual-spacing="false" fo:line-height="103%" fo:text-indent="0in" style:auto-text-indent="false"/>
    </style:style>
    <style:style style:name="P129" style:family="paragraph" style:parent-style-name="Text_20_body">
      <style:paragraph-properties fo:margin-left="1.6937in" fo:margin-right="2.5547in" fo:margin-top="0.0016in" fo:margin-bottom="0in" style:contextual-spacing="false" fo:line-height="103%" fo:text-indent="0in" style:auto-text-indent="false"/>
    </style:style>
    <style:style style:name="P130" style:family="paragraph" style:parent-style-name="Text_20_body">
      <style:paragraph-properties fo:margin-left="1.6937in" fo:margin-right="2.5547in" fo:margin-top="0.0626in" fo:margin-bottom="0in" style:contextual-spacing="false" fo:line-height="103%" fo:text-indent="0in" style:auto-text-indent="false"/>
    </style:style>
    <style:style style:name="P131" style:family="paragraph" style:parent-style-name="Text_20_body">
      <style:paragraph-properties fo:margin-left="1.6937in" fo:margin-right="2.5547in" fo:margin-top="0.002in" fo:margin-bottom="0in" style:contextual-spacing="false" fo:line-height="103%" fo:text-indent="0in" style:auto-text-indent="false"/>
    </style:style>
    <style:style style:name="P132" style:family="paragraph" style:parent-style-name="Text_20_body" style:master-page-name="Converted15">
      <style:paragraph-properties fo:margin-left="1.6937in" fo:margin-right="2.5547in" fo:margin-top="0.061in" fo:margin-bottom="0in" style:contextual-spacing="false" fo:line-height="103%" fo:text-indent="0in" style:auto-text-indent="false" style:page-number="auto"/>
    </style:style>
    <style:style style:name="P133" style:family="paragraph" style:parent-style-name="Text_20_body">
      <style:paragraph-properties fo:margin-left="1.6937in" fo:margin-right="2.5547in" fo:margin-top="0.0028in" fo:margin-bottom="0in" style:contextual-spacing="false" fo:line-height="103%" fo:text-indent="0in" style:auto-text-indent="false"/>
    </style:style>
    <style:style style:name="P134" style:family="paragraph" style:parent-style-name="Text_20_body">
      <style:paragraph-properties fo:margin-left="1.6937in" fo:margin-right="2.5547in" fo:margin-top="0in" fo:margin-bottom="0in" style:contextual-spacing="false" fo:line-height="103%" fo:text-indent="0in" style:auto-text-indent="false"/>
    </style:style>
    <style:style style:name="P135" style:family="paragraph" style:parent-style-name="Text_20_body">
      <style:paragraph-properties fo:margin-left="1.6937in" fo:margin-right="2.5547in" fo:margin-top="0.0083in" fo:margin-bottom="0in" style:contextual-spacing="false" fo:line-height="103%" fo:text-indent="0in" style:auto-text-indent="false"/>
    </style:style>
    <style:style style:name="P136" style:family="paragraph" style:parent-style-name="Text_20_body">
      <style:paragraph-properties fo:margin-left="1.6937in" fo:margin-right="2.3256in" fo:margin-top="0.0626in" fo:margin-bottom="0in" style:contextual-spacing="false" fo:line-height="103%" fo:text-indent="0in" style:auto-text-indent="false"/>
    </style:style>
    <style:style style:name="P137" style:family="paragraph" style:parent-style-name="Text_20_body">
      <style:paragraph-properties fo:margin-left="1.6937in" fo:margin-right="2.3256in" fo:margin-top="0.0083in" fo:margin-bottom="0in" style:contextual-spacing="false" fo:line-height="103%" fo:text-indent="0in" style:auto-text-indent="false"/>
    </style:style>
    <style:style style:name="P138" style:family="paragraph" style:parent-style-name="Text_20_body">
      <style:paragraph-properties fo:margin-left="1.6937in" fo:margin-right="2.3256in" fo:margin-top="0.0016in" fo:margin-bottom="0in" style:contextual-spacing="false" fo:line-height="103%" fo:text-indent="0in" style:auto-text-indent="false"/>
    </style:style>
    <style:style style:name="P139" style:family="paragraph" style:parent-style-name="Text_20_body">
      <style:paragraph-properties fo:margin-left="1.6937in" fo:margin-right="2.3256in" fo:margin-top="0.002in" fo:margin-bottom="0in" style:contextual-spacing="false" fo:line-height="103%" fo:text-indent="0in" style:auto-text-indent="false"/>
    </style:style>
    <style:style style:name="P140" style:family="paragraph" style:parent-style-name="Text_20_body">
      <style:paragraph-properties fo:margin-left="1.6937in" fo:margin-right="2.3256in" fo:line-height="103%" fo:text-indent="0in" style:auto-text-indent="false"/>
    </style:style>
    <style:style style:name="P141" style:family="paragraph" style:parent-style-name="Text_20_body">
      <style:paragraph-properties fo:margin-left="1.6937in" fo:margin-right="2.3256in" fo:margin-top="0in" fo:margin-bottom="0in" style:contextual-spacing="false" fo:line-height="103%" fo:text-indent="0in" style:auto-text-indent="false"/>
    </style:style>
    <style:style style:name="P142" style:family="paragraph" style:parent-style-name="Text_20_body">
      <style:paragraph-properties fo:margin-left="1.6937in" fo:margin-right="3.1945in" fo:margin-top="0in" fo:margin-bottom="0in" style:contextual-spacing="false" fo:line-height="103%" fo:text-indent="0in" style:auto-text-indent="false"/>
    </style:style>
    <style:style style:name="P143" style:family="paragraph" style:parent-style-name="Text_20_body">
      <style:paragraph-properties fo:margin-left="1.6937in" fo:margin-right="2.1071in" fo:margin-top="0in" fo:margin-bottom="0in" style:contextual-spacing="false" fo:line-height="103%" fo:text-indent="0in" style:auto-text-indent="false"/>
    </style:style>
    <style:style style:name="P144" style:family="paragraph" style:parent-style-name="Text_20_body">
      <style:paragraph-properties fo:margin-left="1.6937in" fo:margin-right="1.4807in" fo:margin-top="0.0083in" fo:margin-bottom="0in" style:contextual-spacing="false" fo:line-height="103%" fo:text-indent="0in" style:auto-text-indent="false"/>
    </style:style>
    <style:style style:name="P145" style:family="paragraph" style:parent-style-name="Text_20_body">
      <style:paragraph-properties fo:margin-left="1.6937in" fo:margin-right="1.4807in" fo:margin-top="0.0091in" fo:margin-bottom="0in" style:contextual-spacing="false" fo:line-height="103%" fo:text-indent="0in" style:auto-text-indent="false"/>
    </style:style>
    <style:style style:name="P146" style:family="paragraph" style:parent-style-name="Text_20_body">
      <style:paragraph-properties fo:margin-left="1.6937in" fo:margin-right="1.4807in" fo:margin-top="0.0016in" fo:margin-bottom="0in" style:contextual-spacing="false" fo:line-height="103%" fo:text-indent="0in" style:auto-text-indent="false"/>
    </style:style>
    <style:style style:name="P147" style:family="paragraph" style:parent-style-name="Text_20_body">
      <style:paragraph-properties fo:margin-left="1.6937in" fo:margin-right="1.4807in" fo:margin-top="0.0626in" fo:margin-bottom="0in" style:contextual-spacing="false" fo:line-height="103%" fo:text-indent="0in" style:auto-text-indent="false"/>
    </style:style>
    <style:style style:name="P148" style:family="paragraph" style:parent-style-name="Text_20_body">
      <style:paragraph-properties fo:margin-left="1.6937in" fo:margin-right="1.4807in" fo:margin-top="0.002in" fo:margin-bottom="0in" style:contextual-spacing="false" fo:line-height="103%" fo:text-indent="0in" style:auto-text-indent="false"/>
    </style:style>
    <style:style style:name="P149" style:family="paragraph" style:parent-style-name="Text_20_body">
      <style:paragraph-properties fo:margin-left="1.6937in" fo:margin-right="1.4807in" fo:margin-top="0.0047in" fo:margin-bottom="0in" style:contextual-spacing="false" fo:line-height="103%" fo:text-indent="0in" style:auto-text-indent="false"/>
    </style:style>
    <style:style style:name="P150" style:family="paragraph" style:parent-style-name="Text_20_body">
      <style:paragraph-properties fo:margin-left="1.6937in" fo:margin-right="1.4807in" fo:margin-top="0in" fo:margin-bottom="0in" style:contextual-spacing="false" fo:line-height="103%" fo:text-indent="0in" style:auto-text-indent="false"/>
    </style:style>
    <style:style style:name="P151" style:family="paragraph" style:parent-style-name="Text_20_body">
      <style:paragraph-properties fo:margin-left="1.6937in" fo:margin-right="1.6646in" fo:margin-top="0.0083in" fo:margin-bottom="0in" style:contextual-spacing="false" fo:line-height="103%" fo:text-indent="0in" style:auto-text-indent="false"/>
    </style:style>
    <style:style style:name="P152" style:family="paragraph" style:parent-style-name="Text_20_body">
      <style:paragraph-properties fo:margin-left="1.6937in" fo:margin-right="1.6646in" fo:margin-top="0.0626in" fo:margin-bottom="0in" style:contextual-spacing="false" fo:line-height="103%" fo:text-indent="0in" style:auto-text-indent="false"/>
    </style:style>
    <style:style style:name="P153" style:family="paragraph" style:parent-style-name="Text_20_body">
      <style:paragraph-properties fo:margin-left="1.6937in" fo:margin-right="1.6646in" fo:margin-top="0.0016in" fo:margin-bottom="0in" style:contextual-spacing="false" fo:line-height="103%" fo:text-indent="0in" style:auto-text-indent="false"/>
    </style:style>
    <style:style style:name="P154" style:family="paragraph" style:parent-style-name="Text_20_body">
      <style:paragraph-properties fo:margin-left="1.6937in" fo:margin-right="1.6646in" fo:margin-top="0in" fo:margin-bottom="0in" style:contextual-spacing="false" fo:line-height="103%" fo:text-indent="0in" style:auto-text-indent="false"/>
    </style:style>
    <style:style style:name="P155" style:family="paragraph" style:parent-style-name="Text_20_body">
      <style:paragraph-properties fo:margin-left="1.6937in" fo:margin-right="1.6646in" fo:line-height="103%" fo:text-indent="0in" style:auto-text-indent="false"/>
    </style:style>
    <style:style style:name="P156" style:family="paragraph" style:parent-style-name="Text_20_body">
      <style:paragraph-properties fo:margin-left="1.6937in" fo:margin-right="3.2965in" fo:margin-top="0.0083in" fo:margin-bottom="0in" style:contextual-spacing="false" fo:line-height="103%" fo:text-indent="0in" style:auto-text-indent="false"/>
    </style:style>
    <style:style style:name="P157" style:family="paragraph" style:parent-style-name="Text_20_body">
      <style:paragraph-properties fo:margin-left="1.6937in" fo:margin-right="3.2965in" fo:margin-top="0.0626in" fo:margin-bottom="0in" style:contextual-spacing="false" fo:line-height="103%" fo:text-indent="0in" style:auto-text-indent="false"/>
    </style:style>
    <style:style style:name="P158" style:family="paragraph" style:parent-style-name="Text_20_body">
      <style:paragraph-properties fo:margin-left="1.6937in" fo:margin-right="1.6102in" fo:margin-top="0.0016in" fo:margin-bottom="0in" style:contextual-spacing="false" fo:line-height="103%" fo:text-indent="0in" style:auto-text-indent="false"/>
    </style:style>
    <style:style style:name="P159" style:family="paragraph" style:parent-style-name="Text_20_body">
      <style:paragraph-properties fo:margin-left="1.6937in" fo:margin-right="1.6102in" fo:margin-top="0.002in" fo:margin-bottom="0in" style:contextual-spacing="false" fo:line-height="103%" fo:text-indent="0in" style:auto-text-indent="false"/>
    </style:style>
    <style:style style:name="P160" style:family="paragraph" style:parent-style-name="Text_20_body">
      <style:paragraph-properties fo:margin-left="1.6937in" fo:margin-right="1.6102in" fo:margin-top="0.0083in" fo:margin-bottom="0in" style:contextual-spacing="false" fo:line-height="103%" fo:text-indent="0in" style:auto-text-indent="false"/>
    </style:style>
    <style:style style:name="P161" style:family="paragraph" style:parent-style-name="Text_20_body">
      <style:paragraph-properties fo:margin-left="1.6937in" fo:margin-right="1.6102in" fo:margin-top="0.0626in" fo:margin-bottom="0in" style:contextual-spacing="false" fo:line-height="103%" fo:text-indent="0in" style:auto-text-indent="false"/>
    </style:style>
    <style:style style:name="P162" style:family="paragraph" style:parent-style-name="Text_20_body">
      <style:paragraph-properties fo:margin-left="1.6937in" fo:margin-right="2.9634in" fo:margin-top="0.002in" fo:margin-bottom="0in" style:contextual-spacing="false" fo:line-height="103%" fo:text-indent="0in" style:auto-text-indent="false"/>
    </style:style>
    <style:style style:name="P163" style:family="paragraph" style:parent-style-name="Text_20_body">
      <style:paragraph-properties fo:margin-left="1.6937in" fo:margin-right="2.9634in" fo:margin-top="0.0626in" fo:margin-bottom="0in" style:contextual-spacing="false" fo:line-height="103%" fo:text-indent="0in" style:auto-text-indent="false"/>
    </style:style>
    <style:style style:name="P164" style:family="paragraph" style:parent-style-name="Text_20_body">
      <style:paragraph-properties fo:margin-left="1.6937in" fo:margin-right="2.9634in" fo:margin-top="0in" fo:margin-bottom="0in" style:contextual-spacing="false" fo:line-height="103%" fo:text-indent="0in" style:auto-text-indent="false"/>
    </style:style>
    <style:style style:name="P165" style:family="paragraph" style:parent-style-name="Text_20_body">
      <style:paragraph-properties fo:margin-left="1.6937in" fo:margin-right="2.9634in" fo:margin-top="0.0083in" fo:margin-bottom="0in" style:contextual-spacing="false" fo:line-height="103%" fo:text-indent="0in" style:auto-text-indent="false"/>
    </style:style>
    <style:style style:name="P166" style:family="paragraph" style:parent-style-name="Text_20_body">
      <style:paragraph-properties fo:margin-left="1.6937in" fo:margin-right="2.9634in" fo:margin-top="0.0028in" fo:margin-bottom="0in" style:contextual-spacing="false" fo:line-height="103%" fo:text-indent="0in" style:auto-text-indent="false"/>
    </style:style>
    <style:style style:name="P167" style:family="paragraph" style:parent-style-name="Text_20_body">
      <style:paragraph-properties fo:margin-left="1.6937in" fo:margin-right="2.4898in" fo:margin-top="0.0083in" fo:margin-bottom="0in" style:contextual-spacing="false" fo:line-height="103%" fo:text-indent="0in" style:auto-text-indent="false"/>
    </style:style>
    <style:style style:name="P168" style:family="paragraph" style:parent-style-name="Text_20_body">
      <style:paragraph-properties fo:margin-left="1.6937in" fo:margin-right="2.4898in" fo:margin-top="0.0626in" fo:margin-bottom="0in" style:contextual-spacing="false" fo:line-height="103%" fo:text-indent="0in" style:auto-text-indent="false"/>
    </style:style>
    <style:style style:name="P169" style:family="paragraph" style:parent-style-name="Text_20_body">
      <style:paragraph-properties fo:margin-left="1.6937in" fo:margin-right="2.4898in" fo:margin-top="0.002in" fo:margin-bottom="0in" style:contextual-spacing="false" fo:line-height="103%" fo:text-indent="0in" style:auto-text-indent="false"/>
    </style:style>
    <style:style style:name="P170" style:family="paragraph" style:parent-style-name="Text_20_body" style:master-page-name="Converted10">
      <style:paragraph-properties fo:margin-left="1.6937in" fo:margin-right="1.7701in" fo:margin-top="0.061in" fo:margin-bottom="0in" style:contextual-spacing="false" fo:line-height="103%" fo:text-indent="0in" style:auto-text-indent="false" style:page-number="auto"/>
    </style:style>
    <style:style style:name="P171" style:family="paragraph" style:parent-style-name="Text_20_body">
      <style:paragraph-properties fo:margin-left="1.6937in" fo:margin-right="2.072in" fo:margin-top="0.0016in" fo:margin-bottom="0in" style:contextual-spacing="false" fo:line-height="103%" fo:text-indent="0in" style:auto-text-indent="false"/>
    </style:style>
    <style:style style:name="P172" style:family="paragraph" style:parent-style-name="Text_20_body">
      <style:paragraph-properties fo:margin-left="1.6937in" fo:margin-right="2.0626in" fo:margin-top="0.0626in" fo:margin-bottom="0in" style:contextual-spacing="false" fo:line-height="103%" fo:text-indent="0in" style:auto-text-indent="false"/>
    </style:style>
    <style:style style:name="P173" style:family="paragraph" style:parent-style-name="Text_20_body">
      <style:paragraph-properties fo:margin-left="1.6937in" fo:margin-right="2.0626in" fo:margin-top="0.0016in" fo:margin-bottom="0in" style:contextual-spacing="false" fo:line-height="103%" fo:text-indent="0in" style:auto-text-indent="false"/>
    </style:style>
    <style:style style:name="P174" style:family="paragraph" style:parent-style-name="Text_20_body">
      <style:paragraph-properties fo:margin-left="1.6937in" fo:margin-right="2.0626in" fo:margin-top="0in" fo:margin-bottom="0in" style:contextual-spacing="false" fo:line-height="103%" fo:text-indent="0in" style:auto-text-indent="false"/>
    </style:style>
    <style:style style:name="P175" style:family="paragraph" style:parent-style-name="Text_20_body">
      <style:paragraph-properties fo:margin-left="1.6937in" fo:margin-right="2.3445in" fo:margin-top="0.0016in" fo:margin-bottom="0in" style:contextual-spacing="false" fo:line-height="103%" fo:text-indent="0in" style:auto-text-indent="false"/>
    </style:style>
    <style:style style:name="P176" style:family="paragraph" style:parent-style-name="Text_20_body">
      <style:paragraph-properties fo:margin-left="1.6937in" fo:margin-right="2.2756in" fo:margin-top="0.0016in" fo:margin-bottom="0in" style:contextual-spacing="false" fo:line-height="103%" fo:text-indent="0in" style:auto-text-indent="false"/>
    </style:style>
    <style:style style:name="P177" style:family="paragraph" style:parent-style-name="Text_20_body">
      <style:paragraph-properties fo:margin-left="1.6937in" fo:margin-right="2.2756in" fo:margin-top="0.0083in" fo:margin-bottom="0in" style:contextual-spacing="false" fo:line-height="103%" fo:text-indent="0in" style:auto-text-indent="false"/>
    </style:style>
    <style:style style:name="P178" style:family="paragraph" style:parent-style-name="Text_20_body">
      <style:paragraph-properties fo:margin-left="1.6937in" fo:margin-right="2.7945in" fo:margin-top="0.0626in" fo:margin-bottom="0in" style:contextual-spacing="false" fo:line-height="103%" fo:text-indent="0in" style:auto-text-indent="false"/>
    </style:style>
    <style:style style:name="P179" style:family="paragraph" style:parent-style-name="Text_20_body" style:master-page-name="Converted37">
      <style:paragraph-properties fo:margin-left="1.6937in" fo:margin-right="2.7945in" fo:margin-top="0.061in" fo:margin-bottom="0in" style:contextual-spacing="false" fo:line-height="103%" fo:text-indent="0in" style:auto-text-indent="false" style:page-number="auto"/>
    </style:style>
    <style:style style:name="P180" style:family="paragraph" style:parent-style-name="Text_20_body">
      <style:paragraph-properties fo:margin-left="1.6937in" fo:margin-right="2.7945in" fo:line-height="103%" fo:text-indent="0in" style:auto-text-indent="false"/>
    </style:style>
    <style:style style:name="P181" style:family="paragraph" style:parent-style-name="Text_20_body">
      <style:paragraph-properties fo:margin-left="1.6937in" fo:margin-right="2.7945in" fo:margin-top="0.0016in" fo:margin-bottom="0in" style:contextual-spacing="false" fo:line-height="103%" fo:text-indent="0in" style:auto-text-indent="false"/>
    </style:style>
    <style:style style:name="P182" style:family="paragraph" style:parent-style-name="Text_20_body">
      <style:paragraph-properties fo:margin-left="1.6937in" fo:margin-right="2.3661in" fo:margin-top="0.0016in" fo:margin-bottom="0in" style:contextual-spacing="false" fo:line-height="103%" fo:text-indent="0in" style:auto-text-indent="false"/>
    </style:style>
    <style:style style:name="P183" style:family="paragraph" style:parent-style-name="Text_20_body" style:master-page-name="Converted12">
      <style:paragraph-properties fo:margin-left="1.6937in" fo:margin-right="1.9339in" fo:margin-top="0.061in" fo:margin-bottom="0in" style:contextual-spacing="false" fo:line-height="103%" fo:text-indent="0in" style:auto-text-indent="false" style:page-number="auto"/>
    </style:style>
    <style:style style:name="P184" style:family="paragraph" style:parent-style-name="Text_20_body">
      <style:paragraph-properties fo:margin-left="1.6937in" fo:margin-right="1.9339in" fo:margin-top="0.002in" fo:margin-bottom="0in" style:contextual-spacing="false" fo:line-height="103%" fo:text-indent="0in" style:auto-text-indent="false"/>
    </style:style>
    <style:style style:name="P185" style:family="paragraph" style:parent-style-name="Text_20_body">
      <style:paragraph-properties fo:margin-left="1.6937in" fo:margin-right="1.9339in" fo:margin-top="0.0083in" fo:margin-bottom="0in" style:contextual-spacing="false" fo:line-height="103%" fo:text-indent="0in" style:auto-text-indent="false"/>
    </style:style>
    <style:style style:name="P186" style:family="paragraph" style:parent-style-name="Text_20_body">
      <style:paragraph-properties fo:margin-left="1.6937in" fo:margin-right="1.9339in" fo:margin-top="0.0016in" fo:margin-bottom="0in" style:contextual-spacing="false" fo:line-height="103%" fo:text-indent="0in" style:auto-text-indent="false"/>
    </style:style>
    <style:style style:name="P187" style:family="paragraph" style:parent-style-name="Text_20_body">
      <style:paragraph-properties fo:margin-left="1.6937in" fo:margin-right="2.1535in" fo:margin-top="0.0626in" fo:margin-bottom="0in" style:contextual-spacing="false" fo:line-height="103%" fo:text-indent="0in" style:auto-text-indent="false"/>
    </style:style>
    <style:style style:name="P188" style:family="paragraph" style:parent-style-name="Text_20_body">
      <style:paragraph-properties fo:margin-left="1.6937in" fo:margin-right="2.7437in" fo:margin-top="0.002in" fo:margin-bottom="0in" style:contextual-spacing="false" fo:line-height="103%" fo:text-indent="0in" style:auto-text-indent="false"/>
    </style:style>
    <style:style style:name="P189" style:family="paragraph" style:parent-style-name="Text_20_body">
      <style:paragraph-properties fo:margin-left="1.6937in" fo:margin-right="2.3965in" fo:margin-top="0.0626in" fo:margin-bottom="0in" style:contextual-spacing="false" fo:line-height="103%" fo:text-align="justify" style:justify-single-word="false" fo:text-indent="0in" style:auto-text-indent="false"/>
    </style:style>
    <style:style style:name="P190" style:family="paragraph" style:parent-style-name="Text_20_body">
      <style:paragraph-properties fo:margin-left="1.6937in" fo:margin-right="2.7236in" fo:margin-top="0.002in" fo:margin-bottom="0in" style:contextual-spacing="false" fo:line-height="103%" fo:text-align="justify" style:justify-single-word="false" fo:text-indent="0in" style:auto-text-indent="false"/>
    </style:style>
    <style:style style:name="P191" style:family="paragraph" style:parent-style-name="Text_20_body">
      <style:paragraph-properties fo:margin-left="1.6937in" fo:margin-right="2.2929in" fo:margin-top="0.0083in" fo:margin-bottom="0in" style:contextual-spacing="false" fo:line-height="103%" fo:text-align="justify" style:justify-single-word="false" fo:text-indent="0in" style:auto-text-indent="false"/>
    </style:style>
    <style:style style:name="P192" style:family="paragraph" style:parent-style-name="Text_20_body">
      <style:paragraph-properties fo:margin-left="1.6937in" fo:margin-right="1.8228in" fo:margin-top="0.0626in" fo:margin-bottom="0in" style:contextual-spacing="false" fo:line-height="103%" fo:text-align="justify" style:justify-single-word="false" fo:text-indent="0in" style:auto-text-indent="false"/>
    </style:style>
    <style:style style:name="P193" style:family="paragraph" style:parent-style-name="Text_20_body">
      <style:paragraph-properties fo:margin-left="1.6937in" fo:margin-right="2.2563in" fo:margin-top="0.0016in" fo:margin-bottom="0in" style:contextual-spacing="false" fo:line-height="103%" fo:text-align="justify" style:justify-single-word="false" fo:text-indent="0in" style:auto-text-indent="false"/>
    </style:style>
    <style:style style:name="P194" style:family="paragraph" style:parent-style-name="Text_20_body">
      <style:paragraph-properties fo:margin-left="1.6937in" fo:margin-right="1.8882in" fo:margin-top="0.0028in" fo:margin-bottom="0in" style:contextual-spacing="false" fo:line-height="103%" fo:text-align="justify" style:justify-single-word="false" fo:text-indent="0in" style:auto-text-indent="false"/>
    </style:style>
    <style:style style:name="P195" style:family="paragraph" style:parent-style-name="Text_20_body">
      <style:paragraph-properties fo:margin-left="1.6937in" fo:margin-right="1.7193in" fo:margin-top="0.0083in" fo:margin-bottom="0in" style:contextual-spacing="false" fo:line-height="103%" fo:text-align="justify" style:justify-single-word="false" fo:text-indent="0in" style:auto-text-indent="false"/>
    </style:style>
    <style:style style:name="P196" style:family="paragraph" style:parent-style-name="Text_20_body" style:master-page-name="Converted49">
      <style:paragraph-properties fo:margin-left="1.6937in" fo:margin-right="2.4382in" fo:margin-top="0.061in" fo:margin-bottom="0in" style:contextual-spacing="false" fo:line-height="103%" fo:text-align="justify" style:justify-single-word="false" fo:text-indent="0in" style:auto-text-indent="false" style:page-number="auto"/>
    </style:style>
    <style:style style:name="P197" style:family="paragraph" style:parent-style-name="Text_20_body">
      <style:paragraph-properties fo:margin-left="1.6937in" fo:margin-right="1.7311in" fo:margin-top="0.0626in" fo:margin-bottom="0in" style:contextual-spacing="false" fo:line-height="103%" fo:text-align="justify" style:justify-single-word="false" fo:text-indent="0in" style:auto-text-indent="false"/>
    </style:style>
    <style:style style:name="P198" style:family="paragraph" style:parent-style-name="Text_20_body">
      <style:paragraph-properties fo:margin-left="0.0693in" fo:margin-right="0.0984in" fo:margin-top="0.1555in" fo:margin-bottom="0in" style:contextual-spacing="false" fo:line-height="103%" fo:text-align="justify" style:justify-single-word="false" fo:text-indent="0.3929in" style:auto-text-indent="false"/>
    </style:style>
    <style:style style:name="P199" style:family="paragraph" style:parent-style-name="Text_20_body">
      <style:paragraph-properties fo:margin-left="1.6937in" fo:margin-right="1.9799in" fo:margin-top="0.0626in" fo:margin-bottom="0in" style:contextual-spacing="false" fo:line-height="103%" fo:text-align="justify" style:justify-single-word="false" fo:text-indent="0in" style:auto-text-indent="false"/>
    </style:style>
    <style:style style:name="P200" style:family="paragraph" style:parent-style-name="Text_20_body">
      <style:paragraph-properties fo:margin-left="1.6937in" fo:margin-right="1.9327in" fo:margin-top="0.0626in" fo:margin-bottom="0in" style:contextual-spacing="false" fo:line-height="103%" fo:text-align="justify" style:justify-single-word="false" fo:text-indent="0in" style:auto-text-indent="false"/>
    </style:style>
    <style:style style:name="P201" style:family="paragraph" style:parent-style-name="Text_20_body">
      <style:paragraph-properties fo:margin-left="1.6937in" fo:margin-right="1.4126in" fo:margin-top="0in" fo:margin-bottom="0in" style:contextual-spacing="false" fo:line-height="103%" fo:text-align="justify" style:justify-single-word="false" fo:text-indent="0in" style:auto-text-indent="false"/>
    </style:style>
    <style:style style:name="P202" style:family="paragraph" style:parent-style-name="Text_20_body">
      <style:paragraph-properties fo:margin-left="1.6937in" fo:margin-right="1.889in" fo:margin-top="0.0016in" fo:margin-bottom="0in" style:contextual-spacing="false" fo:line-height="103%" fo:text-align="justify" style:justify-single-word="false" fo:text-indent="0in" style:auto-text-indent="false"/>
    </style:style>
    <style:style style:name="P203" style:family="paragraph" style:parent-style-name="Text_20_body">
      <style:paragraph-properties fo:margin-left="1.6937in" fo:margin-right="2.0118in" fo:margin-top="0in" fo:margin-bottom="0in" style:contextual-spacing="false" fo:line-height="103%" fo:text-align="justify" style:justify-single-word="false" fo:text-indent="0in" style:auto-text-indent="false"/>
    </style:style>
    <style:style style:name="P204" style:family="paragraph" style:parent-style-name="Text_20_body">
      <style:paragraph-properties fo:margin-left="1.6937in" fo:margin-right="2.6563in" fo:margin-top="0.002in" fo:margin-bottom="0in" style:contextual-spacing="false" fo:line-height="103%" fo:text-align="justify" style:justify-single-word="false" fo:text-indent="0in" style:auto-text-indent="false"/>
    </style:style>
    <style:style style:name="P205" style:family="paragraph" style:parent-style-name="Text_20_body">
      <style:paragraph-properties fo:margin-left="0.0693in" fo:margin-right="0.1055in" fo:margin-top="0.1665in" fo:margin-bottom="0in" style:contextual-spacing="false" fo:line-height="103%" fo:text-align="justify" style:justify-single-word="false" fo:text-indent="0.3929in" style:auto-text-indent="false"/>
    </style:style>
    <style:style style:name="P206" style:family="paragraph" style:parent-style-name="Text_20_body">
      <style:paragraph-properties fo:margin-left="1.6937in" fo:margin-right="2.9492in" fo:margin-top="0.0016in" fo:margin-bottom="0in" style:contextual-spacing="false" fo:line-height="103%" fo:text-align="justify" style:justify-single-word="false" fo:text-indent="0in" style:auto-text-indent="false"/>
    </style:style>
    <style:style style:name="P207" style:family="paragraph" style:parent-style-name="Text_20_body">
      <style:paragraph-properties fo:margin-left="1.6937in" fo:margin-right="2.2957in" fo:margin-top="0.0626in" fo:margin-bottom="0in" style:contextual-spacing="false" fo:line-height="103%" fo:text-align="justify" style:justify-single-word="false" fo:text-indent="0in" style:auto-text-indent="false"/>
    </style:style>
    <style:style style:name="P208" style:family="paragraph" style:parent-style-name="Text_20_body">
      <style:paragraph-properties fo:margin-left="1.6937in" fo:margin-right="2.1091in" fo:margin-top="0.0016in" fo:margin-bottom="0in" style:contextual-spacing="false" fo:line-height="103%" fo:text-align="justify" style:justify-single-word="false" fo:text-indent="0in" style:auto-text-indent="false"/>
    </style:style>
    <style:style style:name="P209" style:family="paragraph" style:parent-style-name="Text_20_body">
      <style:paragraph-properties fo:margin-left="1.6937in" fo:margin-right="2.9756in" fo:margin-top="0.0083in" fo:margin-bottom="0in" style:contextual-spacing="false" fo:line-height="103%" fo:text-align="justify" style:justify-single-word="false" fo:text-indent="0in" style:auto-text-indent="false"/>
    </style:style>
    <style:style style:name="P210" style:family="paragraph" style:parent-style-name="Text_20_body">
      <style:paragraph-properties fo:margin-left="1.6937in" fo:margin-right="1.9319in" fo:margin-top="0.0083in" fo:margin-bottom="0in" style:contextual-spacing="false" fo:line-height="103%" fo:text-indent="0in" style:auto-text-indent="false"/>
    </style:style>
    <style:style style:name="P211" style:family="paragraph" style:parent-style-name="Text_20_body" style:master-page-name="Converted14">
      <style:paragraph-properties fo:margin-left="1.6937in" fo:margin-right="2.239in" fo:margin-top="0.061in" fo:margin-bottom="0in" style:contextual-spacing="false" fo:line-height="103%" fo:text-indent="0in" style:auto-text-indent="false" style:page-number="auto"/>
    </style:style>
    <style:style style:name="P212" style:family="paragraph" style:parent-style-name="Text_20_body">
      <style:paragraph-properties fo:margin-left="1.6937in" fo:margin-right="2.239in" fo:margin-top="0.0016in" fo:margin-bottom="0in" style:contextual-spacing="false" fo:line-height="103%" fo:text-indent="0in" style:auto-text-indent="false"/>
    </style:style>
    <style:style style:name="P213" style:family="paragraph" style:parent-style-name="Text_20_body">
      <style:paragraph-properties fo:margin-left="1.6937in" fo:margin-right="2.239in" fo:margin-top="0.0618in" fo:margin-bottom="0in" style:contextual-spacing="false" fo:line-height="103%" fo:text-indent="0in" style:auto-text-indent="false"/>
    </style:style>
    <style:style style:name="P214" style:family="paragraph" style:parent-style-name="Text_20_body">
      <style:paragraph-properties fo:margin-left="1.6937in" fo:margin-right="2.239in" fo:margin-top="0in" fo:margin-bottom="0in" style:contextual-spacing="false" fo:line-height="103%" fo:text-indent="0in" style:auto-text-indent="false"/>
    </style:style>
    <style:style style:name="P215" style:family="paragraph" style:parent-style-name="Text_20_body">
      <style:paragraph-properties fo:margin-left="1.6937in" fo:margin-right="2.0598in" fo:margin-top="0.0016in" fo:margin-bottom="0in" style:contextual-spacing="false" fo:line-height="103%" fo:text-indent="0in" style:auto-text-indent="false"/>
    </style:style>
    <style:style style:name="P216" style:family="paragraph" style:parent-style-name="Text_20_body">
      <style:paragraph-properties fo:margin-left="1.6937in" fo:margin-right="2.1925in" fo:margin-top="0.0016in" fo:margin-bottom="0in" style:contextual-spacing="false" fo:line-height="103%" fo:text-indent="0in" style:auto-text-indent="false"/>
    </style:style>
    <style:style style:name="P217" style:family="paragraph" style:parent-style-name="Text_20_body">
      <style:paragraph-properties fo:margin-left="1.6937in" fo:margin-right="2.1925in" fo:margin-top="0.0626in" fo:margin-bottom="0in" style:contextual-spacing="false" fo:line-height="103%" fo:text-indent="0in" style:auto-text-indent="false"/>
    </style:style>
    <style:style style:name="P218" style:family="paragraph" style:parent-style-name="Text_20_body">
      <style:paragraph-properties fo:margin-left="1.6937in" fo:margin-right="2.8201in" fo:margin-top="0.0016in" fo:margin-bottom="0in" style:contextual-spacing="false" fo:line-height="103%" fo:text-indent="0in" style:auto-text-indent="false"/>
    </style:style>
    <style:style style:name="P219" style:family="paragraph" style:parent-style-name="Text_20_body">
      <style:paragraph-properties fo:margin-left="1.6937in" fo:margin-right="1.9764in" fo:margin-top="0.0626in" fo:margin-bottom="0in" style:contextual-spacing="false" fo:line-height="103%" fo:text-indent="0in" style:auto-text-indent="false"/>
    </style:style>
    <style:style style:name="P220" style:family="paragraph" style:parent-style-name="Text_20_body">
      <style:paragraph-properties fo:margin-left="1.6937in" fo:margin-right="1.9764in" fo:margin-top="0.0091in" fo:margin-bottom="0in" style:contextual-spacing="false" fo:line-height="103%" fo:text-indent="0in" style:auto-text-indent="false"/>
    </style:style>
    <style:style style:name="P221" style:family="paragraph" style:parent-style-name="Text_20_body">
      <style:paragraph-properties fo:margin-left="1.6937in" fo:margin-right="1.9764in" fo:margin-top="0.0016in" fo:margin-bottom="0in" style:contextual-spacing="false" fo:line-height="103%" fo:text-indent="0in" style:auto-text-indent="false"/>
    </style:style>
    <style:style style:name="P222" style:family="paragraph" style:parent-style-name="Text_20_body">
      <style:paragraph-properties fo:margin-left="1.6937in" fo:margin-right="1.9764in" fo:margin-top="0.0083in" fo:margin-bottom="0in" style:contextual-spacing="false" fo:line-height="103%" fo:text-indent="0in" style:auto-text-indent="false"/>
    </style:style>
    <style:style style:name="P223" style:family="paragraph" style:parent-style-name="Text_20_body">
      <style:paragraph-properties fo:margin-left="1.6937in" fo:margin-right="2.5744in" fo:margin-top="0.0016in" fo:margin-bottom="0in" style:contextual-spacing="false" fo:line-height="103%" fo:text-indent="0in" style:auto-text-indent="false"/>
    </style:style>
    <style:style style:name="P224" style:family="paragraph" style:parent-style-name="Text_20_body">
      <style:paragraph-properties fo:margin-left="1.6937in" fo:margin-right="2.6453in" fo:margin-top="0.0626in" fo:margin-bottom="0in" style:contextual-spacing="false" fo:line-height="103%" fo:text-indent="0in" style:auto-text-indent="false"/>
    </style:style>
    <style:style style:name="P225" style:family="paragraph" style:parent-style-name="Text_20_body">
      <style:paragraph-properties fo:margin-left="1.6937in" fo:margin-right="2.6453in" fo:margin-top="0.0016in" fo:margin-bottom="0in" style:contextual-spacing="false" fo:line-height="103%" fo:text-indent="0in" style:auto-text-indent="false"/>
    </style:style>
    <style:style style:name="P226" style:family="paragraph" style:parent-style-name="Text_20_body">
      <style:paragraph-properties fo:margin-left="1.6937in" fo:margin-right="2.6453in" fo:margin-top="0.0083in" fo:margin-bottom="0in" style:contextual-spacing="false" fo:line-height="103%" fo:text-indent="0in" style:auto-text-indent="false"/>
    </style:style>
    <style:style style:name="P227" style:family="paragraph" style:parent-style-name="Text_20_body">
      <style:paragraph-properties fo:margin-left="1.6937in" fo:margin-right="2.6453in" fo:margin-top="0.002in" fo:margin-bottom="0in" style:contextual-spacing="false" fo:line-height="103%" fo:text-indent="0in" style:auto-text-indent="false"/>
    </style:style>
    <style:style style:name="P228" style:family="paragraph" style:parent-style-name="Text_20_body">
      <style:paragraph-properties fo:margin-left="1.6937in" fo:margin-right="1.8425in" fo:margin-top="0.0016in" fo:margin-bottom="0in" style:contextual-spacing="false" fo:line-height="103%" fo:text-indent="0in" style:auto-text-indent="false"/>
    </style:style>
    <style:style style:name="P229" style:family="paragraph" style:parent-style-name="Text_20_body">
      <style:paragraph-properties fo:margin-left="1.6937in" fo:margin-right="1.9126in" fo:margin-top="0.0083in" fo:margin-bottom="0in" style:contextual-spacing="false" fo:line-height="103%" fo:text-indent="0in" style:auto-text-indent="false"/>
    </style:style>
    <style:style style:name="P230" style:family="paragraph" style:parent-style-name="Text_20_body">
      <style:paragraph-properties fo:margin-left="1.6937in" fo:margin-right="1.9126in" fo:margin-top="0.002in" fo:margin-bottom="0in" style:contextual-spacing="false" fo:line-height="103%" fo:text-indent="0in" style:auto-text-indent="false"/>
    </style:style>
    <style:style style:name="P231" style:family="paragraph" style:parent-style-name="Text_20_body">
      <style:paragraph-properties fo:margin-left="1.6937in" fo:margin-right="1.9126in" fo:margin-top="0.0626in" fo:margin-bottom="0in" style:contextual-spacing="false" fo:line-height="103%" fo:text-indent="0in" style:auto-text-indent="false"/>
    </style:style>
    <style:style style:name="P232" style:family="paragraph" style:parent-style-name="Text_20_body">
      <style:paragraph-properties fo:margin-left="1.6937in" fo:margin-right="2.3327in" fo:margin-top="0.0016in" fo:margin-bottom="0in" style:contextual-spacing="false" fo:line-height="103%" fo:text-indent="0in" style:auto-text-indent="false"/>
    </style:style>
    <style:style style:name="P233" style:family="paragraph" style:parent-style-name="Text_20_body">
      <style:paragraph-properties fo:margin-left="1.6937in" fo:margin-right="2.3327in" fo:margin-top="0in" fo:margin-bottom="0in" style:contextual-spacing="false" fo:line-height="103%" fo:text-indent="0in" style:auto-text-indent="false"/>
    </style:style>
    <style:style style:name="P234" style:family="paragraph" style:parent-style-name="Text_20_body">
      <style:paragraph-properties fo:margin-left="1.6937in" fo:margin-right="1.4555in" fo:margin-top="0.0083in" fo:margin-bottom="0in" style:contextual-spacing="false" fo:line-height="103%" fo:text-indent="0in" style:auto-text-indent="false"/>
    </style:style>
    <style:style style:name="P235" style:family="paragraph" style:parent-style-name="Text_20_body">
      <style:paragraph-properties fo:margin-left="1.6937in" fo:margin-right="1.4555in" fo:margin-top="0.0091in" fo:margin-bottom="0in" style:contextual-spacing="false" fo:line-height="103%" fo:text-indent="0in" style:auto-text-indent="false"/>
    </style:style>
    <style:style style:name="P236" style:family="paragraph" style:parent-style-name="Text_20_body">
      <style:paragraph-properties fo:margin-left="1.6937in" fo:margin-right="1.4555in" fo:margin-top="0.0028in" fo:margin-bottom="0in" style:contextual-spacing="false" fo:line-height="103%" fo:text-indent="0in" style:auto-text-indent="false"/>
    </style:style>
    <style:style style:name="P237" style:family="paragraph" style:parent-style-name="Text_20_body">
      <style:paragraph-properties fo:margin-left="1.6937in" fo:margin-right="1.4555in" fo:margin-top="0.0016in" fo:margin-bottom="0in" style:contextual-spacing="false" fo:line-height="103%" fo:text-indent="0in" style:auto-text-indent="false"/>
    </style:style>
    <style:style style:name="P238" style:family="paragraph" style:parent-style-name="Text_20_body">
      <style:paragraph-properties fo:margin-left="1.6937in" fo:margin-right="3.1283in" fo:margin-top="0.0016in" fo:margin-bottom="0in" style:contextual-spacing="false" fo:line-height="103%" fo:text-indent="0in" style:auto-text-indent="false"/>
    </style:style>
    <style:style style:name="P239" style:family="paragraph" style:parent-style-name="Text_20_body">
      <style:paragraph-properties fo:margin-left="1.6937in" fo:margin-right="3.1283in" fo:margin-top="0in" fo:margin-bottom="0in" style:contextual-spacing="false" fo:line-height="103%" fo:text-indent="0in" style:auto-text-indent="false"/>
    </style:style>
    <style:style style:name="P240" style:family="paragraph" style:parent-style-name="Text_20_body">
      <style:paragraph-properties fo:margin-left="1.6937in" fo:margin-right="1.9957in" fo:margin-top="0in" fo:margin-bottom="0in" style:contextual-spacing="false" fo:line-height="103%" fo:text-indent="0in" style:auto-text-indent="false"/>
    </style:style>
    <style:style style:name="P241" style:family="paragraph" style:parent-style-name="Text_20_body">
      <style:paragraph-properties fo:margin-left="1.6937in" fo:margin-right="1.9957in" fo:margin-top="0.0083in" fo:margin-bottom="0in" style:contextual-spacing="false" fo:line-height="103%" fo:text-indent="0in" style:auto-text-indent="false"/>
    </style:style>
    <style:style style:name="P242" style:family="paragraph" style:parent-style-name="Text_20_body">
      <style:paragraph-properties fo:margin-left="1.6937in" fo:margin-right="2.5138in" fo:margin-top="0in" fo:margin-bottom="0in" style:contextual-spacing="false" fo:line-height="103%" fo:text-indent="0in" style:auto-text-indent="false"/>
    </style:style>
    <style:style style:name="P243" style:family="paragraph" style:parent-style-name="Text_20_body">
      <style:paragraph-properties fo:margin-left="1.6937in" fo:margin-right="2.5138in" fo:margin-top="0.0083in" fo:margin-bottom="0in" style:contextual-spacing="false" fo:line-height="103%" fo:text-indent="0in" style:auto-text-indent="false"/>
    </style:style>
    <style:style style:name="P244" style:family="paragraph" style:parent-style-name="Text_20_body">
      <style:paragraph-properties fo:margin-left="1.6937in" fo:margin-right="1.8409in" fo:margin-top="0.0083in" fo:margin-bottom="0in" style:contextual-spacing="false" fo:line-height="103%" fo:text-indent="0in" style:auto-text-indent="false"/>
    </style:style>
    <style:style style:name="P245" style:family="paragraph" style:parent-style-name="Text_20_body">
      <style:paragraph-properties fo:margin-left="1.6937in" fo:margin-right="1.8102in" fo:margin-top="0.0626in" fo:margin-bottom="0in" style:contextual-spacing="false" fo:line-height="103%" fo:text-indent="0in" style:auto-text-indent="false"/>
    </style:style>
    <style:style style:name="P246" style:family="paragraph" style:parent-style-name="Text_20_body">
      <style:paragraph-properties fo:margin-left="1.6937in" fo:margin-right="1.8102in" fo:margin-top="0.0016in" fo:margin-bottom="0in" style:contextual-spacing="false" fo:line-height="103%" fo:text-indent="0in" style:auto-text-indent="false"/>
    </style:style>
    <style:style style:name="P247" style:family="paragraph" style:parent-style-name="Text_20_body">
      <style:paragraph-properties fo:margin-left="1.6937in" fo:margin-right="1.8102in" fo:margin-top="0.0083in" fo:margin-bottom="0in" style:contextual-spacing="false" fo:line-height="103%" fo:text-indent="0in" style:auto-text-indent="false"/>
    </style:style>
    <style:style style:name="P248" style:family="paragraph" style:parent-style-name="Text_20_body">
      <style:paragraph-properties fo:margin-left="1.6937in" fo:margin-right="1.7154in" fo:margin-top="0.0083in" fo:margin-bottom="0in" style:contextual-spacing="false" fo:line-height="103%" fo:text-indent="0in" style:auto-text-indent="false"/>
    </style:style>
    <style:style style:name="P249" style:family="paragraph" style:parent-style-name="Text_20_body">
      <style:paragraph-properties fo:margin-left="1.6937in" fo:margin-right="1.7154in" fo:margin-top="0.0626in" fo:margin-bottom="0in" style:contextual-spacing="false" fo:line-height="103%" fo:text-indent="0in" style:auto-text-indent="false"/>
    </style:style>
    <style:style style:name="P250" style:family="paragraph" style:parent-style-name="Text_20_body">
      <style:paragraph-properties fo:margin-left="1.6937in" fo:margin-right="1.7154in" fo:margin-top="0.0016in" fo:margin-bottom="0in" style:contextual-spacing="false" fo:line-height="103%" fo:text-indent="0in" style:auto-text-indent="false"/>
    </style:style>
    <style:style style:name="P251" style:family="paragraph" style:parent-style-name="Text_20_body">
      <style:paragraph-properties fo:margin-left="1.6937in" fo:margin-right="2.9291in" fo:margin-top="0.0016in" fo:margin-bottom="0in" style:contextual-spacing="false" fo:line-height="103%" fo:text-indent="0in" style:auto-text-indent="false"/>
    </style:style>
    <style:style style:name="P252" style:family="paragraph" style:parent-style-name="Text_20_body">
      <style:paragraph-properties fo:margin-left="1.6937in" fo:margin-right="1.8992in" fo:margin-top="0.002in" fo:margin-bottom="0in" style:contextual-spacing="false" fo:line-height="103%" fo:text-indent="0in" style:auto-text-indent="false"/>
    </style:style>
    <style:style style:name="P253" style:family="paragraph" style:parent-style-name="Text_20_body">
      <style:paragraph-properties fo:margin-left="1.6937in" fo:margin-right="2.5661in" fo:margin-top="0.0016in" fo:margin-bottom="0in" style:contextual-spacing="false" fo:line-height="103%" fo:text-indent="0in" style:auto-text-indent="false"/>
    </style:style>
    <style:style style:name="P254" style:family="paragraph" style:parent-style-name="Text_20_body">
      <style:paragraph-properties fo:margin-left="1.6937in" fo:margin-right="1.1043in" fo:margin-top="0.0016in" fo:margin-bottom="0in" style:contextual-spacing="false" fo:line-height="103%" fo:text-indent="0in" style:auto-text-indent="false"/>
    </style:style>
    <style:style style:name="P255" style:family="paragraph" style:parent-style-name="Text_20_body">
      <style:paragraph-properties fo:margin-left="1.6937in" fo:margin-right="1.1043in" fo:margin-top="0.0083in" fo:margin-bottom="0in" style:contextual-spacing="false" fo:line-height="103%" fo:text-indent="0in" style:auto-text-indent="false"/>
    </style:style>
    <style:style style:name="P256" style:family="paragraph" style:parent-style-name="Text_20_body">
      <style:paragraph-properties fo:margin-left="1.6937in" fo:margin-right="1.1043in" fo:margin-top="0in" fo:margin-bottom="0in" style:contextual-spacing="false" fo:line-height="103%" fo:text-indent="0in" style:auto-text-indent="false"/>
    </style:style>
    <style:style style:name="P257" style:family="paragraph" style:parent-style-name="Text_20_body">
      <style:paragraph-properties fo:margin-left="1.6937in" fo:margin-right="1.1043in" fo:margin-top="0.002in" fo:margin-bottom="0in" style:contextual-spacing="false" fo:line-height="103%" fo:text-indent="0in" style:auto-text-indent="false"/>
    </style:style>
    <style:style style:name="P258" style:family="paragraph" style:parent-style-name="Text_20_body">
      <style:paragraph-properties fo:margin-left="1.6937in" fo:margin-right="1.6898in" fo:margin-top="0.0083in" fo:margin-bottom="0in" style:contextual-spacing="false" fo:line-height="103%" fo:text-indent="0in" style:auto-text-indent="false"/>
    </style:style>
    <style:style style:name="P259" style:family="paragraph" style:parent-style-name="Text_20_body">
      <style:paragraph-properties fo:margin-left="1.6937in" fo:margin-right="1.811in" fo:margin-top="0.0016in" fo:margin-bottom="0in" style:contextual-spacing="false" fo:line-height="103%" fo:text-indent="0in" style:auto-text-indent="false"/>
    </style:style>
    <style:style style:name="P260" style:family="paragraph" style:parent-style-name="Text_20_body">
      <style:paragraph-properties fo:margin-left="1.6937in" fo:margin-right="2.8346in" fo:margin-top="0.0083in" fo:margin-bottom="0in" style:contextual-spacing="false" fo:line-height="103%" fo:text-indent="0in" style:auto-text-indent="false"/>
    </style:style>
    <style:style style:name="P261" style:family="paragraph" style:parent-style-name="Text_20_body">
      <style:paragraph-properties fo:margin-left="1.6937in" fo:margin-right="2.8346in" fo:margin-top="0.0626in" fo:margin-bottom="0in" style:contextual-spacing="false" fo:line-height="103%" fo:text-indent="0in" style:auto-text-indent="false"/>
    </style:style>
    <style:style style:name="P262" style:family="paragraph" style:parent-style-name="Text_20_body">
      <style:paragraph-properties fo:margin-left="1.6937in" fo:margin-right="2.25in" fo:margin-top="0in" fo:margin-bottom="0in" style:contextual-spacing="false" fo:line-height="103%" fo:text-indent="0in" style:auto-text-indent="false"/>
    </style:style>
    <style:style style:name="P263" style:family="paragraph" style:parent-style-name="Text_20_body">
      <style:paragraph-properties fo:margin-left="1.6937in" fo:margin-right="1.9146in" fo:margin-top="0in" fo:margin-bottom="0in" style:contextual-spacing="false" fo:line-height="103%" fo:text-indent="0in" style:auto-text-indent="false"/>
    </style:style>
    <style:style style:name="P264" style:family="paragraph" style:parent-style-name="Text_20_body">
      <style:paragraph-properties fo:margin-left="1.6937in" fo:margin-right="2.6783in" fo:margin-top="0.0626in" fo:margin-bottom="0in" style:contextual-spacing="false" fo:line-height="103%" fo:text-indent="0in" style:auto-text-indent="false"/>
    </style:style>
    <style:style style:name="P265" style:family="paragraph" style:parent-style-name="Text_20_body">
      <style:paragraph-properties fo:margin-left="1.6937in" fo:margin-right="2.6783in" fo:margin-top="0in" fo:margin-bottom="0in" style:contextual-spacing="false" fo:line-height="103%" fo:text-indent="0in" style:auto-text-indent="false"/>
    </style:style>
    <style:style style:name="P266" style:family="paragraph" style:parent-style-name="Text_20_body">
      <style:paragraph-properties fo:margin-left="1.6937in" fo:margin-right="2.1047in" fo:margin-top="0in" fo:margin-bottom="0in" style:contextual-spacing="false" fo:line-height="103%" fo:text-indent="0in" style:auto-text-indent="false"/>
    </style:style>
    <style:style style:name="P267" style:family="paragraph" style:parent-style-name="Text_20_body">
      <style:paragraph-properties fo:margin-left="1.6937in" fo:margin-right="2.1047in" fo:margin-top="0.002in" fo:margin-bottom="0in" style:contextual-spacing="false" fo:line-height="103%" fo:text-indent="0in" style:auto-text-indent="false"/>
    </style:style>
    <style:style style:name="P268" style:family="paragraph" style:parent-style-name="Text_20_body">
      <style:paragraph-properties fo:margin-left="1.6937in" fo:margin-right="2.1047in" fo:margin-top="0.0016in" fo:margin-bottom="0in" style:contextual-spacing="false" fo:line-height="103%" fo:text-indent="0in" style:auto-text-indent="false"/>
    </style:style>
    <style:style style:name="P269" style:family="paragraph" style:parent-style-name="Text_20_body">
      <style:paragraph-properties fo:margin-left="1.6937in" fo:margin-right="1.7437in" fo:margin-top="0.0016in" fo:margin-bottom="0in" style:contextual-spacing="false" fo:line-height="103%" fo:text-indent="0in" style:auto-text-indent="false"/>
    </style:style>
    <style:style style:name="P270" style:family="paragraph" style:parent-style-name="Text_20_body">
      <style:paragraph-properties fo:margin-left="1.6937in" fo:margin-right="1.7437in" fo:margin-top="0.002in" fo:margin-bottom="0in" style:contextual-spacing="false" fo:line-height="103%" fo:text-indent="0in" style:auto-text-indent="false"/>
    </style:style>
    <style:style style:name="P271" style:family="paragraph" style:parent-style-name="Text_20_body">
      <style:paragraph-properties fo:margin-left="1.6937in" fo:margin-right="2.6654in" fo:margin-top="0.0016in" fo:margin-bottom="0in" style:contextual-spacing="false" fo:line-height="103%" fo:text-indent="0in" style:auto-text-indent="false"/>
    </style:style>
    <style:style style:name="P272" style:family="paragraph" style:parent-style-name="Text_20_body">
      <style:paragraph-properties fo:margin-left="1.6937in" fo:margin-right="2.2382in" fo:margin-top="0.0016in" fo:margin-bottom="0in" style:contextual-spacing="false" fo:line-height="103%" fo:text-indent="0in" style:auto-text-indent="false"/>
    </style:style>
    <style:style style:name="P273" style:family="paragraph" style:parent-style-name="Text_20_body">
      <style:paragraph-properties fo:margin-left="1.6937in" fo:margin-right="2.1in" fo:margin-top="0.002in" fo:margin-bottom="0in" style:contextual-spacing="false" fo:line-height="103%" fo:text-indent="0in" style:auto-text-indent="false"/>
    </style:style>
    <style:style style:name="P274" style:family="paragraph" style:parent-style-name="Text_20_body">
      <style:paragraph-properties fo:margin-left="1.6937in" fo:margin-right="1.7661in" fo:margin-top="0.002in" fo:margin-bottom="0in" style:contextual-spacing="false" fo:line-height="103%" fo:text-indent="0in" style:auto-text-indent="false"/>
    </style:style>
    <style:style style:name="P275" style:family="paragraph" style:parent-style-name="Text_20_body">
      <style:paragraph-properties fo:margin-left="1.6937in" fo:margin-right="1.7661in" fo:margin-top="0.0083in" fo:margin-bottom="0in" style:contextual-spacing="false" fo:line-height="103%" fo:text-indent="0in" style:auto-text-indent="false"/>
    </style:style>
    <style:style style:name="P276" style:family="paragraph" style:parent-style-name="Text_20_body">
      <style:paragraph-properties fo:margin-left="1.6937in" fo:margin-right="1.9217in" fo:margin-top="0.0626in" fo:margin-bottom="0in" style:contextual-spacing="false" fo:line-height="103%" fo:text-indent="0in" style:auto-text-indent="false"/>
    </style:style>
    <style:style style:name="P277" style:family="paragraph" style:parent-style-name="Text_20_body">
      <style:paragraph-properties fo:margin-left="1.6937in" fo:margin-right="2.4772in" fo:margin-top="0.0626in" fo:margin-bottom="0in" style:contextual-spacing="false" fo:line-height="103%" fo:text-indent="0in" style:auto-text-indent="false"/>
    </style:style>
    <style:style style:name="P278" style:family="paragraph" style:parent-style-name="Text_20_body">
      <style:paragraph-properties fo:margin-left="1.6937in" fo:margin-right="2.2736in" fo:margin-top="0.0083in" fo:margin-bottom="0in" style:contextual-spacing="false" fo:line-height="103%" fo:text-indent="0in" style:auto-text-indent="false"/>
    </style:style>
    <style:style style:name="P279" style:family="paragraph" style:parent-style-name="Text_20_body">
      <style:paragraph-properties fo:margin-left="1.6937in" fo:margin-right="2.2311in" fo:margin-top="0.0083in" fo:margin-bottom="0in" style:contextual-spacing="false" fo:line-height="103%" fo:text-indent="0in" style:auto-text-indent="false"/>
    </style:style>
    <style:style style:name="P280" style:family="paragraph" style:parent-style-name="Text_20_body">
      <style:paragraph-properties fo:margin-left="1.6937in" fo:margin-right="2.6508in" fo:margin-top="0.0626in" fo:margin-bottom="0in" style:contextual-spacing="false" fo:line-height="103%" fo:text-indent="0in" style:auto-text-indent="false"/>
    </style:style>
    <style:style style:name="P281" style:family="paragraph" style:parent-style-name="Text_20_body">
      <style:paragraph-properties fo:margin-left="1.6937in" fo:margin-right="2.4457in" fo:margin-top="0.002in" fo:margin-bottom="0in" style:contextual-spacing="false" fo:line-height="103%" fo:text-indent="0in" style:auto-text-indent="false"/>
    </style:style>
    <style:style style:name="P282" style:family="paragraph" style:parent-style-name="Text_20_body">
      <style:paragraph-properties fo:margin-left="1.6937in" fo:margin-right="3.0898in" fo:margin-top="0.0028in" fo:margin-bottom="0in" style:contextual-spacing="false" fo:line-height="103%" fo:text-indent="0in" style:auto-text-indent="false"/>
    </style:style>
    <style:style style:name="P283" style:family="paragraph" style:parent-style-name="Text_20_body">
      <style:paragraph-properties fo:margin-left="1.6937in" fo:margin-right="3.0898in" fo:margin-top="0.0016in" fo:margin-bottom="0in" style:contextual-spacing="false" fo:line-height="103%" fo:text-indent="0in" style:auto-text-indent="false"/>
    </style:style>
    <style:style style:name="P284" style:family="paragraph" style:parent-style-name="Text_20_body">
      <style:paragraph-properties fo:margin-left="1.6937in" fo:margin-right="2.7654in" fo:margin-top="0.0626in" fo:margin-bottom="0in" style:contextual-spacing="false" fo:line-height="103%" fo:text-indent="0in" style:auto-text-indent="false"/>
    </style:style>
    <style:style style:name="P285" style:family="paragraph" style:parent-style-name="Text_20_body">
      <style:paragraph-properties fo:margin-left="1.6937in" fo:margin-right="2.0736in" fo:margin-top="0.0083in" fo:margin-bottom="0in" style:contextual-spacing="false" fo:line-height="103%" fo:text-indent="0in" style:auto-text-indent="false"/>
    </style:style>
    <style:style style:name="P286" style:family="paragraph" style:parent-style-name="Text_20_body">
      <style:paragraph-properties fo:margin-left="1.6937in" fo:margin-right="1.8681in" fo:margin-top="0.0083in" fo:margin-bottom="0in" style:contextual-spacing="false" fo:line-height="103%" fo:text-indent="0in" style:auto-text-indent="false"/>
    </style:style>
    <style:style style:name="P287" style:family="paragraph" style:parent-style-name="Text_20_body">
      <style:paragraph-properties fo:margin-left="1.6937in" fo:margin-right="1.8681in" fo:margin-top="0.0016in" fo:margin-bottom="0in" style:contextual-spacing="false" fo:line-height="103%" fo:text-indent="0in" style:auto-text-indent="false"/>
    </style:style>
    <style:style style:name="P288" style:family="paragraph" style:parent-style-name="Text_20_body">
      <style:paragraph-properties fo:margin-left="1.6937in" fo:margin-right="1.9291in" fo:margin-top="0in" fo:margin-bottom="0in" style:contextual-spacing="false" fo:line-height="103%" fo:text-indent="0in" style:auto-text-indent="false"/>
    </style:style>
    <style:style style:name="P289" style:family="paragraph" style:parent-style-name="Text_20_body">
      <style:paragraph-properties fo:margin-left="1.6937in" fo:margin-right="1.9291in" fo:margin-top="0.002in" fo:margin-bottom="0in" style:contextual-spacing="false" fo:line-height="103%" fo:text-indent="0in" style:auto-text-indent="false"/>
    </style:style>
    <style:style style:name="P290" style:family="paragraph" style:parent-style-name="Text_20_body">
      <style:paragraph-properties fo:margin-left="1.6937in" fo:margin-right="1.9311in" fo:margin-top="0.0016in" fo:margin-bottom="0in" style:contextual-spacing="false" fo:line-height="103%" fo:text-indent="0in" style:auto-text-indent="false"/>
    </style:style>
    <style:style style:name="P291" style:family="paragraph" style:parent-style-name="Text_20_body">
      <style:paragraph-properties fo:margin-left="1.6937in" fo:margin-right="2.002in" fo:margin-top="0.0016in" fo:margin-bottom="0in" style:contextual-spacing="false" fo:line-height="103%" fo:text-indent="0in" style:auto-text-indent="false"/>
    </style:style>
    <style:style style:name="P292" style:family="paragraph" style:parent-style-name="Text_20_body">
      <style:paragraph-properties fo:margin-left="1.6937in" fo:margin-right="1.6925in" fo:margin-top="0.0626in" fo:margin-bottom="0in" style:contextual-spacing="false" fo:line-height="103%" fo:text-indent="0in" style:auto-text-indent="false"/>
    </style:style>
    <style:style style:name="P293" style:family="paragraph" style:parent-style-name="Text_20_body">
      <style:paragraph-properties fo:margin-left="1.6937in" fo:margin-right="2.0846in" fo:margin-top="0.0626in" fo:margin-bottom="0in" style:contextual-spacing="false" fo:line-height="103%" fo:text-indent="0in" style:auto-text-indent="false"/>
    </style:style>
    <style:style style:name="P294" style:family="paragraph" style:parent-style-name="Text_20_body">
      <style:paragraph-properties fo:margin-left="1.6937in" fo:margin-right="2.8535in" fo:margin-top="0.0016in" fo:margin-bottom="0in" style:contextual-spacing="false" fo:line-height="103%" fo:text-indent="0in" style:auto-text-indent="false"/>
    </style:style>
    <style:style style:name="P295" style:family="paragraph" style:parent-style-name="Text_20_body">
      <style:paragraph-properties fo:margin-left="1.6937in" fo:margin-right="2.9673in" fo:margin-top="0.0626in" fo:margin-bottom="0in" style:contextual-spacing="false" fo:line-height="103%" fo:text-indent="0in" style:auto-text-indent="false"/>
    </style:style>
    <style:style style:name="P296" style:family="paragraph" style:parent-style-name="Text_20_body">
      <style:paragraph-properties fo:margin-left="1.6937in" fo:margin-right="1.8846in" fo:margin-top="0.0016in" fo:margin-bottom="0in" style:contextual-spacing="false" fo:line-height="103%" fo:text-indent="0in" style:auto-text-indent="false"/>
    </style:style>
    <style:style style:name="P297" style:family="paragraph" style:parent-style-name="Text_20_body">
      <style:paragraph-properties fo:margin-left="1.6937in" fo:margin-right="1.9244in" fo:margin-top="0.0083in" fo:margin-bottom="0in" style:contextual-spacing="false" fo:line-height="103%" fo:text-indent="0in" style:auto-text-indent="false"/>
    </style:style>
    <style:style style:name="P298" style:family="paragraph" style:parent-style-name="Text_20_body">
      <style:paragraph-properties fo:margin-left="1.6937in" fo:margin-right="1.8819in" fo:margin-top="0.0016in" fo:margin-bottom="0in" style:contextual-spacing="false" fo:line-height="103%" fo:text-indent="0in" style:auto-text-indent="false"/>
    </style:style>
    <style:style style:name="P299" style:family="paragraph" style:parent-style-name="Text_20_body" style:master-page-name="Converted40">
      <style:paragraph-properties fo:margin-left="1.6937in" fo:margin-right="1.9701in" fo:margin-top="0.061in" fo:margin-bottom="0in" style:contextual-spacing="false" fo:line-height="103%" fo:text-indent="0in" style:auto-text-indent="false" style:page-number="auto"/>
    </style:style>
    <style:style style:name="P300" style:family="paragraph" style:parent-style-name="Text_20_body">
      <style:paragraph-properties fo:margin-left="1.6937in" fo:margin-right="1.9701in" fo:margin-top="0in" fo:margin-bottom="0in" style:contextual-spacing="false" fo:line-height="103%" fo:text-indent="0in" style:auto-text-indent="false"/>
    </style:style>
    <style:style style:name="P301" style:family="paragraph" style:parent-style-name="Text_20_body">
      <style:paragraph-properties fo:margin-left="1.6937in" fo:margin-right="2.2598in" fo:margin-top="0.002in" fo:margin-bottom="0in" style:contextual-spacing="false" fo:line-height="103%" fo:text-indent="0in" style:auto-text-indent="false"/>
    </style:style>
    <style:style style:name="P302" style:family="paragraph" style:parent-style-name="Text_20_body">
      <style:paragraph-properties fo:margin-left="1.6937in" fo:margin-right="1.6335in" fo:margin-top="0.002in" fo:margin-bottom="0in" style:contextual-spacing="false" fo:line-height="103%" fo:text-indent="0in" style:auto-text-indent="false"/>
    </style:style>
    <style:style style:name="P303" style:family="paragraph" style:parent-style-name="Text_20_body">
      <style:paragraph-properties fo:margin-left="1.6937in" fo:margin-right="1.4417in" fo:line-height="103%" fo:text-indent="0in" style:auto-text-indent="false"/>
    </style:style>
    <style:style style:name="P304" style:family="paragraph" style:parent-style-name="Text_20_body">
      <style:paragraph-properties fo:margin-left="1.6937in" fo:margin-right="1.4417in" fo:margin-top="0.0016in" fo:margin-bottom="0in" style:contextual-spacing="false" fo:line-height="103%" fo:text-indent="0in" style:auto-text-indent="false"/>
    </style:style>
    <style:style style:name="P305" style:family="paragraph" style:parent-style-name="Text_20_body">
      <style:paragraph-properties fo:margin-left="1.6937in" fo:margin-right="1.5799in" fo:margin-top="0.0016in" fo:margin-bottom="0in" style:contextual-spacing="false" fo:line-height="103%" fo:text-indent="0in" style:auto-text-indent="false"/>
    </style:style>
    <style:style style:name="P306" style:family="paragraph" style:parent-style-name="Text_20_body">
      <style:paragraph-properties fo:margin-left="1.6937in" fo:margin-right="1.8382in" fo:margin-top="0.0626in" fo:margin-bottom="0in" style:contextual-spacing="false" fo:line-height="103%" fo:text-indent="0in" style:auto-text-indent="false"/>
    </style:style>
    <style:style style:name="P307" style:family="paragraph" style:parent-style-name="Text_20_body">
      <style:paragraph-properties fo:margin-left="1.6937in" fo:margin-right="2.078in" fo:margin-top="0.0083in" fo:margin-bottom="0in" style:contextual-spacing="false" fo:line-height="103%" fo:text-indent="0in" style:auto-text-indent="false"/>
    </style:style>
    <style:style style:name="P308" style:family="paragraph" style:parent-style-name="Text_20_body">
      <style:paragraph-properties fo:margin-left="1.6937in" fo:margin-right="2.3374in" fo:margin-top="0.002in" fo:margin-bottom="0in" style:contextual-spacing="false" fo:line-height="103%" fo:text-indent="0in" style:auto-text-indent="false"/>
    </style:style>
    <style:style style:name="P309" style:family="paragraph" style:parent-style-name="Text_20_body">
      <style:paragraph-properties fo:margin-left="1.6937in" fo:margin-right="1.7272in" fo:margin-top="0.002in" fo:margin-bottom="0in" style:contextual-spacing="false" fo:line-height="103%" fo:text-indent="0in" style:auto-text-indent="false"/>
    </style:style>
    <style:style style:name="P310" style:family="paragraph" style:parent-style-name="Text_20_body">
      <style:paragraph-properties fo:margin-left="1.6937in" fo:margin-right="1.872in" fo:margin-top="0.0083in" fo:margin-bottom="0in" style:contextual-spacing="false" fo:line-height="103%" fo:text-indent="0in" style:auto-text-indent="false"/>
    </style:style>
    <style:style style:name="P311" style:family="paragraph" style:parent-style-name="Text_20_body">
      <style:paragraph-properties fo:margin-left="1.6937in" fo:margin-right="2.4055in" fo:margin-top="0.0016in" fo:margin-bottom="0in" style:contextual-spacing="false" fo:line-height="103%" fo:text-indent="0in" style:auto-text-indent="false"/>
    </style:style>
    <style:style style:name="P312" style:family="paragraph" style:parent-style-name="Text_20_body">
      <style:paragraph-properties fo:margin-left="1.6937in" fo:margin-right="2.4055in" fo:margin-top="0.0028in" fo:margin-bottom="0in" style:contextual-spacing="false" fo:line-height="103%" fo:text-indent="0in" style:auto-text-indent="false"/>
    </style:style>
    <style:style style:name="P313" style:family="paragraph" style:parent-style-name="Text_20_body">
      <style:paragraph-properties fo:margin-left="1.6937in" fo:margin-right="2.4055in" fo:margin-top="0.0083in" fo:margin-bottom="0in" style:contextual-spacing="false" fo:line-height="103%" fo:text-indent="0in" style:auto-text-indent="false"/>
    </style:style>
    <style:style style:name="P314" style:family="paragraph" style:parent-style-name="Text_20_body">
      <style:paragraph-properties fo:margin-left="1.6937in" fo:margin-right="2.3043in" fo:margin-top="0.002in" fo:margin-bottom="0in" style:contextual-spacing="false" fo:line-height="103%" fo:text-indent="0in" style:auto-text-indent="false"/>
    </style:style>
    <style:style style:name="P315" style:family="paragraph" style:parent-style-name="Text_20_body">
      <style:paragraph-properties fo:margin-left="1.6937in" fo:margin-right="2.3043in" fo:margin-top="0in" fo:margin-bottom="0in" style:contextual-spacing="false" fo:line-height="103%" fo:text-indent="0in" style:auto-text-indent="false"/>
    </style:style>
    <style:style style:name="P316" style:family="paragraph" style:parent-style-name="Text_20_body">
      <style:paragraph-properties fo:margin-left="1.6937in" fo:margin-right="2.8291in" fo:margin-top="0.0626in" fo:margin-bottom="0in" style:contextual-spacing="false" fo:line-height="103%" fo:text-indent="0in" style:auto-text-indent="false"/>
    </style:style>
    <style:style style:name="P317" style:family="paragraph" style:parent-style-name="Text_20_body">
      <style:paragraph-properties fo:margin-left="1.6937in" fo:margin-right="1.7602in" fo:margin-top="0in" fo:margin-bottom="0in" style:contextual-spacing="false" fo:line-height="103%" fo:text-indent="0in" style:auto-text-indent="false"/>
    </style:style>
    <style:style style:name="P318" style:family="paragraph" style:parent-style-name="Text_20_body">
      <style:paragraph-properties fo:margin-left="1.6937in" fo:margin-right="1.4783in" fo:margin-top="0in" fo:margin-bottom="0in" style:contextual-spacing="false" fo:line-height="103%" fo:text-indent="0in" style:auto-text-indent="false"/>
    </style:style>
    <style:style style:name="P319" style:family="paragraph" style:parent-style-name="Text_20_body">
      <style:paragraph-properties fo:margin-left="1.6937in" fo:margin-right="2.6555in" fo:margin-top="0in" fo:margin-bottom="0in" style:contextual-spacing="false" fo:line-height="103%" fo:text-indent="0in" style:auto-text-indent="false"/>
    </style:style>
    <style:style style:name="P320" style:family="paragraph" style:parent-style-name="Text_20_body" style:master-page-name="Converted46">
      <style:paragraph-properties fo:margin-left="1.6937in" fo:margin-right="3.4811in" fo:margin-top="0.061in" fo:margin-bottom="0in" style:contextual-spacing="false" fo:line-height="103%" fo:text-indent="0in" style:auto-text-indent="false" style:page-number="auto"/>
    </style:style>
    <style:style style:name="P321" style:family="paragraph" style:parent-style-name="Text_20_body">
      <style:paragraph-properties fo:margin-left="1.6937in" fo:margin-right="1.5161in" fo:margin-top="0in" fo:margin-bottom="0in" style:contextual-spacing="false" fo:line-height="103%" fo:text-indent="0in" style:auto-text-indent="false"/>
    </style:style>
    <style:style style:name="P322" style:family="paragraph" style:parent-style-name="Text_20_body">
      <style:paragraph-properties fo:margin-left="1.6937in" fo:margin-right="2.0835in" fo:margin-top="0.0083in" fo:margin-bottom="0in" style:contextual-spacing="false" fo:line-height="103%" fo:text-indent="0in" style:auto-text-indent="false"/>
    </style:style>
    <style:style style:name="P323" style:family="paragraph" style:parent-style-name="Text_20_body">
      <style:paragraph-properties fo:margin-left="1.6937in" fo:margin-right="2.3854in" fo:margin-top="0.0083in" fo:margin-bottom="0in" style:contextual-spacing="false" fo:line-height="103%" fo:text-indent="0in" style:auto-text-indent="false"/>
    </style:style>
    <style:style style:name="P324" style:family="paragraph" style:parent-style-name="Text_20_body">
      <style:paragraph-properties fo:margin-left="1.6937in" fo:margin-right="1.8783in" fo:margin-top="0.0083in" fo:margin-bottom="0in" style:contextual-spacing="false" fo:line-height="103%" fo:text-indent="0in" style:auto-text-indent="false"/>
    </style:style>
    <style:style style:name="P325" style:family="paragraph" style:parent-style-name="Text_20_body">
      <style:paragraph-properties fo:margin-left="1.6937in" fo:margin-right="1.8783in" fo:margin-top="0.0626in" fo:margin-bottom="0in" style:contextual-spacing="false" fo:line-height="103%" fo:text-indent="0in" style:auto-text-indent="false"/>
    </style:style>
    <style:style style:name="P326" style:family="paragraph" style:parent-style-name="Text_20_body">
      <style:paragraph-properties fo:margin-left="1.6937in" fo:margin-right="2.9339in" fo:margin-top="0.0626in" fo:margin-bottom="0in" style:contextual-spacing="false" fo:line-height="103%" fo:text-indent="0in" style:auto-text-indent="false"/>
    </style:style>
    <style:style style:name="P327" style:family="paragraph" style:parent-style-name="Text_20_body">
      <style:paragraph-properties fo:margin-left="1.6937in" fo:margin-right="2.0953in" fo:margin-top="0.0016in" fo:margin-bottom="0in" style:contextual-spacing="false" fo:line-height="103%" fo:text-indent="0in" style:auto-text-indent="false"/>
    </style:style>
    <style:style style:name="P328" style:family="paragraph" style:parent-style-name="Text_20_body">
      <style:paragraph-properties fo:margin-left="1.6937in" fo:margin-right="2.6957in" fo:margin-top="0.0626in" fo:margin-bottom="0in" style:contextual-spacing="false" fo:line-height="103%" fo:text-indent="0in" style:auto-text-indent="false"/>
    </style:style>
    <style:style style:name="P329" style:family="paragraph" style:parent-style-name="Text_20_body">
      <style:paragraph-properties fo:margin-left="1.6937in" fo:margin-right="2.6811in" fo:margin-top="0.0035in" fo:margin-bottom="0in" style:contextual-spacing="false" fo:line-height="103%" fo:text-indent="0in" style:auto-text-indent="false"/>
    </style:style>
    <style:style style:name="P330" style:family="paragraph" style:parent-style-name="Text_20_body">
      <style:paragraph-properties fo:margin-left="1.6937in" fo:margin-right="2.0807in" fo:margin-top="0in" fo:margin-bottom="0in" style:contextual-spacing="false" fo:line-height="103%" fo:text-indent="0in" style:auto-text-indent="false"/>
    </style:style>
    <style:style style:name="P331" style:family="paragraph" style:parent-style-name="Text_20_body">
      <style:paragraph-properties fo:margin-left="1.6937in" fo:margin-right="2.3165in" fo:margin-top="0.0626in" fo:margin-bottom="0in" style:contextual-spacing="false" fo:line-height="103%" fo:text-indent="0in" style:auto-text-indent="false"/>
    </style:style>
    <style:style style:name="P332" style:family="paragraph" style:parent-style-name="Text_20_body">
      <style:paragraph-properties fo:margin-left="1.6937in" fo:margin-right="1.9138in" fo:margin-top="0.0083in" fo:margin-bottom="0in" style:contextual-spacing="false" fo:line-height="103%" fo:text-indent="0in" style:auto-text-indent="false"/>
    </style:style>
    <style:style style:name="P333" style:family="paragraph" style:parent-style-name="Text_20_body">
      <style:paragraph-properties fo:margin-left="1.6937in" fo:margin-right="2.5252in" fo:margin-top="0.0626in" fo:margin-bottom="0in" style:contextual-spacing="false" fo:line-height="103%" fo:text-indent="0in" style:auto-text-indent="false"/>
    </style:style>
    <style:style style:name="P334" style:family="paragraph" style:parent-style-name="Text_20_body">
      <style:paragraph-properties fo:margin-left="1.6937in" fo:margin-right="2.6717in" fo:margin-top="0.0626in" fo:margin-bottom="0in" style:contextual-spacing="false" fo:line-height="103%" fo:text-indent="0in" style:auto-text-indent="false"/>
    </style:style>
    <style:style style:name="P335" style:family="paragraph" style:parent-style-name="Text_20_body">
      <style:paragraph-properties fo:margin-left="1.6937in" fo:margin-right="1.8244in" fo:margin-top="0.0083in" fo:margin-bottom="0in" style:contextual-spacing="false" fo:line-height="103%" fo:text-indent="0in" style:auto-text-indent="false"/>
    </style:style>
    <style:style style:name="P336" style:family="paragraph" style:parent-style-name="Text_20_body">
      <style:paragraph-properties fo:margin-left="1.6937in" fo:margin-right="3.0693in" fo:margin-top="0.0016in" fo:margin-bottom="0in" style:contextual-spacing="false" fo:line-height="103%" fo:text-indent="0in" style:auto-text-indent="false"/>
    </style:style>
    <style:style style:name="P337" style:family="paragraph" style:parent-style-name="Text_20_body">
      <style:paragraph-properties fo:margin-left="1.6937in" fo:margin-right="2.2429in" fo:margin-top="0.0626in" fo:margin-bottom="0in" style:contextual-spacing="false" fo:line-height="103%" fo:text-indent="0in" style:auto-text-indent="false"/>
    </style:style>
    <style:style style:name="P338" style:family="paragraph" style:parent-style-name="Text_20_body">
      <style:paragraph-properties fo:margin-left="1.6937in" fo:margin-right="2.5909in" fo:margin-top="0.0083in" fo:margin-bottom="0in" style:contextual-spacing="false" fo:line-height="103%" fo:text-indent="0in" style:auto-text-indent="false"/>
    </style:style>
    <style:style style:name="P339" style:family="paragraph" style:parent-style-name="Text_20_body">
      <style:paragraph-properties fo:margin-left="1.6937in" fo:margin-right="3.0846in" fo:margin-top="0.0626in" fo:margin-bottom="0in" style:contextual-spacing="false" fo:line-height="103%" fo:text-indent="0in" style:auto-text-indent="false"/>
    </style:style>
    <style:style style:name="P340" style:family="paragraph" style:parent-style-name="Text_20_body">
      <style:paragraph-properties fo:margin-left="1.6937in" fo:margin-right="2.0138in" fo:margin-top="0.002in" fo:margin-bottom="0in" style:contextual-spacing="false" fo:line-height="103%" fo:text-indent="0in" style:auto-text-indent="false"/>
    </style:style>
    <style:style style:name="P341" style:family="paragraph" style:parent-style-name="Text_20_body">
      <style:paragraph-properties fo:margin-left="1.6937in" fo:margin-right="1.7866in" fo:margin-top="0.002in" fo:margin-bottom="0in" style:contextual-spacing="false" fo:line-height="103%" fo:text-indent="0in" style:auto-text-indent="false"/>
    </style:style>
    <style:style style:name="P342" style:family="paragraph" style:parent-style-name="Text_20_body">
      <style:paragraph-properties fo:margin-left="1.6937in" fo:margin-right="2.0071in" fo:margin-top="0.0626in" fo:margin-bottom="0in" style:contextual-spacing="false" fo:line-height="103%" fo:text-indent="0in" style:auto-text-indent="false"/>
    </style:style>
    <style:style style:name="P343" style:family="paragraph" style:parent-style-name="Text_20_body">
      <style:paragraph-properties fo:margin-left="1.6937in" fo:margin-right="2.0071in" fo:margin-top="0.002in" fo:margin-bottom="0in" style:contextual-spacing="false" fo:line-height="103%" fo:text-indent="0in" style:auto-text-indent="false"/>
    </style:style>
    <style:style style:name="P344" style:family="paragraph" style:parent-style-name="Text_20_body">
      <style:paragraph-properties fo:margin-left="1.6937in" fo:margin-right="3.8634in" fo:margin-top="0.0626in" fo:margin-bottom="0in" style:contextual-spacing="false" fo:line-height="103%" fo:text-indent="0in" style:auto-text-indent="false"/>
    </style:style>
    <style:style style:name="P345" style:family="paragraph" style:parent-style-name="Text_20_body" style:master-page-name="Converted68">
      <style:paragraph-properties fo:margin-left="1.6937in" fo:margin-right="3.0193in" fo:margin-top="0.061in" fo:margin-bottom="0in" style:contextual-spacing="false" fo:line-height="103%" fo:text-indent="0in" style:auto-text-indent="false" style:page-number="auto"/>
    </style:style>
    <style:style style:name="P346" style:family="paragraph" style:parent-style-name="Text_20_body">
      <style:paragraph-properties fo:margin-left="1.6937in" fo:margin-right="2.3091in" fo:margin-top="0.0626in" fo:margin-bottom="0in" style:contextual-spacing="false" fo:line-height="103%" fo:text-indent="0in" style:auto-text-indent="false"/>
    </style:style>
    <style:style style:name="P347" style:family="paragraph" style:parent-style-name="Text_20_body">
      <style:paragraph-properties fo:margin-left="1.6937in" fo:margin-right="1.6366in" fo:margin-top="0.0626in" fo:margin-bottom="0in" style:contextual-spacing="false" fo:line-height="103%" fo:text-indent="0in" style:auto-text-indent="false"/>
    </style:style>
    <style:style style:name="P348" style:family="paragraph" style:parent-style-name="Text_20_body">
      <style:paragraph-properties fo:margin-left="1.6937in" fo:margin-right="3.3953in" fo:margin-top="0.0626in" fo:margin-bottom="0in" style:contextual-spacing="false" fo:line-height="103%" fo:text-indent="0in" style:auto-text-indent="false"/>
    </style:style>
    <style:style style:name="P349" style:family="paragraph" style:parent-style-name="Text_20_body">
      <style:paragraph-properties fo:margin-left="1.6937in" fo:margin-right="2.9598in" fo:margin-top="0.0626in" fo:margin-bottom="0in" style:contextual-spacing="false" fo:line-height="103%" fo:text-indent="0in" style:auto-text-indent="false"/>
    </style:style>
    <style:style style:name="P350" style:family="paragraph" style:parent-style-name="Text_20_body">
      <style:paragraph-properties fo:margin-left="1.6937in" fo:margin-right="2.2937in" fo:margin-top="0in" fo:margin-bottom="0in" style:contextual-spacing="false" fo:line-height="103%" fo:text-indent="0in" style:auto-text-indent="false"/>
    </style:style>
    <style:style style:name="P351" style:family="paragraph" style:parent-style-name="Text_20_body">
      <style:paragraph-properties fo:margin-left="1.6937in" fo:margin-right="1.8154in" fo:margin-top="0in" fo:margin-bottom="0in" style:contextual-spacing="false" fo:line-height="103%" fo:text-indent="0in" style:auto-text-indent="false"/>
    </style:style>
    <style:style style:name="P352" style:family="paragraph" style:parent-style-name="Text_20_body">
      <style:paragraph-properties fo:margin-left="1.6937in" fo:margin-right="1.2535in" fo:margin-top="0in" fo:margin-bottom="0in" style:contextual-spacing="false" fo:line-height="103%" fo:text-indent="0in" style:auto-text-indent="false"/>
    </style:style>
    <style:style style:name="P353" style:family="paragraph" style:parent-style-name="Text_20_body">
      <style:paragraph-properties fo:margin-left="1.6937in" fo:margin-right="1.2535in" fo:margin-top="0.0626in" fo:margin-bottom="0in" style:contextual-spacing="false" fo:line-height="103%" fo:text-indent="0in" style:auto-text-indent="false"/>
    </style:style>
    <style:style style:name="P354" style:family="paragraph" style:parent-style-name="Text_20_body">
      <style:paragraph-properties fo:margin-left="1.6937in" fo:margin-right="3.1937in" fo:margin-top="0.0083in" fo:margin-bottom="0in" style:contextual-spacing="false" fo:line-height="103%" fo:text-indent="0in" style:auto-text-indent="false"/>
    </style:style>
    <style:style style:name="P355" style:family="paragraph" style:parent-style-name="Text_20_body">
      <style:paragraph-properties fo:margin-left="1.6937in" fo:margin-right="1.3638in" fo:margin-top="0in" fo:margin-bottom="0in" style:contextual-spacing="false" fo:line-height="103%" fo:text-indent="0in" style:auto-text-indent="false"/>
    </style:style>
    <style:style style:name="P356" style:family="paragraph" style:parent-style-name="Text_20_body">
      <style:paragraph-properties fo:margin-left="1.6937in" fo:margin-right="1.3638in" fo:margin-top="0.002in" fo:margin-bottom="0in" style:contextual-spacing="false" fo:line-height="103%" fo:text-indent="0in" style:auto-text-indent="false"/>
    </style:style>
    <style:style style:name="P357" style:family="paragraph" style:parent-style-name="Text_20_body">
      <style:paragraph-properties fo:margin-left="1.6937in" fo:margin-right="1.3638in" fo:margin-top="0.0016in" fo:margin-bottom="0in" style:contextual-spacing="false" fo:line-height="103%" fo:text-indent="0in" style:auto-text-indent="false"/>
    </style:style>
    <style:style style:name="P358" style:family="paragraph" style:parent-style-name="Text_20_body">
      <style:paragraph-properties fo:margin-left="1.6937in" fo:margin-right="2.9154in" fo:margin-top="0in" fo:margin-bottom="0in" style:contextual-spacing="false" fo:line-height="103%" fo:text-indent="0in" style:auto-text-indent="false"/>
    </style:style>
    <style:style style:name="P359" style:family="paragraph" style:parent-style-name="Text_20_body">
      <style:paragraph-properties fo:margin-left="1.6937in" fo:margin-right="2.7236in" fo:margin-top="0in" fo:margin-bottom="0in" style:contextual-spacing="false" fo:line-height="103%" fo:text-indent="0in" style:auto-text-indent="false"/>
    </style:style>
    <style:style style:name="P360" style:family="paragraph" style:parent-style-name="Text_20_body">
      <style:paragraph-properties fo:margin-left="1.6937in" fo:margin-right="1.8366in" fo:margin-top="0.0083in" fo:margin-bottom="0in" style:contextual-spacing="false" fo:line-height="103%" fo:text-indent="0in" style:auto-text-indent="false"/>
    </style:style>
    <style:style style:name="P361" style:family="paragraph" style:parent-style-name="Text_20_body">
      <style:paragraph-properties fo:margin-left="1.6937in" fo:margin-right="1.8366in" fo:margin-top="0.0028in" fo:margin-bottom="0in" style:contextual-spacing="false" fo:line-height="103%" fo:text-indent="0in" style:auto-text-indent="false"/>
    </style:style>
    <style:style style:name="P362" style:family="paragraph" style:parent-style-name="Text_20_body">
      <style:paragraph-properties fo:margin-left="1.6937in" fo:margin-right="1.6535in" fo:margin-top="0.0016in" fo:margin-bottom="0in" style:contextual-spacing="false" fo:line-height="103%" fo:text-indent="0in" style:auto-text-indent="false"/>
    </style:style>
    <style:style style:name="P363" style:family="paragraph" style:parent-style-name="Text_20_body">
      <style:paragraph-properties fo:margin-left="0.4634in" fo:margin-right="0.1126in" fo:margin-top="0in" fo:margin-bottom="0in" style:contextual-spacing="false" fo:line-height="103%" fo:text-indent="0in" style:auto-text-indent="false"/>
    </style:style>
    <style:style style:name="P364" style:family="paragraph" style:parent-style-name="Text_20_body">
      <style:paragraph-properties fo:margin-left="1.6937in" fo:margin-right="1.6563in" fo:margin-top="0in" fo:margin-bottom="0in" style:contextual-spacing="false" fo:line-height="103%" fo:text-indent="0in" style:auto-text-indent="false"/>
    </style:style>
    <style:style style:name="P365" style:family="paragraph" style:parent-style-name="Text_20_body">
      <style:paragraph-properties fo:margin-left="1.6937in" fo:margin-right="2.4335in" fo:margin-top="0.0083in" fo:margin-bottom="0in" style:contextual-spacing="false" fo:line-height="103%" fo:text-indent="0in" style:auto-text-indent="false"/>
    </style:style>
    <style:style style:name="P366" style:family="paragraph" style:parent-style-name="Text_20_body">
      <style:paragraph-properties fo:margin-left="1.6937in" fo:margin-right="2.4335in" fo:margin-top="0.002in" fo:margin-bottom="0in" style:contextual-spacing="false" fo:line-height="103%" fo:text-indent="0in" style:auto-text-indent="false"/>
    </style:style>
    <style:style style:name="P367" style:family="paragraph" style:parent-style-name="Text_20_body">
      <style:paragraph-properties fo:margin-left="1.6937in" fo:margin-right="2.2827in" fo:margin-top="0in" fo:margin-bottom="0in" style:contextual-spacing="false" fo:line-height="103%" fo:text-indent="0in" style:auto-text-indent="false"/>
    </style:style>
    <style:style style:name="P368" style:family="paragraph" style:parent-style-name="Text_20_body">
      <style:paragraph-properties fo:margin-left="1.6937in" fo:margin-right="2.4354in" fo:margin-top="0.0083in" fo:margin-bottom="0in" style:contextual-spacing="false" fo:line-height="103%" fo:text-indent="0in" style:auto-text-indent="false"/>
    </style:style>
    <style:style style:name="P369" style:family="paragraph" style:parent-style-name="Text_20_body">
      <style:paragraph-properties fo:margin-left="1.6937in" fo:margin-right="2.1161in" fo:margin-top="0.0028in" fo:margin-bottom="0in" style:contextual-spacing="false" fo:line-height="103%" fo:text-indent="0in" style:auto-text-indent="false"/>
    </style:style>
    <style:style style:name="P370" style:family="paragraph" style:parent-style-name="Text_20_body">
      <style:paragraph-properties fo:margin-left="1.6937in" fo:margin-right="2.0209in" fo:margin-top="0.0083in" fo:margin-bottom="0in" style:contextual-spacing="false" fo:line-height="103%" fo:text-indent="0in" style:auto-text-indent="false"/>
    </style:style>
    <style:style style:name="P371" style:family="paragraph" style:parent-style-name="Text_20_body">
      <style:paragraph-properties fo:margin-left="1.6937in" fo:margin-right="2.9083in" fo:margin-top="0.0016in" fo:margin-bottom="0in" style:contextual-spacing="false" fo:line-height="103%" fo:text-indent="0in" style:auto-text-indent="false"/>
    </style:style>
    <style:style style:name="P372" style:family="paragraph" style:parent-style-name="Text_20_body">
      <style:paragraph-properties fo:margin-left="1.6937in" fo:margin-right="2.0992in" fo:margin-top="0.002in" fo:margin-bottom="0in" style:contextual-spacing="false" fo:line-height="103%" fo:text-indent="0in" style:auto-text-indent="false"/>
    </style:style>
    <style:style style:name="P373" style:family="paragraph" style:parent-style-name="Text_20_body">
      <style:paragraph-properties fo:margin-left="1.6937in" fo:margin-right="2.7744in" fo:margin-top="0.0626in" fo:margin-bottom="0in" style:contextual-spacing="false" fo:line-height="103%" fo:text-indent="0in" style:auto-text-indent="false"/>
    </style:style>
    <style:style style:name="P374" style:family="paragraph" style:parent-style-name="Text_20_body">
      <style:paragraph-properties fo:margin-left="1.6937in" fo:margin-right="1.7874in" fo:margin-top="0.0083in" fo:margin-bottom="0in" style:contextual-spacing="false" fo:line-height="103%" fo:text-indent="0in" style:auto-text-indent="false"/>
    </style:style>
    <style:style style:name="P375" style:family="paragraph" style:parent-style-name="Text_20_body">
      <style:paragraph-properties fo:margin-left="1.6937in" fo:margin-right="1.4736in" fo:margin-top="0.0083in" fo:margin-bottom="0in" style:contextual-spacing="false" fo:line-height="103%" fo:text-indent="0in" style:auto-text-indent="false"/>
    </style:style>
    <style:style style:name="P376" style:family="paragraph" style:parent-style-name="Text_20_body">
      <style:paragraph-properties fo:margin-left="1.6937in" fo:margin-right="1.4965in" fo:margin-top="0.0016in" fo:margin-bottom="0in" style:contextual-spacing="false" fo:line-height="103%" fo:text-indent="0in" style:auto-text-indent="false"/>
    </style:style>
    <style:style style:name="P377" style:family="paragraph" style:parent-style-name="Text_20_body">
      <style:paragraph-properties fo:margin-left="1.6937in" fo:margin-right="2.3437in" fo:margin-top="0in" fo:margin-bottom="0in" style:contextual-spacing="false" fo:line-height="103%" fo:text-indent="0in" style:auto-text-indent="false"/>
    </style:style>
    <style:style style:name="P378" style:family="paragraph" style:parent-style-name="Text_20_body">
      <style:paragraph-properties fo:margin-left="1.6937in" fo:margin-right="2.1252in" fo:margin-top="0in" fo:margin-bottom="0in" style:contextual-spacing="false" fo:line-height="103%" fo:text-indent="0in" style:auto-text-indent="false"/>
    </style:style>
    <style:style style:name="P379" style:family="paragraph" style:parent-style-name="Text_20_body">
      <style:paragraph-properties fo:margin-left="1.6937in" fo:margin-right="2.9008in" fo:margin-top="0.0016in" fo:margin-bottom="0in" style:contextual-spacing="false" fo:line-height="103%" fo:text-indent="0in" style:auto-text-indent="false"/>
    </style:style>
    <style:style style:name="P380" style:family="paragraph" style:parent-style-name="Text_20_body">
      <style:paragraph-properties fo:margin-left="1.6937in" fo:margin-right="1.6965in" fo:margin-top="0.0083in" fo:margin-bottom="0in" style:contextual-spacing="false" fo:line-height="103%" fo:text-indent="0in" style:auto-text-indent="false"/>
    </style:style>
    <style:style style:name="P381" style:family="paragraph" style:parent-style-name="Text_20_body">
      <style:paragraph-properties fo:margin-left="1.6937in" fo:margin-right="1.9634in" fo:margin-top="0.0626in" fo:margin-bottom="0in" style:contextual-spacing="false" fo:line-height="103%" fo:text-indent="0in" style:auto-text-indent="false"/>
    </style:style>
    <style:style style:name="P382" style:family="paragraph" style:parent-style-name="Text_20_body">
      <style:paragraph-properties fo:margin-left="1.6937in" fo:margin-right="1.7484in" fo:margin-top="0in" fo:margin-bottom="0in" style:contextual-spacing="false" fo:line-height="103%" fo:text-indent="0in" style:auto-text-indent="false"/>
    </style:style>
    <style:style style:name="P383" style:family="paragraph" style:parent-style-name="Text_20_body">
      <style:paragraph-properties fo:margin-left="1.6937in" fo:margin-right="2.9728in" fo:line-height="103%" fo:text-indent="0in" style:auto-text-indent="false"/>
    </style:style>
    <style:style style:name="P384" style:family="paragraph" style:parent-style-name="Text_20_body">
      <style:paragraph-properties fo:margin-left="1.6937in" fo:margin-right="1.6165in" fo:margin-top="0.002in" fo:margin-bottom="0in" style:contextual-spacing="false" fo:line-height="103%" fo:text-indent="0in" style:auto-text-indent="false"/>
    </style:style>
    <style:style style:name="P385" style:family="paragraph" style:parent-style-name="Text_20_body">
      <style:paragraph-properties fo:margin-left="1.6937in" fo:margin-right="1.5575in" fo:margin-top="0.0083in" fo:margin-bottom="0in" style:contextual-spacing="false" fo:line-height="103%" fo:text-indent="0in" style:auto-text-indent="false"/>
    </style:style>
    <style:style style:name="P386" style:family="paragraph" style:parent-style-name="Text_20_body">
      <style:paragraph-properties fo:margin-left="1.6937in" fo:margin-right="2.2354in" fo:margin-top="0in" fo:margin-bottom="0in" style:contextual-spacing="false" fo:line-height="103%" fo:text-indent="0in" style:auto-text-indent="false"/>
    </style:style>
    <style:style style:name="P387" style:family="paragraph" style:parent-style-name="Text_20_body">
      <style:paragraph-properties fo:margin-left="1.6937in" fo:margin-right="1.9665in" fo:margin-top="0.002in" fo:margin-bottom="0in" style:contextual-spacing="false" fo:line-height="103%" fo:text-indent="0in" style:auto-text-indent="false"/>
    </style:style>
    <style:style style:name="P388" style:family="paragraph" style:parent-style-name="Text_20_body">
      <style:paragraph-properties fo:margin-left="1.6937in" fo:margin-right="2.7618in" fo:margin-top="0in" fo:margin-bottom="0in" style:contextual-spacing="false" fo:line-height="103%" fo:text-indent="0in" style:auto-text-indent="false"/>
    </style:style>
    <style:style style:name="P389" style:family="paragraph" style:parent-style-name="Text_20_body">
      <style:paragraph-properties fo:margin-left="1.6937in" fo:margin-right="1.7992in" fo:margin-top="0.0083in" fo:margin-bottom="0in" style:contextual-spacing="false" fo:line-height="103%" fo:text-indent="0in" style:auto-text-indent="false"/>
    </style:style>
    <style:style style:name="P390" style:family="paragraph" style:parent-style-name="Text_20_body">
      <style:paragraph-properties fo:margin-left="1.6937in" fo:margin-right="2.0382in" fo:margin-top="0.002in" fo:margin-bottom="0in" style:contextual-spacing="false" fo:line-height="103%" fo:text-indent="0in" style:auto-text-indent="false"/>
    </style:style>
    <style:style style:name="P391" style:family="paragraph" style:parent-style-name="Text_20_body">
      <style:paragraph-properties fo:margin-left="1.6937in" fo:margin-right="2.0382in" fo:margin-top="0.0626in" fo:margin-bottom="0in" style:contextual-spacing="false" fo:line-height="103%" fo:text-indent="0in" style:auto-text-indent="false"/>
    </style:style>
    <style:style style:name="P392" style:family="paragraph" style:parent-style-name="Text_20_body">
      <style:paragraph-properties fo:margin-left="1.6937in" fo:margin-right="1.6772in" fo:margin-top="0.0016in" fo:margin-bottom="0in" style:contextual-spacing="false" fo:line-height="103%" fo:text-indent="0in" style:auto-text-indent="false"/>
    </style:style>
    <style:style style:name="P393" style:family="paragraph" style:parent-style-name="Text_20_body">
      <style:paragraph-properties fo:margin-left="1.6937in" fo:margin-right="1.6772in" fo:margin-top="0.0083in" fo:margin-bottom="0in" style:contextual-spacing="false" fo:line-height="103%" fo:text-indent="0in" style:auto-text-indent="false"/>
    </style:style>
    <style:style style:name="P394" style:family="paragraph" style:parent-style-name="Text_20_body">
      <style:paragraph-properties fo:margin-left="1.6937in" fo:margin-right="2.1972in" fo:margin-top="0.0016in" fo:margin-bottom="0in" style:contextual-spacing="false" fo:line-height="103%" fo:text-indent="0in" style:auto-text-indent="false"/>
    </style:style>
    <style:style style:name="P395" style:family="paragraph" style:parent-style-name="Text_20_body">
      <style:paragraph-properties fo:margin-left="1.6937in" fo:margin-right="1.9193in" fo:margin-top="0in" fo:margin-bottom="0in" style:contextual-spacing="false" fo:line-height="103%" fo:text-indent="0in" style:auto-text-indent="false"/>
    </style:style>
    <style:style style:name="P396" style:family="paragraph" style:parent-style-name="Text_20_body">
      <style:paragraph-properties fo:margin-left="1.6937in" fo:margin-right="1.9264in" fo:margin-top="0in" fo:margin-bottom="0in" style:contextual-spacing="false" fo:line-height="103%" fo:text-indent="0in" style:auto-text-indent="false"/>
    </style:style>
    <style:style style:name="P397" style:family="paragraph" style:parent-style-name="Text_20_body">
      <style:paragraph-properties fo:margin-left="1.6937in" fo:margin-right="2.7925in" fo:margin-top="0.0626in" fo:margin-bottom="0in" style:contextual-spacing="false" fo:line-height="103%" fo:text-indent="0in" style:auto-text-indent="false"/>
    </style:style>
    <style:style style:name="P398" style:family="paragraph" style:parent-style-name="Text_20_body">
      <style:paragraph-properties fo:margin-left="1.6937in" fo:margin-right="2.2043in" fo:margin-top="0.0016in" fo:margin-bottom="0in" style:contextual-spacing="false" fo:line-height="103%" fo:text-indent="0in" style:auto-text-indent="false"/>
    </style:style>
    <style:style style:name="P399" style:family="paragraph" style:parent-style-name="Text_20_body">
      <style:paragraph-properties fo:margin-left="1.6937in" fo:margin-right="1.4744in" fo:margin-top="0.0083in" fo:margin-bottom="0in" style:contextual-spacing="false" fo:line-height="103%" fo:text-indent="0in" style:auto-text-indent="false"/>
    </style:style>
    <style:style style:name="P400" style:family="paragraph" style:parent-style-name="Text_20_body">
      <style:paragraph-properties fo:margin-left="0.0693in" fo:margin-right="0in" fo:margin-top="0.1555in" fo:margin-bottom="0in" style:contextual-spacing="false" fo:line-height="103%" fo:text-indent="0.3929in" style:auto-text-indent="false"/>
    </style:style>
    <style:style style:name="P401" style:family="paragraph" style:parent-style-name="Text_20_body">
      <style:paragraph-properties fo:margin-left="1.6937in" fo:margin-right="1.9839in" fo:margin-top="0.0083in" fo:margin-bottom="0in" style:contextual-spacing="false" fo:line-height="103%" fo:text-indent="0in" style:auto-text-indent="false"/>
    </style:style>
    <style:style style:name="P402" style:family="paragraph" style:parent-style-name="Text_20_body">
      <style:paragraph-properties fo:margin-left="1.6937in" fo:margin-right="2.8835in" fo:margin-top="0.0016in" fo:margin-bottom="0in" style:contextual-spacing="false" fo:line-height="103%" fo:text-indent="0in" style:auto-text-indent="false"/>
    </style:style>
    <style:style style:name="P403" style:family="paragraph" style:parent-style-name="Text_20_body">
      <style:paragraph-properties fo:margin-left="1.6937in" fo:margin-right="2.1035in" fo:margin-top="0in" fo:margin-bottom="0in" style:contextual-spacing="false" fo:line-height="103%" fo:text-indent="0in" style:auto-text-indent="false"/>
    </style:style>
    <style:style style:name="P404" style:family="paragraph" style:parent-style-name="Text_20_body">
      <style:paragraph-properties fo:margin-left="1.6937in" fo:margin-right="2.1035in" fo:margin-top="0.0016in" fo:margin-bottom="0in" style:contextual-spacing="false" fo:line-height="103%" fo:text-indent="0in" style:auto-text-indent="false"/>
    </style:style>
    <style:style style:name="P405" style:family="paragraph" style:parent-style-name="Text_20_body">
      <style:paragraph-properties fo:margin-left="1.6937in" fo:margin-right="3.1016in" fo:margin-top="0.0626in" fo:margin-bottom="0in" style:contextual-spacing="false" fo:line-height="103%" fo:text-indent="0in" style:auto-text-indent="false"/>
    </style:style>
    <style:style style:name="P406" style:family="paragraph" style:parent-style-name="Text_20_body">
      <style:paragraph-properties fo:margin-left="1.6937in" fo:margin-right="2.6146in" fo:margin-top="0.0626in" fo:margin-bottom="0in" style:contextual-spacing="false" fo:line-height="103%" fo:text-indent="0in" style:auto-text-indent="false"/>
    </style:style>
    <style:style style:name="P407" style:family="paragraph" style:parent-style-name="Text_20_body">
      <style:paragraph-properties fo:margin-left="1.6937in" fo:margin-right="3.6047in" fo:margin-top="0.0626in" fo:margin-bottom="0in" style:contextual-spacing="false" fo:line-height="103%" fo:text-indent="0in" style:auto-text-indent="false"/>
    </style:style>
    <style:style style:name="P408" style:family="paragraph" style:parent-style-name="Text_20_body">
      <style:paragraph-properties fo:margin-left="1.6937in" fo:margin-right="1.8575in" fo:margin-top="0.0083in" fo:margin-bottom="0in" style:contextual-spacing="false" fo:line-height="103%" fo:text-indent="0in" style:auto-text-indent="false"/>
    </style:style>
    <style:style style:name="P409" style:family="paragraph" style:parent-style-name="Text_20_body">
      <style:paragraph-properties fo:margin-left="1.6937in" fo:margin-right="1.5898in" fo:margin-top="0.0028in" fo:margin-bottom="0in" style:contextual-spacing="false" fo:line-height="103%" fo:text-indent="0in" style:auto-text-indent="false"/>
    </style:style>
    <style:style style:name="P410" style:family="paragraph" style:parent-style-name="Text_20_body">
      <style:paragraph-properties fo:margin-left="1.6937in" fo:margin-right="1.2835in" fo:margin-top="0.0626in" fo:margin-bottom="0in" style:contextual-spacing="false" fo:line-height="103%" fo:text-indent="0in" style:auto-text-indent="false"/>
    </style:style>
    <style:style style:name="P411" style:family="paragraph" style:parent-style-name="Text_20_body">
      <style:paragraph-properties fo:margin-left="1.6937in" fo:margin-right="2.4264in" fo:margin-top="0.0083in" fo:margin-bottom="0in" style:contextual-spacing="false" fo:line-height="103%" fo:text-indent="0in" style:auto-text-indent="false"/>
    </style:style>
    <style:style style:name="P412" style:family="paragraph" style:parent-style-name="Text_20_body">
      <style:paragraph-properties fo:margin-left="1.6937in" fo:margin-right="2.1063in" fo:margin-top="0.0083in" fo:margin-bottom="0in" style:contextual-spacing="false" fo:line-height="103%" fo:text-indent="0in" style:auto-text-indent="false"/>
    </style:style>
    <style:style style:name="P413" style:family="paragraph" style:parent-style-name="Text_20_body">
      <style:paragraph-properties fo:margin-left="1.6937in" fo:margin-right="2.1063in" fo:margin-top="0.0016in" fo:margin-bottom="0in" style:contextual-spacing="false" fo:line-height="103%" fo:text-indent="0in" style:auto-text-indent="false"/>
    </style:style>
    <style:style style:name="P414" style:family="paragraph" style:parent-style-name="Text_20_body">
      <style:paragraph-properties fo:margin-left="1.6937in" fo:margin-right="1.761in" fo:margin-top="0.0016in" fo:margin-bottom="0in" style:contextual-spacing="false" fo:line-height="103%" fo:text-indent="0in" style:auto-text-indent="false"/>
    </style:style>
    <style:style style:name="P415" style:family="paragraph" style:parent-style-name="Text_20_body">
      <style:paragraph-properties fo:margin-left="1.6937in" fo:margin-right="2.8398in" fo:margin-top="0.002in" fo:margin-bottom="0in" style:contextual-spacing="false" fo:line-height="103%" fo:text-indent="0in" style:auto-text-indent="false"/>
    </style:style>
    <style:style style:name="P416" style:family="paragraph" style:parent-style-name="Text_20_body">
      <style:paragraph-properties fo:margin-left="1.6937in" fo:margin-right="1.8457in" fo:margin-top="0.0016in" fo:margin-bottom="0in" style:contextual-spacing="false" fo:line-height="103%" fo:text-indent="0in" style:auto-text-indent="false"/>
    </style:style>
    <style:style style:name="P417" style:family="paragraph" style:parent-style-name="Text_20_body">
      <style:paragraph-properties fo:margin-left="1.6937in" fo:margin-right="1.9555in" fo:margin-top="0.0035in" fo:margin-bottom="0in" style:contextual-spacing="false" fo:line-height="103%" fo:text-indent="0in" style:auto-text-indent="false"/>
    </style:style>
    <style:style style:name="P418" style:family="paragraph" style:parent-style-name="Text_20_body">
      <style:paragraph-properties fo:margin-left="1.6937in" fo:margin-right="2.0189in" fo:margin-top="0.0016in" fo:margin-bottom="0in" style:contextual-spacing="false" fo:line-height="103%" fo:text-indent="0in" style:auto-text-indent="false"/>
    </style:style>
    <style:style style:name="P419" style:family="paragraph" style:parent-style-name="Text_20_body">
      <style:paragraph-properties fo:margin-left="1.6937in" fo:margin-right="2.648in" fo:margin-top="0in" fo:margin-bottom="0in" style:contextual-spacing="false" fo:line-height="103%" fo:text-indent="0in" style:auto-text-indent="false"/>
    </style:style>
    <style:style style:name="P420" style:family="paragraph" style:parent-style-name="Text_20_body">
      <style:paragraph-properties fo:margin-left="1.6937in" fo:margin-right="1.6807in" fo:margin-top="0.0083in" fo:margin-bottom="0in" style:contextual-spacing="false" fo:line-height="103%" fo:text-indent="0in" style:auto-text-indent="false"/>
    </style:style>
    <style:style style:name="P421" style:family="paragraph" style:parent-style-name="Text_20_body">
      <style:paragraph-properties fo:margin-left="1.6937in" fo:margin-right="2.6772in" fo:margin-top="0.002in" fo:margin-bottom="0in" style:contextual-spacing="false" fo:line-height="103%" fo:text-indent="0in" style:auto-text-indent="false"/>
    </style:style>
    <style:style style:name="P422" style:family="paragraph" style:parent-style-name="Text_20_body">
      <style:paragraph-properties fo:margin-left="1.6937in" fo:margin-right="2.7146in" fo:margin-top="0.0016in" fo:margin-bottom="0in" style:contextual-spacing="false" fo:line-height="103%" fo:text-indent="0in" style:auto-text-indent="false"/>
    </style:style>
    <style:style style:name="P423" style:family="paragraph" style:parent-style-name="Text_20_body" style:master-page-name="Converted109">
      <style:paragraph-properties fo:margin-left="1.6937in" fo:margin-right="2.4244in" fo:margin-top="0.061in" fo:margin-bottom="0in" style:contextual-spacing="false" fo:line-height="103%" fo:text-indent="0in" style:auto-text-indent="false" style:page-number="auto"/>
    </style:style>
    <style:style style:name="P424" style:family="paragraph" style:parent-style-name="Text_20_body">
      <style:paragraph-properties fo:margin-left="1.6937in" fo:margin-right="1.8417in" fo:margin-top="0.0083in" fo:margin-bottom="0in" style:contextual-spacing="false" fo:line-height="103%" fo:text-indent="0in" style:auto-text-indent="false"/>
    </style:style>
    <style:style style:name="P425" style:family="paragraph" style:parent-style-name="Text_20_body">
      <style:paragraph-properties fo:margin-left="1.6937in" fo:margin-right="2.2673in" fo:margin-top="0.002in" fo:margin-bottom="0in" style:contextual-spacing="false" fo:line-height="103%" fo:text-indent="0in" style:auto-text-indent="false"/>
    </style:style>
    <style:style style:name="P426" style:family="paragraph" style:parent-style-name="Text_20_body">
      <style:paragraph-properties fo:margin-left="1.6937in" fo:margin-right="2.822in" fo:margin-top="0.0016in" fo:margin-bottom="0in" style:contextual-spacing="false" fo:line-height="103%" fo:text-indent="0in" style:auto-text-indent="false"/>
    </style:style>
    <style:style style:name="P427" style:family="paragraph" style:parent-style-name="Text_20_body">
      <style:paragraph-properties fo:margin-left="1.6937in" fo:margin-right="1.878in" fo:margin-top="0.0016in" fo:margin-bottom="0in" style:contextual-spacing="false" fo:line-height="103%" fo:text-indent="0in" style:auto-text-indent="false"/>
    </style:style>
    <style:style style:name="P428" style:family="paragraph" style:parent-style-name="Text_20_body">
      <style:paragraph-properties fo:margin-left="1.6937in" fo:margin-right="1.8252in" fo:margin-top="0.0083in" fo:margin-bottom="0in" style:contextual-spacing="false" fo:line-height="103%" fo:text-indent="0in" style:auto-text-indent="false"/>
    </style:style>
    <style:style style:name="P429" style:family="paragraph" style:parent-style-name="Text_20_body">
      <style:paragraph-properties fo:margin-left="1.6937in" fo:margin-right="1.9772in" fo:margin-top="0.0083in" fo:margin-bottom="0in" style:contextual-spacing="false" fo:line-height="103%" fo:text-indent="0in" style:auto-text-indent="false"/>
    </style:style>
    <style:style style:name="P430" style:family="paragraph" style:parent-style-name="Text_20_body">
      <style:paragraph-properties fo:margin-left="1.6937in" fo:margin-right="2.5925in" fo:margin-top="0in" fo:margin-bottom="0in" style:contextual-spacing="false" fo:line-height="103%" fo:text-indent="0in" style:auto-text-indent="false"/>
    </style:style>
    <style:style style:name="P431" style:family="paragraph" style:parent-style-name="Text_20_body">
      <style:paragraph-properties fo:margin-left="1.6937in" fo:margin-right="2.4035in" fo:margin-top="0.0016in" fo:margin-bottom="0in" style:contextual-spacing="false" fo:line-height="103%" fo:text-indent="0in" style:auto-text-indent="false"/>
    </style:style>
    <style:style style:name="P432" style:family="paragraph" style:parent-style-name="Text_20_body">
      <style:paragraph-properties fo:margin-left="1.6937in" fo:margin-right="2.2472in" fo:margin-top="0.0626in" fo:margin-bottom="0in" style:contextual-spacing="false" fo:line-height="103%" fo:text-indent="0in" style:auto-text-indent="false"/>
    </style:style>
    <style:style style:name="P433" style:family="paragraph" style:parent-style-name="Text_20_body">
      <style:paragraph-properties fo:margin-left="1.6937in" fo:margin-right="3.0327in" fo:margin-top="0.0016in" fo:margin-bottom="0in" style:contextual-spacing="false" fo:line-height="103%" fo:text-indent="0in" style:auto-text-indent="false"/>
    </style:style>
    <style:style style:name="P434" style:family="paragraph" style:parent-style-name="Text_20_body">
      <style:paragraph-properties fo:margin-left="1.6937in" fo:margin-right="2.55in" fo:margin-top="0.0083in" fo:margin-bottom="0in" style:contextual-spacing="false" fo:line-height="103%" fo:text-indent="0in" style:auto-text-indent="false"/>
    </style:style>
    <style:style style:name="P435" style:family="paragraph" style:parent-style-name="Text_20_body">
      <style:paragraph-properties fo:margin-left="1.6937in" fo:margin-right="1.998in" fo:margin-top="0.0016in" fo:margin-bottom="0in" style:contextual-spacing="false" fo:line-height="103%" fo:text-indent="0in" style:auto-text-indent="false"/>
    </style:style>
    <style:style style:name="P436" style:family="paragraph" style:parent-style-name="Text_20_body" style:master-page-name="Converted127">
      <style:paragraph-properties fo:margin-left="1.6937in" fo:margin-right="1.7563in" fo:margin-top="0.061in" fo:margin-bottom="0in" style:contextual-spacing="false" fo:line-height="103%" fo:text-indent="0in" style:auto-text-indent="false" style:page-number="auto"/>
    </style:style>
    <style:style style:name="P437" style:family="paragraph" style:parent-style-name="Text_20_body">
      <style:paragraph-properties fo:margin-left="1.6937in" fo:margin-right="1.972in" fo:margin-top="0.0016in" fo:margin-bottom="0in" style:contextual-spacing="false" fo:line-height="103%" fo:text-indent="0in" style:auto-text-indent="false"/>
    </style:style>
    <style:style style:name="P438" style:family="paragraph" style:parent-style-name="Text_20_body">
      <style:paragraph-properties fo:margin-left="1.6937in" fo:margin-right="1.8508in" fo:margin-top="0.0016in" fo:margin-bottom="0in" style:contextual-spacing="false" fo:line-height="103%" fo:text-indent="0in" style:auto-text-indent="false"/>
    </style:style>
    <style:style style:name="P439" style:family="paragraph" style:parent-style-name="Text_20_body">
      <style:paragraph-properties fo:margin-left="1.6937in" fo:margin-right="1.9736in" fo:margin-top="0.0016in" fo:margin-bottom="0in" style:contextual-spacing="false" fo:line-height="103%" fo:text-indent="0in" style:auto-text-indent="false"/>
    </style:style>
    <style:style style:name="P440" style:family="paragraph" style:parent-style-name="Text_20_body">
      <style:paragraph-properties fo:margin-top="0in" fo:margin-bottom="0in" style:contextual-spacing="false" fo:line-height="4%"/>
      <style:text-properties fo:font-size="7.5pt" fo:language="en" fo:country="US" style:font-size-asian="7.5pt" style:language-asian="en" style:country-asian="US" style:language-complex="ar" style:country-complex="SA"/>
    </style:style>
    <style:style style:name="P441" style:family="paragraph" style:parent-style-name="Text_20_body">
      <style:paragraph-properties fo:margin-left="0.4634in" fo:margin-right="0in" fo:margin-top="0.0016in" fo:margin-bottom="0in" style:contextual-spacing="false" fo:text-indent="0in" style:auto-text-indent="false"/>
    </style:style>
    <style:style style:name="P442" style:family="paragraph" style:parent-style-name="Text_20_body">
      <style:paragraph-properties fo:margin-left="0.4634in" fo:margin-right="0in" fo:margin-top="0in" fo:margin-bottom="0in" style:contextual-spacing="false" fo:text-indent="0in" style:auto-text-indent="false"/>
    </style:style>
    <style:style style:name="P443" style:family="paragraph" style:parent-style-name="Text_20_body">
      <style:paragraph-properties fo:margin-left="0.4634in" fo:margin-right="0in" fo:margin-top="0.0083in" fo:margin-bottom="0in" style:contextual-spacing="false" fo:text-indent="0in" style:auto-text-indent="false"/>
    </style:style>
    <style:style style:name="P444" style:family="paragraph" style:parent-style-name="Text_20_body">
      <style:paragraph-properties fo:margin-left="0.4634in" fo:margin-right="0in" fo:margin-top="0.1547in" fo:margin-bottom="0in" style:contextual-spacing="false" fo:text-indent="0in" style:auto-text-indent="false"/>
    </style:style>
    <style:style style:name="P445" style:family="paragraph" style:parent-style-name="Text_20_body">
      <style:paragraph-properties fo:margin-left="0.4634in" fo:margin-right="0in" fo:text-indent="0in" style:auto-text-indent="false"/>
    </style:style>
    <style:style style:name="P446" style:family="paragraph" style:parent-style-name="Text_20_body">
      <style:paragraph-properties fo:margin-left="0.4634in" fo:margin-right="0in" fo:margin-top="0.1555in" fo:margin-bottom="0in" style:contextual-spacing="false" fo:text-indent="0in" style:auto-text-indent="false"/>
    </style:style>
    <style:style style:name="P447" style:family="paragraph" style:parent-style-name="Text_20_body">
      <style:paragraph-properties fo:margin-left="0.4634in" fo:margin-right="0in" fo:margin-top="0.0626in" fo:margin-bottom="0in" style:contextual-spacing="false" fo:text-indent="0in" style:auto-text-indent="false"/>
    </style:style>
    <style:style style:name="P448" style:family="paragraph" style:parent-style-name="Text_20_body" style:master-page-name="Converted1">
      <style:paragraph-properties fo:margin-top="0.0047in" fo:margin-bottom="0in" style:contextual-spacing="false" style:page-number="auto"/>
      <style:text-properties fo:font-size="13.5pt" style:font-size-asian="13.5pt"/>
    </style:style>
    <style:style style:name="P449" style:family="paragraph" style:parent-style-name="Text_20_body" style:master-page-name="Converted27">
      <style:paragraph-properties fo:margin-top="0.0047in" fo:margin-bottom="0in" style:contextual-spacing="false" style:page-number="auto"/>
      <style:text-properties fo:font-size="13.5pt" style:font-size-asian="13.5pt"/>
    </style:style>
    <style:style style:name="P450" style:family="paragraph" style:parent-style-name="Text_20_body" style:master-page-name="Converted57">
      <style:paragraph-properties fo:margin-top="0.0047in" fo:margin-bottom="0in" style:contextual-spacing="false" style:page-number="auto"/>
      <style:text-properties fo:font-size="13.5pt" style:font-size-asian="13.5pt"/>
    </style:style>
    <style:style style:name="P451" style:family="paragraph" style:parent-style-name="Text_20_body" style:master-page-name="Converted101">
      <style:paragraph-properties fo:margin-top="0.0047in" fo:margin-bottom="0in" style:contextual-spacing="false" style:page-number="auto"/>
      <style:text-properties fo:font-size="13.5pt" style:font-size-asian="13.5pt"/>
    </style:style>
    <style:style style:name="P452" style:family="paragraph" style:parent-style-name="Text_20_body">
      <style:paragraph-properties fo:margin-top="0.002in" fo:margin-bottom="0in" style:contextual-spacing="false"/>
      <style:text-properties style:font-name="Arial" fo:font-size="23.5pt" fo:font-weight="bold" style:font-size-asian="23.5pt" style:font-weight-asian="bold" style:font-name-complex="Arial1"/>
    </style:style>
    <style:style style:name="P453" style:family="paragraph" style:parent-style-name="Text_20_body">
      <style:paragraph-properties fo:margin-top="0.002in" fo:margin-bottom="0in" style:contextual-spacing="false"/>
      <style:text-properties style:font-name="Arial" fo:font-size="9pt" fo:font-weight="bold" style:font-size-asian="9pt" style:font-weight-asian="bold" style:font-name-complex="Arial1"/>
    </style:style>
    <style:style style:name="P454" style:family="paragraph" style:parent-style-name="Text_20_body">
      <style:paragraph-properties fo:margin-top="0in" fo:margin-bottom="0in" style:contextual-spacing="false"/>
      <style:text-properties style:font-name="Arial" fo:font-size="10pt" fo:font-weight="bold" style:font-size-asian="10pt" style:font-weight-asian="bold" style:font-name-complex="Arial1"/>
    </style:style>
    <style:style style:name="P455" style:family="paragraph" style:parent-style-name="Text_20_body">
      <style:text-properties style:font-name="Arial" fo:font-size="9.5pt" fo:font-weight="bold" style:font-size-asian="9.5pt" style:font-weight-asian="bold"/>
    </style:style>
    <style:style style:name="P456" style:family="paragraph" style:parent-style-name="Text_20_body">
      <style:text-properties fo:font-size="13pt" fo:font-style="italic" style:font-size-asian="13pt" style:font-style-asian="italic"/>
    </style:style>
    <style:style style:name="P457" style:family="paragraph" style:parent-style-name="Text_20_body">
      <style:paragraph-properties fo:margin-top="0in" fo:margin-bottom="0in" style:contextual-spacing="false"/>
      <style:text-properties fo:font-size="13pt" fo:font-style="italic" style:font-size-asian="13pt" style:font-style-asian="italic"/>
    </style:style>
    <style:style style:name="P458" style:family="paragraph" style:parent-style-name="Text_20_body">
      <style:paragraph-properties fo:margin-top="0.0043in" fo:margin-bottom="0in" style:contextual-spacing="false"/>
      <style:text-properties fo:font-size="13pt" fo:font-style="italic" style:font-size-asian="13pt" style:font-style-asian="italic"/>
    </style:style>
    <style:style style:name="P459" style:family="paragraph" style:parent-style-name="Text_20_body">
      <style:text-properties fo:font-size="13pt" style:font-size-asian="13pt"/>
    </style:style>
    <style:style style:name="P460" style:family="paragraph" style:parent-style-name="Text_20_body">
      <style:paragraph-properties fo:margin-top="0in" fo:margin-bottom="0in" style:contextual-spacing="false"/>
      <style:text-properties fo:font-size="13pt" style:font-size-asian="13pt"/>
    </style:style>
    <style:style style:name="P461" style:family="paragraph" style:parent-style-name="Text_20_body">
      <style:paragraph-properties fo:margin-top="0.0016in" fo:margin-bottom="0in" style:contextual-spacing="false"/>
      <style:text-properties fo:font-size="13pt" style:font-size-asian="13pt"/>
    </style:style>
    <style:style style:name="P462" style:family="paragraph" style:parent-style-name="Text_20_body">
      <style:paragraph-properties fo:margin-left="1.6937in" fo:margin-right="0in" fo:margin-top="0.0016in" fo:margin-bottom="0in" style:contextual-spacing="false" fo:text-indent="0in" style:auto-text-indent="false"/>
    </style:style>
    <style:style style:name="P463" style:family="paragraph" style:parent-style-name="Text_20_body">
      <style:paragraph-properties fo:margin-left="1.6937in" fo:margin-right="0in" fo:margin-top="0in" fo:margin-bottom="0in" style:contextual-spacing="false" fo:text-indent="0in" style:auto-text-indent="false"/>
    </style:style>
    <style:style style:name="P464" style:family="paragraph" style:parent-style-name="Text_20_body">
      <style:paragraph-properties fo:margin-left="1.6937in" fo:margin-right="0in" fo:margin-top="0.0626in" fo:margin-bottom="0in" style:contextual-spacing="false" fo:text-indent="0in" style:auto-text-indent="false"/>
    </style:style>
    <style:style style:name="P465" style:family="paragraph" style:parent-style-name="Text_20_body">
      <style:paragraph-properties fo:margin-left="1.6937in" fo:margin-right="0in" fo:margin-top="0.0083in" fo:margin-bottom="0in" style:contextual-spacing="false" fo:text-indent="0in" style:auto-text-indent="false"/>
    </style:style>
    <style:style style:name="P466" style:family="paragraph" style:parent-style-name="Text_20_body">
      <style:paragraph-properties fo:margin-left="1.6937in" fo:margin-right="0in" fo:margin-top="0.0618in" fo:margin-bottom="0in" style:contextual-spacing="false" fo:text-indent="0in" style:auto-text-indent="false"/>
    </style:style>
    <style:style style:name="P467" style:family="paragraph" style:parent-style-name="Text_20_body" style:master-page-name="Converted5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68" style:family="paragraph" style:parent-style-name="Text_20_body" style:master-page-name="Converted29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69" style:family="paragraph" style:parent-style-name="Text_20_body" style:master-page-name="Converted30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70" style:family="paragraph" style:parent-style-name="Text_20_body" style:master-page-name="Converted31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71" style:family="paragraph" style:parent-style-name="Text_20_body" style:master-page-name="Converted38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72" style:family="paragraph" style:parent-style-name="Text_20_body" style:master-page-name="Converted42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73" style:family="paragraph" style:parent-style-name="Text_20_body" style:master-page-name="Converted47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74" style:family="paragraph" style:parent-style-name="Text_20_body" style:master-page-name="Converted52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75" style:family="paragraph" style:parent-style-name="Text_20_body" style:master-page-name="Converted61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76" style:family="paragraph" style:parent-style-name="Text_20_body" style:master-page-name="Converted66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77" style:family="paragraph" style:parent-style-name="Text_20_body" style:master-page-name="Converted67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78" style:family="paragraph" style:parent-style-name="Text_20_body" style:master-page-name="Converted75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79" style:family="paragraph" style:parent-style-name="Text_20_body" style:master-page-name="Converted85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80" style:family="paragraph" style:parent-style-name="Text_20_body" style:master-page-name="Converted88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81" style:family="paragraph" style:parent-style-name="Text_20_body" style:master-page-name="Converted95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82" style:family="paragraph" style:parent-style-name="Text_20_body" style:master-page-name="Converted121">
      <style:paragraph-properties fo:margin-left="1.6937in" fo:margin-right="0in" fo:margin-top="0.061in" fo:margin-bottom="0in" style:contextual-spacing="false" fo:text-indent="0in" style:auto-text-indent="false" style:page-number="auto"/>
    </style:style>
    <style:style style:name="P483" style:family="paragraph" style:parent-style-name="Text_20_body">
      <style:paragraph-properties fo:margin-left="1.6937in" fo:margin-right="0in" fo:text-indent="0in" style:auto-text-indent="false"/>
    </style:style>
    <style:style style:name="P484" style:family="paragraph" style:parent-style-name="Text_20_body">
      <style:paragraph-properties fo:margin-left="1.6937in" fo:margin-right="0in" fo:margin-top="0.002in" fo:margin-bottom="0in" style:contextual-spacing="false" fo:text-indent="0in" style:auto-text-indent="false"/>
    </style:style>
    <style:style style:name="P485" style:family="paragraph" style:parent-style-name="Text_20_body">
      <style:paragraph-properties fo:margin-left="1.6937in" fo:margin-right="0in" fo:margin-top="0.0028in" fo:margin-bottom="0in" style:contextual-spacing="false" fo:text-indent="0in" style:auto-text-indent="false"/>
    </style:style>
    <style:style style:name="P486" style:family="paragraph" style:parent-style-name="Text_20_body">
      <style:paragraph-properties fo:margin-left="1.6937in" fo:margin-right="0in" fo:margin-top="0.0091in" fo:margin-bottom="0in" style:contextual-spacing="false" fo:text-indent="0in" style:auto-text-indent="false"/>
    </style:style>
    <style:style style:name="P487" style:family="paragraph" style:parent-style-name="Text_20_body">
      <style:paragraph-properties fo:margin-left="1.6937in" fo:margin-right="0in" fo:margin-top="0.0035in" fo:margin-bottom="0in" style:contextual-spacing="false" fo:text-indent="0in" style:auto-text-indent="false"/>
    </style:style>
    <style:style style:name="P488" style:family="paragraph" style:parent-style-name="Text_20_body">
      <style:paragraph-properties fo:margin-top="0.002in" fo:margin-bottom="0in" style:contextual-spacing="false"/>
      <style:text-properties fo:font-size="12.5pt" style:font-size-asian="12.5pt"/>
    </style:style>
    <style:style style:name="P489" style:family="paragraph" style:parent-style-name="Text_20_body">
      <style:paragraph-properties fo:margin-top="0.0016in" fo:margin-bottom="0in" style:contextual-spacing="false"/>
      <style:text-properties fo:font-size="12.5pt" style:font-size-asian="12.5pt"/>
    </style:style>
    <style:style style:name="P490" style:family="paragraph" style:parent-style-name="Text_20_body">
      <style:paragraph-properties fo:margin-top="0.0028in" fo:margin-bottom="0in" style:contextual-spacing="false"/>
      <style:text-properties fo:font-size="12.5pt" style:font-size-asian="12.5pt"/>
    </style:style>
    <style:style style:name="P491" style:family="paragraph" style:parent-style-name="Text_20_body" style:master-page-name="Converted6">
      <style:paragraph-properties fo:margin-top="0.0071in" fo:margin-bottom="0in" style:contextual-spacing="false" style:page-number="auto"/>
      <style:text-properties fo:font-size="12.5pt" style:font-size-asian="12.5pt"/>
    </style:style>
    <style:style style:name="P492" style:family="paragraph" style:parent-style-name="Text_20_body" style:master-page-name="Converted17">
      <style:paragraph-properties fo:margin-top="0.0071in" fo:margin-bottom="0in" style:contextual-spacing="false" style:page-number="auto"/>
      <style:text-properties fo:font-size="12.5pt" style:font-size-asian="12.5pt"/>
    </style:style>
    <style:style style:name="P493" style:family="paragraph" style:parent-style-name="Text_20_body" style:master-page-name="Converted23">
      <style:paragraph-properties fo:margin-top="0.0071in" fo:margin-bottom="0in" style:contextual-spacing="false" style:page-number="auto"/>
      <style:text-properties fo:font-size="12.5pt" style:font-size-asian="12.5pt"/>
    </style:style>
    <style:style style:name="P494" style:family="paragraph" style:parent-style-name="Text_20_body" style:master-page-name="Converted24">
      <style:paragraph-properties fo:margin-top="0.0071in" fo:margin-bottom="0in" style:contextual-spacing="false" style:page-number="auto"/>
      <style:text-properties fo:font-size="12.5pt" style:font-size-asian="12.5pt"/>
    </style:style>
    <style:style style:name="P495" style:family="paragraph" style:parent-style-name="Text_20_body" style:master-page-name="Converted28">
      <style:paragraph-properties fo:margin-top="0.0071in" fo:margin-bottom="0in" style:contextual-spacing="false" style:page-number="auto"/>
      <style:text-properties fo:font-size="12.5pt" style:font-size-asian="12.5pt"/>
    </style:style>
    <style:style style:name="P496" style:family="paragraph" style:parent-style-name="Text_20_body" style:master-page-name="Converted33">
      <style:paragraph-properties fo:margin-top="0.0071in" fo:margin-bottom="0in" style:contextual-spacing="false" style:page-number="auto"/>
      <style:text-properties fo:font-size="12.5pt" style:font-size-asian="12.5pt"/>
    </style:style>
    <style:style style:name="P497" style:family="paragraph" style:parent-style-name="Text_20_body" style:master-page-name="Converted36">
      <style:paragraph-properties fo:margin-top="0.0071in" fo:margin-bottom="0in" style:contextual-spacing="false" style:page-number="auto"/>
      <style:text-properties fo:font-size="12.5pt" style:font-size-asian="12.5pt"/>
    </style:style>
    <style:style style:name="P498" style:family="paragraph" style:parent-style-name="Text_20_body" style:master-page-name="Converted44">
      <style:paragraph-properties fo:margin-top="0.0071in" fo:margin-bottom="0in" style:contextual-spacing="false" style:page-number="auto"/>
      <style:text-properties fo:font-size="12.5pt" style:font-size-asian="12.5pt"/>
    </style:style>
    <style:style style:name="P499" style:family="paragraph" style:parent-style-name="Text_20_body" style:master-page-name="Converted48">
      <style:paragraph-properties fo:margin-top="0.0071in" fo:margin-bottom="0in" style:contextual-spacing="false" style:page-number="auto"/>
      <style:text-properties fo:font-size="12.5pt" style:font-size-asian="12.5pt"/>
    </style:style>
    <style:style style:name="P500" style:family="paragraph" style:parent-style-name="Text_20_body" style:master-page-name="Converted63">
      <style:paragraph-properties fo:margin-top="0.0071in" fo:margin-bottom="0in" style:contextual-spacing="false" style:page-number="auto"/>
      <style:text-properties fo:font-size="12.5pt" style:font-size-asian="12.5pt"/>
    </style:style>
    <style:style style:name="P501" style:family="paragraph" style:parent-style-name="Text_20_body" style:master-page-name="Converted65">
      <style:paragraph-properties fo:margin-top="0.0071in" fo:margin-bottom="0in" style:contextual-spacing="false" style:page-number="auto"/>
      <style:text-properties fo:font-size="12.5pt" style:font-size-asian="12.5pt"/>
    </style:style>
    <style:style style:name="P502" style:family="paragraph" style:parent-style-name="Text_20_body" style:master-page-name="Converted70">
      <style:paragraph-properties fo:margin-top="0.0071in" fo:margin-bottom="0in" style:contextual-spacing="false" style:page-number="auto"/>
      <style:text-properties fo:font-size="12.5pt" style:font-size-asian="12.5pt"/>
    </style:style>
    <style:style style:name="P503" style:family="paragraph" style:parent-style-name="Text_20_body" style:master-page-name="Converted71">
      <style:paragraph-properties fo:margin-top="0.0071in" fo:margin-bottom="0in" style:contextual-spacing="false" style:page-number="auto"/>
      <style:text-properties fo:font-size="12.5pt" style:font-size-asian="12.5pt"/>
    </style:style>
    <style:style style:name="P504" style:family="paragraph" style:parent-style-name="Text_20_body" style:master-page-name="Converted73">
      <style:paragraph-properties fo:margin-top="0.0071in" fo:margin-bottom="0in" style:contextual-spacing="false" style:page-number="auto"/>
      <style:text-properties fo:font-size="12.5pt" style:font-size-asian="12.5pt"/>
    </style:style>
    <style:style style:name="P505" style:family="paragraph" style:parent-style-name="Text_20_body" style:master-page-name="Converted76">
      <style:paragraph-properties fo:margin-top="0.0071in" fo:margin-bottom="0in" style:contextual-spacing="false" style:page-number="auto"/>
      <style:text-properties fo:font-size="12.5pt" style:font-size-asian="12.5pt"/>
    </style:style>
    <style:style style:name="P506" style:family="paragraph" style:parent-style-name="Text_20_body" style:master-page-name="Converted79">
      <style:paragraph-properties fo:margin-top="0.0071in" fo:margin-bottom="0in" style:contextual-spacing="false" style:page-number="auto"/>
      <style:text-properties fo:font-size="12.5pt" style:font-size-asian="12.5pt"/>
    </style:style>
    <style:style style:name="P507" style:family="paragraph" style:parent-style-name="Text_20_body" style:master-page-name="Converted80">
      <style:paragraph-properties fo:margin-top="0.0071in" fo:margin-bottom="0in" style:contextual-spacing="false" style:page-number="auto"/>
      <style:text-properties fo:font-size="12.5pt" style:font-size-asian="12.5pt"/>
    </style:style>
    <style:style style:name="P508" style:family="paragraph" style:parent-style-name="Text_20_body" style:master-page-name="Converted81">
      <style:paragraph-properties fo:margin-top="0.0071in" fo:margin-bottom="0in" style:contextual-spacing="false" style:page-number="auto"/>
      <style:text-properties fo:font-size="12.5pt" style:font-size-asian="12.5pt"/>
    </style:style>
    <style:style style:name="P509" style:family="paragraph" style:parent-style-name="Text_20_body" style:master-page-name="Converted83">
      <style:paragraph-properties fo:margin-top="0.0071in" fo:margin-bottom="0in" style:contextual-spacing="false" style:page-number="auto"/>
      <style:text-properties fo:font-size="12.5pt" style:font-size-asian="12.5pt"/>
    </style:style>
    <style:style style:name="P510" style:family="paragraph" style:parent-style-name="Text_20_body" style:master-page-name="Converted84">
      <style:paragraph-properties fo:margin-top="0.0071in" fo:margin-bottom="0in" style:contextual-spacing="false" style:page-number="auto"/>
      <style:text-properties fo:font-size="12.5pt" style:font-size-asian="12.5pt"/>
    </style:style>
    <style:style style:name="P511" style:family="paragraph" style:parent-style-name="Text_20_body" style:master-page-name="Converted91">
      <style:paragraph-properties fo:margin-top="0.0071in" fo:margin-bottom="0in" style:contextual-spacing="false" style:page-number="auto"/>
      <style:text-properties fo:font-size="12.5pt" style:font-size-asian="12.5pt"/>
    </style:style>
    <style:style style:name="P512" style:family="paragraph" style:parent-style-name="Text_20_body" style:master-page-name="Converted92">
      <style:paragraph-properties fo:margin-top="0.0071in" fo:margin-bottom="0in" style:contextual-spacing="false" style:page-number="auto"/>
      <style:text-properties fo:font-size="12.5pt" style:font-size-asian="12.5pt"/>
    </style:style>
    <style:style style:name="P513" style:family="paragraph" style:parent-style-name="Text_20_body" style:master-page-name="Converted93">
      <style:paragraph-properties fo:margin-top="0.0071in" fo:margin-bottom="0in" style:contextual-spacing="false" style:page-number="auto"/>
      <style:text-properties fo:font-size="12.5pt" style:font-size-asian="12.5pt"/>
    </style:style>
    <style:style style:name="P514" style:family="paragraph" style:parent-style-name="Text_20_body" style:master-page-name="Converted94">
      <style:paragraph-properties fo:margin-top="0.0071in" fo:margin-bottom="0in" style:contextual-spacing="false" style:page-number="auto"/>
      <style:text-properties fo:font-size="12.5pt" style:font-size-asian="12.5pt"/>
    </style:style>
    <style:style style:name="P515" style:family="paragraph" style:parent-style-name="Text_20_body" style:master-page-name="Converted98">
      <style:paragraph-properties fo:margin-top="0.0071in" fo:margin-bottom="0in" style:contextual-spacing="false" style:page-number="auto"/>
      <style:text-properties fo:font-size="12.5pt" style:font-size-asian="12.5pt"/>
    </style:style>
    <style:style style:name="P516" style:family="paragraph" style:parent-style-name="Text_20_body" style:master-page-name="Converted102">
      <style:paragraph-properties fo:margin-top="0.0071in" fo:margin-bottom="0in" style:contextual-spacing="false" style:page-number="auto"/>
      <style:text-properties fo:font-size="12.5pt" style:font-size-asian="12.5pt"/>
    </style:style>
    <style:style style:name="P517" style:family="paragraph" style:parent-style-name="Text_20_body" style:master-page-name="Converted105">
      <style:paragraph-properties fo:margin-top="0.0071in" fo:margin-bottom="0in" style:contextual-spacing="false" style:page-number="auto"/>
      <style:text-properties fo:font-size="12.5pt" style:font-size-asian="12.5pt"/>
    </style:style>
    <style:style style:name="P518" style:family="paragraph" style:parent-style-name="Text_20_body" style:master-page-name="Converted108">
      <style:paragraph-properties fo:margin-top="0.0071in" fo:margin-bottom="0in" style:contextual-spacing="false" style:page-number="auto"/>
      <style:text-properties fo:font-size="12.5pt" style:font-size-asian="12.5pt"/>
    </style:style>
    <style:style style:name="P519" style:family="paragraph" style:parent-style-name="Text_20_body" style:master-page-name="Converted112">
      <style:paragraph-properties fo:margin-top="0.0071in" fo:margin-bottom="0in" style:contextual-spacing="false" style:page-number="auto"/>
      <style:text-properties fo:font-size="12.5pt" style:font-size-asian="12.5pt"/>
    </style:style>
    <style:style style:name="P520" style:family="paragraph" style:parent-style-name="Text_20_body" style:master-page-name="Converted114">
      <style:paragraph-properties fo:margin-top="0.0071in" fo:margin-bottom="0in" style:contextual-spacing="false" style:page-number="auto"/>
      <style:text-properties fo:font-size="12.5pt" style:font-size-asian="12.5pt"/>
    </style:style>
    <style:style style:name="P521" style:family="paragraph" style:parent-style-name="Text_20_body" style:master-page-name="Converted119">
      <style:paragraph-properties fo:margin-top="0.0071in" fo:margin-bottom="0in" style:contextual-spacing="false" style:page-number="auto"/>
      <style:text-properties fo:font-size="12.5pt" style:font-size-asian="12.5pt"/>
    </style:style>
    <style:style style:name="P522" style:family="paragraph" style:parent-style-name="Text_20_body" style:master-page-name="Converted124">
      <style:paragraph-properties fo:margin-top="0.0071in" fo:margin-bottom="0in" style:contextual-spacing="false" style:page-number="auto"/>
      <style:text-properties fo:font-size="12.5pt" style:font-size-asian="12.5pt"/>
    </style:style>
    <style:style style:name="P523" style:family="paragraph" style:parent-style-name="Text_20_body" style:master-page-name="Converted125">
      <style:paragraph-properties fo:margin-top="0.0071in" fo:margin-bottom="0in" style:contextual-spacing="false" style:page-number="auto"/>
      <style:text-properties fo:font-size="12.5pt" style:font-size-asian="12.5pt"/>
    </style:style>
    <style:style style:name="P524" style:family="paragraph" style:parent-style-name="Text_20_body">
      <style:paragraph-properties fo:margin-top="0.0035in" fo:margin-bottom="0in" style:contextual-spacing="false"/>
      <style:text-properties fo:font-size="12.5pt" style:font-size-asian="12.5pt"/>
    </style:style>
    <style:style style:name="P525" style:family="paragraph" style:parent-style-name="Text_20_body">
      <style:paragraph-properties fo:margin-top="0.0071in" fo:margin-bottom="0in" style:contextual-spacing="false"/>
      <style:text-properties fo:font-size="12.5pt" fo:font-style="italic" style:font-size-asian="12.5pt" style:font-style-asian="italic"/>
    </style:style>
    <style:style style:name="P526" style:family="paragraph" style:parent-style-name="Text_20_body" style:master-page-name="Converted3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27" style:family="paragraph" style:parent-style-name="Text_20_body" style:master-page-name="Converted8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28" style:family="paragraph" style:parent-style-name="Text_20_body" style:master-page-name="Converted13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29" style:family="paragraph" style:parent-style-name="Text_20_body" style:master-page-name="Converted18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30" style:family="paragraph" style:parent-style-name="Text_20_body" style:master-page-name="Converted26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31" style:family="paragraph" style:parent-style-name="Text_20_body" style:master-page-name="Converted35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32" style:family="paragraph" style:parent-style-name="Text_20_body" style:master-page-name="Converted43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33" style:family="paragraph" style:parent-style-name="Text_20_body" style:master-page-name="Converted45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34" style:family="paragraph" style:parent-style-name="Text_20_body" style:master-page-name="Converted50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35" style:family="paragraph" style:parent-style-name="Text_20_body" style:master-page-name="Converted51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36" style:family="paragraph" style:parent-style-name="Text_20_body" style:master-page-name="Converted53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37" style:family="paragraph" style:parent-style-name="Text_20_body" style:master-page-name="Converted55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38" style:family="paragraph" style:parent-style-name="Text_20_body" style:master-page-name="Converted56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39" style:family="paragraph" style:parent-style-name="Text_20_body" style:master-page-name="Converted86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40" style:family="paragraph" style:parent-style-name="Text_20_body" style:master-page-name="Converted87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41" style:family="paragraph" style:parent-style-name="Text_20_body" style:master-page-name="Converted89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42" style:family="paragraph" style:parent-style-name="Text_20_body" style:master-page-name="Converted90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43" style:family="paragraph" style:parent-style-name="Text_20_body" style:master-page-name="Converted103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44" style:family="paragraph" style:parent-style-name="Text_20_body" style:master-page-name="Converted104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45" style:family="paragraph" style:parent-style-name="Text_20_body" style:master-page-name="Converted110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46" style:family="paragraph" style:parent-style-name="Text_20_body" style:master-page-name="Converted115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47" style:family="paragraph" style:parent-style-name="Text_20_body" style:master-page-name="Converted116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48" style:family="paragraph" style:parent-style-name="Text_20_body" style:master-page-name="Converted118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49" style:family="paragraph" style:parent-style-name="Text_20_body" style:master-page-name="Converted128">
      <style:paragraph-properties fo:margin-top="0.0071in" fo:margin-bottom="0in" style:contextual-spacing="false" style:page-number="auto"/>
      <style:text-properties fo:font-size="12.5pt" fo:font-style="italic" style:font-size-asian="12.5pt" style:font-style-asian="italic"/>
    </style:style>
    <style:style style:name="P550" style:family="paragraph" style:parent-style-name="Text_20_body">
      <style:paragraph-properties fo:margin-top="0.0016in" fo:margin-bottom="0in" style:contextual-spacing="false"/>
      <style:text-properties fo:font-size="12.5pt" fo:font-style="italic" style:font-size-asian="12.5pt" style:font-style-asian="italic"/>
    </style:style>
    <style:style style:name="P551" style:family="paragraph" style:parent-style-name="Text_20_body">
      <style:paragraph-properties fo:margin-top="0.002in" fo:margin-bottom="0in" style:contextual-spacing="false"/>
      <style:text-properties fo:font-size="12.5pt" fo:font-style="italic" style:font-size-asian="12.5pt" style:font-style-asian="italic"/>
    </style:style>
    <style:style style:name="P552" style:family="paragraph" style:parent-style-name="Text_20_body">
      <style:paragraph-properties fo:margin-top="0.0016in" fo:margin-bottom="0in" style:contextual-spacing="false"/>
      <style:text-properties fo:font-size="12.5pt" fo:language="en" fo:country="US" style:font-size-asian="12.5pt"/>
    </style:style>
    <style:style style:name="P553" style:family="paragraph" style:parent-style-name="Text_20_body">
      <style:paragraph-properties fo:margin-top="0.002in" fo:margin-bottom="0in" style:contextual-spacing="false"/>
      <style:text-properties fo:font-size="9pt" fo:font-style="italic" style:font-size-asian="9pt" style:font-style-asian="italic"/>
    </style:style>
    <style:style style:name="P554" style:family="paragraph" style:parent-style-name="Text_20_body">
      <style:paragraph-properties fo:margin-top="0.0028in" fo:margin-bottom="0in" style:contextual-spacing="false"/>
      <style:text-properties fo:font-size="9pt" fo:font-style="italic" style:font-size-asian="9pt" style:font-style-asian="italic"/>
    </style:style>
    <style:style style:name="P555" style:family="paragraph" style:parent-style-name="Text_20_body">
      <style:paragraph-properties fo:margin-top="0.0028in" fo:margin-bottom="0in" style:contextual-spacing="false"/>
      <style:text-properties fo:font-size="9pt" style:font-size-asian="9pt"/>
    </style:style>
    <style:style style:name="P556" style:family="paragraph" style:parent-style-name="Text_20_body">
      <style:paragraph-properties fo:margin-top="0.002in" fo:margin-bottom="0in" style:contextual-spacing="false"/>
      <style:text-properties fo:font-size="9pt" style:font-size-asian="9pt"/>
    </style:style>
    <style:style style:name="P557" style:family="paragraph" style:parent-style-name="Text_20_body">
      <style:paragraph-properties fo:margin-top="0.0028in" fo:margin-bottom="0in" style:contextual-spacing="false"/>
      <style:text-properties fo:font-size="8.5pt" fo:font-style="italic" style:font-size-asian="8.5pt" style:font-style-asian="italic"/>
    </style:style>
    <style:style style:name="P558" style:family="paragraph" style:parent-style-name="Text_20_body">
      <style:paragraph-properties fo:margin-top="0.0035in" fo:margin-bottom="0in" style:contextual-spacing="false"/>
      <style:text-properties fo:font-size="8.5pt" fo:font-style="italic" style:font-size-asian="8.5pt" style:font-style-asian="italic"/>
    </style:style>
    <style:style style:name="P559" style:family="paragraph" style:parent-style-name="Text_20_body">
      <style:paragraph-properties fo:margin-top="0.0028in" fo:margin-bottom="0in" style:contextual-spacing="false"/>
      <style:text-properties fo:font-size="8.5pt" style:font-size-asian="8.5pt"/>
    </style:style>
    <style:style style:name="P560" style:family="paragraph" style:parent-style-name="Text_20_body">
      <style:paragraph-properties fo:margin-top="0.0035in" fo:margin-bottom="0in" style:contextual-spacing="false"/>
      <style:text-properties fo:font-size="8.5pt" style:font-size-asian="8.5pt"/>
    </style:style>
    <style:style style:name="P561" style:family="paragraph" style:parent-style-name="Text_20_body">
      <style:paragraph-properties fo:margin-top="0.0043in" fo:margin-bottom="0in" style:contextual-spacing="false"/>
      <style:text-properties fo:font-size="8.5pt" style:font-size-asian="8.5pt"/>
    </style:style>
    <style:style style:name="P562" style:family="paragraph" style:parent-style-name="Text_20_body">
      <style:paragraph-properties fo:margin-top="0.0047in" fo:margin-bottom="0in" style:contextual-spacing="false"/>
      <style:text-properties fo:font-size="8.5pt" style:font-size-asian="8.5pt"/>
    </style:style>
    <style:style style:name="P563" style:family="paragraph" style:parent-style-name="Text_20_body">
      <style:paragraph-properties fo:margin-top="0.0055in" fo:margin-bottom="0in" style:contextual-spacing="false"/>
      <style:text-properties fo:font-size="8.5pt" style:font-size-asian="8.5pt"/>
    </style:style>
    <style:style style:name="P564" style:family="paragraph" style:parent-style-name="Text_20_body" style:master-page-name="Converted4">
      <style:paragraph-properties fo:margin-top="0.0071in" fo:margin-bottom="0in" style:contextual-spacing="false" style:page-number="auto"/>
    </style:style>
    <style:style style:name="P565" style:family="paragraph" style:parent-style-name="Text_20_body" style:master-page-name="Converted7">
      <style:paragraph-properties fo:margin-top="0.0071in" fo:margin-bottom="0in" style:contextual-spacing="false" style:page-number="auto"/>
    </style:style>
    <style:style style:name="P566" style:family="paragraph" style:parent-style-name="Text_20_body" style:master-page-name="Converted25">
      <style:paragraph-properties fo:margin-top="0.0071in" fo:margin-bottom="0in" style:contextual-spacing="false" style:page-number="auto"/>
    </style:style>
    <style:style style:name="P567" style:family="paragraph" style:parent-style-name="Text_20_body" style:master-page-name="Converted32">
      <style:paragraph-properties fo:margin-top="0.0071in" fo:margin-bottom="0in" style:contextual-spacing="false" style:page-number="auto"/>
    </style:style>
    <style:style style:name="P568" style:family="paragraph" style:parent-style-name="Text_20_body" style:master-page-name="Converted39">
      <style:paragraph-properties fo:margin-top="0.0071in" fo:margin-bottom="0in" style:contextual-spacing="false" style:page-number="auto"/>
    </style:style>
    <style:style style:name="P569" style:family="paragraph" style:parent-style-name="Text_20_body" style:master-page-name="Converted41">
      <style:paragraph-properties fo:margin-top="0.0071in" fo:margin-bottom="0in" style:contextual-spacing="false" style:page-number="auto"/>
    </style:style>
    <style:style style:name="P570" style:family="paragraph" style:parent-style-name="Text_20_body" style:master-page-name="Converted58">
      <style:paragraph-properties fo:margin-top="0.0071in" fo:margin-bottom="0in" style:contextual-spacing="false" style:page-number="auto"/>
    </style:style>
    <style:style style:name="P571" style:family="paragraph" style:parent-style-name="Text_20_body" style:master-page-name="Converted60">
      <style:paragraph-properties fo:margin-top="0.0071in" fo:margin-bottom="0in" style:contextual-spacing="false" style:page-number="auto"/>
    </style:style>
    <style:style style:name="P572" style:family="paragraph" style:parent-style-name="Text_20_body" style:master-page-name="Converted69">
      <style:paragraph-properties fo:margin-top="0.0071in" fo:margin-bottom="0in" style:contextual-spacing="false" style:page-number="auto"/>
    </style:style>
    <style:style style:name="P573" style:family="paragraph" style:parent-style-name="Text_20_body" style:master-page-name="Converted77">
      <style:paragraph-properties fo:margin-top="0.0071in" fo:margin-bottom="0in" style:contextual-spacing="false" style:page-number="auto"/>
    </style:style>
    <style:style style:name="P574" style:family="paragraph" style:parent-style-name="Text_20_body" style:master-page-name="Converted78">
      <style:paragraph-properties fo:margin-top="0.0071in" fo:margin-bottom="0in" style:contextual-spacing="false" style:page-number="auto"/>
    </style:style>
    <style:style style:name="P575" style:family="paragraph" style:parent-style-name="Text_20_body" style:master-page-name="Converted97">
      <style:paragraph-properties fo:margin-top="0.0071in" fo:margin-bottom="0in" style:contextual-spacing="false" style:page-number="auto"/>
    </style:style>
    <style:style style:name="P576" style:family="paragraph" style:parent-style-name="Text_20_body" style:master-page-name="Converted107">
      <style:paragraph-properties fo:margin-top="0.0071in" fo:margin-bottom="0in" style:contextual-spacing="false" style:page-number="auto"/>
    </style:style>
    <style:style style:name="P577" style:family="paragraph" style:parent-style-name="Text_20_body" style:master-page-name="Converted111">
      <style:paragraph-properties fo:margin-top="0.0071in" fo:margin-bottom="0in" style:contextual-spacing="false" style:page-number="auto"/>
    </style:style>
    <style:style style:name="P578" style:family="paragraph" style:parent-style-name="Text_20_body" style:master-page-name="Converted117">
      <style:paragraph-properties fo:margin-top="0.0071in" fo:margin-bottom="0in" style:contextual-spacing="false" style:page-number="auto"/>
    </style:style>
    <style:style style:name="P579" style:family="paragraph" style:parent-style-name="Text_20_body">
      <style:paragraph-properties fo:margin-left="0.5709in" fo:margin-right="0.6189in" fo:margin-top="0.0626in" fo:margin-bottom="0in" style:contextual-spacing="false" fo:text-align="center" style:justify-single-word="false" fo:text-indent="0in" style:auto-text-indent="false"/>
    </style:style>
    <style:style style:name="P580" style:family="paragraph" style:parent-style-name="Text_20_body" style:master-page-name="Converted19">
      <style:paragraph-properties fo:margin-left="0.5709in" fo:margin-right="0.6925in" fo:margin-top="0.061in" fo:margin-bottom="0in" style:contextual-spacing="false" fo:text-align="center" style:justify-single-word="false" fo:text-indent="0in" style:auto-text-indent="false" style:page-number="auto"/>
    </style:style>
    <style:style style:name="P581" style:family="paragraph" style:parent-style-name="Text_20_body">
      <style:paragraph-properties fo:margin-left="0.5709in" fo:margin-right="0.6925in" fo:margin-top="0.0626in" fo:margin-bottom="0in" style:contextual-spacing="false" fo:text-align="center" style:justify-single-word="false" fo:text-indent="0in" style:auto-text-indent="false"/>
    </style:style>
    <style:style style:name="P582" style:family="paragraph" style:parent-style-name="Text_20_body">
      <style:paragraph-properties fo:margin-left="0.5709in" fo:margin-right="0.8555in" fo:margin-top="0.0626in" fo:margin-bottom="0in" style:contextual-spacing="false" fo:text-align="center" style:justify-single-word="false" fo:text-indent="0in" style:auto-text-indent="false"/>
    </style:style>
    <style:style style:name="P583" style:family="paragraph" style:parent-style-name="Text_20_body">
      <style:paragraph-properties fo:margin-left="0.5709in" fo:margin-right="0.9319in" fo:margin-top="0.0626in" fo:margin-bottom="0in" style:contextual-spacing="false" fo:text-align="center" style:justify-single-word="false" fo:text-indent="0in" style:auto-text-indent="false"/>
    </style:style>
    <style:style style:name="P584" style:family="paragraph" style:parent-style-name="Text_20_body">
      <style:paragraph-properties fo:margin-left="0.5709in" fo:margin-right="0.9209in" fo:margin-top="0.0626in" fo:margin-bottom="0in" style:contextual-spacing="false" fo:text-align="center" style:justify-single-word="false" fo:text-indent="0in" style:auto-text-indent="false"/>
    </style:style>
    <style:style style:name="P585" style:family="paragraph" style:parent-style-name="Text_20_body">
      <style:paragraph-properties fo:margin-left="0.5709in" fo:margin-right="0.6898in" fo:margin-top="0.0626in" fo:margin-bottom="0in" style:contextual-spacing="false" fo:text-align="center" style:justify-single-word="false" fo:text-indent="0in" style:auto-text-indent="false"/>
    </style:style>
    <style:style style:name="P586" style:family="paragraph" style:parent-style-name="Text_20_body">
      <style:paragraph-properties fo:margin-left="0.5709in" fo:margin-right="0.4673in" fo:margin-top="0.0626in" fo:margin-bottom="0in" style:contextual-spacing="false" fo:text-align="center" style:justify-single-word="false" fo:text-indent="0in" style:auto-text-indent="false"/>
    </style:style>
    <style:style style:name="P587" style:family="paragraph" style:parent-style-name="Text_20_body" style:master-page-name="Converted54">
      <style:paragraph-properties fo:margin-left="0.5709in" fo:margin-right="0.3335in" fo:margin-top="0.061in" fo:margin-bottom="0in" style:contextual-spacing="false" fo:text-align="center" style:justify-single-word="false" fo:text-indent="0in" style:auto-text-indent="false" style:page-number="auto"/>
    </style:style>
    <style:style style:name="P588" style:family="paragraph" style:parent-style-name="Text_20_body" style:master-page-name="Converted64">
      <style:paragraph-properties fo:margin-left="0.5709in" fo:margin-right="0.9161in" fo:margin-top="0.061in" fo:margin-bottom="0in" style:contextual-spacing="false" fo:text-align="center" style:justify-single-word="false" fo:text-indent="0in" style:auto-text-indent="false" style:page-number="auto"/>
    </style:style>
    <style:style style:name="P589" style:family="paragraph" style:parent-style-name="Text_20_body">
      <style:paragraph-properties fo:margin-left="0.5709in" fo:margin-right="0.8799in" fo:margin-top="0.0626in" fo:margin-bottom="0in" style:contextual-spacing="false" fo:text-align="center" style:justify-single-word="false" fo:text-indent="0in" style:auto-text-indent="false"/>
    </style:style>
    <style:style style:name="P590" style:family="paragraph" style:parent-style-name="Text_20_body">
      <style:paragraph-properties fo:margin-left="0.5709in" fo:margin-right="0.6929in" fo:margin-top="0.0626in" fo:margin-bottom="0in" style:contextual-spacing="false" fo:text-align="center" style:justify-single-word="false" fo:text-indent="0in" style:auto-text-indent="false"/>
    </style:style>
    <style:style style:name="P591" style:family="paragraph" style:parent-style-name="Text_20_body">
      <style:paragraph-properties fo:margin-left="0.5709in" fo:margin-right="0.7937in" fo:margin-top="0.0626in" fo:margin-bottom="0in" style:contextual-spacing="false" fo:text-align="center" style:justify-single-word="false" fo:text-indent="0in" style:auto-text-indent="false"/>
    </style:style>
    <style:style style:name="P592" style:family="paragraph" style:parent-style-name="Text_20_body">
      <style:paragraph-properties fo:margin-left="0.5709in" fo:margin-right="0.5472in" fo:margin-top="0.0626in" fo:margin-bottom="0in" style:contextual-spacing="false" fo:text-align="center" style:justify-single-word="false" fo:text-indent="0in" style:auto-text-indent="false"/>
    </style:style>
    <style:style style:name="P593" style:family="paragraph" style:parent-style-name="Text_20_body">
      <style:paragraph-properties fo:margin-left="0.5709in" fo:margin-right="0.6335in" fo:margin-top="0.0626in" fo:margin-bottom="0in" style:contextual-spacing="false" fo:text-align="center" style:justify-single-word="false" fo:text-indent="0in" style:auto-text-indent="false"/>
    </style:style>
    <style:style style:name="P594" style:family="paragraph" style:parent-style-name="Text_20_body">
      <style:paragraph-properties fo:margin-left="0.5709in" fo:margin-right="0.8492in" fo:margin-top="0.0626in" fo:margin-bottom="0in" style:contextual-spacing="false" fo:text-align="center" style:justify-single-word="false" fo:text-indent="0in" style:auto-text-indent="false"/>
    </style:style>
    <style:style style:name="P595" style:family="paragraph" style:parent-style-name="Text_20_body">
      <style:paragraph-properties fo:margin-left="0.5709in" fo:margin-right="0.5457in" fo:margin-top="0.0626in" fo:margin-bottom="0in" style:contextual-spacing="false" fo:text-align="center" style:justify-single-word="false" fo:text-indent="0in" style:auto-text-indent="false"/>
    </style:style>
    <style:style style:name="P596" style:family="paragraph" style:parent-style-name="Text_20_body">
      <style:paragraph-properties fo:margin-left="1.6937in" fo:margin-right="0in" fo:margin-top="0.0016in" fo:margin-bottom="0in" style:contextual-spacing="false" fo:text-align="justify" style:justify-single-word="false" fo:text-indent="0in" style:auto-text-indent="false"/>
    </style:style>
    <style:style style:name="P597" style:family="paragraph" style:parent-style-name="Text_20_body">
      <style:paragraph-properties fo:margin-left="1.6937in" fo:margin-right="0in" fo:margin-top="0.002in" fo:margin-bottom="0in" style:contextual-spacing="false" fo:text-align="justify" style:justify-single-word="false" fo:text-indent="0in" style:auto-text-indent="false"/>
    </style:style>
    <style:style style:name="P598" style:family="paragraph" style:parent-style-name="Text_20_body">
      <style:paragraph-properties fo:margin-left="1.6937in" fo:margin-right="0in" fo:text-align="justify" style:justify-single-word="false" fo:text-indent="0in" style:auto-text-indent="false"/>
    </style:style>
    <style:style style:name="P599" style:family="paragraph" style:parent-style-name="Text_20_body">
      <style:paragraph-properties fo:margin-left="1.6937in" fo:margin-right="0in" fo:margin-top="0in" fo:margin-bottom="0in" style:contextual-spacing="false" fo:text-align="justify" style:justify-single-word="false" fo:text-indent="0in" style:auto-text-indent="false"/>
    </style:style>
    <style:style style:name="P600" style:family="paragraph" style:parent-style-name="Text_20_body">
      <style:paragraph-properties fo:margin-left="0.4634in" fo:margin-right="0in" fo:margin-top="0.002in" fo:margin-bottom="0in" style:contextual-spacing="false" fo:text-align="justify" style:justify-single-word="false" fo:text-indent="0in" style:auto-text-indent="false"/>
    </style:style>
    <style:style style:name="P601" style:family="paragraph" style:parent-style-name="Text_20_body" style:master-page-name="Converted16">
      <style:paragraph-properties fo:margin-top="0.0071in" fo:margin-bottom="0in" style:contextual-spacing="false" style:page-number="auto"/>
      <style:text-properties fo:font-size="12pt" fo:font-style="italic" style:font-size-asian="12pt" style:font-style-asian="italic"/>
    </style:style>
    <style:style style:name="P602" style:family="paragraph" style:parent-style-name="Text_20_body" style:master-page-name="Converted20">
      <style:paragraph-properties fo:margin-top="0.0071in" fo:margin-bottom="0in" style:contextual-spacing="false" style:page-number="auto"/>
      <style:text-properties fo:font-size="12pt" fo:font-style="italic" style:font-size-asian="12pt" style:font-style-asian="italic"/>
    </style:style>
    <style:style style:name="P603" style:family="paragraph" style:parent-style-name="Text_20_body" style:master-page-name="Converted59">
      <style:paragraph-properties fo:margin-top="0.0071in" fo:margin-bottom="0in" style:contextual-spacing="false" style:page-number="auto"/>
      <style:text-properties fo:font-size="12pt" fo:font-style="italic" style:font-size-asian="12pt" style:font-style-asian="italic"/>
    </style:style>
    <style:style style:name="P604" style:family="paragraph" style:parent-style-name="Text_20_body" style:master-page-name="Converted72">
      <style:paragraph-properties fo:margin-top="0.0071in" fo:margin-bottom="0in" style:contextual-spacing="false" style:page-number="auto"/>
      <style:text-properties fo:font-size="12pt" fo:font-style="italic" style:font-size-asian="12pt" style:font-style-asian="italic"/>
    </style:style>
    <style:style style:name="P605" style:family="paragraph" style:parent-style-name="Text_20_body" style:master-page-name="Converted74">
      <style:paragraph-properties fo:margin-top="0.0071in" fo:margin-bottom="0in" style:contextual-spacing="false" style:page-number="auto"/>
      <style:text-properties fo:font-size="12pt" fo:font-style="italic" style:font-size-asian="12pt" style:font-style-asian="italic"/>
    </style:style>
    <style:style style:name="P606" style:family="paragraph" style:parent-style-name="Text_20_body" style:master-page-name="Converted99">
      <style:paragraph-properties fo:margin-top="0.0071in" fo:margin-bottom="0in" style:contextual-spacing="false" style:page-number="auto"/>
      <style:text-properties fo:font-size="12pt" fo:font-style="italic" style:font-size-asian="12pt" style:font-style-asian="italic"/>
    </style:style>
    <style:style style:name="P607" style:family="paragraph" style:parent-style-name="Text_20_body" style:master-page-name="Converted113">
      <style:paragraph-properties fo:margin-top="0.0071in" fo:margin-bottom="0in" style:contextual-spacing="false" style:page-number="auto"/>
      <style:text-properties fo:font-size="12pt" fo:font-style="italic" style:font-size-asian="12pt" style:font-style-asian="italic"/>
    </style:style>
    <style:style style:name="P608" style:family="paragraph" style:parent-style-name="Text_20_body">
      <style:paragraph-properties fo:margin-top="0.0055in" fo:margin-bottom="0in" style:contextual-spacing="false"/>
      <style:text-properties fo:font-size="17pt" fo:font-style="italic" style:font-size-asian="17pt" style:font-style-asian="italic"/>
    </style:style>
    <style:style style:name="P609" style:family="paragraph" style:parent-style-name="Text_20_body">
      <style:paragraph-properties fo:margin-top="0.0055in" fo:margin-bottom="0in" style:contextual-spacing="false"/>
      <style:text-properties fo:font-size="17pt" style:font-size-asian="17pt"/>
    </style:style>
    <style:style style:name="P610" style:family="paragraph" style:parent-style-name="Text_20_body">
      <style:paragraph-properties fo:margin-left="1.6937in" fo:margin-right="4.3752in" fo:margin-top="0in" fo:margin-bottom="0in" style:contextual-spacing="false" fo:text-indent="0in" style:auto-text-indent="false"/>
    </style:style>
    <style:style style:name="P611" style:family="paragraph" style:parent-style-name="Text_20_body">
      <style:paragraph-properties fo:margin-left="1.6937in" fo:margin-right="4.3437in" fo:margin-top="0.0083in" fo:margin-bottom="0in" style:contextual-spacing="false" fo:text-indent="0in" style:auto-text-indent="false"/>
    </style:style>
    <style:style style:name="P612" style:family="paragraph" style:parent-style-name="Text_20_body">
      <style:paragraph-properties fo:margin-left="1.6937in" fo:margin-right="1.6102in" fo:margin-top="0in" fo:margin-bottom="0in" style:contextual-spacing="false" fo:line-height="105%" fo:text-indent="0in" style:auto-text-indent="false"/>
    </style:style>
    <style:style style:name="P613" style:family="paragraph" style:parent-style-name="Text_20_body">
      <style:paragraph-properties fo:margin-left="1.6937in" fo:margin-right="1.6646in" fo:margin-top="0.0083in" fo:margin-bottom="0in" style:contextual-spacing="false" fo:line-height="105%" fo:text-indent="0in" style:auto-text-indent="false"/>
    </style:style>
    <style:style style:name="P614" style:family="paragraph" style:parent-style-name="Text_20_body">
      <style:paragraph-properties fo:margin-top="0.0063in" fo:margin-bottom="0in" style:contextual-spacing="false"/>
      <style:text-properties fo:font-size="7pt" fo:language="en" fo:country="US" style:font-size-asian="7pt"/>
    </style:style>
    <style:style style:name="P615" style:family="paragraph" style:parent-style-name="Text_20_body">
      <style:paragraph-properties fo:margin-top="0in" fo:margin-bottom="0in" style:contextual-spacing="false"/>
      <style:text-properties fo:font-size="10pt" fo:font-style="italic" style:font-size-asian="10pt" style:font-style-asian="italic"/>
    </style:style>
    <style:style style:name="P616" style:family="paragraph" style:parent-style-name="Text_20_body">
      <style:paragraph-properties fo:margin-top="0.0016in" fo:margin-bottom="0in" style:contextual-spacing="false"/>
      <style:text-properties fo:font-size="6.5pt" fo:font-style="italic" style:font-size-asian="6.5pt" style:font-style-asian="italic"/>
    </style:style>
    <style:style style:name="P617" style:family="paragraph" style:parent-style-name="Абзац_20_списка" style:list-style-name="WWNum3">
      <style:paragraph-properties fo:margin-left="0.6028in" fo:margin-right="0in" fo:text-indent="-0.1402in" style:auto-text-indent="false">
        <style:tab-stops>
          <style:tab-stop style:position="0.6035in"/>
        </style:tab-stops>
      </style:paragraph-properties>
    </style:style>
    <style:style style:name="P618" style:family="paragraph" style:parent-style-name="Абзац_20_списка" style:list-style-name="WWNum3">
      <style:paragraph-properties fo:margin-left="0.6028in" fo:margin-right="0in" fo:margin-top="0.0008in" fo:margin-bottom="0in" style:contextual-spacing="false" fo:text-indent="-0.1402in" style:auto-text-indent="false">
        <style:tab-stops>
          <style:tab-stop style:position="0.6035in"/>
        </style:tab-stops>
      </style:paragraph-properties>
    </style:style>
    <style:style style:name="P619" style:family="paragraph" style:parent-style-name="Абзац_20_списка" style:list-style-name="WWNum2">
      <style:paragraph-properties fo:margin-left="0.6028in" fo:margin-right="0in" fo:text-indent="-0.1402in" style:auto-text-indent="false">
        <style:tab-stops>
          <style:tab-stop style:position="0.6035in"/>
        </style:tab-stops>
      </style:paragraph-properties>
    </style:style>
    <style:style style:name="P620" style:family="paragraph" style:parent-style-name="Абзац_20_списка" style:list-style-name="WWNum2">
      <style:paragraph-properties fo:margin-left="0.6028in" fo:margin-right="0in" fo:margin-top="0.0008in" fo:margin-bottom="0in" style:contextual-spacing="false" fo:text-indent="-0.1402in" style:auto-text-indent="false">
        <style:tab-stops>
          <style:tab-stop style:position="0.6035in"/>
        </style:tab-stops>
      </style:paragraph-properties>
    </style:style>
    <style:style style:name="P62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font-name="Arial" fo:font-size="18pt" fo:font-weight="bold" style:font-size-asian="18pt" style:font-weight-asian="bold" style:font-name-complex="Arial1"/>
    </style:style>
    <style:style style:name="T2" style:family="text">
      <style:text-properties style:font-name="Arial" fo:font-size="16.5pt" fo:font-weight="bold" style:font-size-asian="16.5pt" style:font-weight-asian="bold" style:font-name-complex="Arial1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etter-spacing="-0.0071in" fo:font-style="italic" style:font-size-asian="12pt" style:font-style-asian="italic"/>
    </style:style>
    <style:style style:name="T6" style:family="text">
      <style:text-properties fo:font-size="12pt" fo:letter-spacing="-0.0071in" style:font-size-asian="12pt"/>
    </style:style>
    <style:style style:name="T7" style:family="text">
      <style:text-properties fo:font-size="12pt" fo:letter-spacing="-0.0016in" fo:font-style="italic" style:font-size-asian="12pt" style:font-style-asian="italic"/>
    </style:style>
    <style:style style:name="T8" style:family="text">
      <style:text-properties fo:font-size="12pt" fo:letter-spacing="-0.0016in" style:font-size-asian="12pt"/>
    </style:style>
    <style:style style:name="T9" style:family="text">
      <style:text-properties fo:font-size="12pt" fo:letter-spacing="-0.0189in" fo:font-style="italic" style:font-size-asian="12pt" style:font-style-asian="italic"/>
    </style:style>
    <style:style style:name="T10" style:family="text">
      <style:text-properties fo:font-size="12pt" fo:letter-spacing="-0.0028in" fo:font-style="italic" style:font-size-asian="12pt" style:font-style-asian="italic"/>
    </style:style>
    <style:style style:name="T11" style:family="text">
      <style:text-properties fo:font-size="12pt" fo:letter-spacing="-0.0028in" style:font-size-asian="12pt"/>
    </style:style>
    <style:style style:name="T12" style:family="text">
      <style:text-properties fo:font-size="12pt" fo:letter-spacing="-0.0063in" style:font-size-asian="12pt"/>
    </style:style>
    <style:style style:name="T13" style:family="text">
      <style:text-properties fo:font-size="12pt" fo:letter-spacing="-0.0043in" style:font-size-asian="12pt"/>
    </style:style>
    <style:style style:name="T14" style:family="text">
      <style:text-properties fo:font-size="12pt" fo:letter-spacing="-0.0043in" fo:font-style="italic" style:font-size-asian="12pt" style:font-style-asian="italic"/>
    </style:style>
    <style:style style:name="T15" style:family="text">
      <style:text-properties fo:font-size="12pt" fo:letter-spacing="-0.0236in" fo:font-style="italic" style:font-size-asian="12pt" style:font-style-asian="italic"/>
    </style:style>
    <style:style style:name="T16" style:family="text">
      <style:text-properties fo:font-size="12pt" fo:letter-spacing="-0.0035in" style:font-size-asian="12pt"/>
    </style:style>
    <style:style style:name="T17" style:family="text">
      <style:text-properties fo:font-size="12pt" fo:letter-spacing="-0.0035in" fo:font-style="italic" style:font-size-asian="12pt" style:font-style-asian="italic"/>
    </style:style>
    <style:style style:name="T18" style:family="text">
      <style:text-properties fo:font-size="12pt" fo:letter-spacing="-0.0126in" style:font-size-asian="12pt"/>
    </style:style>
    <style:style style:name="T19" style:family="text">
      <style:text-properties fo:font-size="12pt" fo:letter-spacing="-0.0126in" fo:font-style="italic" style:font-size-asian="12pt" style:font-style-asian="italic"/>
    </style:style>
    <style:style style:name="T20" style:family="text">
      <style:text-properties fo:font-size="12pt" fo:letter-spacing="-0.0118in" style:font-size-asian="12pt"/>
    </style:style>
    <style:style style:name="T21" style:family="text">
      <style:text-properties fo:font-size="12pt" fo:letter-spacing="-0.0118in" fo:font-style="italic" style:font-size-asian="12pt" style:font-style-asian="italic"/>
    </style:style>
    <style:style style:name="T22" style:family="text">
      <style:text-properties fo:font-size="12pt" fo:letter-spacing="-0.002in" style:font-size-asian="12pt"/>
    </style:style>
    <style:style style:name="T23" style:family="text">
      <style:text-properties fo:font-size="12pt" fo:letter-spacing="-0.002in" fo:font-style="italic" style:font-size-asian="12pt" style:font-style-asian="italic"/>
    </style:style>
    <style:style style:name="T24" style:family="text">
      <style:text-properties fo:font-size="12pt" fo:letter-spacing="-0.0161in" style:font-size-asian="12pt"/>
    </style:style>
    <style:style style:name="T25" style:family="text">
      <style:text-properties fo:font-size="12pt" fo:letter-spacing="-0.0256in" style:font-size-asian="12pt"/>
    </style:style>
    <style:style style:name="T26" style:family="text">
      <style:text-properties fo:font-size="12pt" fo:letter-spacing="-0.0055in" style:font-size-asian="12pt"/>
    </style:style>
    <style:style style:name="T27" style:family="text">
      <style:text-properties fo:font-size="12pt" fo:letter-spacing="-0.0075in" fo:font-style="italic" style:font-size-asian="12pt" style:font-style-asian="italic"/>
    </style:style>
    <style:style style:name="T28" style:family="text">
      <style:text-properties fo:font-size="12pt" fo:letter-spacing="-0.0146in" fo:font-style="italic" style:font-size-asian="12pt" style:font-style-asian="italic"/>
    </style:style>
    <style:style style:name="T29" style:family="text">
      <style:text-properties fo:font-size="12pt" fo:letter-spacing="-0.0146in" style:font-size-asian="12pt"/>
    </style:style>
    <style:style style:name="T30" style:family="text">
      <style:text-properties fo:font-size="12pt" fo:letter-spacing="-0.0138in" style:font-size-asian="12pt"/>
    </style:style>
    <style:style style:name="T31" style:family="text">
      <style:text-properties fo:font-size="12pt" fo:letter-spacing="-0.0154in" fo:font-style="italic" style:font-size-asian="12pt" style:font-style-asian="italic"/>
    </style:style>
    <style:style style:name="T32" style:family="text">
      <style:text-properties fo:font-style="italic" style:font-style-asian="italic"/>
    </style:style>
    <style:style style:name="T33" style:family="text">
      <style:text-properties fo:letter-spacing="-0.0209in"/>
    </style:style>
    <style:style style:name="T34" style:family="text">
      <style:text-properties fo:letter-spacing="-0.002in"/>
    </style:style>
    <style:style style:name="T35" style:family="text">
      <style:text-properties fo:letter-spacing="-0.0071in"/>
    </style:style>
    <style:style style:name="T36" style:family="text">
      <style:text-properties fo:letter-spacing="-0.0043in"/>
    </style:style>
    <style:style style:name="T37" style:family="text">
      <style:text-properties fo:letter-spacing="-0.0028in"/>
    </style:style>
    <style:style style:name="T38" style:family="text">
      <style:text-properties fo:letter-spacing="-0.0016in"/>
    </style:style>
    <style:style style:name="T39" style:family="text">
      <style:text-properties fo:letter-spacing="-0.0165in"/>
    </style:style>
    <style:style style:name="T40" style:family="text">
      <style:text-properties fo:letter-spacing="-0.0075in"/>
    </style:style>
    <style:style style:name="T41" style:family="text">
      <style:text-properties fo:letter-spacing="-0.0244in"/>
    </style:style>
    <style:style style:name="T42" style:family="text">
      <style:text-properties fo:letter-spacing="-0.0063in"/>
    </style:style>
    <style:style style:name="T43" style:family="text">
      <style:text-properties fo:letter-spacing="-0.0047in"/>
    </style:style>
    <style:style style:name="T44" style:family="text">
      <style:text-properties fo:letter-spacing="-0.0189in"/>
    </style:style>
    <style:style style:name="T45" style:family="text">
      <style:text-properties fo:letter-spacing="-0.0035in"/>
    </style:style>
    <style:style style:name="T46" style:family="text">
      <style:text-properties fo:letter-spacing="-0.0035in" fo:font-style="italic" style:font-style-asian="italic"/>
    </style:style>
    <style:style style:name="T47" style:family="text">
      <style:text-properties fo:letter-spacing="0.0071in"/>
    </style:style>
    <style:style style:name="T48" style:family="text">
      <style:text-properties fo:letter-spacing="-0.0236in"/>
    </style:style>
    <style:style style:name="T49" style:family="text">
      <style:text-properties fo:letter-spacing="-0.0008in"/>
    </style:style>
    <style:style style:name="T50" style:family="text">
      <style:text-properties fo:letter-spacing="0.0016in"/>
    </style:style>
    <style:style style:name="T51" style:family="text">
      <style:text-properties fo:letter-spacing="-0.022in"/>
    </style:style>
    <style:style style:name="T52" style:family="text">
      <style:text-properties fo:letter-spacing="-0.011in"/>
    </style:style>
    <style:style style:name="T53" style:family="text">
      <style:text-properties fo:letter-spacing="-0.0264in"/>
    </style:style>
    <style:style style:name="T54" style:family="text">
      <style:text-properties fo:letter-spacing="-0.0055in"/>
    </style:style>
    <style:style style:name="T55" style:family="text">
      <style:text-properties fo:letter-spacing="-0.0098in"/>
    </style:style>
    <style:style style:name="T56" style:family="text">
      <style:text-properties fo:letter-spacing="-0.0134in"/>
    </style:style>
    <style:style style:name="T57" style:family="text">
      <style:text-properties fo:letter-spacing="-0.0161in"/>
    </style:style>
    <style:style style:name="T58" style:family="text">
      <style:text-properties fo:letter-spacing="-0.0307in"/>
    </style:style>
    <style:style style:name="T59" style:family="text">
      <style:text-properties fo:letter-spacing="-0.0146in"/>
    </style:style>
    <style:style style:name="T60" style:family="text">
      <style:text-properties fo:letter-spacing="-0.0102in"/>
    </style:style>
    <style:style style:name="T61" style:family="text">
      <style:text-properties fo:letter-spacing="-0.0193in"/>
    </style:style>
    <style:style style:name="T62" style:family="text">
      <style:text-properties fo:letter-spacing="-0.0181in"/>
    </style:style>
    <style:style style:name="T63" style:family="text">
      <style:text-properties fo:letter-spacing="0.0008in"/>
    </style:style>
    <style:style style:name="T64" style:family="text">
      <style:text-properties fo:letter-spacing="-0.0217in"/>
    </style:style>
    <style:style style:name="T65" style:family="text">
      <style:text-properties fo:letter-spacing="-0.0154in"/>
    </style:style>
    <style:style style:name="T66" style:family="text">
      <style:text-properties fo:letter-spacing="-0.0173in"/>
    </style:style>
    <style:style style:name="T67" style:family="text">
      <style:text-properties fo:letter-spacing="0.0028in"/>
    </style:style>
    <style:style style:name="T68" style:family="text">
      <style:text-properties fo:letter-spacing="0.0055in"/>
    </style:style>
    <style:style style:name="T69" style:family="text">
      <style:text-properties fo:letter-spacing="-0.0083in"/>
    </style:style>
    <style:style style:name="T70" style:family="text">
      <style:text-properties fo:letter-spacing="0.002in"/>
    </style:style>
    <style:style style:name="T71" style:family="text">
      <style:text-properties fo:language="en" fo:country="US"/>
    </style:style>
    <style:style style:name="T72" style:family="text">
      <style:text-properties fo:font-size="7pt" fo:language="en" fo:country="US" style:font-size-asian="7pt"/>
    </style:style>
    <style:style style:name="T73" style:family="text">
      <style:text-properties fo:letter-spacing="-0.0201in"/>
    </style:style>
    <style:style style:name="T74" style:family="text">
      <style:text-properties fo:letter-spacing="-0.0118in"/>
    </style:style>
    <style:style style:name="T75" style:family="text">
      <style:text-properties style:text-position="50% 100%" fo:font-size="7pt" fo:language="en" fo:country="US" style:font-size-asian="7pt"/>
    </style:style>
    <style:style style:name="T76" style:family="text">
      <style:text-properties style:text-position="50% 100%" fo:font-size="7pt" style:font-size-asian="7pt"/>
    </style:style>
    <style:style style:name="T77" style:family="text">
      <style:text-properties fo:letter-spacing="-0.0252in"/>
    </style:style>
    <style:style style:name="T78" style:family="text">
      <style:text-properties fo:letter-spacing="-0.0256in"/>
    </style:style>
    <style:style style:name="T79" style:family="text">
      <style:text-properties fo:letter-spacing="-0.0272in"/>
    </style:style>
    <style:style style:name="T80" style:family="text">
      <style:text-properties fo:letter-spacing="-0.0138in"/>
    </style:style>
    <style:style style:name="T81" style:family="text">
      <style:text-properties fo:letter-spacing="-0.0138in" fo:font-style="italic" style:font-style-asian="italic"/>
    </style:style>
    <style:style style:name="T82" style:family="text">
      <style:text-properties fo:letter-spacing="-0.0091in"/>
    </style:style>
    <style:style style:name="T83" style:family="text">
      <style:text-properties fo:letter-spacing="-0.0091in" fo:font-style="italic" style:font-style-asian="italic"/>
    </style:style>
    <style:style style:name="T84" style:family="text">
      <style:text-properties fo:letter-spacing="-0.0311in"/>
    </style:style>
    <style:style style:name="Sect1" style:family="section">
      <style:section-properties style:writing-mode="lr-tb" style:editable="false">
        <style:columns fo:column-count="2">
          <style:column style:rel-width="18617*" fo:start-indent="0in" fo:end-indent="0.2972in"/>
          <style:column style:rel-width="46918*" fo:start-indent="0.2972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18741*" fo:start-indent="0in" fo:end-indent="0.35in"/>
          <style:column style:rel-width="46794*" fo:start-indent="0.35in" fo:end-indent="0in"/>
        </style:columns>
      </style:section-properties>
    </style:style>
    <style:style style:name="Sect4" style:family="section">
      <style:section-properties style:writing-mode="lr-tb" style:editable="false">
        <style:columns fo:column-count="2">
          <style:column style:rel-width="16079*" fo:start-indent="0in" fo:end-indent="0.6209in"/>
          <style:column style:rel-width="49456*" fo:start-indent="0.6209in" fo:end-indent="0in"/>
        </style:columns>
      </style:section-properties>
    </style:style>
    <style:style style:name="Sect5" style:family="section">
      <style:section-properties style:writing-mode="lr-tb" style:editable="false">
        <style:columns fo:column-count="2">
          <style:column style:rel-width="14873*" fo:start-indent="0in" fo:end-indent="0.6783in"/>
          <style:column style:rel-width="50662*" fo:start-indent="0.6783in" fo:end-indent="0in"/>
        </style:columns>
      </style:section-properties>
    </style:style>
    <style:style style:name="Sect6" style:family="section">
      <style:section-properties style:writing-mode="lr-tb" style:editable="false">
        <style:columns fo:column-count="2">
          <style:column style:rel-width="21901*" fo:start-indent="0in" fo:end-indent="0.0138in"/>
          <style:column style:rel-width="43634*" fo:start-indent="0.0138in" fo:end-indent="0in"/>
        </style:columns>
      </style:section-properties>
    </style:style>
    <style:style style:name="gr1" style:family="graphic" style:parent-style-name="Frame">
      <style:graphic-properties draw:stroke="none" svg:stroke-width="0in" draw:fill="solid" draw:fill-color="#ffffff" draw:opacity="0%" draw:textarea-vertical-align="top" draw:auto-grow-height="false" fo:min-height="0.1752in" fo:min-width="0.2547in" fo:padding-top="0.0008in" fo:padding-bottom="0.0008in" fo:padding-left="0.0008in" fo:padding-right="0.0008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opacity="0%" draw:textarea-vertical-align="top" draw:auto-grow-height="false" fo:min-height="0.1752in" fo:min-width="0.2547in" fo:padding-top="0.0008in" fo:padding-bottom="0.0008in" fo:padding-left="0.0008in" fo:padding-right="0.0008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А.С. Грибоедов </text:span></text:p>
      <text:p text:style-name="P3"><text:span text:style-name="T1">«Горе от ума»</text:span></text:p>
      <text:p text:style-name="P3"><text:span text:style-name="T1">Действующие лица</text:span></text:p>
      <text:p text:style-name="P4"><text:span text:style-name="T3">Павел Афанасьевич Фамусов</text:span><text:span text:style-name="T4">, управляющий в казенном месте.</text:span></text:p>
      <text:p text:style-name="P5"><text:span text:style-name="T3">Софья Павловна</text:span><text:span text:style-name="T4">, дочь его.</text:span></text:p>
      <text:p text:style-name="P5"><text:span text:style-name="T3">Лизанька</text:span><text:span text:style-name="T4">, служанка.</text:span></text:p>
      <text:p text:style-name="P6"><text:span text:style-name="T3">Алексей Степанович Молчалин</text:span><text:span text:style-name="T4">, секретарь Фамусова, живущий у него в доме.</text:span></text:p>
      <text:p text:style-name="P22"><text:span text:style-name="T3">Александр Андреевич Чацкий</text:span><text:span text:style-name="T4">. </text:span><text:span text:style-name="T3">Полковник Скалозуб, Сергей Сергеевич</text:span><text:span text:style-name="T4">. </text:span><text:span text:style-name="T3">Наталья Дмитриевна</text:span><text:span text:style-name="T4">, молодая дама </text:span><text:span text:style-name="T3">Платон Михайлович</text:span><text:span text:style-name="T4">, муж ее</text:span></text:p>
      <text:p text:style-name="P7"><text:span text:style-name="T3">Князь Тугоуховский </text:span><text:span text:style-name="T4">и</text:span></text:p>
      <text:p text:style-name="P22"><text:span text:style-name="T3">Княгиня</text:span><text:span text:style-name="T4">, жена его, с </text:span><text:span text:style-name="T3">шестью дочерями</text:span><text:span text:style-name="T4">. </text:span><text:span text:style-name="T3">Графиня бабушка</text:span></text:p>
      <text:p text:style-name="P8"><text:span text:style-name="T3">Графиня внучка</text:span></text:p>
      <text:p text:style-name="P6"><text:span text:style-name="T3">Антон Антонови</text:span><text:span text:style-name="T4">ч </text:span><text:span text:style-name="T3">Загорецкий</text:span><text:span text:style-name="T4">.</text:span></text:p>
      <text:p text:style-name="P5"><text:span text:style-name="T3">Старуха Хлёстова</text:span><text:span text:style-name="T4">, свояченица Фамусова.</text:span></text:p>
      <text:p text:style-name="P5"><text:span text:style-name="T5">Г.</text:span><text:span text:style-name="T7"> </text:span><text:span text:style-name="T3">N.*</text:span></text:p>
      <text:p text:style-name="P5"><text:span text:style-name="T5">Г.</text:span><text:span text:style-name="T7"> </text:span><text:span text:style-name="T3">D.*</text:span></text:p>
      <text:p text:style-name="P6"><text:span text:style-name="T3">Репетилов</text:span><text:span text:style-name="T4">.</text:span></text:p>
      <text:p text:style-name="P5"><text:span text:style-name="T3">Петрушка </text:span><text:span text:style-name="T4">и несколько говорящих слуг.</text:span></text:p>
      <text:p text:style-name="P75">Множество гостей всякого разбора и их лакеев при разъезде. Официанты Фамусова.</text:p>
      <text:p text:style-name="P441">Действие в Москве в доме Фамусова.</text:p>
      <text:p text:style-name="P448"/>
      <text:p text:style-name="P67"><text:bookmark text:name="_bookmark1"/><text:bookmark text:name="Действие_I"/><text:span text:style-name="T1">Действие I</text:span></text:p>
      <text:p text:style-name="P452"/>
      <text:p text:style-name="P68"><text:bookmark text:name="_bookmark2"/><text:span text:style-name="T2">Явление 1</text:span></text:p>
      <text:p text:style-name="P76">Гостиная, в ней большие часы, справа дверь в спальню Софии, откудова слышно фор- топияно с флейтою, которые потом умолкают.</text:p>
      <text:p text:style-name="P441"><text:span text:style-name="T32">Лизанька </text:span>середи комнаты спит, свесившись с кресел.</text:p>
      <text:p text:style-name="P5"><text:span text:style-name="T3">(Утро, чуть день брезжится.)</text:span></text:p>
      <text:p text:style-name="P6"><text:span text:style-name="T3">Лизанька (вдруг просыпается, встает с кресел, оглядывается)</text:span></text:p>
      <text:p text:style-name="P456"/>
      <text:p text:style-name="P78">Светает!.. Ах! как скоро ночь минула! Вчера просилась спать – отказ.</text:p>
      <text:p text:style-name="P462">«Ждем друга». – Нужен глаз да глаз,</text:p>
      <text:p text:style-name="P79">Не спи, покудова не скатишься со стула. Теперь вот только что вздремнула,</text:p>
      <text:p text:style-name="P462">Уж день!.. сказать им…</text:p>
      <text:p text:style-name="P459"/>
      <text:p text:style-name="P9"><text:span text:style-name="T3">(Стучится к Софии.)</text:span></text:p>
      <text:p text:style-name="P456"/>
      <text:p text:style-name="P463">Господа,</text:p>
      <text:p text:style-name="P86">Эй! Софья Павловна, беда: Зашла беседа ваша за́ночь;</text:p>
      <text:p text:style-name="P94">Вы глухи? – Алексей Степаныч! Сударыня!.. – И страх их не берет!</text:p>
      <text:p text:style-name="P488"/>
      <text:p text:style-name="P9"><text:span text:style-name="T3">(Отходит от дверей.)</text:span></text:p>
      <text:p text:style-name="P456"/>
      <text:p text:style-name="P87">Ну, гость неприглашенный, Быть может, батюшка войдет!</text:p>
      <text:p text:style-name="P462">Прошу служить у барышни влюбленной!</text:p>
      <text:p text:style-name="P459"/>
      <text:p text:style-name="P9"><text:span text:style-name="T3">(Опять к дверям.)</text:span></text:p>
      <text:p text:style-name="P456"/>
      <text:p text:style-name="P463">Да расходитесь. Утро. Что-с?</text:p>
      <text:p text:style-name="P459"/>
      <text:p text:style-name="P9"><text:span text:style-name="T4">(</text:span><text:span text:style-name="T3">Голо</text:span><text:span text:style-name="T4">с </text:span><text:span text:style-name="T3">Софии</text:span><text:span text:style-name="T4">)</text:span></text:p>
      <text:p text:style-name="P459"><text:soft-page-break/></text:p>
      <text:p text:style-name="P463">Который час?</text:p>
      <text:p text:style-name="P461"/>
      <text:p text:style-name="P9"><text:span text:style-name="T3">Лизанька</text:span></text:p>
      <text:p text:style-name="P456"/>
      <text:p text:style-name="P463">Всё в доме поднялось.</text:p>
      <text:p text:style-name="P459"/>
      <text:p text:style-name="P9"><text:span text:style-name="T3">София (из своей комнаты)</text:span></text:p>
      <text:p text:style-name="P456"/>
      <text:p text:style-name="P463">Который час?</text:p>
      <text:p text:style-name="P10"><text:span text:style-name="T3">Лизанька</text:span></text:p>
      <text:p text:style-name="P553"/>
      <text:p text:style-name="P464">Седьмой, осьмой, девятый.</text:p>
      <text:p text:style-name="P459"/>
      <text:p text:style-name="P17"><text:span text:style-name="T3">София (оттуда же)</text:span></text:p>
      <text:p text:style-name="P456"/>
      <text:p text:style-name="P463">Неправда.</text:p>
      <text:p text:style-name="P459"/>
      <text:p text:style-name="P9"><text:span text:style-name="T3">Лизанька (прочь от</text:span><text:span text:style-name="T9"> </text:span><text:span text:style-name="T3">дверей)</text:span></text:p>
      <text:p text:style-name="P456"/>
      <text:p text:style-name="P463">Ах! амур проклятый!</text:p>
      <text:p text:style-name="P106">И слышат, не хотят понять, Ну что́ бы ставни им отнять?</text:p>
      <text:p text:style-name="P113">Переведу часы, хоть знаю: будет гонка, Заставлю их играть.</text:p>
      <text:p text:style-name="P488"/>
      <text:p text:style-name="P9"><text:span text:style-name="T3">(Лезет на стул, передвигает стрелку, часы бьют и играют.)</text:span></text:p>
      <text:p text:style-name="P526"/>
      <text:p text:style-name="P69"><text:bookmark text:name="_bookmark3"/><text:span text:style-name="T2">Явление 2</text:span></text:p>
      <text:p text:style-name="P25"><text:span text:style-name="T3">Лиза </text:span><text:span text:style-name="T4">и </text:span><text:span text:style-name="T3">Фамусов</text:span><text:span text:style-name="T4">. </text:span><text:span text:style-name="T3">Лиза</text:span></text:p>
      <text:p text:style-name="P557"/>
      <text:p text:style-name="P464">Ах! барин!</text:p>
      <text:p text:style-name="P555"/>
      <text:p text:style-name="P18"><text:span text:style-name="T3">Фамусов</text:span></text:p>
      <text:p text:style-name="P553"/>
      <text:p text:style-name="P464">Барин, да.</text:p>
      <text:p text:style-name="P459"/>
      <text:p text:style-name="P9"><text:span text:style-name="T3">(Останавливает часовую музыку.)</text:span></text:p>
      <text:p text:style-name="P456"/>
      <text:p text:style-name="P463">Ведь экая шалунья ты девчонка.</text:p>
      <text:p text:style-name="P465">Не мог придумать я, что это за<text:span text:style-name="T33"> </text:span><text:span text:style-name="T34">беда!</text:span></text:p>
      <text:p text:style-name="P119"><text:span text:style-name="T35">То </text:span>флейта слышится, то <text:span text:style-name="T36">будто </text:span>фортопьяно; Для Софьи <text:span text:style-name="T37">слишком </text:span>было б<text:span text:style-name="T38"> </text:span>рано??..</text:p>
      <text:p text:style-name="P488"/>
      <text:p text:style-name="P9"><text:span text:style-name="T3">Лиза</text:span></text:p>
      <text:p text:style-name="P456"/>
      <text:p text:style-name="P463">Нет, сударь, я… лишь невзначай…</text:p>
      <text:p text:style-name="P459"/>
      <text:p text:style-name="P9"><text:span text:style-name="T3">Фамусов</text:span></text:p>
      <text:p text:style-name="P456"/>
      <text:p text:style-name="P78">Вот то-то невзначай, за вами примечай; Так верно с умыслом.</text:p>
      <text:p text:style-name="P488"/>
      <text:p text:style-name="P9"><text:span text:style-name="T3">(Жмется к ней и заигрывает.)</text:span></text:p>
      <text:p text:style-name="P456"/>
      <text:p text:style-name="P463">Ой! зелье, баловница.</text:p>
      <text:p text:style-name="P459"/>
      <text:p text:style-name="P9"><text:span text:style-name="T3">Лиза</text:span></text:p>
      <text:p text:style-name="P456"/>
      <text:p text:style-name="P463"><text:soft-page-break/>Вы баловник, к лицу ль вам эти лица!</text:p>
      <text:p text:style-name="P459"/>
      <text:p text:style-name="P17"><text:span text:style-name="T3">Фамусов</text:span></text:p>
      <text:p text:style-name="P457"/>
      <text:p text:style-name="P88">Скромна, а ничего кроме́ Проказ и ветру на уме.</text:p>
      <text:p text:style-name="P489"/>
      <text:p text:style-name="P9"><text:span text:style-name="T3">Лиза</text:span></text:p>
      <text:p text:style-name="P456"/>
      <text:p text:style-name="P126">Пустите, ветреники сами, Опомнитесь, вы старики…</text:p>
      <text:p text:style-name="P488"/>
      <text:p text:style-name="P9"><text:span text:style-name="T3">Фамусов</text:span></text:p>
      <text:p text:style-name="P456"/>
      <text:p text:style-name="P463">Почти.</text:p>
      <text:p text:style-name="P564"/>
      <text:p text:style-name="P18"><text:span text:style-name="T3">Лиза</text:span></text:p>
      <text:p text:style-name="P553"/>
      <text:p text:style-name="P464">Ну, кто придет, куда мы с вами?</text:p>
      <text:p text:style-name="P555"/>
      <text:p text:style-name="P18"><text:span text:style-name="T3">Фамусов</text:span></text:p>
      <text:p text:style-name="P553"/>
      <text:p text:style-name="P128">Кому сюда придти? Ведь Софья спит?</text:p>
      <text:p text:style-name="P559"/>
      <text:p text:style-name="P18"><text:span text:style-name="T3">Лиза</text:span></text:p>
      <text:p text:style-name="P554"/>
      <text:p text:style-name="P466">Сейчас започивала.</text:p>
      <text:p text:style-name="P555"/>
      <text:p text:style-name="P18"><text:span text:style-name="T3">Фамусов</text:span></text:p>
      <text:p text:style-name="P553"/>
      <text:p text:style-name="P464">Сейчас! А ночь?</text:p>
      <text:p text:style-name="P556"/>
      <text:p text:style-name="P18"><text:span text:style-name="T3">Лиза</text:span></text:p>
      <text:p text:style-name="P553"/>
      <text:p text:style-name="P464">Ночь целую читала.</text:p>
      <text:p text:style-name="P556"/>
      <text:p text:style-name="P18"><text:span text:style-name="T3">Фамусов</text:span></text:p>
      <text:p text:style-name="P553"/>
      <text:p text:style-name="P464">Вишь, прихоти какие завелись!</text:p>
      <text:p text:style-name="P555"/>
      <text:p text:style-name="P18"><text:span text:style-name="T3">Лиза</text:span></text:p>
      <text:p text:style-name="P553"/>
      <text:p text:style-name="P579">Всё по-французски, вслух, читает запершись.</text:p>
      <text:p text:style-name="P556"/>
      <text:p text:style-name="P18"><text:span text:style-name="T3">Фамусов</text:span></text:p>
      <text:p text:style-name="P553"><text:soft-page-break/></text:p>
      <text:p text:style-name="P95">Скажи-ка, что глаза ей портить не годится, И в чтеньи прок-от не велик:</text:p>
      <text:p text:style-name="P129">Ей сна нет от французских книг, А мне от русских больно спится.</text:p>
      <text:p text:style-name="P560"/>
      <text:p text:style-name="P18"><text:span text:style-name="T3">Лиза</text:span></text:p>
      <text:p text:style-name="P553"/>
      <text:p text:style-name="P464">Что встанет, доложусь,</text:p>
      <text:p text:style-name="P465">Извольте же идти; разбудите, боюсь.</text:p>
      <text:p text:style-name="P556"/>
      <text:p text:style-name="P18"><text:span text:style-name="T3">Фамусов</text:span></text:p>
      <text:p text:style-name="P553"/>
      <text:p text:style-name="P136">Чего будить? Сама часы заводишь, На весь квартал симфонию гремишь.</text:p>
      <text:p text:style-name="P488"/>
      <text:p text:style-name="P9"><text:span text:style-name="T3">Лиза (как можно громче)</text:span></text:p>
      <text:p text:style-name="P467">Да полноте-с!</text:p>
      <text:p text:style-name="P459"/>
      <text:p text:style-name="P9"><text:span text:style-name="T3">Фамусов (зажимает ей рот)</text:span></text:p>
      <text:p text:style-name="P456"/>
      <text:p text:style-name="P142">Помилуй, как кричишь. С ума ты сходишь?</text:p>
      <text:p text:style-name="P488"/>
      <text:p text:style-name="P9"><text:span text:style-name="T3">Лиза</text:span></text:p>
      <text:p text:style-name="P456"/>
      <text:p text:style-name="P463">Боюсь, чтобы не вышло из того…</text:p>
      <text:p text:style-name="P459"/>
      <text:p text:style-name="P17"><text:span text:style-name="T3">Фамусов</text:span></text:p>
      <text:p text:style-name="P457"/>
      <text:p text:style-name="P483">Чего?</text:p>
      <text:p text:style-name="P459"/>
      <text:p text:style-name="P9"><text:span text:style-name="T3">Лиза</text:span></text:p>
      <text:p text:style-name="P456"/>
      <text:p text:style-name="P143">Пора, <text:span text:style-name="T37">сударь, </text:span>вам знать, вы не ребенок; У девушек сон утренний так тонок; Чуть дверью скрипнешь, чуть<text:span text:style-name="T39"> </text:span>шепнешь: Всё<text:span text:style-name="T38"> </text:span>слышат…</text:p>
      <text:p text:style-name="P490"/>
      <text:p text:style-name="P17"><text:span text:style-name="T3">Фамусов</text:span></text:p>
      <text:p text:style-name="P457"/>
      <text:p text:style-name="P483">Всё ты лжешь.</text:p>
      <text:p text:style-name="P459"/>
      <text:p text:style-name="P9"><text:span text:style-name="T3">(Голос Софии)</text:span></text:p>
      <text:p text:style-name="P456"/>
      <text:p text:style-name="P463">Эй, Лиза!</text:p>
      <text:p text:style-name="P459"/>
      <text:p text:style-name="P9"><text:span text:style-name="T3">Фамусов (торопливо)</text:span></text:p>
      <text:p text:style-name="P456"/>
      <text:p text:style-name="P463">Тс!</text:p>
      <text:p text:style-name="P459"/>
      <text:p text:style-name="P26"><text:soft-page-break/><text:span text:style-name="T3">(Крадется вон из комнаты на цыпочках.) Лиза (одна)</text:span></text:p>
      <text:p text:style-name="P550"/>
      <text:p text:style-name="P463">Ушел. Ах! от господ подалей;</text:p>
      <text:p text:style-name="P96">У них беды себе на всякий час готовь, Минуй нас пуще всех печалей</text:p>
      <text:p text:style-name="P462">И барский гнев, и барская любовь.</text:p>
      <text:p text:style-name="P491"/>
      <text:p text:style-name="P69"><text:bookmark text:name="_bookmark4"/><text:span text:style-name="T2">Явление 3</text:span></text:p>
      <text:p text:style-name="P27"><text:span text:style-name="T3">Лиза, София </text:span><text:span text:style-name="T4">со свечкою, за ней </text:span><text:span text:style-name="T3">Молчалин</text:span><text:span text:style-name="T4">. </text:span><text:span text:style-name="T3">София</text:span></text:p>
      <text:p text:style-name="P550"/>
      <text:p text:style-name="P87">Что, Лиза, на тебя напало? Шумишь…</text:p>
      <text:p text:style-name="P488"/>
      <text:p text:style-name="P9"><text:span text:style-name="T3">Лиза</text:span></text:p>
      <text:p text:style-name="P456"/>
      <text:p text:style-name="P463">Конечно, вам расстаться тяжело?</text:p>
      <text:p text:style-name="P465">До света запершись, и кажется всё мало?</text:p>
      <text:p text:style-name="P459"/>
      <text:p text:style-name="P9"><text:span text:style-name="T3">София</text:span></text:p>
      <text:p text:style-name="P456"/>
      <text:p text:style-name="P463">Ах, в самом деле рассвело!</text:p>
      <text:p text:style-name="P461"/>
      <text:p text:style-name="P9"><text:span text:style-name="T3">(Тушит свечу.)</text:span></text:p>
      <text:p text:style-name="P456"/>
      <text:p text:style-name="P463">И свет и грусть. Как быстры ночи!</text:p>
      <text:p text:style-name="P459"/>
      <text:p text:style-name="P9"><text:span text:style-name="T3">Лиза</text:span></text:p>
      <text:p text:style-name="P456"/>
      <text:p text:style-name="P78">Тужите, знай, со стороны нет мочи, Сюда ваш батюшка зашел, я обмерла;</text:p>
      <text:p text:style-name="P462">Вертелась перед ним, не помню что врала;</text:p>
      <text:p text:style-name="P144">Ну что же стали вы? поклон, сударь, отвесьте. Подите, сердце не на месте;</text:p>
      <text:p text:style-name="P94">Смотрите на часы, взгляните-ка в окно: Валит народ по улицам давно;</text:p>
      <text:p text:style-name="P462">А в доме стук, ходьба, метут и убирают.</text:p>
      <text:p text:style-name="P459"/>
      <text:p text:style-name="P9"><text:span text:style-name="T3">София</text:span></text:p>
      <text:p text:style-name="P456"/>
      <text:p text:style-name="P463">Счастливые часов не наблюдают.</text:p>
      <text:p text:style-name="P461"><text:soft-page-break/></text:p>
      <text:p text:style-name="P9"><text:span text:style-name="T3">Лиза</text:span></text:p>
      <text:p text:style-name="P456"/>
      <text:p text:style-name="P463">Не наблюдайте, ваша власть;</text:p>
      <text:p text:style-name="P465">А что в ответ за вас, конечно, мне попасть.</text:p>
      <text:p text:style-name="P459"/>
      <text:p text:style-name="P9"><text:span text:style-name="T3">София (Молчалину)</text:span></text:p>
      <text:p text:style-name="P456"/>
      <text:p text:style-name="P463">Идите; целый день еще потерпим скуку.</text:p>
      <text:p text:style-name="P459"/>
      <text:p text:style-name="P9"><text:span text:style-name="T3">Лиза</text:span></text:p>
      <text:p text:style-name="P456"/>
      <text:p text:style-name="P463">Бог с вами-с; прочь возьмите руку.</text:p>
      <text:p text:style-name="P565"/>
      <text:p text:style-name="P18"><text:span text:style-name="T3">(Разводит их, Молчалин в дверях сталкивается с Фамусовым.)</text:span></text:p>
      <text:p text:style-name="P527"/>
      <text:p text:style-name="P69"><text:bookmark text:name="_bookmark5"/><text:span text:style-name="T2">Явление 4</text:span></text:p>
      <text:p text:style-name="P23"><text:span text:style-name="T3">София, Лиза, Молчалин, Фамусов</text:span><text:span text:style-name="T4">. </text:span><text:span text:style-name="T3">Фамусов</text:span></text:p>
      <text:p text:style-name="P550"/>
      <text:p text:style-name="P463">Что за оказия! Молчалин, ты, брат?</text:p>
      <text:p text:style-name="P459"/>
      <text:p text:style-name="P17"><text:span text:style-name="T3">Молчалин</text:span></text:p>
      <text:p text:style-name="P457"/>
      <text:p text:style-name="P483">Я-с.</text:p>
      <text:p text:style-name="P459"/>
      <text:p text:style-name="P9"><text:span text:style-name="T3">Фамусов</text:span></text:p>
      <text:p text:style-name="P456"/>
      <text:p text:style-name="P463">Зачем же здесь? и в этот час?</text:p>
      <text:p text:style-name="P465">И Софья!.. Здравствуй, Софья, что ты</text:p>
      <text:p text:style-name="P119">Так рано поднялась! а? для какой заботы? И как вас бог не в пору вместе свел?</text:p>
      <text:p text:style-name="P488"/>
      <text:p text:style-name="P9"><text:span text:style-name="T3">София</text:span></text:p>
      <text:p text:style-name="P456"/>
      <text:p text:style-name="P463">Он только что теперь вошел.</text:p>
      <text:p text:style-name="P459"/>
      <text:p text:style-name="P9"><text:span text:style-name="T3">Молчалин</text:span></text:p>
      <text:p text:style-name="P456"/>
      <text:p text:style-name="P463">Сейчас с прогулки.</text:p>
      <text:p text:style-name="P459"/>
      <text:p text:style-name="P9"><text:span text:style-name="T3">Фамусов</text:span></text:p>
      <text:p text:style-name="P456"/>
      <text:p text:style-name="P88">Друг. Нельзя ли для прогулок Подальше выбрать закоулок?</text:p>
      <text:p text:style-name="P483">А ты, сударыня, чуть из постели прыг,</text:p>
      <text:p text:style-name="P145">С мужчиной! с молодым! – Занятье для девицы! Всю ночь читает небылицы,</text:p>
      <text:p text:style-name="P483">И вот плоды от этих книг!</text:p>
      <text:p text:style-name="P96"><text:soft-page-break/>А всё Кузнецкий мост, и вечные французы, Оттуда моды к нам, и авторы, и музы: Губители карманов и сердец!</text:p>
      <text:p text:style-name="P484">Когда избавит нас творец</text:p>
      <text:p text:style-name="P151">От шляпок их! чепцов! и шпилек! и булавок! И книжных и бисквитных лавок! —</text:p>
      <text:p text:style-name="P488"/>
      <text:p text:style-name="P9"><text:span text:style-name="T3">София</text:span></text:p>
      <text:p text:style-name="P456"/>
      <text:p text:style-name="P114">Позвольте, батюшка, кружится голова; Я от испуги дух перевожу едва; Изволили вбежать вы так проворно, Смешалась я.</text:p>
      <text:p text:style-name="P11"><text:span text:style-name="T3">Фамусов</text:span></text:p>
      <text:p text:style-name="P553"/>
      <text:p text:style-name="P464">Благодарю покорно,</text:p>
      <text:p text:style-name="P156">Я скоро к ним вбежал! Я помешал! я испужал!</text:p>
      <text:p text:style-name="P158">Я, Софья Павловна, расстроен сам, день целый Нет отдыха, мечусь как словно угорелый.</text:p>
      <text:p text:style-name="P462">По должности, по службе хлопотня,</text:p>
      <text:p text:style-name="P465">Тот пристает, другой, всем дело до меня!</text:p>
      <text:p text:style-name="P465">По ждал ли новых я хлопот? чтоб был обманут…</text:p>
      <text:p text:style-name="P459"/>
      <text:p text:style-name="P17"><text:span text:style-name="T3">София (сквозь слезы)</text:span></text:p>
      <text:p text:style-name="P456"/>
      <text:p text:style-name="P463">Кем, батюшка?</text:p>
      <text:p text:style-name="P459"/>
      <text:p text:style-name="P9"><text:span text:style-name="T3">Фамусов</text:span></text:p>
      <text:p text:style-name="P456"/>
      <text:p text:style-name="P107">Вот попрекать мне станут, Что без толку всегда журю. Не плачь, я дело говорю:</text:p>
      <text:p text:style-name="P162"><text:span text:style-name="T40">Уж </text:span>об твоем ли не радели Об воспитаньи! с<text:span text:style-name="T37"> </text:span><text:span text:style-name="T34">колыбели!</text:span></text:p>
      <text:p text:style-name="P89">Мать умерла: умел я<text:span text:style-name="T41"> </text:span>принанять В мадам Розье <text:span text:style-name="T34">вторую</text:span><text:span text:style-name="T42"> </text:span>мать.</text:p>
      <text:p text:style-name="P146">Старушку-золото в надзор к тебе приставил: Умна была, нрав тихий, редких правил.</text:p>
      <text:p text:style-name="P462">Одно не к чести служит ей:</text:p>
      <text:p text:style-name="P167">За лишних в год пятьсот рублей Сманить себя другими допустила. Да не в мадаме сила.</text:p>
      <text:p text:style-name="P90">Не надобно иного образца, Когда в глазах пример отца.</text:p>
      <text:p text:style-name="P94">Смотри ты на меня: не хвастаю сложеньем, Однако бодр и свеж, и дожил до седин, Свободен, вдов, себе я господин… Монашеским известен поведеньем!..</text:p>
      <text:p text:style-name="P490"/>
      <text:p text:style-name="P17"><text:span text:style-name="T3">Лиза</text:span></text:p>
      <text:p text:style-name="P457"/>
      <text:p text:style-name="P483">Осмелюсь я, сударь…</text:p>
      <text:p text:style-name="P459"/>
      <text:p text:style-name="P9"><text:span text:style-name="T3">Фамусов</text:span></text:p>
      <text:p text:style-name="P456"/>
      <text:p text:style-name="P463"><text:soft-page-break/>Молчать!</text:p>
      <text:p text:style-name="P79">Ужасный век! Не знаешь, что начать! Все умудрились не по ле́там,</text:p>
      <text:p text:style-name="P113">А пуще дочери, да сами добряки. Дались нам эти языки!</text:p>
      <text:p text:style-name="P462">Берем же побродяг, и в дом и по билетам,</text:p>
      <text:p text:style-name="P170">Чтоб наших дочерей всему учить, всему — И танцам! и пенью́! и нежностям! и <text:span text:style-name="T34">вздохам! </text:span>Как <text:span text:style-name="T36">будто </text:span>в жены их готовим<text:span text:style-name="T43"> </text:span><text:span text:style-name="T37">скоморохам.</text:span></text:p>
      <text:p text:style-name="P159">Ты, посетитель, что? ты здесь, сударь, к чему? Безродного пригрел и ввел в мое семейство, Дал чин асессора и взял в секретари;</text:p>
      <text:p text:style-name="P120">В Москву переведен через мое содейство; И будь не я, коптел бы ты в Твери.</text:p>
      <text:p text:style-name="P560"/>
      <text:p text:style-name="P18"><text:span text:style-name="T3">София</text:span></text:p>
      <text:p text:style-name="P553"/>
      <text:p text:style-name="P464">Я гнева вашего никак не растолкую.</text:p>
      <text:p text:style-name="P96">Он в доме здесь живет, великая напасть! Шел в комнату, попал в другую.</text:p>
      <text:p text:style-name="P560"/>
      <text:p text:style-name="P18"><text:span text:style-name="T3">Фамусов</text:span></text:p>
      <text:p text:style-name="P553"/>
      <text:p text:style-name="P464">Попал или хотел попасть?</text:p>
      <text:p text:style-name="P465">Да вместе вы зачем? Нельзя, чтобы случайно.</text:p>
      <text:p text:style-name="P556"/>
      <text:p text:style-name="P18"><text:span text:style-name="T3">София</text:span></text:p>
      <text:p text:style-name="P553"/>
      <text:p text:style-name="P168">Вот в чем, однако, случай весь: Как давече вы с Лизой были здесь,</text:p>
      <text:p text:style-name="P171">Перепугал меня ваш голос чрезвычайно, И бросилась сюда я со всех ног.</text:p>
      <text:p text:style-name="P560"/>
      <text:p text:style-name="P18"><text:span text:style-name="T3">Фамусов</text:span></text:p>
      <text:p text:style-name="P553"/>
      <text:p text:style-name="P172">Пожалуй, на меня всю суматоху сложит. Не в пору голос мой наделал им тревог!</text:p>
      <text:p text:style-name="P559"/>
      <text:p text:style-name="P18"><text:span text:style-name="T3">София</text:span></text:p>
      <text:p text:style-name="P553"/>
      <text:p text:style-name="P464">По смутном сне безделица тревожит;</text:p>
      <text:p text:style-name="P459"/>
      <text:p text:style-name="P442">Сказать вам сон: поймете вы тогда.</text:p>
      <text:p text:style-name="P6"><text:span text:style-name="T3">Фамусов</text:span></text:p>
      <text:p text:style-name="P456"/>
      <text:p text:style-name="P463"><text:soft-page-break/>Что за история?</text:p>
      <text:p text:style-name="P459"/>
      <text:p text:style-name="P9"><text:span text:style-name="T3">София</text:span></text:p>
      <text:p text:style-name="P456"/>
      <text:p text:style-name="P463">Вам рассказать?</text:p>
      <text:p text:style-name="P459"/>
      <text:p text:style-name="P9"><text:span text:style-name="T3">Фамусов</text:span></text:p>
      <text:p text:style-name="P456"/>
      <text:p text:style-name="P463">Ну да.</text:p>
      <text:p text:style-name="P29"><text:span text:style-name="T3">(Садится.) София</text:span></text:p>
      <text:p text:style-name="P558"/>
      <text:p text:style-name="P95">Позвольте… видите ль… сначала Цветистый луг; и я искала</text:p>
      <text:p text:style-name="P462">Траву</text:p>
      <text:p text:style-name="P465">Какую-то, не вспомню<text:span text:style-name="T44"> </text:span><text:span text:style-name="T36">наяву.</text:span></text:p>
      <text:p text:style-name="P96"><text:span text:style-name="T34">Вдруг </text:span>милый человек, <text:span text:style-name="T34">один </text:span>из тех, <text:span text:style-name="T45">кого </text:span>мы <text:span text:style-name="T36">Увидим </text:span>– <text:span text:style-name="T36">будто </text:span>век<text:span text:style-name="T47"> </text:span><text:span text:style-name="T34">знакомы,</text:span></text:p>
      <text:p text:style-name="P462">Явился тут со мной; и вкрадчив, и умен,</text:p>
      <text:p text:style-name="P465">Но робок… Знаете, кто в бедности рожден…</text:p>
      <text:p text:style-name="P556"/>
      <text:p text:style-name="P18"><text:span text:style-name="T3">Фамусов</text:span></text:p>
      <text:p text:style-name="P553"/>
      <text:p text:style-name="P130">Ах! матушка, не довершай удара! Кто беден, тот тебе не пара.</text:p>
      <text:p text:style-name="P560"/>
      <text:p text:style-name="P18"><text:span text:style-name="T3">София</text:span></text:p>
      <text:p text:style-name="P553"/>
      <text:p text:style-name="P464">Потом пропало всё: луга и небеса. —</text:p>
      <text:p text:style-name="P96">Мы в темной <text:span text:style-name="T37">комнате. </text:span>Для довершенья <text:span text:style-name="T45">чуда </text:span>Раскрылся пол – и вы<text:span text:style-name="T36"> </text:span><text:span text:style-name="T37">оттуда,</text:span></text:p>
      <text:p text:style-name="P175">Бледны, как смерть, и дыбом<text:span text:style-name="T48"> </text:span>волоса! <text:span text:style-name="T37">Тут </text:span>с <text:span text:style-name="T34">громом </text:span>распахнули двери Какие-то не <text:span text:style-name="T37">люди </text:span>и не<text:span text:style-name="T45"> </text:span>звери,</text:p>
      <text:p text:style-name="P97">Нас врознь – и мучили сидевшего со мной. Он будто мне дороже всех сокровищ,</text:p>
      <text:p text:style-name="P462">Хочу к нему – вы тащите с собой:</text:p>
      <text:p text:style-name="P144">Нас провожают стон, рев, хохот, свист чудовищ! Он вслед кричит!.. —</text:p>
      <text:p text:style-name="P176">Проснулась. – <text:span text:style-name="T34">Кто-то </text:span><text:span text:style-name="T37">говорит. <text:s/></text:span>— Ваш голос был; что́, думаю, так<text:span text:style-name="T44"> </text:span>рано? Бегу <text:span text:style-name="T37">сюда </text:span>– и вас обоих<text:span text:style-name="T49"> </text:span><text:span text:style-name="T43">нахожу.</text:span></text:p>
      <text:p text:style-name="P561"/>
      <text:p text:style-name="P18"><text:span text:style-name="T3">Фамусов</text:span></text:p>
      <text:p text:style-name="P553"/>
      <text:p text:style-name="P178">Да, дурен сон; как погляжу, Тут всё есть, коли нет обмана:</text:p>
      <text:p text:style-name="P182">И черти и любовь, и страхи и цветы. Ну, сударь мой, а ты?</text:p>
      <text:p text:style-name="P560"/>
      <text:p text:style-name="P18"><text:span text:style-name="T3">Молчалин</text:span></text:p>
      <text:p text:style-name="P553"/>
      <text:p text:style-name="P464"><text:soft-page-break/>Я слышал голос ваш.</text:p>
      <text:p text:style-name="P556"/>
      <text:p text:style-name="P18"><text:span text:style-name="T3">Фамусов</text:span></text:p>
      <text:p text:style-name="P553"/>
      <text:p text:style-name="P464">Забавно.</text:p>
      <text:p text:style-name="P465">Дался им голос мой, и как себе исправно</text:p>
      <text:p text:style-name="P183">Всем слышится, и всех сзывает до зари! На голос мой спешил, за чем же? –<text:span text:style-name="T48"> </text:span>говори.</text:p>
      <text:p text:style-name="P560"/>
      <text:p text:style-name="P18"><text:span text:style-name="T3">Молчалин</text:span></text:p>
      <text:p text:style-name="P553"/>
      <text:p text:style-name="P464">С бумагами-с.</text:p>
      <text:p text:style-name="P556"/>
      <text:p text:style-name="P18"><text:span text:style-name="T3">Фамусов</text:span></text:p>
      <text:p text:style-name="P553"/>
      <text:p text:style-name="P464">Да! их недоставало.</text:p>
      <text:p text:style-name="P79">Помилуйте, что это вдруг припало Усердье к письменным делам!</text:p>
      <text:p text:style-name="P560"/>
      <text:p text:style-name="P18"><text:span text:style-name="T3">(Встает.)</text:span></text:p>
      <text:p text:style-name="P553"/>
      <text:p text:style-name="P187"><text:span text:style-name="T42">Ну, </text:span>Сонюшка, тебе <text:span text:style-name="T34">покой </text:span>я дам: Бывают странны сны, а <text:span text:style-name="T34">наяву </text:span>страннее; Искала ты себе<text:span text:style-name="T34"> </text:span>травы,</text:p>
      <text:p text:style-name="P188">На друга набрела скорее; Повыкинь вздор из головы; <text:span text:style-name="T43">Где </text:span>чудеса, там мало <text:span text:style-name="T45">складу. </text:span>— Поди-ка, <text:span text:style-name="T43">ляг, </text:span>усни<text:span text:style-name="T50"> </text:span>опять.</text:p>
      <text:p text:style-name="P562"/>
      <text:p text:style-name="P18"><text:span text:style-name="T3">(Молчалину.)</text:span></text:p>
      <text:p text:style-name="P553"/>
      <text:p text:style-name="P464">Идем бумаги разбирать.</text:p>
      <text:p text:style-name="P556"/>
      <text:p text:style-name="P18"><text:span text:style-name="T3">Молчалин</text:span></text:p>
      <text:p text:style-name="P553"/>
      <text:p text:style-name="P464">Я только нес их для докладу,</text:p>
      <text:p text:style-name="P144">Что в ход нельзя пустить без справок, без иных, Противуречья есть, и многое не дельно.</text:p>
      <text:p text:style-name="P560"/>
      <text:p text:style-name="P18"><text:span text:style-name="T3">Фамусов</text:span></text:p>
      <text:p text:style-name="P553"/>
      <text:p text:style-name="P189">Боюсь, <text:span text:style-name="T37">сударь, </text:span>я <text:span text:style-name="T34">одного </text:span>смертельно, Чтоб множество не накоплялось их; Дай волю вам, оно бы и засело;</text:p>
      <text:p text:style-name="P190">А у меня, что дело, что не<text:span text:style-name="T44"> </text:span>дело, Обычай мой<text:span text:style-name="T37"> </text:span>такой:</text:p>
      <text:p text:style-name="P596">Подписано, так с плеч долой.</text:p>
      <text:p text:style-name="P459"><text:soft-page-break/></text:p>
      <text:p text:style-name="P9"><text:span text:style-name="T3">(Уходит с Молчалиным, в дверях пропускает его вперед.)</text:span></text:p>
      <text:p text:style-name="P528"/>
      <text:p text:style-name="P69"><text:bookmark text:name="_bookmark6"/><text:span text:style-name="T2">Явление 5</text:span></text:p>
      <text:p text:style-name="P30"><text:span text:style-name="T3">София, Лиза</text:span><text:span text:style-name="T4">. </text:span><text:span text:style-name="T3">Лиза</text:span></text:p>
      <text:p text:style-name="P557"/>
      <text:p text:style-name="P95">Ну вот у праздника! ну вот вам и потеха! Однако нет, теперь уж не до смеха;</text:p>
      <text:p text:style-name="P129">В глазах темно, и замерла душа; Грех не беда, молва не хороша.</text:p>
      <text:p text:style-name="P560"/>
      <text:p text:style-name="P18"><text:span text:style-name="T3">София</text:span></text:p>
      <text:p text:style-name="P553"/>
      <text:p text:style-name="P115">Что́ мне молва? <text:span text:style-name="T45">Кто </text:span><text:span text:style-name="T43">хочет, </text:span>так и <text:span text:style-name="T43">судит, </text:span>Да батюшка задуматься <text:span text:style-name="T34">принудит: Брюзглив, неугомонен, скор,</text:span></text:p>
      <text:p text:style-name="P108">Таков всегда, а с этих пор… Ты можешь посудить…</text:p>
      <text:p text:style-name="P560"/>
      <text:p text:style-name="P18"><text:span text:style-name="T3">Лиза</text:span></text:p>
      <text:p text:style-name="P553"/>
      <text:p text:style-name="P464">Сужу-с не по рассказам;</text:p>
      <text:p text:style-name="P137">Запрет он вас; – добро еще со мной; А то, помилуй бог, как разом</text:p>
      <text:p text:style-name="P462">Меня, Молчалина и всех с двора долой.</text:p>
      <text:p text:style-name="P556"/>
      <text:p text:style-name="P18"><text:span text:style-name="T3">София</text:span></text:p>
      <text:p text:style-name="P553"/>
      <text:p text:style-name="P80">Подумаешь, как счастье своенравно! Бывает хуже, с рук сойдет;</text:p>
      <text:p text:style-name="P146">Когда ж печальное ничто на ум не йдет, Забылись музыкой, и время шло так плавно; Судьба нас будто берегла;</text:p>
      <text:p text:style-name="P131">Ни беспокойства, ни сомненья… А горе ждет из-за угла.</text:p>
      <text:p text:style-name="P560"/>
      <text:p text:style-name="P18"><text:span text:style-name="T3">Лиза</text:span></text:p>
      <text:p text:style-name="P553"/>
      <text:p text:style-name="P80">Вот то-то-с, моего вы глупого сужденья Не жалуете никогда:</text:p>
      <text:p text:style-name="P462">Ан вот беда.</text:p>
      <text:p text:style-name="P465">На что вам лучшего пророка?</text:p>
      <text:p text:style-name="P210">Твердила я: в любви не будет в этой прока Ни во́ веки веков.</text:p>
      <text:p text:style-name="P121"><text:soft-page-break/>Как все московские, ваш батюшка таков: Желал бы зятя он с звездами, да с чинами, А при звездах не все богаты, между нами; Ну разумеется, к тому б</text:p>
      <text:p text:style-name="P485">И деньги, чтоб пожить, чтоб мог давать он ба́лы;</text:p>
      <text:p text:style-name="P211">Вот, например, полковник Скалозуб: И золотой мешок, и метит в генералы.</text:p>
      <text:p text:style-name="P560"/>
      <text:p text:style-name="P18"><text:span text:style-name="T3">София</text:span></text:p>
      <text:p text:style-name="P553"/>
      <text:p text:style-name="P95">Куда как мил! и весело мне страх Выслушивать о фрунте и рядах;</text:p>
      <text:p text:style-name="P215">Он слова умного не выговорил сроду, — Мне всё равно, что за него, что в воду.</text:p>
      <text:p text:style-name="P560"/>
      <text:p text:style-name="P18"><text:span text:style-name="T3">Лиза</text:span></text:p>
      <text:p text:style-name="P553"/>
      <text:p text:style-name="P152">Да-с, так сказать, речист, а больно не хитер; Но будь военный, будь он статский,</text:p>
      <text:p text:style-name="P216">Кто так чувствителен, и весел, и остер, Как Александр Андреич Чацкий!</text:p>
      <text:p text:style-name="P218">Не для того, чтоб вас<text:span text:style-name="T51"> </text:span>смутить; Давно прошло, не воротить, А<text:span text:style-name="T38"> </text:span>помнится…</text:p>
      <text:p text:style-name="P560"/>
      <text:p text:style-name="P18"><text:span text:style-name="T3">София</text:span></text:p>
      <text:p text:style-name="P553"/>
      <text:p text:style-name="P91">Что помнится? Он славно Пересмеять умеет всех; Болтает, шутит, мне забавно; Делить со всяким можно смех.</text:p>
      <text:p text:style-name="P562"/>
      <text:p text:style-name="P18"><text:span text:style-name="T3">Лиза</text:span></text:p>
      <text:p text:style-name="P553"/>
      <text:p text:style-name="P464">И только? будто бы? – Слезами обливался,</text:p>
      <text:p text:style-name="P144">Я помню, бедный он, как с вами расставался. — Что, сударь, плачете? живите-ка смеясь…</text:p>
      <text:p text:style-name="P212">А он в ответ: «Недаром, Лиза, плачу, Кому известно, что́ найду я воротясь? И сколько, может быть, утрачу!» —</text:p>
      <text:p text:style-name="P484">Бедняжка будто знал, что года через три…</text:p>
      <text:p text:style-name="P556"/>
      <text:p text:style-name="P18"><text:span text:style-name="T3">София</text:span></text:p>
      <text:p text:style-name="P553"/>
      <text:p text:style-name="P219">Послушай, вольности ты лишней не бери. Я очень ветрено, быть может, поступила, И знаю, и винюсь; но где же изменила?</text:p>
      <text:p text:style-name="P484"><text:span text:style-name="T37">Кому? </text:span>чтоб укорять неверностью<text:span text:style-name="T52"> </text:span><text:span text:style-name="T34">могли.</text:span></text:p>
      <text:p text:style-name="P144">Да, с Чацким, правда, мы воспитаны, росли; Привычка вместе быть день каждый<text:span text:style-name="T53"> </text:span>неразлучно Связала детскою нас <text:span text:style-name="T38">дружбой; </text:span>но<text:span text:style-name="T54"> </text:span><text:span text:style-name="T34">потом</text:span></text:p>
      <text:p text:style-name="P184">Он съехал, уж у нас ему казалось скучно, И редко посещал наш дом;</text:p>
      <text:p text:style-name="P462"><text:soft-page-break/>Потом опять прикинулся влюбленным,</text:p>
      <text:p text:style-name="P132">Взыскательным и огорченным!!.. Остер, умен, красноречив,</text:p>
      <text:p text:style-name="P223">В друзьях особенно счастлив. Вот об себе задумал он <text:span text:style-name="T34">высоко</text:span><text:span text:style-name="T55"> </text:span>—</text:p>
      <text:p text:style-name="P113">Охота странствовать напала на него. Ах! если любит кто кого,</text:p>
      <text:p text:style-name="P462">Зачем ума искать и ездить так далёко?</text:p>
      <text:p text:style-name="P556"/>
      <text:p text:style-name="P18"><text:span text:style-name="T3">Лиза</text:span></text:p>
      <text:p text:style-name="P553"/>
      <text:p text:style-name="P464">Где носится? в каких краях?</text:p>
      <text:p text:style-name="P465">Лечился, говорят, на кислых он водах,</text:p>
      <text:p text:style-name="P465">Не от болезни, чай, от скуки, – повольнее.</text:p>
      <text:p text:style-name="P555"/>
      <text:p text:style-name="P18"><text:span text:style-name="T3">София</text:span></text:p>
      <text:p text:style-name="P553"/>
      <text:p text:style-name="P147">И, верно, счастлив там, где люди посмешнее. Кого люблю я, не таков:</text:p>
      <text:p text:style-name="P462">Молчалин за других себя забыть<text:span text:style-name="T56"> </text:span><text:span text:style-name="T34">готов,</text:span></text:p>
      <text:p text:style-name="P151">Враг дерзости, – <text:span text:style-name="T34">всегда </text:span>застенчиво, несмело <text:span text:style-name="T34">Ночь </text:span>целую с <text:span text:style-name="T34">кем </text:span>можно так<text:span text:style-name="T45"> </text:span>провесть!</text:p>
      <text:p text:style-name="P81">Сидим, а на дворе давно уж побелело, Как думаешь? чем заняты?</text:p>
      <text:p text:style-name="P559"/>
      <text:p text:style-name="P18"><text:span text:style-name="T3">Лиза</text:span></text:p>
      <text:p text:style-name="P553"/>
      <text:p text:style-name="P464">Бог весть,</text:p>
      <text:p text:style-name="P465">Сударыня, мое ли это дело?</text:p>
      <text:p text:style-name="P555"/>
      <text:p text:style-name="P18"><text:span text:style-name="T3">София</text:span></text:p>
      <text:p text:style-name="P553"/>
      <text:p text:style-name="P224">Возьмет он руку, к сердцу жмет, Из глубины души вздохнет,</text:p>
      <text:p text:style-name="P228">Ни слова вольного, и так вся <text:span text:style-name="T34">ночь </text:span><text:span text:style-name="T36">проходит, </text:span>Рука с <text:span text:style-name="T34">рукой, </text:span>и <text:span text:style-name="T37">глаз </text:span>с меня не <text:span text:style-name="T45">сводит. </text:span>— Смеешься! можно ли! чем <text:span text:style-name="T34">повод </text:span>подала <text:span text:style-name="T37">Тебе </text:span>я к <text:span text:style-name="T36">хохоту </text:span><text:span text:style-name="T34">такому!</text:span></text:p>
      <text:p text:style-name="P561"/>
      <text:p text:style-name="P18"><text:span text:style-name="T3">Лиза</text:span></text:p>
      <text:p text:style-name="P553"/>
      <text:p text:style-name="P152"><text:soft-page-break/>Мне-с?.. ваша тетушка на ум теперь пришла, Как молодой француз сбежал у ней из дому. Голубушка! хотела схоронить</text:p>
      <text:p text:style-name="P90">Свою досаду, не сумела: Забыла волосы чернить</text:p>
      <text:p text:style-name="P462">И через три дни поседела.</text:p>
      <text:p text:style-name="P459"/>
      <text:p text:style-name="P31"><text:span text:style-name="T3">(Продолжает хохотать.) София (с огорчением)</text:span></text:p>
      <text:p text:style-name="P601"/>
      <text:p text:style-name="P464">Вот так же обо мне потом заговорят.</text:p>
      <text:p text:style-name="P556"/>
      <text:p text:style-name="P18"><text:span text:style-name="T3">Лиза</text:span></text:p>
      <text:p text:style-name="P553"/>
      <text:p text:style-name="P168">Простите, право, как бог свят, Хотела я, чтоб этот смех дурацкий Вас несколько развеселить помог.</text:p>
      <text:p text:style-name="P492"/>
      <text:p text:style-name="P69"><text:bookmark text:name="_bookmark7"/><text:span text:style-name="T2">Явление 6</text:span></text:p>
      <text:p text:style-name="P34"><text:span text:style-name="T3">София, Лиза, Слуга</text:span><text:span text:style-name="T4">, за ним </text:span><text:span text:style-name="T3">Чацкий</text:span><text:span text:style-name="T4">. </text:span><text:span text:style-name="T3">Слуга</text:span></text:p>
      <text:p text:style-name="P550"/>
      <text:p text:style-name="P463">К вам Александр Андреич Чацкий.</text:p>
      <text:p text:style-name="P459"/>
      <text:p text:style-name="P17"><text:span text:style-name="T3">(Уходит.)</text:span></text:p>
      <text:p text:style-name="P529"/>
      <text:p text:style-name="P69"><text:bookmark text:name="_bookmark8"/><text:span text:style-name="T2">Явление 7</text:span></text:p>
      <text:p text:style-name="P35"><text:span text:style-name="T3">София, Лиза, Чацкий</text:span><text:span text:style-name="T4">. </text:span><text:span text:style-name="T3">Чацкий</text:span></text:p>
      <text:p text:style-name="P557"/>
      <text:p text:style-name="P464">Чуть свет – уж на ногах! и я у ваших ног.</text:p>
      <text:p text:style-name="P459"/>
      <text:p text:style-name="P17"><text:span text:style-name="T3">(С жаром целует руку.)</text:span></text:p>
      <text:p text:style-name="P457"/>
      <text:p text:style-name="P483">Ну поцелуйте же, не ждали? говорите!</text:p>
      <text:p text:style-name="P229">Что ж, ради? Нет? В лицо мне посмотрите. Удивлены? и только? вот прием!</text:p>
      <text:p text:style-name="P89">Как будто не прошло недели; Как будто бы вчера вдвоем</text:p>
      <text:p text:style-name="P232">Мы <text:span text:style-name="T34">мочи </text:span>нет друг другу надоели; Ни на́волос любви! <text:span text:style-name="T45">куда </text:span>как<text:span text:style-name="T57"> </text:span>хороши!</text:p>
      <text:p text:style-name="P462">И между тем, не вспомнюсь, без души,</text:p>
      <text:p text:style-name="P234">Я сорок пять часов, глаз мигом не прищуря, Верст больше седьмисот пронесся, – ветер, буря; И растерялся весь, и падал сколько раз —</text:p>
      <text:p text:style-name="P484">И вот за подвиги награда!</text:p>
      <text:p text:style-name="P459"/>
      <text:p text:style-name="P9"><text:span text:style-name="T3">София</text:span></text:p>
      <text:p text:style-name="P456"/>
      <text:p text:style-name="P463">Ах! Чацкий, я вам очень рада.</text:p>
      <text:p text:style-name="P459"/>
      <text:p text:style-name="P9"><text:span text:style-name="T3">Чацкий</text:span></text:p>
      <text:p text:style-name="P456"/>
      <text:p text:style-name="P463">Вы ради? в добрый час.</text:p>
      <text:p text:style-name="P79">Однако искренно кто ж радуется эдак? Мне кажется, так напоследок,</text:p>
      <text:p text:style-name="P238">Людей и лошадей знобя, Я только тешил сам себя.</text:p>
      <text:p text:style-name="P488"/>
      <text:p text:style-name="P9"><text:span text:style-name="T3">Лиза</text:span></text:p>
      <text:p text:style-name="P456"/>
      <text:p text:style-name="P240">Вот, сударь, если бы вы были за дверями, Ей-богу, нет пяти минут,</text:p>
      <text:p text:style-name="P89">Как поминали вас мы тут. Сударыня, скажите сами.</text:p>
      <text:p text:style-name="P488"><text:soft-page-break/></text:p>
      <text:p text:style-name="P9"><text:span text:style-name="T3">София</text:span></text:p>
      <text:p text:style-name="P456"/>
      <text:p text:style-name="P242">Всегда, не только что теперь. — Не можете мне сделать вы упрека. Кто промелькнет, отворит дверь,</text:p>
      <text:p text:style-name="P184">Проездом, случаем, из чужа, из далёка — С вопросом я, хоть будь моряк:</text:p>
      <text:p text:style-name="P580">Не повстречал ли где в почтовой вас карете?</text:p>
      <text:p text:style-name="P556"/>
      <text:p text:style-name="P18"><text:span text:style-name="T3">Чацкий</text:span></text:p>
      <text:p text:style-name="P553"/>
      <text:p text:style-name="P464">Положимте, что так.</text:p>
      <text:p text:style-name="P96">Блажен, кто верует, тепло ему на свете! — Ах! боже мой! ужли я здесь опять,</text:p>
      <text:p text:style-name="P173">В Москве! у вас! да как же вас узнать! Где время то? где возраст тот невинный, Когда, бывало, в вечер длинный</text:p>
      <text:p text:style-name="P97">Мы с вами явимся, исчезнем тут и там, Играем и шумим по стульям и столам.</text:p>
      <text:p text:style-name="P153">А тут ваш батюшка с мадамой, за пикетом; Мы в темном уголке, и кажется, что в этом! Вы помните? вздрогнём, что скрипнет столик, дверь…</text:p>
      <text:p text:style-name="P562"/>
      <text:p text:style-name="P18"><text:span text:style-name="T3">София</text:span></text:p>
      <text:p text:style-name="P553"/>
      <text:p text:style-name="P464">Ребячество!</text:p>
      <text:p text:style-name="P556"/>
      <text:p text:style-name="P18"><text:span text:style-name="T3">Чацкий</text:span></text:p>
      <text:p text:style-name="P553"/>
      <text:p text:style-name="P464">Да-с, а теперь,</text:p>
      <text:p text:style-name="P244">В седьмнадцать лет вы расцвели прелестно, Неподражаемо, и это вам известно,</text:p>
      <text:p text:style-name="P462">И потому скромны, не смотрите на свет.</text:p>
      <text:p text:style-name="P96">Не влюблены ли вы? прошу мне дать ответ, Без думы, полноте смущаться.</text:p>
      <text:p text:style-name="P560"/>
      <text:p text:style-name="P18"><text:span text:style-name="T3">София</text:span></text:p>
      <text:p text:style-name="P553"/>
      <text:p text:style-name="P464">Да хоть кого смутят</text:p>
      <text:p text:style-name="P465">Вопросы быстрые и любопытный взгляд…</text:p>
      <text:p text:style-name="P556"/>
      <text:p text:style-name="P18"><text:span text:style-name="T3">Чацкий</text:span></text:p>
      <text:p text:style-name="P554"/>
      <text:p text:style-name="P95">Помилуйте, не вам, чему же удивляться? Что нового покажет мне Москва?</text:p>
      <text:p text:style-name="P483">Вчера был бал, а завтра будет два.</text:p>
      <text:p text:style-name="P220"><text:soft-page-break/>Тот сватался – успел, а тот дал промах. Всё тот же толк, и те ж стихи в альбомах.</text:p>
      <text:p text:style-name="P559"/>
      <text:p text:style-name="P18"><text:span text:style-name="T3">София</text:span></text:p>
      <text:p text:style-name="P553"/>
      <text:p text:style-name="P245">Гоненье на Москву. Что значит видеть свет! Где ж лучше?</text:p>
      <text:p text:style-name="P560"/>
      <text:p text:style-name="P18"><text:span text:style-name="T3">Чацкий</text:span></text:p>
      <text:p text:style-name="P602"/>
      <text:p text:style-name="P464">Где нас нет.</text:p>
      <text:p text:style-name="P248">Ну что ваш батюшка? всё А́нглийского клоба Старинный, верный член до гроба?</text:p>
      <text:p text:style-name="P212">Ваш дядюшка отпрыгал ли свой век? А этот, как его, он турок или грек?</text:p>
      <text:p text:style-name="P153">Тот черномазенький, на ножках журавлиных, Не знаю, как его зовут,</text:p>
      <text:p text:style-name="P251">Куда ни сунься: тут, как тут, В столовых и в гостиных.</text:p>
      <text:p text:style-name="P89">А трое из бульварных лиц, Которые с полвека молодятся?</text:p>
      <text:p text:style-name="P153">Родных мильон у них, и с помощью сестриц Со всей Европой породнятся.</text:p>
      <text:p text:style-name="P462">А наше солнышко? наш клад?</text:p>
      <text:p text:style-name="P177">На лбу написано: Театр и Маскерад; Дом зеленью раскрашен в виде рощи, Сам толст, его артисты тощи.</text:p>
      <text:p text:style-name="P484">На бале, помните, открыли мы вдвоем</text:p>
      <text:p text:style-name="P151">За ширмами, в одной из комнат посекретней, Был спрятан человек и щелкал соловьем, Певец зимой погоды летней.</text:p>
      <text:p text:style-name="P252">А тот чахоточный, родня вам, книгам враг, В ученый комитет который поселился</text:p>
      <text:p text:style-name="P462">И с криком требовал присяг,</text:p>
      <text:p text:style-name="P96">Чтоб грамоте никто не знал и не учился? Опять увидеть их мне суждено судьбой!</text:p>
      <text:p text:style-name="P146">Жить с ними надоест, и в ком не сыщешь пятен? Когда ж постранствуешь, воротишься домой,</text:p>
      <text:p text:style-name="P72"><text:span text:style-name="T3">И дым Отечества нам сладок и приятен!</text:span></text:p>
      <text:p text:style-name="P553"/>
      <text:p text:style-name="P18"><text:span text:style-name="T3">София</text:span></text:p>
      <text:p text:style-name="P553"/>
      <text:p text:style-name="P91">Вот вас бы с тетушкою свесть, Чтоб всех знакомых перечесть.</text:p>
      <text:p text:style-name="P560"/>
      <text:p text:style-name="P18"><text:span text:style-name="T3">Чацкий</text:span></text:p>
      <text:p text:style-name="P553"/>
      <text:p text:style-name="P80">А тетушка? всё девушкой, Минервой? Всё фрейлиной Екатерины Первой?</text:p>
      <text:p text:style-name="P253">Воспитанниц и мосек полон дом? Ах! к воспитанью перейдем.</text:p>
      <text:p text:style-name="P138">Что нынче, так же, как издревле, Хлопочут набирать учителей полки, Числом поболее, ценою подешевле? Не то чтобы в науке далеки;</text:p>
      <text:p text:style-name="P133">В России, под великим штрафом, Нам каждого признать велят Историком и геогра́фом!</text:p>
      <text:p text:style-name="P98">Наш ментор, помните колпак его, халат, Перст указательный, все признаки ученья Как наши робкие тревожили умы,</text:p>
      <text:p text:style-name="P82">Как с ранних пор привыкли верить мы, Что нам без немцев нет спасенья! —</text:p>
      <text:p text:style-name="P94">А Гильоме, француз, подбитый ветерком? Он не женат еще?</text:p>
      <text:p text:style-name="P560"/>
      <text:p text:style-name="P18"><text:span text:style-name="T3">София</text:span></text:p>
      <text:p text:style-name="P553"/>
      <text:p text:style-name="P464">На ком?</text:p>
      <text:p text:style-name="P556"/>
      <text:p text:style-name="P18"><text:span text:style-name="T3">Чацкий</text:span></text:p>
      <text:p text:style-name="P553"/>
      <text:p text:style-name="P80">Хоть на какой-нибудь княгине Пульхерии Андревне, например?</text:p>
      <text:p text:style-name="P560"/>
      <text:p text:style-name="P18"><text:span text:style-name="T3">София</text:span></text:p>
      <text:p text:style-name="P553"/>
      <text:p text:style-name="P464">Танцмейстер! можно ли!</text:p>
      <text:p text:style-name="P556"/>
      <text:p text:style-name="P18"><text:span text:style-name="T3">Чацкий</text:span></text:p>
      <text:p text:style-name="P553"/>
      <text:p text:style-name="P464">Что ж, он и кавалер.</text:p>
      <text:p text:style-name="P96">От нас потребуют с именьем быть и в чине, А Гильоме!.. – Здесь нынче тон каков</text:p>
      <text:p text:style-name="P254">На съездах, на больших, по праздникам приходским? Господствует еще смешенье языков:</text:p>
      <text:p text:style-name="P462">Французского с нижегородским?</text:p>
      <text:p text:style-name="P556"/>
      <text:p text:style-name="P18"><text:span text:style-name="T3">София</text:span></text:p>
      <text:p text:style-name="P553"/>
      <text:p text:style-name="P464">Смесь языков?</text:p>
      <text:p text:style-name="P555"/>
      <text:p text:style-name="P18"><text:span text:style-name="T3">Чацкий</text:span></text:p>
      <text:p text:style-name="P553"/>
      <text:p text:style-name="P464">Да, двух, без этого нельзя ж.</text:p>
      <text:p text:style-name="P556"><text:soft-page-break/></text:p>
      <text:p text:style-name="P18"><text:span text:style-name="T3">София</text:span></text:p>
      <text:p text:style-name="P553"/>
      <text:p text:style-name="P582">Но мудрено из них один скроить, как ваш.</text:p>
      <text:p text:style-name="P556"/>
      <text:p text:style-name="P18"><text:span text:style-name="T3">Чацкий</text:span></text:p>
      <text:p text:style-name="P553"/>
      <text:p text:style-name="P464">По крайней мере не надутый.</text:p>
      <text:p text:style-name="P96">Вот новости! – я пользуюсь минутой, Свиданьем с вами оживлен,</text:p>
      <text:p text:style-name="P462">И говорлив; а разве нет времен,</text:p>
      <text:p text:style-name="P465">Что я Молчалина глупее? Где он, кстати?</text:p>
      <text:p text:style-name="P99">Еще ли не сломил безмолвия печати? Бывало, песенок где новеньких тетрадь Увидит, пристает: пожалуйте списать.</text:p>
      <text:p text:style-name="P148">А впрочем, он дойдет до степеней известных, Ведь нынче любят <text:span text:style-name="T32">бессловесных.</text:span></text:p>
      <text:p text:style-name="P551"/>
      <text:p text:style-name="P9"><text:span text:style-name="T3">София (в сторону)</text:span></text:p>
      <text:p text:style-name="P456"/>
      <text:p text:style-name="P463">Не человек, змея!</text:p>
      <text:p text:style-name="P459"/>
      <text:p text:style-name="P9"><text:span text:style-name="T3">(Громко и принужденно.)</text:span></text:p>
      <text:p text:style-name="P456"/>
      <text:p text:style-name="P463">Хочу у вас спросить:</text:p>
      <text:p text:style-name="P258">Случалось ли, чтоб вы, смеясь? или в печали? <text:span text:style-name="T34">Ошибкою? </text:span>добро о <text:span text:style-name="T45">ком-нибудь</text:span> сказали?</text:p>
      <text:p text:style-name="P462"><text:span text:style-name="T45">Хоть </text:span>не теперь, а в детстве, <text:span text:style-name="T34">может</text:span><text:span text:style-name="T43"> </text:span>быть.</text:p>
      <text:p text:style-name="P461"/>
      <text:p text:style-name="P9"><text:span text:style-name="T3">Чацкий</text:span></text:p>
      <text:p text:style-name="P456"/>
      <text:p text:style-name="P122">Когда всё мягко так? и нежно, и незрело? На что же так давно? вот доброе вам дело: Звонками только что гремя</text:p>
      <text:p text:style-name="P82">И день и ночь по снеговой пустыне, Спешу к вам, голову сломя.</text:p>
      <text:p text:style-name="P259">И как вас нахожу? в каком-то строгом чине! Вот полчаса холодности терплю!</text:p>
      <text:p text:style-name="P462">Лицо святейшей богомолки!.. —</text:p>
      <text:p text:style-name="P465">И всё-таки я вас без памяти люблю. —</text:p>
      <text:p text:style-name="P459"/>
      <text:p text:style-name="P9"><text:span text:style-name="T3">(Минутное молчание.)</text:span></text:p>
      <text:p text:style-name="P456"/>
      <text:p text:style-name="P174">Послушайте, ужли слова мои все колки? И клонятся к чьему-нибудь вреду?</text:p>
      <text:p text:style-name="P138">Но если так: ум с сердцем не в ладу. Я в чудаках иному чуду</text:p>
      <text:p text:style-name="P462">Раз посмеюсь, потом забуду.</text:p>
      <text:p text:style-name="P465">Велите ж мне в огонь: пойду как на обед.</text:p>
      <text:p text:style-name="P459"/>
      <text:p text:style-name="P9"><text:span text:style-name="T3">София</text:span></text:p>
      <text:p text:style-name="P456"/>
      <text:p text:style-name="P463"><text:soft-page-break/>Да, хорошо – сгорите, если ж нет?</text:p>
      <text:p text:style-name="P493"/>
      <text:p text:style-name="P69"><text:bookmark text:name="_bookmark9"/><text:span text:style-name="T2">Явление 8</text:span></text:p>
      <text:p text:style-name="P32"><text:span text:style-name="T3">София, Лиза, Чацкий, Фамусов</text:span><text:span text:style-name="T4">. </text:span><text:span text:style-name="T3">Фамусов</text:span></text:p>
      <text:p text:style-name="P550"/>
      <text:p text:style-name="P463">Вот и другой.</text:p>
      <text:p text:style-name="P459"/>
      <text:p text:style-name="P17"><text:span text:style-name="T3">София</text:span></text:p>
      <text:p text:style-name="P457"/>
      <text:p text:style-name="P483">Ах, батюшка, сон в руку.</text:p>
      <text:p text:style-name="P459"/>
      <text:p text:style-name="P9"><text:span text:style-name="T3">(Уходит.)</text:span></text:p>
      <text:p text:style-name="P5"><text:span text:style-name="T3">Фамусов (ей вслед вполголоса)</text:span></text:p>
      <text:p text:style-name="P456"/>
      <text:p text:style-name="P463">Проклятый сон.</text:p>
      <text:p text:style-name="P494"/>
      <text:p text:style-name="P69"><text:bookmark text:name="_bookmark10"/><text:span text:style-name="T2">Явление 9</text:span></text:p>
      <text:p text:style-name="P19"><text:span text:style-name="T3">Фамусов, Чацкий </text:span><text:span text:style-name="T4">(смотрит на дверь, в которую София вышла).</text:span></text:p>
      <text:p text:style-name="P5"><text:span text:style-name="T3">Фамусов</text:span></text:p>
      <text:p text:style-name="P456"/>
      <text:p text:style-name="P463">Ну выкинул ты штуку!</text:p>
      <text:p text:style-name="P260">Три года не писал двух слов! И грянул вдруг как с облаков.</text:p>
      <text:p text:style-name="P489"/>
      <text:p text:style-name="P17"><text:span text:style-name="T3">(Обнимаются.)</text:span></text:p>
      <text:p text:style-name="P456"/>
      <text:p text:style-name="P262">Здорово, друг, здорово, брат, здорово. Рассказывай, чай, у тебя готово Собранье важное вестей?</text:p>
      <text:p text:style-name="P484">Садись-ка, объяви скорей.</text:p>
      <text:p text:style-name="P459"/>
      <text:p text:style-name="P9"><text:span text:style-name="T3">(Садятся.)</text:span></text:p>
      <text:p text:style-name="P5"><text:span text:style-name="T3">Чацкий (рассеянно)</text:span></text:p>
      <text:p text:style-name="P456"/>
      <text:p text:style-name="P463">Как Софья Павловна у вас похорошела!</text:p>
      <text:p text:style-name="P459"/>
      <text:p text:style-name="P17"><text:span text:style-name="T3">Фамусов</text:span></text:p>
      <text:p text:style-name="P457"/>
      <text:p text:style-name="P102">Вам, людям молодым, другого нету дела, Как замечать девичьи красоты́:</text:p>
      <text:p text:style-name="P462">Сказала что-то вскользь, а ты,</text:p>
      <text:p text:style-name="P465">Я, чай, надеждами занесся, заколдован.</text:p>
      <text:p text:style-name="P459"/>
      <text:p text:style-name="P9"><text:span text:style-name="T3">Чацкий</text:span></text:p>
      <text:p text:style-name="P456"/>
      <text:p text:style-name="P463">Ах! нет, надеждами я мало избалован.</text:p>
      <text:p text:style-name="P459"/>
      <text:p text:style-name="P9"><text:span text:style-name="T3">Фамусов</text:span></text:p>
      <text:p text:style-name="P456"/>
      <text:p text:style-name="P263"><text:soft-page-break/>«Сон в руку» – мне она изволила шепнуть, Вот ты задумал…</text:p>
      <text:p text:style-name="P488"/>
      <text:p text:style-name="P9"><text:span text:style-name="T3">Чацкий</text:span></text:p>
      <text:p text:style-name="P456"/>
      <text:p text:style-name="P463">Я? – Ничуть.</text:p>
      <text:p text:style-name="P459"/>
      <text:p text:style-name="P9"><text:span text:style-name="T3">Фамусов</text:span></text:p>
      <text:p text:style-name="P456"/>
      <text:p text:style-name="P463">О ком ей снилось? что такое?</text:p>
      <text:p text:style-name="P459"/>
      <text:p text:style-name="P17"><text:span text:style-name="T3">Чацкий</text:span></text:p>
      <text:p text:style-name="P456"/>
      <text:p text:style-name="P463">Я не отгадчик снов.</text:p>
      <text:p text:style-name="P566"/>
      <text:p text:style-name="P18"><text:span text:style-name="T3">Фамусов</text:span></text:p>
      <text:p text:style-name="P553"/>
      <text:p text:style-name="P464">Не верь ей, всё пустое.</text:p>
      <text:p text:style-name="P555"/>
      <text:p text:style-name="P18"><text:span text:style-name="T3">Чацкий</text:span></text:p>
      <text:p text:style-name="P553"/>
      <text:p text:style-name="P264">Я верю собственным глазам; Век не встречал, подписку дам,</text:p>
      <text:p text:style-name="P462">Что б было ей хоть несколько подобно!</text:p>
      <text:p text:style-name="P556"/>
      <text:p text:style-name="P18"><text:span text:style-name="T3">Фамусов</text:span></text:p>
      <text:p text:style-name="P553"/>
      <text:p text:style-name="P136">Он всё свое. Да расскажи подробно, Где был? Скитался столько лет!</text:p>
      <text:p text:style-name="P462">Откудова теперь?</text:p>
      <text:p text:style-name="P556"/>
      <text:p text:style-name="P18"><text:span text:style-name="T3">Чацкий</text:span></text:p>
      <text:p text:style-name="P553"/>
      <text:p text:style-name="P163">Теперь мне до того ли! Хотел объехать целый свет И не объехал сотой доли.</text:p>
      <text:p text:style-name="P490"/>
      <text:p text:style-name="P9"><text:span text:style-name="T3">(Встает поспешно.)</text:span></text:p>
      <text:p text:style-name="P456"/>
      <text:p text:style-name="P266">Простите; я спешил скорее видеть вас, Не заезжал домой. Прощайте! Через час</text:p>
      <text:p text:style-name="P269">Явлюсь, подробности малейшей не забуду; Вам первым, вы потом рассказывайте всюду.</text:p>
      <text:p text:style-name="P488"/>
      <text:p text:style-name="P9"><text:span text:style-name="T3">(В дверях.)</text:span></text:p>
      <text:p text:style-name="P456"/>
      <text:p text:style-name="P463">Как хороша!</text:p>
      <text:p text:style-name="P459"/>
      <text:p text:style-name="P9"><text:span text:style-name="T3">(Уходит.)</text:span></text:p>
      <text:p text:style-name="P530"/>
      <text:section text:style-name="Sect1" text:name="TextSection">
        <text:p text:style-name="P457"/>
        <text:p text:style-name="P608"/>
        <text:p text:style-name="P9"><text:bookmark text:name="_bookmark11"/><text:span text:style-name="T3">Фамусов (один)</text:span></text:p>
        <text:p text:style-name="P20"><text:span text:style-name="T2">Явление 10</text:span></text:p>
      </text:section>
      <text:section text:style-name="Sect2" text:name="Section1">
        <text:p text:style-name="P453"/>
        <text:p text:style-name="P464">Который же из двух?</text:p>
        <text:p text:style-name="P106">«Ах! батюшка, сон в руку!» И говорит мне это вслух!</text:p>
        <text:p text:style-name="P94"><text:span text:style-name="T42">Ну, </text:span>виноват! <text:span text:style-name="T37">Какого </text:span>ж дал я крюку! Молчалин давеча в сомненье ввел<text:span text:style-name="T58"> </text:span>меня. <text:span text:style-name="T34">Теперь… </text:span>да в полмя из<text:span text:style-name="T34"> </text:span>огня:</text:p>
        <text:p text:style-name="P82"><text:span text:style-name="T54">Тот </text:span>нищий, <text:span text:style-name="T34">этот </text:span>франт-приятель; Отъявлен <text:span text:style-name="T34">мотом,</text:span><text:span text:style-name="T43"> </text:span>сорванцом;</text:p>
        <text:p text:style-name="P271">Что за <text:span text:style-name="T34">комиссия, </text:span>создатель, Быть взрослой дочери отцом!<text:span text:style-name="T44"> </text:span>—</text:p>
        <text:p text:style-name="P560"/>
        <text:p text:style-name="P18"><text:span text:style-name="T3">(Уходит.)</text:span></text:p>
        <text:p text:style-name="P443">Конец I действия</text:p>
      </text:section>
      <text:p text:style-name="P449"/>
      <text:p text:style-name="P70"><text:bookmark text:name="_bookmark12"/><text:bookmark text:name="Действие_II"/><text:span text:style-name="T1">Действие II</text:span></text:p>
      <text:p text:style-name="P454"/>
      <text:p text:style-name="P455"/>
      <text:p text:style-name="P71"><text:bookmark text:name="_bookmark13"/><text:span text:style-name="T2">Явление 1</text:span></text:p>
      <text:p text:style-name="P25"><text:span text:style-name="T3">Фамусов, Слуга</text:span><text:span text:style-name="T4">. </text:span><text:span text:style-name="T3">Фамусов</text:span></text:p>
      <text:p text:style-name="P558"/>
      <text:p text:style-name="P464">Петрушка, вечно ты с обновкой,</text:p>
      <text:p text:style-name="P144">С разодранным локтем. Достань-ка календарь; Читай не так, как пономарь;</text:p>
      <text:p text:style-name="P94">А с чувством, с толком, с расстановкой. Постой же. – На листе черкни на записном, Противу будущей недели:</text:p>
      <text:p text:style-name="P39"><text:span text:style-name="T3">К Прасковье Федоровне в</text:span><text:span text:style-name="T9"> </text:span><text:span text:style-name="T10">дом </text:span><text:span text:style-name="T3">Во вторник зван я на форели. </text:span><text:span text:style-name="T12">Куда </text:span><text:span text:style-name="T4">как </text:span><text:span text:style-name="T11">чуден </text:span><text:span text:style-name="T4">создан свет!</text:span></text:p>
      <text:p text:style-name="P139">Пофилософствуй – ум вскружится; То бережешься, то обед:</text:p>
      <text:p text:style-name="P272">Ешь три часа, а в три дни не сварится! Отметь-ка, в тот же день… Нет, нет.</text:p>
      <text:p text:style-name="P72"><text:span text:style-name="T3">В четверг я зван на погребенье.</text:span></text:p>
      <text:p text:style-name="P191">Ох, <text:span text:style-name="T34">род </text:span><text:span text:style-name="T37">людской! </text:span>пришло в забвенье, Что всякий сам <text:span text:style-name="T45">туда </text:span>же должен<text:span text:style-name="T59"> </text:span>лезть, В <text:span text:style-name="T34">тот </text:span>ларчик, <text:span text:style-name="T45">где </text:span>ни стать, ни<text:span text:style-name="T45"> </text:span>сесть.</text:p>
      <text:p text:style-name="P273">Но память по себе намерен <text:span text:style-name="T34">кто </text:span>оставить Житьем похвальным, <text:span text:style-name="T38">вот </text:span>пример: Покойник был почтенный<text:span text:style-name="T60"> </text:span>камергер,</text:p>
      <text:p text:style-name="P82">С ключом, и сыну ключ умел доставить; Богат, и на богатой был женат; Переженил детей, внучат;</text:p>
      <text:p text:style-name="P274">Скончался; все о нем прискорбно поминают, Кузьма Петрович! Мир ему! —</text:p>
      <text:p text:style-name="P94">Что за тузы в Москве живут и умирают! — Пиши: в четверг, одно уж к одному,</text:p>
      <text:p text:style-name="P41"><text:span text:style-name="T4">А </text:span><text:span text:style-name="T13">может, </text:span><text:span text:style-name="T4">в </text:span><text:span text:style-name="T11">пятницу, </text:span><text:span text:style-name="T4">а </text:span><text:span text:style-name="T13">может, </text:span><text:span text:style-name="T4">и в </text:span><text:span text:style-name="T13">субботу, <text:s/></text:span><text:span text:style-name="T3">Я </text:span><text:span text:style-name="T7">должен </text:span><text:span text:style-name="T3">у вдовы, у докторши,</text:span><text:span text:style-name="T15"> </text:span><text:span text:style-name="T3">крестить. </text:span><text:span text:style-name="T4">Она не родила, но по</text:span><text:span text:style-name="T6"> </text:span><text:span text:style-name="T4">расчету</text:span></text:p>
      <text:p text:style-name="P484">По моему: должна родить.</text:p>
      <text:p text:style-name="P495"/>
      <text:p text:style-name="P69"><text:bookmark text:name="_bookmark14"/><text:span text:style-name="T2">Явление 2</text:span></text:p>
      <text:p text:style-name="P32"><text:span text:style-name="T3">Фамусов, Слуга, Чацкий</text:span><text:span text:style-name="T4">. </text:span><text:span text:style-name="T3">Фамусов</text:span></text:p>
      <text:p text:style-name="P557"/>
      <text:p text:style-name="P264">А! Александр Андреич, просим, Садитесь-ка.</text:p>
      <text:p text:style-name="P560"/>
      <text:p text:style-name="P18"><text:span text:style-name="T3">Чацкий</text:span></text:p>
      <text:p text:style-name="P553"/>
      <text:p text:style-name="P464">Вы заняты?</text:p>
      <text:p text:style-name="P556"/>
      <text:p text:style-name="P18"><text:span text:style-name="T3">Фамусов (Слуге)</text:span></text:p>
      <text:p text:style-name="P553"/>
      <text:p text:style-name="P464">Поди.</text:p>
      <text:p text:style-name="P555"/>
      <text:p text:style-name="P18"><text:span text:style-name="T3">(Слуга уходит.)</text:span></text:p>
      <text:p text:style-name="P553"/>
      <text:p text:style-name="P276">Да, разные дела на память в книгу вносим, Забудется того гляди.</text:p>
      <text:p text:style-name="P559"/>
      <text:p text:style-name="P18"><text:span text:style-name="T3">Чацкий</text:span></text:p>
      <text:p text:style-name="P554"/>
      <text:p text:style-name="P464">Вы что-то не весёлы стали;</text:p>
      <text:p text:style-name="P119">Скажите, отчего? Приезд не в пору мой? Уж Софье Павловне какой</text:p>
      <text:p text:style-name="P483">Не приключилось ли печали?</text:p>
      <text:p text:style-name="P486">У вас в лице, в движеньях суета.</text:p>
      <text:p text:style-name="P556"/>
      <text:p text:style-name="P18"><text:span text:style-name="T3">Фамусов</text:span></text:p>
      <text:p text:style-name="P553"/>
      <text:p text:style-name="P91">Ах! батюшка, нашел загадку, Не весел я!.. В мои лета</text:p>
      <text:p text:style-name="P462">Не можно же пускаться мне вприсядку!</text:p>
      <text:p text:style-name="P556"/>
      <text:p text:style-name="P18"><text:soft-page-break/><text:span text:style-name="T3">Чацкий</text:span></text:p>
      <text:p text:style-name="P553"/>
      <text:p text:style-name="P464">Никто не приглашает вас;</text:p>
      <text:p text:style-name="P465">Я только что спросил два слова</text:p>
      <text:p text:style-name="P465">Об Софье Павловне, быть может, нездорова?</text:p>
      <text:p text:style-name="P556"/>
      <text:p text:style-name="P18"><text:span text:style-name="T3">Фамусов</text:span></text:p>
      <text:p text:style-name="P554"/>
      <text:p text:style-name="P213">Тьфу, господи прости! Пять тысяч раз Твердит одно и то же!</text:p>
      <text:p text:style-name="P94">То Софьи Павловны на свете нет пригоже, То Софья Павловна больна.</text:p>
      <text:p text:style-name="P462">Скажи, тебе понравилась она?</text:p>
      <text:p text:style-name="P468">Обрыскал свет; не хочешь ли жениться?</text:p>
      <text:p text:style-name="P556"/>
      <text:p text:style-name="P18"><text:span text:style-name="T3">Чацкий</text:span></text:p>
      <text:p text:style-name="P553"/>
      <text:p text:style-name="P464">А вам на что?</text:p>
      <text:p text:style-name="P555"/>
      <text:p text:style-name="P18"><text:span text:style-name="T3">Фамусов</text:span></text:p>
      <text:p text:style-name="P553"/>
      <text:p text:style-name="P178">Меня не худо бы спроситься, Ведь я ей несколько сродни; По крайней мере искони Отцом недаром называли.</text:p>
      <text:p text:style-name="P561"/>
      <text:p text:style-name="P18"><text:span text:style-name="T3">Чацкий</text:span></text:p>
      <text:p text:style-name="P553"/>
      <text:p text:style-name="P581">Пусть я посватаюсь, вы что бы мне сказали?</text:p>
      <text:p text:style-name="P555"/>
      <text:p text:style-name="P18"><text:span text:style-name="T3">Фамусов</text:span></text:p>
      <text:p text:style-name="P553"/>
      <text:p text:style-name="P115">Сказал бы я: во-первых, не блажи, Именьем, брат, не управляй оплошно, А, главное, поди-тка послужи.</text:p>
      <text:p text:style-name="P561"/>
      <text:p text:style-name="P18"><text:span text:style-name="T3">Чацкий</text:span></text:p>
      <text:p text:style-name="P553"/>
      <text:p text:style-name="P583">Служить бы рад, прислуживаться тошно.</text:p>
      <text:p text:style-name="P556"/>
      <text:p text:style-name="P18"><text:span text:style-name="T3">Фамусов</text:span></text:p>
      <text:p text:style-name="P553"/>
      <text:p text:style-name="P277">Вот то-то, все вы гордецы! Спросили бы, как делали отцы? Учились бы, на старших <text:span text:style-name="T34">глядя: </text:span>Мы, например, или покойник<text:span text:style-name="T53"> </text:span>дядя,</text:p>
      <text:p text:style-name="P83">Максим Петрович: он не то на<text:span text:style-name="T57"> </text:span>серебре, На золоте едал; сто человек к услугам; Весь в орденах; езжал-то вечно <text:span text:style-name="T34">цугом; </text:span>Век при дворе, да при <text:span text:style-name="T45">каком</text:span><text:span text:style-name="T35"> </text:span>дворе!</text:p>
      <text:p text:style-name="P485">Тогда не то, что ныне,</text:p>
      <text:p text:style-name="P465">При государыне служил Екатерине.</text:p>
      <text:p text:style-name="P278">А в те поры все важны! в сорок <text:span text:style-name="T45">пуд… </text:span>Раскланяйся – тупеем не<text:span text:style-name="T36"> </text:span><text:span text:style-name="T37">кивнут.</text:span></text:p>
      <text:p text:style-name="P225">Вельможа в случае – тем <text:span text:style-name="T34">паче: </text:span>Не как другой, и пил и ел<text:span text:style-name="T57"> </text:span><text:span text:style-name="T34">иначе.</text:span></text:p>
      <text:p text:style-name="P81"><text:soft-page-break/>А дядя! что твой князь? что граф? Сурьезный взгляд, надменный нрав. Когда же надо подслужиться,</text:p>
      <text:p text:style-name="P484">И он сгибался вперегиб:</text:p>
      <text:p text:style-name="P96">На ку́ртаге ему случилось обступиться; Упал, да так, что чуть затылка не пришиб;</text:p>
      <text:p text:style-name="P469">Старик заохал, голос хрипкой;</text:p>
      <text:p text:style-name="P279">Был высочайшею пожалован<text:span text:style-name="T61"> </text:span><text:span text:style-name="T34">улыбкой; </text:span>Изволили смеяться; как же<text:span text:style-name="T40"> </text:span>он?</text:p>
      <text:p text:style-name="P94">Привстал, оправился, <text:span text:style-name="T34">хотел отдать </text:span>поклон, <text:span text:style-name="T36">Упал </text:span>вдруго́рядь – уж<text:span text:style-name="T38"> </text:span>нарочно,</text:p>
      <text:p text:style-name="P94">А <text:span text:style-name="T36">хохот </text:span>пуще, он и в третий так же <text:span text:style-name="T34">точно. </text:span>А? как по-вашему? по-нашему –<text:span text:style-name="T41"> </text:span>смышлен. <text:span text:style-name="T36">Упал </text:span>он больно, встал здорово.</text:p>
      <text:p text:style-name="P97">Зато, бывало, в вист кто чаще приглашен? Кто слышит при дворе приветливое слово?</text:p>
      <text:p text:style-name="P146">Максим Петрович! Кто пред всеми знал почет? Максим Петрович! Шутка!</text:p>
      <text:p text:style-name="P462">В чины выводит кто и пенсии дает?</text:p>
      <text:p text:style-name="P465">Максим Петрович! Да! Вы, нынешние, – ну-ка!</text:p>
      <text:p text:style-name="P556"/>
      <text:p text:style-name="P18"><text:span text:style-name="T3">Чацкий</text:span></text:p>
      <text:p text:style-name="P553"/>
      <text:p text:style-name="P280">И точно, начал свет глупеть, Сказать вы можете вздохнувши; Как посравнить, да посмотреть Век нынешний и век минувший:</text:p>
      <text:p text:style-name="P485">Свежо предание, а верится с трудом;</text:p>
      <text:p text:style-name="P96">Как тот и славился, чья чаще гнулась шея; Как не в войне, а в мире брали лбом, Стучали об пол не жалея!</text:p>
      <text:p text:style-name="P230">Кому нужда: тем спесь, лежи они в пыли, А тем, кто выше, лесть как кружево плели. Прямой был век покорности и страха,</text:p>
      <text:p text:style-name="P281">Всё <text:span text:style-name="T34">под </text:span>личиною усердия к царю. Я не об дядюшке об вашем<text:span text:style-name="T33"> </text:span>говорю; <text:span text:style-name="T34">Его </text:span>не возмутим мы<text:span text:style-name="T37"> </text:span>праха:</text:p>
      <text:p text:style-name="P139">Но между тем кого охота заберет, Хоть в раболепстве самом пылком, Теперь, чтобы смешить народ, Отважно жертвовать затылком?</text:p>
      <text:p text:style-name="P282">А сверстничек, а старичок Иной, глядя на тот скачок</text:p>
      <text:p text:style-name="P462">И разрушаясь в ветхой коже,</text:p>
      <text:p text:style-name="P151">Чай, приговаривал: – Ах! если бы мне тоже! Хоть есть охотники поподличать везде,</text:p>
      <text:p text:style-name="P146">Да нынче смех страшит, и держит стыд в узде; Недаром жалуют их скупо государи.</text:p>
      <text:p text:style-name="P560"/>
      <text:p text:style-name="P18"><text:span text:style-name="T3">Фамусов</text:span></text:p>
      <text:p text:style-name="P553"/>
      <text:p text:style-name="P464">Ах! боже мой! он карбонари!</text:p>
      <text:p text:style-name="P556"/>
      <text:p text:style-name="P18"><text:span text:style-name="T3">Чацкий</text:span></text:p>
      <text:p text:style-name="P470">Нет, нынче свет уж не таков.</text:p>
      <text:p text:style-name="P556"/>
      <text:p text:style-name="P18"><text:span text:style-name="T3">Фамусов</text:span></text:p>
      <text:p text:style-name="P553"/>
      <text:p text:style-name="P464">Опасный человек!</text:p>
      <text:p text:style-name="P555"/>
      <text:p text:style-name="P18"><text:span text:style-name="T3">Чацкий</text:span></text:p>
      <text:p text:style-name="P553"/>
      <text:p text:style-name="P464">Вольнее всякий дышит</text:p>
      <text:p text:style-name="P465">И не торопится вписаться в полк шутов.</text:p>
      <text:p text:style-name="P556"/>
      <text:p text:style-name="P18"><text:span text:style-name="T3">Фамусов</text:span></text:p>
      <text:p text:style-name="P553"/>
      <text:p text:style-name="P464">Что говорит! и говорит, как пишет!</text:p>
      <text:p text:style-name="P556"/>
      <text:p text:style-name="P18"><text:span text:style-name="T3">Чацкий</text:span></text:p>
      <text:p text:style-name="P553"/>
      <text:p text:style-name="P231">У покровителей зевать на потолок, Явиться помолчать, пошаркать, пообедать, Подставить стул, поднять платок.</text:p>
      <text:p text:style-name="P561"/>
      <text:p text:style-name="P18"><text:span text:style-name="T3">Фамусов</text:span></text:p>
      <text:p text:style-name="P553"/>
      <text:p text:style-name="P464">Он вольность хочет проповедать!</text:p>
      <text:p text:style-name="P556"/>
      <text:p text:style-name="P18"><text:span text:style-name="T3">Чацкий</text:span></text:p>
      <text:p text:style-name="P553"/>
      <text:p text:style-name="P584">Кто путешествует, в деревне кто живет…</text:p>
      <text:p text:style-name="P555"/>
      <text:p text:style-name="P18"><text:span text:style-name="T3">Фамусов</text:span></text:p>
      <text:p text:style-name="P553"/>
      <text:p text:style-name="P464">Да он властей не признает!</text:p>
      <text:p text:style-name="P556"><text:soft-page-break/></text:p>
      <text:p text:style-name="P18"><text:span text:style-name="T3">Чацкий</text:span></text:p>
      <text:p text:style-name="P553"/>
      <text:p text:style-name="P464">Кто служит делу, а не лицам…</text:p>
      <text:p text:style-name="P556"/>
      <text:p text:style-name="P18"><text:span text:style-name="T3">Фамусов</text:span></text:p>
      <text:p text:style-name="P553"/>
      <text:p text:style-name="P80">Строжайше б запретил я этим господам На выстрел подъезжать к столицам.</text:p>
      <text:p text:style-name="P560"/>
      <text:p text:style-name="P18"><text:span text:style-name="T3">Чацкий</text:span></text:p>
      <text:p text:style-name="P553"/>
      <text:p text:style-name="P464">Я наконец вам отдых дам…</text:p>
      <text:p text:style-name="P555"/>
      <text:p text:style-name="P21"><text:span text:style-name="T3">Фамусов</text:span></text:p>
      <text:p text:style-name="P554"/>
      <text:p text:style-name="P464">Терпенья, мочи нет, досадно.</text:p>
      <text:p text:style-name="P567"/>
      <text:p text:style-name="P18"><text:span text:style-name="T3">Чацкий</text:span></text:p>
      <text:p text:style-name="P553"/>
      <text:p text:style-name="P284">Ваш век бранил я беспощадно, Предоставляю вам во власть: Откиньте часть,</text:p>
      <text:p text:style-name="P131">Хоть нашим временам в придачу; Уж так и быть, я не поплачу.</text:p>
      <text:p text:style-name="P560"/>
      <text:p text:style-name="P18"><text:span text:style-name="T3">Фамусов</text:span></text:p>
      <text:p text:style-name="P553"/>
      <text:p text:style-name="P464">И знать вас не хочу, разврата не терплю.</text:p>
      <text:p text:style-name="P556"/>
      <text:p text:style-name="P18"><text:span text:style-name="T3">Чацкий</text:span></text:p>
      <text:p text:style-name="P553"/>
      <text:p text:style-name="P464">Я досказал.</text:p>
      <text:p text:style-name="P555"/>
      <text:p text:style-name="P18"><text:span text:style-name="T3">Фамусов</text:span></text:p>
      <text:p text:style-name="P553"/>
      <text:p text:style-name="P464">Добро, заткнул я уши.</text:p>
      <text:p text:style-name="P556"/>
      <text:p text:style-name="P18"><text:span text:style-name="T3">Чацкий</text:span></text:p>
      <text:p text:style-name="P553"/>
      <text:p text:style-name="P464">На что ж? я их не оскорблю.</text:p>
      <text:p text:style-name="P459"/>
      <text:p text:style-name="P9"><text:span text:style-name="T3">Фамусов (скороговоркой)</text:span></text:p>
      <text:p text:style-name="P456"/>
      <text:p text:style-name="P103">Вот рыскают по свету, бьют баклуши, Воротятся, от них порядка жди.</text:p>
      <text:p text:style-name="P488"/>
      <text:p text:style-name="P9"><text:span text:style-name="T3">Чацкий</text:span></text:p>
      <text:p text:style-name="P456"/>
      <text:p text:style-name="P463">Я перестал…</text:p>
      <text:p text:style-name="P459"/>
      <text:p text:style-name="P17"><text:soft-page-break/><text:span text:style-name="T3">Фамусов</text:span></text:p>
      <text:p text:style-name="P457"/>
      <text:p text:style-name="P483">Пожалуй, пощади.</text:p>
      <text:p text:style-name="P459"/>
      <text:p text:style-name="P9"><text:span text:style-name="T3">Чацкий</text:span></text:p>
      <text:p text:style-name="P456"/>
      <text:p text:style-name="P463">Длить споры не мое желанье.</text:p>
      <text:p text:style-name="P459"/>
      <text:p text:style-name="P9"><text:span text:style-name="T3">Фамусов</text:span></text:p>
      <text:p text:style-name="P456"/>
      <text:p text:style-name="P463">Хоть душу отпусти на покаянье!</text:p>
      <text:p text:style-name="P496"/>
      <text:section text:style-name="Sect3" text:name="Section2">
        <text:p text:style-name="P460"/>
        <text:p text:style-name="P609"/>
        <text:p text:style-name="P9"><text:bookmark text:name="_bookmark15"/><text:span text:style-name="T3">Слуга (входит)</text:span></text:p>
        <text:p text:style-name="P20"><text:span text:style-name="T2">Явление 3</text:span></text:p>
      </text:section>
      <text:section text:style-name="Sect2" text:name="Section3">
        <text:p text:style-name="P453"/>
        <text:p text:style-name="P464">Полковник Скалозуб.</text:p>
        <text:p text:style-name="P459"/>
        <text:p text:style-name="P9"><text:span text:style-name="T3">Фамусов</text:span></text:p>
        <text:p text:style-name="P6"><text:span text:style-name="T3">(ничего не видит и не слышит)</text:span></text:p>
        <text:p text:style-name="P456"/>
        <text:p text:style-name="P463">Тебя уж упекут</text:p>
        <text:p text:style-name="P465">Под суд, как пить дадут.</text:p>
        <text:p text:style-name="P459"/>
        <text:p text:style-name="P9"><text:span text:style-name="T3">Чацкий</text:span></text:p>
        <text:p text:style-name="P456"/>
        <text:p text:style-name="P463">Пожаловал к вам кто-то на́ дом.</text:p>
        <text:p text:style-name="P459"/>
        <text:p text:style-name="P9"><text:span text:style-name="T3">Фамусов</text:span></text:p>
        <text:p text:style-name="P456"/>
        <text:p text:style-name="P463">Не слушаю, под суд!</text:p>
        <text:p text:style-name="P461"/>
        <text:p text:style-name="P9"><text:span text:style-name="T3">Чацкий</text:span></text:p>
        <text:p text:style-name="P456"/>
        <text:p text:style-name="P463">К вам человек с докладом.</text:p>
        <text:p text:style-name="P459"/>
        <text:p text:style-name="P9"><text:span text:style-name="T3">Фамусов</text:span></text:p>
        <text:p text:style-name="P456"/>
        <text:p text:style-name="P463">Не слушаю, под суд! под суд!</text:p>
        <text:p text:style-name="P459"/>
        <text:p text:style-name="P9"><text:soft-page-break/><text:span text:style-name="T3">Чацкий</text:span></text:p>
        <text:p text:style-name="P456"/>
        <text:p text:style-name="P463">Да обернитесь, вас зовут.</text:p>
        <text:p text:style-name="P461"/>
        <text:p text:style-name="P9"><text:span text:style-name="T3">Фамусов (оборачивается)</text:span></text:p>
        <text:p text:style-name="P456"/>
        <text:p text:style-name="P463">А? бунт? ну так и жду содома.</text:p>
        <text:p text:style-name="P459"/>
        <text:p text:style-name="P9"><text:span text:style-name="T3">Слуга</text:span></text:p>
        <text:p text:style-name="P456"/>
        <text:p text:style-name="P463">Полковник Скалозуб. Прикажете принять?</text:p>
        <text:p text:style-name="P459"/>
        <text:p text:style-name="P9"><text:span text:style-name="T3">Фамусов (встает)</text:span></text:p>
        <text:p text:style-name="P456"/>
        <text:p text:style-name="P463">Ослы! сто раз вам повторять?</text:p>
        <text:p text:style-name="P235">Принять его, позвать, просить, сказать, что дома, Что очень рад. Пошел же, торопись.</text:p>
        <text:p text:style-name="P489"/>
        <text:p text:style-name="P9"><text:span text:style-name="T3">(Слуга уходит.)</text:span></text:p>
      </text:section>
      <text:p text:style-name="P100">Пожало-ста, сударь, при нем остерегись: Известный человек, солидный,</text:p>
      <text:p text:style-name="P129">И знаков тьму отличья нахватал; Не по летам и чин завидный,</text:p>
      <text:p text:style-name="P462">Не нынче завтра генерал.</text:p>
      <text:p text:style-name="P144">Пожало-ста при нем веди себя скромненько… Эх! Александр Андреич, дурно, брат!</text:p>
      <text:p text:style-name="P109">Ко мне он жалует частенько; Я всякому, ты знаешь, рад;</text:p>
      <text:p text:style-name="P462">В Москве прибавят вечно втрое:</text:p>
      <text:p text:style-name="P285">Вот <text:span text:style-name="T36">будто </text:span>женится на Сонюшке.<text:span text:style-name="T62"> </text:span>Пустое! Он, <text:span text:style-name="T34">может </text:span>быть, и рад бы был душой, Да надобности сам не вижу я большой <text:span text:style-name="T34">Дочь </text:span>выдавать ни завтра, ни<text:span text:style-name="T60"> </text:span>сегодня;</text:p>
      <text:p text:style-name="P236">Ведь Софья молода. А впрочем, власть господня. Пожало-ста при нем не спорь ты вкривь и вкось И завиральные идеи эти брось.</text:p>
      <text:p text:style-name="P484">Однако нет его! какую бы причину…</text:p>
      <text:p text:style-name="P465">А! знать, ко мне пошел в другую половину.</text:p>
      <text:p text:style-name="P459"/>
      <text:p text:style-name="P9"><text:span text:style-name="T3">(Поспешно уходит.)</text:span></text:p>
      <text:p text:style-name="P531"/>
      <text:section text:style-name="Sect4" text:name="Section4">
        <text:p text:style-name="P457"/>
        <text:p text:style-name="P608"/>
        <text:p text:style-name="P9"><text:bookmark text:name="_bookmark16"/><text:span text:style-name="T3">Чацкий</text:span></text:p>
        <text:p text:style-name="P20"><text:span text:style-name="T2">Явление 4</text:span></text:p>
      </text:section>
      <text:section text:style-name="Sect2" text:name="Section5">
        <text:p text:style-name="P453"/>
        <text:p text:style-name="P464">Как суетится! что за прыть!</text:p>
        <text:p text:style-name="P160">А Софья? – Нет ли впрямь тут жениха какого? С которых пор меня дичатся как чужого!</text:p>
        <text:p text:style-name="P462">Как здесь бы ей не быть!!..</text:p>
        <text:p text:style-name="P286">Кто этот Скалозуб? отец им сильно бредит, А может быть не только, что отец…</text:p>
        <text:p text:style-name="P89">Ах! тот скажи любви конец, Кто на три года вдаль уедет.</text:p>
      </text:section>
      <text:p text:style-name="P497"/>
      <text:p text:style-name="P69"><text:bookmark text:name="_bookmark17"/><text:span text:style-name="T2">Явление 5</text:span></text:p>
      <text:p text:style-name="P32"><text:span text:style-name="T3">Чацкий, Фамусов, Скалозуб</text:span><text:span text:style-name="T4">. </text:span><text:span text:style-name="T3">Фамусов</text:span></text:p>
      <text:p text:style-name="P557"/>
      <text:p text:style-name="P130">Сергей Сергеич, к нам сюда-с. Прошу покорно, здесь теплее; Прозябли вы, согреем вас; Отдушничек отве́рнем поскорее.</text:p>
      <text:p text:style-name="P524"/>
      <text:p text:style-name="P9"><text:span text:style-name="T3">Скалозуб (густым басом)</text:span></text:p>
      <text:p text:style-name="P456"/>
      <text:p text:style-name="P463">Зачем же лазить, например,</text:p>
      <text:p text:style-name="P465">Самим!.. Мне совестно, как честный офицер.</text:p>
      <text:p text:style-name="P459"/>
      <text:p text:style-name="P9"><text:span text:style-name="T3">Фамусов</text:span></text:p>
      <text:p text:style-name="P456"/>
      <text:p text:style-name="P288">Неужто для друзей не делать мне ни шагу, Сергей Сергеич, дорогой!</text:p>
      <text:p text:style-name="P462">Кладите шляпу, сденьте шпагу;</text:p>
      <text:p text:style-name="P465">Вот вам софа, раскиньтесь на покой.</text:p>
      <text:p text:style-name="P461"/>
      <text:p text:style-name="P9"><text:span text:style-name="T3">Скалозуб</text:span></text:p>
      <text:p text:style-name="P456"/>
      <text:p text:style-name="P463">Куда прикажете, лишь только бы усесться.</text:p>
      <text:p text:style-name="P459"/>
      <text:p text:style-name="P24"><text:span text:style-name="T3">(Садятся все трое, Чацкий поодаль.) Фамусов</text:span></text:p>
      <text:p text:style-name="P551"/>
      <text:p text:style-name="P103">Ах! батюшка, сказать, чтоб не забыть: Позвольте нам своими счесться,</text:p>
      <text:p text:style-name="P81">Хоть дальними, – наследства не делить; Не знали вы, а я подавно, —</text:p>
      <text:p text:style-name="P290">Спасибо научил двоюродный ваш брат, — Как вам доводится Настасья Николавна?</text:p>
      <text:p text:style-name="P489"/>
      <text:p text:style-name="P9"><text:span text:style-name="T3">Скалозуб</text:span></text:p>
      <text:p text:style-name="P456"/>
      <text:p text:style-name="P483">Не знаю-с, виноват;</text:p>
      <text:p text:style-name="P465"><text:soft-page-break/>Мы с нею вместе не служили,</text:p>
      <text:p text:style-name="P459"/>
      <text:p text:style-name="P9"><text:span text:style-name="T3">Фамусов</text:span></text:p>
      <text:p text:style-name="P456"/>
      <text:p text:style-name="P463">Сергей Сергеич, это вы ли!</text:p>
      <text:p text:style-name="P144">Нет! я перед родней, где встретится, ползком; Сыщу ее на дне морском.</text:p>
      <text:p text:style-name="P291">При мне служа́щие чужие очень редки; Всё больше сестрины, свояченицы детки;</text:p>
      <text:p text:style-name="P179">Один Молчалин мне не свой, И то затем, что деловой.</text:p>
      <text:p text:style-name="P287">Как станешь представлять к крестишку ли, к местечку,</text:p>
      <text:p text:style-name="P121">Ну как не порадеть родному человечку!.. Однако братец ваш мне друг и говорил, Что вами выгод тьму по службе получил.</text:p>
      <text:p text:style-name="P561"/>
      <text:p text:style-name="P18"><text:span text:style-name="T3">Скалозуб</text:span></text:p>
      <text:p text:style-name="P553"/>
      <text:p text:style-name="P292">В тринадцатом году мы отличались с братом В тридцатом егерском, а после в сорок пятом.</text:p>
      <text:p text:style-name="P560"/>
      <text:p text:style-name="P18"><text:span text:style-name="T3">Фамусов</text:span></text:p>
      <text:p text:style-name="P553"/>
      <text:p text:style-name="P95">Да, счастье, у кого есть эдакий сынок! Имеет, кажется, в петличке орденок?</text:p>
      <text:p text:style-name="P559"/>
      <text:p text:style-name="P18"><text:span text:style-name="T3">Скалозуб</text:span></text:p>
      <text:p text:style-name="P553"/>
      <text:p text:style-name="P293">За третье августа; засели мы в траншею: Ему дан с бантом, мне на шею.</text:p>
      <text:p text:style-name="P560"/>
      <text:p text:style-name="P18"><text:span text:style-name="T3">Фамусов</text:span></text:p>
      <text:p text:style-name="P553"/>
      <text:p text:style-name="P147">Любезный человек, и посмотреть – так хват, Прекрасный человек двоюродный ваш брат.</text:p>
      <text:p text:style-name="P560"/>
      <text:p text:style-name="P18"><text:span text:style-name="T3">Скалозуб</text:span></text:p>
      <text:p text:style-name="P553"/>
      <text:p text:style-name="P192">Но <text:span text:style-name="T34">крепко </text:span>набрался каких-то новых правил. Чин следовал ему: он <text:span text:style-name="T37">службу </text:span><text:span text:style-name="T34">вдруг </text:span>оставил, В деревне книги стал читать.</text:p>
      <text:p text:style-name="P561"/>
      <text:p text:style-name="P18"><text:span text:style-name="T3">Фамусов</text:span></text:p>
      <text:p text:style-name="P553"/>
      <text:p text:style-name="P95">Вот молодость!.. – читать!.. а после хвать!.. Вы повели себя исправно,</text:p>
      <text:p text:style-name="P462">Давно полковники, а служите недавно.</text:p>
      <text:p text:style-name="P556"/>
      <text:p text:style-name="P18"><text:span text:style-name="T3">Скалозуб</text:span></text:p>
      <text:p text:style-name="P553"><text:soft-page-break/></text:p>
      <text:p text:style-name="P95">Довольно счастлив я в товарищах моих, Вакансии как раз открыты;</text:p>
      <text:p text:style-name="P294">То старших выключат иных, Другие, смотришь, перебиты.</text:p>
      <text:p text:style-name="P560"/>
      <text:p text:style-name="P18"><text:span text:style-name="T3">Фамусов</text:span></text:p>
      <text:p text:style-name="P471">Да, чем кого господь поищет, вознесет!</text:p>
      <text:p text:style-name="P556"/>
      <text:p text:style-name="P18"><text:span text:style-name="T3">Скалозуб</text:span></text:p>
      <text:p text:style-name="P553"/>
      <text:p text:style-name="P464">Бывает, моего счастливее везет.</text:p>
      <text:p text:style-name="P465">У нас в пятнадцатой дивизии, не дале,</text:p>
      <text:p text:style-name="P465">Об нашем хоть сказать бригадном генерале.</text:p>
      <text:p text:style-name="P555"/>
      <text:p text:style-name="P18"><text:span text:style-name="T3">Фамусов</text:span></text:p>
      <text:p text:style-name="P553"/>
      <text:p text:style-name="P464">Помилуйте, а вам чего недостает?</text:p>
      <text:p text:style-name="P556"/>
      <text:p text:style-name="P18"><text:span text:style-name="T3">Скалозуб</text:span></text:p>
      <text:p text:style-name="P553"/>
      <text:p text:style-name="P464">Не жалуюсь, не обходили,</text:p>
      <text:p text:style-name="P465">Однако за полком два года поводили.</text:p>
      <text:p text:style-name="P556"/>
      <text:p text:style-name="P18"><text:span text:style-name="T3">Фамусов</text:span></text:p>
      <text:p text:style-name="P553"/>
      <text:p text:style-name="P295">В погонь ли за полком? Зато, конечно, в чем другом За вами далеко тянуться.</text:p>
      <text:p text:style-name="P561"/>
      <text:p text:style-name="P18"><text:span text:style-name="T3">Скалозуб</text:span></text:p>
      <text:p text:style-name="P553"/>
      <text:p text:style-name="P80">Нет-с, ста́рее меня по корпусу найдутся, Я с восемьсот девятого служу;</text:p>
      <text:p text:style-name="P296">Да, чтоб чины добыть, есть многие<text:span text:style-name="T44"> </text:span>каналы; Об них как истинный философ я <text:span text:style-name="T34">сужу: </text:span>Мне <text:span text:style-name="T37">только </text:span>бы досталось в<text:span text:style-name="T63"> </text:span>генералы.</text:p>
      <text:p text:style-name="P561"/>
      <text:p text:style-name="P18"><text:span text:style-name="T3">Фамусов</text:span></text:p>
      <text:p text:style-name="P553"/>
      <text:p text:style-name="P115">И славно судите, дай бог здоровье вам И генеральский чин; а там</text:p>
      <text:p text:style-name="P89">Зачем откладывать бы дальше Речь завести об генеральше?</text:p>
      <text:p text:style-name="P560"><text:soft-page-break/></text:p>
      <text:p text:style-name="P18"><text:span text:style-name="T3">Скалозуб</text:span></text:p>
      <text:p text:style-name="P553"/>
      <text:p text:style-name="P464">Жениться? Я ничуть не прочь.</text:p>
      <text:p text:style-name="P556"/>
      <text:p text:style-name="P18"><text:span text:style-name="T3">Фамусов</text:span></text:p>
      <text:p text:style-name="P553"/>
      <text:p text:style-name="P249">Что ж? у кого сестра, племянница есть, дочь; В Москве ведь нет невестам перевода;</text:p>
      <text:p text:style-name="P462">Чего? плодятся год от года;</text:p>
      <text:p text:style-name="P137">А, батюшка, признайтесь, что едва Где сыщется столица, как Москва.</text:p>
      <text:p text:style-name="P568"/>
      <text:p text:style-name="P18"><text:span text:style-name="T3">Скалозуб</text:span></text:p>
      <text:p text:style-name="P553"/>
      <text:p text:style-name="P464">Дистанции огромного размера.</text:p>
      <text:p text:style-name="P555"/>
      <text:p text:style-name="P18"><text:span text:style-name="T3">Фамусов</text:span></text:p>
      <text:p text:style-name="P553"/>
      <text:p text:style-name="P168">Вкус, батюшка, отменная манера; На всё свои законы есть:</text:p>
      <text:p text:style-name="P94">Вот, например, у нас уж исстари ведется, Что по отцу и сыну честь;</text:p>
      <text:p text:style-name="P113">Будь плохенький, да если наберется Душ тысячки две родовых, —</text:p>
      <text:p text:style-name="P462">Тот и жених.</text:p>
      <text:p text:style-name="P297">Другой хоть прытче будь, надутый всяким чванством,</text:p>
      <text:p text:style-name="P462">Пускай себе разумником слыви,</text:p>
      <text:p text:style-name="P465">А в се́мью не включат. На нас не подиви.</text:p>
      <text:p text:style-name="P144">Ведь только здесь еще и дорожат дворянством. Да это ли одно? возьмите вы хлеб-соль:</text:p>
      <text:p text:style-name="P193"><text:span text:style-name="T45">Кто </text:span><text:span text:style-name="T37">хочет </text:span>к нам пожаловать, – изволь; Дверь отперта для званых и<text:span text:style-name="T64"> </text:span>незваных, Особенно из<text:span text:style-name="T34"> </text:span>иностранных;</text:p>
      <text:p text:style-name="P597">Хоть честный человек, хоть нет,</text:p>
      <text:p text:style-name="P96">Для нас равнёхонько, про всех готов обед. Возьмите вы от головы до пяток,</text:p>
      <text:p text:style-name="P462">На всех московских есть особый отпечаток.</text:p>
      <text:p text:style-name="P460"/>
      <text:p text:style-name="P123">Извольте посмотреть на нашу молодежь, На юношей – сынков и вну́чат,</text:p>
      <text:p text:style-name="P138">Журим мы их, а, если разберешь, — В пятнадцать лет учителей научат!</text:p>
      <text:p text:style-name="P298">А наши старички?? – Как их возьмет<text:span text:style-name="T65"> </text:span>задор, <text:span text:style-name="T37">Засудят </text:span>об делах, что слово – приговор, — Ведь столбовые всё, в ус <text:span text:style-name="T37">никого </text:span>не дуют; И об правительстве иной раз так <text:span text:style-name="T45">толкуют, </text:span>Что если б <text:span text:style-name="T34">кто </text:span>подслушал их…<text:span text:style-name="T45"> </text:span><text:span text:style-name="T34">беда!</text:span></text:p>
      <text:p text:style-name="P104">Не то чтоб новизны вводили, – никогда, Спаси нас боже! Нет. А придерутся</text:p>
      <text:p text:style-name="P113">К тому, к сему, а чаще ни к чему, Поспорят, пошумят и… разойдутся. Прямые канцлеры в отставке – по уму! Я вам скажу, знать, время не приспело, Но что без них не обойдется дело. —</text:p>
      <text:p text:style-name="P105">А дамы? – сунься кто, попробуй, овладей; Судьи́ всему, везде, над ними нет судей;</text:p>
      <text:p text:style-name="P94">За картами когда восстанут общим бунтом, Дай бог терпение, – ведь сам я был женат. Скомандовать велите перед фрунтом!</text:p>
      <text:p text:style-name="P299">Присутствовать пошлите их в Сенат! Ирина Власьевна! <text:span text:style-name="T34">Лукерья </text:span>Алексевна! Татьяна Юрьевна! <text:span text:style-name="T34">Пульхерия </text:span>Андревна! А дочек <text:span text:style-name="T34">кто </text:span>видал, – всяк <text:span text:style-name="T37">голову </text:span>повесь…</text:p>
      <text:p text:style-name="P194"><text:span text:style-name="T34">Его </text:span>величество <text:span text:style-name="T34">король </text:span>был прусский здесь, Дивился не путем московским он девицам, Их благонравью, а не лицам;</text:p>
      <text:p text:style-name="P301">И <text:span text:style-name="T34">точно, </text:span>можно ли воспитаннее быть! <text:span text:style-name="T36">Умеют </text:span>же себя принарядить Тафтицей, бархатцем и<text:span text:style-name="T43"> </text:span><text:span text:style-name="T34">дымкой,</text:span></text:p>
      <text:p text:style-name="P302">Словечка в простоте не <text:span text:style-name="T37">скажут, </text:span>всё с <text:span text:style-name="T34">ужимкой; </text:span>Французские романсы вам<text:span text:style-name="T43"> </text:span>поют</text:p>
      <text:p text:style-name="P462">И верхние выводят нотки,</text:p>
      <text:p text:style-name="P86">К военным людям так и льнут, А потому, что патриотки.</text:p>
      <text:p text:style-name="P462">Решительно скажу: едва</text:p>
      <text:p text:style-name="P465">Другая сыщется столица как Москва.</text:p>
      <text:p text:style-name="P556"/>
      <text:p text:style-name="P18"><text:span text:style-name="T3">Скалозуб</text:span></text:p>
      <text:p text:style-name="P553"/>
      <text:p text:style-name="P464">По моему сужденью,</text:p>
      <text:p text:style-name="P465">Пожар способствовал ей много к украшенью.</text:p>
      <text:p text:style-name="P555"/>
      <text:p text:style-name="P18"><text:span text:style-name="T3">Фамусов</text:span></text:p>
      <text:p text:style-name="P553"/>
      <text:p text:style-name="P80">Не поминайте нам, уж мало ли крехтят! С тех пор дороги, тротуары,</text:p>
      <text:p text:style-name="P462">Дома и всё на новый лад.</text:p>
      <text:p text:style-name="P556"/>
      <text:p text:style-name="P18"><text:span text:style-name="T3">Чацкий</text:span></text:p>
      <text:p text:style-name="P553"/>
      <text:p text:style-name="P95">Дома новы́, но предрассудки стары. Порадуйтесь, не истребят</text:p>
      <text:p text:style-name="P462">Ни годы их, ни моды, ни пожары.</text:p>
      <text:p text:style-name="P459"/>
      <text:p text:style-name="P9"><text:span text:style-name="T3">Фамусов (Чацкому)</text:span></text:p>
      <text:p text:style-name="P456"/>
      <text:p text:style-name="P463">Эй, завяжи на память узелок;</text:p>
      <text:p text:style-name="P465">Просил я помолчать, не велика услуга.</text:p>
      <text:p text:style-name="P459"/>
      <text:p text:style-name="P17"><text:span text:style-name="T3">(Скалозубу)</text:span></text:p>
      <text:p text:style-name="P457"><text:soft-page-break/></text:p>
      <text:p text:style-name="P303">Позвольте, батюшка. Вот-с – Чацкого, мне друга, Андрея Ильича покойного сынок:</text:p>
      <text:p text:style-name="P305">Не служит, то есть в том он пользы не находит, Но захоти – так был бы деловой.</text:p>
      <text:p text:style-name="P116">Жаль, очень жаль, он малый с головой И славно пишет, переводит.</text:p>
      <text:p text:style-name="P462">Нельзя не пожалеть, что с эдаким умом…</text:p>
      <text:p text:style-name="P569"/>
      <text:p text:style-name="P18"><text:span text:style-name="T3">Чацкий</text:span></text:p>
      <text:p text:style-name="P553"/>
      <text:p text:style-name="P306">Нельзя ли пожалеть об ком-нибудь другом? И похвалы мне ваши досаждают.</text:p>
      <text:p text:style-name="P560"/>
      <text:p text:style-name="P18"><text:span text:style-name="T3">Фамусов</text:span></text:p>
      <text:p text:style-name="P553"/>
      <text:p text:style-name="P464">Не я один, все так же осуждают.</text:p>
      <text:p text:style-name="P556"/>
      <text:p text:style-name="P18"><text:span text:style-name="T3">Чацкий</text:span></text:p>
      <text:p text:style-name="P554"/>
      <text:p text:style-name="P466">А судьи кто? – За древностию лет</text:p>
      <text:p text:style-name="P145">К свободной жизни их вражда непримирима, Сужденья черпают из забыты́х газет</text:p>
      <text:p text:style-name="P102">Времен Очаковских и покоренья Крыма; Всегда готовые к журьбе,</text:p>
      <text:p text:style-name="P89">Поют всё песнь одну и ту же, Не замечая об себе:</text:p>
      <text:p text:style-name="P462">Что старее, то хуже.</text:p>
      <text:p text:style-name="P185">Где, укажите нам, отечества отцы, Которых мы должны принять за образцы? Не эти ли, грабительством богаты?</text:p>
      <text:p text:style-name="P97">Защиту от суда в друзьях нашли, в родстве, Великолепные соорудя палаты,</text:p>
      <text:p text:style-name="P462">Где разливаются в пирах и мотовстве</text:p>
      <text:p text:style-name="P307">И где не воскресят клиенты-иностранцы Прошедшего житья подлейшие черты.</text:p>
      <text:p text:style-name="P94">Да и кому в Москве не зажимали рты Обеды, ужины и танцы?</text:p>
      <text:p text:style-name="P81">Не тот ли вы, к кому меня еще с пелён, Для замыслов каких-то непонятных, Дитёй возили на поклон?</text:p>
      <text:p text:style-name="P308">Тот Нестор негодяев знатных, Толпою окруженный слуг; Усердствуя, они в часы вина и драки</text:p>
      <text:p text:style-name="P97">И честь и жизнь его не раз спасали: вдруг На них он выменил борзые три собаки!!! Или вон тот еще, который для затей</text:p>
      <text:p text:style-name="P309">На крепостной балет согнал на многих фурах От матерей, отцов отторженных детей?!</text:p>
      <text:p text:style-name="P94">Сам погружен умом в Зефирах и в Амурах, Заставил всю Москву дивиться их красе!</text:p>
      <text:p text:style-name="P94">Но должников не согласил к отсрочке: Амуры и Зефиры все</text:p>
      <text:p text:style-name="P462">Распроданы поодиночке!!!</text:p>
      <text:p text:style-name="P465">Вот те, которые дожи́ли до седин!</text:p>
      <text:p text:style-name="P310">Вот уважать кого должны мы на безлюдьи! Вот наши строгие ценители и судьи!</text:p>
      <text:p text:style-name="P472">Теперь пускай из нас один,</text:p>
      <text:p text:style-name="P151">Из молодых людей, найдется – враг исканий, Не требуя ни мест, ни повышенья в чин,</text:p>
      <text:p text:style-name="P94">В науки он вперит ум, алчущий познаний; Или в душе его сам бог возбудит жар</text:p>
      <text:p text:style-name="P311">К искусствам творческим, высоким и прекрасным, —</text:p>
      <text:p text:style-name="P462">Они тотчас: разбой! пожар!</text:p>
      <text:p text:style-name="P195">И прослывет у них мечтателем! опасным!! — Мундир! <text:span text:style-name="T34">один </text:span>мундир! он в прежнем их быту <text:span text:style-name="T37">Когда-то </text:span>укрывал, расшитый и красивый,</text:p>
      <text:p text:style-name="P169">Их слабодушие, рассудка нищету; И нам за ними в путь счастливый!</text:p>
      <text:p text:style-name="P158">И в женах, дочерях – к мундиру та же страсть! Я сам к нему давно ль от нежности отрекся?! Теперь уж в это мне ребячество не впасть;</text:p>
      <text:p text:style-name="P314">Но кто б тогда за всеми не повлекся? Когда из гвардии, иные от двора Сюда на время приезжали, — Кричали женщины: ура!</text:p>
      <text:p text:style-name="P485">И в воздух чепчики бросали!</text:p>
      <text:p text:style-name="P459"/>
      <text:p text:style-name="P9"><text:span text:style-name="T3">Фамусов (про себя)</text:span></text:p>
      <text:p text:style-name="P456"/>
      <text:p text:style-name="P463">Уж втянет он меня в беду.</text:p>
      <text:p text:style-name="P459"/>
      <text:p text:style-name="P9"><text:span text:style-name="T3">(Громко.)</text:span></text:p>
      <text:p text:style-name="P456"/>
      <text:p text:style-name="P483">Сергей Сергеич, я пойду</text:p>
      <text:p text:style-name="P465">И буду ждать вас в кабинете.</text:p>
      <text:p text:style-name="P459"/>
      <text:p text:style-name="P9"><text:span text:style-name="T3">(Уходит.)</text:span></text:p>
      <text:p text:style-name="P532"/>
      <text:p text:style-name="P69"><text:bookmark text:name="_bookmark18"/><text:span text:style-name="T2">Явление 6</text:span></text:p>
      <text:p text:style-name="P42"><text:span text:style-name="T3">Скалозуб, Чацкий</text:span><text:span text:style-name="T4">. </text:span><text:span text:style-name="T3">Скалозуб</text:span></text:p>
      <text:p text:style-name="P557"/>
      <text:p text:style-name="P316">Мне нравится, при этой смете Искусно как коснулись вы Предубеждения Москвы</text:p>
      <text:p text:style-name="P267">К любимцам, к гвардии, к гвардейским, к гвардионцам;</text:p>
      <text:p text:style-name="P221">Их <text:span text:style-name="T36">золоту, </text:span>шитью дивятся <text:span text:style-name="T36">будто </text:span>солнцам! А в Первой армии <text:span text:style-name="T36">когда </text:span>отстали? в чем? Всё так прилажено, и тальи все так узки, И офицеров вам <text:span text:style-name="T34">начтём,</text:span></text:p>
      <text:p text:style-name="P485">Что даже говорят, иные, по-французски.</text:p>
      <text:p text:style-name="P498"/>
      <text:p text:style-name="P69"><text:bookmark text:name="_bookmark19"/><text:span text:style-name="T2">Явление 7</text:span></text:p>
      <text:p text:style-name="P44"><text:span text:style-name="T3">Скалозуб, Чацкий, София, Лиза</text:span><text:span text:style-name="T4">. </text:span><text:span text:style-name="T3">София (бежит к окну)</text:span></text:p>
      <text:p text:style-name="P550"/>
      <text:p text:style-name="P463">Ах! боже мой! упал, убился!</text:p>
      <text:p text:style-name="P459"/>
      <text:p text:style-name="P36"><text:span text:style-name="T3">(Теряет чувства.) Чацкий</text:span></text:p>
      <text:p text:style-name="P550"/>
      <text:p text:style-name="P610">Кто?</text:p>
      <text:p text:style-name="P611">Кто это?</text:p>
      <text:p text:style-name="P459"/>
      <text:p text:style-name="P17"><text:span text:style-name="T3">Скалозуб</text:span></text:p>
      <text:p text:style-name="P456"/>
      <text:p text:style-name="P463">С кем беда?</text:p>
      <text:p text:style-name="P459"/>
      <text:p text:style-name="P9"><text:span text:style-name="T3">Чацкий</text:span></text:p>
      <text:p text:style-name="P456"/>
      <text:p text:style-name="P463">Она мертва со страху!</text:p>
      <text:p text:style-name="P459"/>
      <text:p text:style-name="P9"><text:span text:style-name="T3">Скалозуб</text:span></text:p>
      <text:p text:style-name="P456"/>
      <text:p text:style-name="P463">Да кто? откудова?</text:p>
      <text:p text:style-name="P459"/>
      <text:p text:style-name="P17"><text:span text:style-name="T3">Чацкий</text:span></text:p>
      <text:p text:style-name="P456"/>
      <text:p text:style-name="P463">Ушибся обо что?</text:p>
      <text:p text:style-name="P459"/>
      <text:p text:style-name="P9"><text:span text:style-name="T3">Скалозуб</text:span></text:p>
      <text:p text:style-name="P456"/>
      <text:p text:style-name="P463">Уж не старик ли наш дал маху?</text:p>
      <text:p text:style-name="P459"><text:soft-page-break/></text:p>
      <text:p text:style-name="P9"><text:span text:style-name="T3">Лиза (хлопочет около барышни)</text:span></text:p>
      <text:p text:style-name="P456"/>
      <text:p text:style-name="P317">Кому назначено-с, не миновать судьбы: Молчалин на́ лошадь садился, ногу в стремя, А лошадь на дыбы,</text:p>
      <text:p text:style-name="P484">Он об землю и прямо в темя.</text:p>
      <text:p text:style-name="P459"/>
      <text:p text:style-name="P17"><text:span text:style-name="T3">Скалозуб</text:span></text:p>
      <text:p text:style-name="P456"/>
      <text:p text:style-name="P318">Поводья затянул. Ну, жалкий же ездок. Взглянуть, как треснулся он – грудью или в бок?</text:p>
      <text:p text:style-name="P489"/>
      <text:p text:style-name="P9"><text:span text:style-name="T3">(Уходит.)</text:span></text:p>
      <text:p text:style-name="P533"/>
      <text:p text:style-name="P69"><text:bookmark text:name="_bookmark20"/><text:span text:style-name="T2">Явление 8</text:span></text:p>
      <text:p text:style-name="P444">Те же без Скалозуба.</text:p>
      <text:p text:style-name="P6"><text:span text:style-name="T3">Чацкий</text:span></text:p>
      <text:p text:style-name="P553"/>
      <text:p text:style-name="P464">Помочь ей чем? Скажи скорее.</text:p>
      <text:p text:style-name="P556"/>
      <text:p text:style-name="P18"><text:span text:style-name="T3">Лиза</text:span></text:p>
      <text:p text:style-name="P553"/>
      <text:p text:style-name="P464">Там в комнате вода стоит.</text:p>
      <text:p text:style-name="P459"/>
      <text:p text:style-name="P45"><text:span text:style-name="T4">(</text:span><text:span text:style-name="T3">Чацкий бежит и приносит. Всё следующее – вполголоса, – до того, как София очнется.)</text:span></text:p>
      <text:p text:style-name="P551"/>
      <text:p text:style-name="P463">Стакан налейте.</text:p>
      <text:p text:style-name="P459"/>
      <text:p text:style-name="P9"><text:span text:style-name="T3">Чацкий</text:span></text:p>
      <text:p text:style-name="P456"/>
      <text:p text:style-name="P463">Уж налит.</text:p>
      <text:p text:style-name="P86">Шнуровку отпусти вольнее, Виски ей уксусом потри, Опрыскивай водой. – Смотри: Свободнее дыханье стало.</text:p>
      <text:p text:style-name="P485">Повеять чем?</text:p>
      <text:p text:style-name="P459"/>
      <text:p text:style-name="P17"><text:span text:style-name="T3">Лиза</text:span></text:p>
      <text:p text:style-name="P457"/>
      <text:p text:style-name="P483">Вот опахало.</text:p>
      <text:p text:style-name="P459"/>
      <text:p text:style-name="P9"><text:span text:style-name="T3">Чацкий</text:span></text:p>
      <text:p text:style-name="P456"/>
      <text:p text:style-name="P463">Гляди в окно:</text:p>
      <text:p text:style-name="P86">Молчалин на ногах давно! Безделица ее тревожит.</text:p>
      <text:p text:style-name="P488"/>
      <text:p text:style-name="P9"><text:soft-page-break/><text:span text:style-name="T3">Лиза</text:span></text:p>
      <text:p text:style-name="P456"/>
      <text:p text:style-name="P319">Да-с, барышнин несчастен нрав: Со стороны смотреть не может, Как люди падают стремглав.</text:p>
      <text:p text:style-name="P488"/>
      <text:p text:style-name="P17"><text:span text:style-name="T3">Чацкий</text:span></text:p>
      <text:p text:style-name="P457"/>
      <text:p text:style-name="P127">Опрыскивай еще водою. Вот так. Еще. Еще.</text:p>
      <text:p text:style-name="P489"/>
      <text:p text:style-name="P9"><text:span text:style-name="T3">София (с глубоким вздохом)</text:span></text:p>
      <text:p text:style-name="P320">Кто здесь со мною? Я точно как во сне.</text:p>
      <text:p text:style-name="P488"/>
      <text:p text:style-name="P9"><text:span text:style-name="T3">(Торопко и громко.)</text:span></text:p>
      <text:p text:style-name="P456"/>
      <text:p text:style-name="P463">Где он? что с ним? Скажите мне.</text:p>
      <text:p text:style-name="P459"/>
      <text:p text:style-name="P9"><text:span text:style-name="T3">Чацкий</text:span></text:p>
      <text:p text:style-name="P456"/>
      <text:p text:style-name="P87">Пускай себе сломил бы шею, Вас чуть было не уморил.</text:p>
      <text:p text:style-name="P488"/>
      <text:p text:style-name="P9"><text:span text:style-name="T3">София</text:span></text:p>
      <text:p text:style-name="P456"/>
      <text:p text:style-name="P103">Убийственны холодностью своею! Смотреть на вас, вас слушать нету сил.</text:p>
      <text:p text:style-name="P488"/>
      <text:p text:style-name="P9"><text:span text:style-name="T3">Чацкий</text:span></text:p>
      <text:p text:style-name="P456"/>
      <text:p text:style-name="P463">Прикажете мне за него терзаться?</text:p>
      <text:p text:style-name="P459"/>
      <text:p text:style-name="P9"><text:span text:style-name="T3">София</text:span></text:p>
      <text:p text:style-name="P456"/>
      <text:p text:style-name="P463">Туда бежать, там быть, помочь ему стараться.</text:p>
      <text:p text:style-name="P459"/>
      <text:p text:style-name="P9"><text:span text:style-name="T3">Чацкий</text:span></text:p>
      <text:p text:style-name="P456"/>
      <text:p text:style-name="P463">Чтоб оставались вы без помощи одне?</text:p>
      <text:p text:style-name="P461"/>
      <text:p text:style-name="P9"><text:span text:style-name="T3">София</text:span></text:p>
      <text:p text:style-name="P456"/>
      <text:p text:style-name="P463">На что вы мне?</text:p>
      <text:p text:style-name="P96">Да, правда, не свои беды́ – для вас забавы, Отец родной убейся – всё равно.</text:p>
      <text:p text:style-name="P489"><text:soft-page-break/></text:p>
      <text:p text:style-name="P17"><text:span text:style-name="T3">(Лизе.)</text:span></text:p>
      <text:p text:style-name="P457"/>
      <text:p text:style-name="P483">Пойдем туда, бежим.</text:p>
      <text:p text:style-name="P459"/>
      <text:p text:style-name="P9"><text:span text:style-name="T3">Лиза (отводит ее в сторону)</text:span></text:p>
      <text:p text:style-name="P456"/>
      <text:p text:style-name="P463">Опомнитесь! куда вы?</text:p>
      <text:p text:style-name="P465">Он жив, здоров, смотрите здесь в окно.</text:p>
      <text:p text:style-name="P459"/>
      <text:p text:style-name="P24"><text:span text:style-name="T4">(</text:span><text:span text:style-name="T3">София в окошко высовывается.</text:span><text:span text:style-name="T4">) </text:span><text:span text:style-name="T3">Чацкий</text:span></text:p>
      <text:p text:style-name="P551"/>
      <text:p text:style-name="P321">Смятенье! обморок! поспешность! гнев! испуга! Так можно только ощущать,</text:p>
      <text:p text:style-name="P473">Когда лишаешься единственного друга.</text:p>
      <text:p text:style-name="P556"/>
      <text:p text:style-name="P18"><text:span text:style-name="T3">София</text:span></text:p>
      <text:p text:style-name="P553"/>
      <text:p text:style-name="P464">Сюда идут. Руки не может он поднять.</text:p>
      <text:p text:style-name="P555"/>
      <text:p text:style-name="P18"><text:span text:style-name="T3">Чацкий</text:span></text:p>
      <text:p text:style-name="P553"/>
      <text:p text:style-name="P464">Желал бы с ним убиться…</text:p>
      <text:p text:style-name="P556"/>
      <text:p text:style-name="P18"><text:span text:style-name="T3">Лиза</text:span></text:p>
      <text:p text:style-name="P553"/>
      <text:p text:style-name="P464">Для компаньи?</text:p>
      <text:p text:style-name="P556"/>
      <text:p text:style-name="P18"><text:span text:style-name="T3">София</text:span></text:p>
      <text:p text:style-name="P553"/>
      <text:p text:style-name="P464">Нет, оставайтесь при желаньи.</text:p>
      <text:p text:style-name="P499"/>
      <text:p text:style-name="P69"><text:bookmark text:name="_bookmark21"/><text:span text:style-name="T2">Явление 9</text:span></text:p>
      <text:p text:style-name="P19"><text:span text:style-name="T3">София, Лиза, Чацкий, Скалозуб, Молчалин </text:span><text:span text:style-name="T4">(с подвязанною рукою).</text:span></text:p>
      <text:p text:style-name="P5"><text:span text:style-name="T3">Скалозуб</text:span></text:p>
      <text:p text:style-name="P456"/>
      <text:p text:style-name="P239">Воскрес и невредим, рука Ушибена слегка,</text:p>
      <text:p text:style-name="P462">И впрочем, всё фальшивая тревога.</text:p>
      <text:p text:style-name="P459"/>
      <text:p text:style-name="P9"><text:span text:style-name="T3">Молчалин</text:span></text:p>
      <text:p text:style-name="P456"/>
      <text:p text:style-name="P463">Я вас перепугал, простите ради бога.</text:p>
      <text:p text:style-name="P459"/>
      <text:p text:style-name="P17"><text:span text:style-name="T3">Скалозуб</text:span></text:p>
      <text:p text:style-name="P457"/>
      <text:p text:style-name="P483">Ну! я не знал, что будет из того</text:p>
      <text:p text:style-name="P322">Вам ирритация. Опро́метью вбежали. — Мы вздрогнули! – Вы в обморок упали, И что ж? – весь страх из ничего.</text:p>
      <text:p text:style-name="P488"/>
      <text:p text:style-name="P9"><text:span text:style-name="T3">София (не глядя ни на кого)</text:span></text:p>
      <text:p text:style-name="P456"/>
      <text:p text:style-name="P107">Ах! очень вижу: из пустого, А вся еще теперь дрожу.</text:p>
      <text:p text:style-name="P488"/>
      <text:p text:style-name="P9"><text:span text:style-name="T3">Чацкий (про себя)</text:span></text:p>
      <text:p text:style-name="P456"/>
      <text:p text:style-name="P463">С Молчалиным ни слова!</text:p>
      <text:p text:style-name="P459"/>
      <text:p text:style-name="P9"><text:span text:style-name="T3">София</text:span></text:p>
      <text:p text:style-name="P456"/>
      <text:p text:style-name="P463">Однако о себе скажу,</text:p>
      <text:p text:style-name="P323">Что не труслива. Так, <text:span text:style-name="T37">бывает, </text:span>Карета свалится, – подымут: я<text:span text:style-name="T66"> </text:span>опять <text:span text:style-name="T36">Готова </text:span>сызнова<text:span text:style-name="T67"> </text:span><text:span text:style-name="T34">скакать;</text:span></text:p>
      <text:p text:style-name="P82">Но всё малейшее в других меня пугает, Хоть нет великого несчастья от того,</text:p>
      <text:p text:style-name="P462"><text:soft-page-break/>Хоть незнакомый мне, – до этого нет дела.</text:p>
      <text:p text:style-name="P461"/>
      <text:p text:style-name="P9"><text:span text:style-name="T3">Чацкий (про себя)</text:span></text:p>
      <text:p text:style-name="P456"/>
      <text:p text:style-name="P164">Прощенья просит у него, Что раз о ком-то пожалела!</text:p>
      <text:p text:style-name="P489"/>
      <text:p text:style-name="P9"><text:span text:style-name="T3">Скалозуб</text:span></text:p>
      <text:p text:style-name="P456"/>
      <text:p text:style-name="P140">Позвольте, расскажу вам весть: Княгиня Ласова какая-то здесь есть,</text:p>
      <text:p text:style-name="P196">Наездница, <text:span text:style-name="T34">вдова, </text:span>но нет примеров, Чтоб ездило с ней много<text:span text:style-name="T64"> </text:span>кавалеров. На днях расшиблась в пух,<text:span text:style-name="T40"> </text:span>—</text:p>
      <text:p text:style-name="P97"><text:span text:style-name="T37">Жоке́ </text:span>не поддержал, считал он, видно, мух. — И без <text:span text:style-name="T34">того </text:span>она, как слышно, неуклюжа, <text:span text:style-name="T34">Теперь </text:span>ребра<text:span text:style-name="T50"> </text:span><text:span text:style-name="T34">недостает,</text:span></text:p>
      <text:p text:style-name="P484">Так для поддержки ищет мужа.</text:p>
      <text:p text:style-name="P556"/>
      <text:p text:style-name="P18"><text:span text:style-name="T3">София</text:span></text:p>
      <text:p text:style-name="P553"/>
      <text:p text:style-name="P136">Ах, Александр Андреич, вот — Яви́тесь вы вполне великодушны:</text:p>
      <text:p text:style-name="P462">К несчастью ближнего вы так неравнодушны.</text:p>
      <text:p text:style-name="P555"/>
      <text:p text:style-name="P18"><text:span text:style-name="T3">Чацкий</text:span></text:p>
      <text:p text:style-name="P553"/>
      <text:p text:style-name="P464">Да-с, это я сейчас явил</text:p>
      <text:p text:style-name="P226">Моим усерднейшим стараньем, И прысканьем, и оттираньем;</text:p>
      <text:p text:style-name="P462">Не знаю для кого, но вас я воскресил.</text:p>
      <text:p text:style-name="P459"/>
      <text:p text:style-name="P9"><text:span text:style-name="T3">(Берет шляпу и уходит.)</text:span></text:p>
      <text:p text:style-name="P534"/>
      <text:p text:style-name="P69"><text:bookmark text:name="_bookmark22"/><text:span text:style-name="T2">Явление 10</text:span></text:p>
      <text:p text:style-name="P444">Те же, кроме Чацкого.</text:p>
      <text:p text:style-name="P6"><text:span text:style-name="T3">София</text:span></text:p>
      <text:p text:style-name="P553"/>
      <text:p text:style-name="P464">Вы вечером к нам будете?</text:p>
      <text:p text:style-name="P556"/>
      <text:p text:style-name="P18"><text:span text:style-name="T3">Скалозуб</text:span></text:p>
      <text:p text:style-name="P553"/>
      <text:p text:style-name="P464">Как рано?</text:p>
      <text:p text:style-name="P556"/>
      <text:p text:style-name="P18"><text:span text:style-name="T3">София</text:span></text:p>
      <text:p text:style-name="P553"/>
      <text:p text:style-name="P95">Пораньше; съедутся домашние друзья Потанцовать под фортопияно, —</text:p>
      <text:p text:style-name="P462">Мы в трауре, так балу дать нельзя.</text:p>
      <text:p text:style-name="P555"/>
      <text:p text:style-name="P18"><text:span text:style-name="T3">Скалозуб</text:span></text:p>
      <text:p text:style-name="P553"/>
      <text:p text:style-name="P95">Явлюсь, но к батюшке зайти я обещался, Откланяюсь.</text:p>
      <text:p text:style-name="P559"/>
      <text:p text:style-name="P18"><text:span text:style-name="T3">София</text:span></text:p>
      <text:p text:style-name="P553"/>
      <text:p text:style-name="P464">Прощайте.</text:p>
      <text:p text:style-name="P459"/>
      <text:p text:style-name="P17"><text:span text:style-name="T3">Скалозуб (жмет руку Молчалину)</text:span></text:p>
      <text:p text:style-name="P456"/>
      <text:p text:style-name="P463">Ваш слуга.</text:p>
      <text:p text:style-name="P459"/>
      <text:p text:style-name="P9"><text:span text:style-name="T3">(Уходит.)</text:span></text:p>
      <text:p text:style-name="P535"/>
      <text:p text:style-name="P69"><text:bookmark text:name="_bookmark23"/><text:span text:style-name="T2">Явление 11</text:span></text:p>
      <text:p text:style-name="P47"><text:span text:style-name="T3">София, Лиза, Молчалин</text:span><text:span text:style-name="T4">. </text:span><text:span text:style-name="T3">София</text:span></text:p>
      <text:p text:style-name="P557"/>
      <text:p text:style-name="P147">Молчалин! как во мне рассудок цел остался! Ведь знаете, как жизнь мне ваша дорога!</text:p>
      <text:p text:style-name="P94">Зачем же ей играть, и так неосторожно? Скажите, что у вас с рукой?</text:p>
      <text:p text:style-name="P146">Не дать ли капель вам? не нужен ли покой? Пошлемте к доктору, пренебрегать не должно.</text:p>
      <text:p text:style-name="P560"/>
      <text:p text:style-name="P18"><text:span text:style-name="T3">Молчалин</text:span></text:p>
      <text:p text:style-name="P553"/>
      <text:p text:style-name="P585">Платком перевязал, не больно мне с тех пор.</text:p>
      <text:p text:style-name="P556"/>
      <text:p text:style-name="P18"><text:span text:style-name="T3">Лиза</text:span></text:p>
      <text:p text:style-name="P553"/>
      <text:p text:style-name="P464">Ударюсь об заклад, что вздор;</text:p>
      <text:p text:style-name="P465">И если б не к лицу, не нужно перевязки;</text:p>
      <text:p text:style-name="P324">А<text:span text:style-name="T54"> </text:span>то<text:span text:style-name="T36"> </text:span>не<text:span text:style-name="T43"> </text:span>вздор,<text:span text:style-name="T43"> </text:span>что<text:span text:style-name="T36"> </text:span>вам<text:span text:style-name="T43"> </text:span>не<text:span text:style-name="T54"> </text:span>избежать<text:span text:style-name="T36"> </text:span>огласки: На смех, <text:span text:style-name="T34">того гляди, </text:span>подымет Чацкий вас; И Скалозуб как свой <text:span text:style-name="T36">хохол </text:span><text:span text:style-name="T34">закру́тит, </text:span>Расскажет обморок, прибавит сто<text:span text:style-name="T51"> </text:span>прикрас;</text:p>
      <text:p text:style-name="P485">Шутить и он горазд, ведь нынче кто не шутит!</text:p>
      <text:p text:style-name="P555"/>
      <text:p text:style-name="P18"><text:span text:style-name="T3">София</text:span></text:p>
      <text:p text:style-name="P553"/>
      <text:p text:style-name="P326">А <text:span text:style-name="T34">кем </text:span>из них я дорожу? <text:span text:style-name="T36">Хочу </text:span>– люблю, <text:span text:style-name="T45">хочу </text:span>–<text:span text:style-name="T68"> </text:span><text:span text:style-name="T36">скажу.</text:span></text:p>
      <text:p text:style-name="P327">Молчалин! <text:span text:style-name="T36">будто </text:span>я себя не принуждала? Вошли вы, слова не<text:span text:style-name="T54"> </text:span>сказала,</text:p>
      <text:p text:style-name="P462">При них не смела я<text:span text:style-name="T59"> </text:span>дохнуть,</text:p>
      <text:p text:style-name="P465">У вас спросить, на вас взглянуть.</text:p>
      <text:p text:style-name="P556"/>
      <text:p text:style-name="P18"><text:span text:style-name="T3">Молчалин</text:span></text:p>
      <text:p text:style-name="P553"/>
      <text:p text:style-name="P586">Нет, Софья Павловна, вы слишком откровенны.</text:p>
      <text:p text:style-name="P556"/>
      <text:p text:style-name="P18"><text:soft-page-break/><text:span text:style-name="T3">София</text:span></text:p>
      <text:p text:style-name="P553"/>
      <text:p text:style-name="P464">Откуда скрытность почерпнуть!</text:p>
      <text:p text:style-name="P465">Готова я была в окошко, к вам прыгну́ть.</text:p>
      <text:p text:style-name="P255">Да что мне до кого? до них? до всей вселенны? Смешно? – пусть шутят их; досадно? – пусть бранят.</text:p>
      <text:p text:style-name="P560"/>
      <text:p text:style-name="P18"><text:span text:style-name="T3">Молчалин</text:span></text:p>
      <text:p text:style-name="P474">Не повредила бы нам откровенность эта.</text:p>
      <text:p text:style-name="P556"/>
      <text:p text:style-name="P18"><text:span text:style-name="T3">София</text:span></text:p>
      <text:p text:style-name="P553"/>
      <text:p text:style-name="P464">Неужто на дуэль вас вызвать захотят?</text:p>
      <text:p text:style-name="P555"/>
      <text:p text:style-name="P18"><text:span text:style-name="T3">Молчалин</text:span></text:p>
      <text:p text:style-name="P553"/>
      <text:p text:style-name="P464">Ах! злые языки страшнее пистолета.</text:p>
      <text:p text:style-name="P556"/>
      <text:p text:style-name="P18"><text:span text:style-name="T3">Лиза</text:span></text:p>
      <text:p text:style-name="P553"/>
      <text:p text:style-name="P328">Сидят они у батюшки теперь, Вот кабы вы <text:span text:style-name="T34">порхнули </text:span>в дверь С лицом веселым, беззаботно: <text:span text:style-name="T45">Когда </text:span>нам <text:span text:style-name="T37">скажут, </text:span>что <text:span text:style-name="T34">хотим, </text:span>— <text:span text:style-name="T42">Куда </text:span>как верится<text:span text:style-name="T67"> </text:span><text:span text:style-name="T34">охотно!</text:span></text:p>
      <text:p text:style-name="P329">И Александр Андреич, – с ним О прежних днях, о тех проказах Поразвернитесь-ка в рассказах: Улыбочка и пара слов,</text:p>
      <text:p text:style-name="P485">И кто влюблен – на всё готов.</text:p>
      <text:p text:style-name="P556"/>
      <text:p text:style-name="P18"><text:span text:style-name="T3">Молчалин</text:span></text:p>
      <text:p text:style-name="P553"/>
      <text:p text:style-name="P464">Я вам советовать не смею.</text:p>
      <text:p text:style-name="P555"/>
      <text:p text:style-name="P37"><text:span text:style-name="T3">(Целует ей руку.) София</text:span></text:p>
      <text:p text:style-name="P557"/>
      <text:p text:style-name="P197"><text:span text:style-name="T37">Хотите </text:span>вы?.. Пойду любезничать сквозь слез; Боюсь, что выдержать притворства не<text:span text:style-name="T48"> </text:span><text:span text:style-name="T38">сумею. </text:span><text:span text:style-name="T34">Зачем </text:span><text:span text:style-name="T37">сюда </text:span>бог <text:span text:style-name="T37">Чацкого</text:span><text:span text:style-name="T67"> </text:span>принес!</text:p>
      <text:p text:style-name="P561"/>
      <text:p text:style-name="P18"><text:span text:style-name="T3">(Уходит.)</text:span></text:p>
      <text:p text:style-name="P536"/>
      <text:p text:style-name="P69"><text:bookmark text:name="_bookmark24"/><text:span text:style-name="T2">Явление 12</text:span></text:p>
      <text:p text:style-name="P25"><text:span text:style-name="T3">Молчалин, Лиза</text:span><text:span text:style-name="T4">. </text:span><text:span text:style-name="T3">Молчалин</text:span></text:p>
      <text:p text:style-name="P557"/>
      <text:p text:style-name="P464">Веселое созданье ты! живое!</text:p>
      <text:p text:style-name="P555"/>
      <text:p text:style-name="P18"><text:span text:style-name="T3">Лиза</text:span></text:p>
      <text:p text:style-name="P553"/>
      <text:p text:style-name="P464">Прошу пустить, и без меня вас двое.</text:p>
      <text:p text:style-name="P556"/>
      <text:p text:style-name="P18"><text:span text:style-name="T3">Молчалин</text:span></text:p>
      <text:p text:style-name="P553"/>
      <text:p text:style-name="P128">Какое личико твое! Как я тебя люблю!</text:p>
      <text:p text:style-name="P560"/>
      <text:p text:style-name="P18"><text:span text:style-name="T3">Лиза</text:span></text:p>
      <text:p text:style-name="P553"/>
      <text:p text:style-name="P464">А барышню?</text:p>
      <text:p text:style-name="P556"/>
      <text:p text:style-name="P18"><text:span text:style-name="T3">Молчалин</text:span></text:p>
      <text:p text:style-name="P553"/>
      <text:p text:style-name="P464">Ее</text:p>
      <text:p text:style-name="P465">По должности, тебя…</text:p>
      <text:p text:style-name="P459"/>
      <text:p text:style-name="P38"><text:span text:style-name="T3">(Хочет ее обнять.) Лиза</text:span></text:p>
      <text:p text:style-name="P551"/>
      <text:p text:style-name="P463">От скуки.</text:p>
      <text:p text:style-name="P465">Прошу подальше руки!</text:p>
      <text:p text:style-name="P459"/>
      <text:p text:style-name="P9"><text:span text:style-name="T3">Молчалин</text:span></text:p>
      <text:p text:style-name="P456"/>
      <text:p text:style-name="P463"><text:soft-page-break/>Есть у меня вещицы три:</text:p>
      <text:p text:style-name="P241">Есть туалет, прехитрая работа — Снаружи зеркальцо, и зеркальцо внутри, Кругом всё прорезь, позолота; Подушечка, из бисера узор;</text:p>
      <text:p text:style-name="P117">И перламутровый прибор — Игольничек и ножинки, как милы! Жемчужинки, растертые в белилы!</text:p>
      <text:p text:style-name="P120">Помада есть для губ и для других причин, С духами сткляночки: резе́да и жасмин.</text:p>
      <text:p text:style-name="P488"/>
      <text:p text:style-name="P9"><text:span text:style-name="T3">Лиза</text:span></text:p>
      <text:p text:style-name="P456"/>
      <text:p text:style-name="P330">Вы знаете, что я не льщусь на интересы; Скажите лучше, почему</text:p>
      <text:p text:style-name="P587">Вы с барышней скромны, а с горнишной повесы?</text:p>
      <text:p text:style-name="P556"/>
      <text:p text:style-name="P18"><text:span text:style-name="T3">Молчалин</text:span></text:p>
      <text:p text:style-name="P553"/>
      <text:p text:style-name="P80">Сегодня болен я, обвязки не сниму; Приди в обед, побудь со мною;</text:p>
      <text:p text:style-name="P462">Я правду всю тебе открою.</text:p>
      <text:p text:style-name="P459"/>
      <text:p text:style-name="P17"><text:span text:style-name="T3">(Уходит в боковую дверь.)</text:span></text:p>
      <text:p text:style-name="P537"/>
      <text:p text:style-name="P69"><text:bookmark text:name="_bookmark25"/><text:span text:style-name="T2">Явление 13</text:span></text:p>
      <text:p text:style-name="P30"><text:span text:style-name="T3">София, Лиза</text:span><text:span text:style-name="T4">. </text:span><text:span text:style-name="T3">София</text:span></text:p>
      <text:p text:style-name="P557"/>
      <text:p text:style-name="P331">Была у батюшки, там нету <text:span text:style-name="T34">никого. </text:span>Сегодня<text:span text:style-name="T54"> </text:span>я<text:span text:style-name="T54"> </text:span>больна<text:span text:style-name="T43"> </text:span>и<text:span text:style-name="T54"> </text:span>не<text:span text:style-name="T54"> </text:span>пойду<text:span text:style-name="T43"> </text:span>обедать, Скажи Молчалину и позови его, Чтоб он пришел меня<text:span text:style-name="T69"> </text:span>проведать.</text:p>
      <text:p text:style-name="P562"/>
      <text:p text:style-name="P18"><text:span text:style-name="T3">(Уходит к себе.)</text:span></text:p>
      <text:p text:style-name="P538"/>
      <text:section text:style-name="Sect5" text:name="Section6">
        <text:p text:style-name="P457"/>
        <text:p text:style-name="P608"/>
        <text:p text:style-name="P9"><text:bookmark text:name="_bookmark26"/><text:span text:style-name="T3">Лиза</text:span></text:p>
        <text:p text:style-name="P20"><text:span text:style-name="T2">Явление 14</text:span></text:p>
      </text:section>
      <text:section text:style-name="Sect2" text:name="Section7">
        <text:p text:style-name="P453"/>
        <text:p text:style-name="P91">Ну! люди в здешней стороне! Она к нему, а он ко мне,</text:p>
        <text:p text:style-name="P158">А я… одна лишь я любви до смерти трушу. — А как не полюбить буфетчика Петрушу!</text:p>
        <text:p text:style-name="P489"/>
        <text:p text:style-name="P445">Конец II действия</text:p>
      </text:section>
      <text:p text:style-name="P450"/>
      <text:p text:style-name="P70"><text:bookmark text:name="_bookmark27"/><text:bookmark text:name="Действие_III"/><text:span text:style-name="T1">Действие III</text:span></text:p>
      <text:p text:style-name="P454"/>
      <text:p text:style-name="P455"/>
      <text:p text:style-name="P71"><text:bookmark text:name="_bookmark28"/><text:span text:style-name="T2">Явление 1</text:span></text:p>
      <text:p text:style-name="P47"><text:span text:style-name="T3">Чацкий</text:span><text:span text:style-name="T4">, потом </text:span><text:span text:style-name="T3">София</text:span><text:span text:style-name="T4">. </text:span><text:span text:style-name="T3">Чацкий</text:span></text:p>
      <text:p text:style-name="P558"/>
      <text:p text:style-name="P464">Дождусь ее и вынужу<text:span text:style-name="T48"> </text:span>признанье:</text:p>
      <text:p text:style-name="P332"><text:span text:style-name="T45">Кто </text:span><text:span text:style-name="T34">наконец </text:span>ей мил? Молчалин! Скалозуб! Молчалин прежде был так<text:span text:style-name="T35"> </text:span>глуп!..</text:p>
      <text:p text:style-name="P462">Жалчайшее созданье!</text:p>
      <text:p text:style-name="P137">Уж разве поумнел?.. А тот — Хрипун, удавленник, фагот, Созвездие манёвров и мазурки! Судьба любви – играть ей в жмурки, А мне…</text:p>
      <text:p text:style-name="P563"/>
      <text:p text:style-name="P18"><text:span text:style-name="T3">Входит София.</text:span></text:p>
      <text:p text:style-name="P553"/>
      <text:p text:style-name="P157">Вы здесь? я очень рад, Я этого желал.</text:p>
      <text:p text:style-name="P559"/>
      <text:p text:style-name="P18"><text:span text:style-name="T3">София (про себя)</text:span></text:p>
      <text:p text:style-name="P553"/>
      <text:p text:style-name="P464">И очень невпопад.</text:p>
      <text:p text:style-name="P555"/>
      <text:p text:style-name="P18"><text:span text:style-name="T3">Чацкий</text:span></text:p>
      <text:p text:style-name="P553"/>
      <text:p text:style-name="P464">Конечно, не меня искали?</text:p>
      <text:p text:style-name="P556"/>
      <text:p text:style-name="P18"><text:span text:style-name="T3">София</text:span></text:p>
      <text:p text:style-name="P553"/>
      <text:p text:style-name="P464">Я не искала вас.</text:p>
      <text:p text:style-name="P556"/>
      <text:p text:style-name="P18"><text:span text:style-name="T3">Чацкий</text:span></text:p>
      <text:p text:style-name="P553"/>
      <text:p text:style-name="P110"><text:soft-page-break/>Дознаться мне нельзя ли, Хоть и некстати, ну́жды нет: Кого вы любите?</text:p>
      <text:p text:style-name="P561"/>
      <text:p text:style-name="P18"><text:span text:style-name="T3">София</text:span></text:p>
      <text:p text:style-name="P553"/>
      <text:p text:style-name="P464">Ах! боже мой! весь свет.</text:p>
      <text:p text:style-name="P556"/>
      <text:p text:style-name="P18"><text:span text:style-name="T3">Чацкий</text:span></text:p>
      <text:p text:style-name="P553"/>
      <text:p text:style-name="P464">Кто более вам мил?</text:p>
      <text:p text:style-name="P570"/>
      <text:p text:style-name="P18"><text:span text:style-name="T3">София</text:span></text:p>
      <text:p text:style-name="P553"/>
      <text:p text:style-name="P464">Есть многие, родные.</text:p>
      <text:p text:style-name="P555"/>
      <text:p text:style-name="P18"><text:span text:style-name="T3">Чацкий</text:span></text:p>
      <text:p text:style-name="P553"/>
      <text:p text:style-name="P464">Все более меня?</text:p>
      <text:p text:style-name="P556"/>
      <text:p text:style-name="P18"><text:span text:style-name="T3">София</text:span></text:p>
      <text:p text:style-name="P553"/>
      <text:p text:style-name="P464">Иные.</text:p>
      <text:p text:style-name="P556"/>
      <text:p text:style-name="P18"><text:span text:style-name="T3">Чацкий</text:span></text:p>
      <text:p text:style-name="P553"/>
      <text:p text:style-name="P130">И я чего хочу, когда всё решено? Мне в пе́тлю лезть, а ей смешно.</text:p>
      <text:p text:style-name="P560"/>
      <text:p text:style-name="P18"><text:span text:style-name="T3">София</text:span></text:p>
      <text:p text:style-name="P553"/>
      <text:p text:style-name="P95">Хотите ли знать истины два слова? Малейшая в ком странность чуть видна, Веселость ваша не скромна,</text:p>
      <text:p text:style-name="P227">У вас тотчас уж острота́ готова, А сами вы…</text:p>
      <text:p text:style-name="P560"/>
      <text:p text:style-name="P18"><text:span text:style-name="T3">Чацкий</text:span></text:p>
      <text:p text:style-name="P553"/>
      <text:p text:style-name="P464">Я сам? не правда ли, смешон?</text:p>
      <text:p text:style-name="P556"/>
      <text:p text:style-name="P18"><text:span text:style-name="T3">София</text:span></text:p>
      <text:p text:style-name="P553"/>
      <text:p text:style-name="P333">Да! грозный взгляд, и резкий тон, И этих в вас особенностей бездна;</text:p>
      <text:p text:style-name="P462">А над собой гроза куда не бесполезна.</text:p>
      <text:p text:style-name="P556"><text:soft-page-break/></text:p>
      <text:p text:style-name="P18"><text:span text:style-name="T3">Чацкий</text:span></text:p>
      <text:p text:style-name="P553"/>
      <text:p text:style-name="P334">Я странен, а не странен кто ж? Тот, кто на всех глупцов похож; Молчалин, например…</text:p>
      <text:p text:style-name="P561"/>
      <text:p text:style-name="P18"><text:span text:style-name="T3">София</text:span></text:p>
      <text:p text:style-name="P553"/>
      <text:p text:style-name="P464">Примеры мне не новы;</text:p>
      <text:p text:style-name="P151">Заметно, что вы желчь на всех излить готовы; А я, чтоб не мешать, отсюда уклонюсь.</text:p>
      <text:p text:style-name="P488"/>
      <text:p text:style-name="P9"><text:span text:style-name="T3">Чацкий (держит ее)</text:span></text:p>
      <text:p text:style-name="P603"/>
      <text:p text:style-name="P464">Постойте же.</text:p>
      <text:p text:style-name="P556"/>
      <text:p text:style-name="P18"><text:span text:style-name="T3">(В сторону.)</text:span></text:p>
      <text:p text:style-name="P553"/>
      <text:p text:style-name="P464">Раз в жизни притворюсь.</text:p>
      <text:p text:style-name="P555"/>
      <text:p text:style-name="P18"><text:span text:style-name="T3">(Громко.)</text:span></text:p>
      <text:p text:style-name="P553"/>
      <text:p text:style-name="P464">Оставимте мы эти пренья,</text:p>
      <text:p text:style-name="P96">Перед Молчалиным не прав я, виноват; Быть <text:span text:style-name="T36">может, </text:span>он не то, что три <text:span text:style-name="T37">года </text:span>назад: Есть на земле такие превращенья Правлений, климатов, и нравов, и умов; Есть <text:span text:style-name="T37">люди </text:span>важные, слыли за<text:span text:style-name="T34"> дураков:</text:span></text:p>
      <text:p text:style-name="P487">Иной по армии, иной плохим<text:span text:style-name="T53"> </text:span>поэтом,</text:p>
      <text:p text:style-name="P255">Иной… Боюсь назвать, но признаны всем светом, Особенно в последние года,</text:p>
      <text:p text:style-name="P462">Что стали умны хоть куда.</text:p>
      <text:p text:style-name="P465">Пускай в Молчалине ум бойкий, гений смелый,</text:p>
      <text:p text:style-name="P255">Но есть ли в нем та страсть? то чувство? пылкость та? Чтоб кроме вас ему мир целый</text:p>
      <text:p text:style-name="P462">Казался прах и суета?</text:p>
      <text:p text:style-name="P86">Чтоб сердца каждое биенье Любовью ускорялось к вам?</text:p>
      <text:p text:style-name="P94">Чтоб мыслям были всем и всем его делам Душою – вы, вам угожденье?..</text:p>
      <text:p text:style-name="P462">Сам это чувствую, сказать я не могу,</text:p>
      <text:p text:style-name="P335">Но что теперь во мне кипит, волнует, бесит, Не пожелал бы я и личному врагу,</text:p>
      <text:p text:style-name="P212">А он?.. смолчит и голову повесит. Конечно, смирен, все такие не резвы́; Бог знает, в нем какая тайна скрыта; Бог знает, за него что выдумали вы, Чем голова его ввек не была набита. Быть может, качеств ваших тьму, Любуясь им, вы придали ему;</text:p>
      <text:p text:style-name="P149">Не грешен он ни в чем, вы во сто раз грешнее. Нет! нет! пускай умен, час от часу умнее,</text:p>
      <text:p text:style-name="P186">Но вас он сто́ит ли? вот вам один вопрос. Чтоб равнодушнее мне понести утрату, Как человеку вы, который с вами взрос, Как другу вашему, как брату,</text:p>
      <text:p text:style-name="P90">Мне дайте убедиться в том; Потом</text:p>
      <text:p text:style-name="P113">От сумасшествия могу я остеречься; Пущусь подалее простыть, охолодеть, Не думать о любви, но буду я уметь</text:p>
      <text:p text:style-name="P484">Теряться по́ свету, забыться и развлечься.</text:p>
      <text:p text:style-name="P571"/>
      <text:p text:style-name="P18"><text:span text:style-name="T3">София (про себя)</text:span></text:p>
      <text:p text:style-name="P553"/>
      <text:p text:style-name="P464">Вот нехотя с ума свела!</text:p>
      <text:p text:style-name="P555"/>
      <text:p text:style-name="P18"><text:span text:style-name="T3">(Вслух.)</text:span></text:p>
      <text:p text:style-name="P553"/>
      <text:p text:style-name="P464">Что притворяться?</text:p>
      <text:p text:style-name="P79">Молчалин давеча мог без руки остаться, Я живо в нем участье приняла;</text:p>
      <text:p text:style-name="P336">А вы, случась на эту пору, Не позаботились расчесть,</text:p>
      <text:p text:style-name="P146">Что можно доброй быть ко всем и без разбору; Но, может, истина в догадках ваших есть,</text:p>
      <text:p text:style-name="P138">И горячо его беру я под защиту: Зачем же быть, скажу вам напрямик, Так невоздержну на язык?</text:p>
      <text:p text:style-name="P484">В презреньи к людям так нескрыту?</text:p>
      <text:p text:style-name="P96">Что и смирнейшему пощады нет!.. чего? Случись кому назвать его:</text:p>
      <text:p text:style-name="P153">Град колкостей и шуток ваших грянет. Шутить! и век шутить! как вас на это станет!</text:p>
      <text:p text:style-name="P559"/>
      <text:p text:style-name="P18"><text:span text:style-name="T3">Чацкий</text:span></text:p>
      <text:p text:style-name="P553"/>
      <text:p text:style-name="P337">Ах! <text:span text:style-name="T34">боже </text:span>мой! <text:span text:style-name="T34">неужли </text:span>я из тех, <text:span text:style-name="T34">Которым </text:span>цель всей жизни – смех? Мне весело, <text:span text:style-name="T36">когда </text:span>смешных встречаю, А чаще с ними я<text:span text:style-name="T43"> </text:span>скучаю.</text:p>
      <text:p text:style-name="P562"/>
      <text:p text:style-name="P18"><text:span text:style-name="T3">София</text:span></text:p>
      <text:p text:style-name="P553"/>
      <text:p text:style-name="P80">Напрасно: это всё относится к другим, Молчалин вам наскучил бы едва ли, Когда б сошлись короче с ним.</text:p>
      <text:p text:style-name="P490"/>
      <text:p text:style-name="P9"><text:span text:style-name="T3">Чацкий (с жаром)</text:span></text:p>
      <text:p text:style-name="P456"/>
      <text:p text:style-name="P463">Зачем же вы его так коротко узнали?</text:p>
      <text:p text:style-name="P459"/>
      <text:p text:style-name="P9"><text:span text:style-name="T3">София</text:span></text:p>
      <text:p text:style-name="P456"/>
      <text:p text:style-name="P463"><text:soft-page-break/>Я не старалась, бог нас свел.</text:p>
      <text:p text:style-name="P151">Смотрите, дружбу всех он в доме приобрел: При батюшке три года служит,</text:p>
      <text:p text:style-name="P462"><text:span text:style-name="T54">Тот </text:span>часто бе́з <text:span text:style-name="T34">толку</text:span><text:span text:style-name="T70"> </text:span><text:span text:style-name="T37">сердит,</text:span></text:p>
      <text:p text:style-name="P338">А он безмолвием <text:span text:style-name="T34">его обезоружит, </text:span>От доброты души<text:span text:style-name="T37"> </text:span><text:span text:style-name="T34">простит.</text:span></text:p>
      <text:p text:style-name="P462">И между прочим,</text:p>
      <text:p text:style-name="P475">Веселостей искать бы мог;</text:p>
      <text:p text:style-name="P96">Ничуть: от старичков не ступит за порог; Мы ре́звимся, хохочем,</text:p>
      <text:p text:style-name="P94">Он с ними целый день засядет, рад не рад, Играет…</text:p>
      <text:p text:style-name="P560"/>
      <text:p text:style-name="P18"><text:span text:style-name="T3">Чацкий</text:span></text:p>
      <text:p text:style-name="P553"/>
      <text:p text:style-name="P339">Целый день играет! Молчит, когда его бранят!</text:p>
      <text:p text:style-name="P560"/>
      <text:p text:style-name="P18"><text:span text:style-name="T3">(В сторону.)</text:span></text:p>
      <text:p text:style-name="P553"/>
      <text:p text:style-name="P464">Она его не уважает.</text:p>
      <text:p text:style-name="P556"/>
      <text:p text:style-name="P18"><text:span text:style-name="T3">София</text:span></text:p>
      <text:p text:style-name="P553"/>
      <text:p text:style-name="P464"><text:span text:style-name="T34">Конечно, </text:span>нет в нем <text:span text:style-name="T34">этого</text:span><text:span text:style-name="T36"> </text:span>ума,</text:p>
      <text:p text:style-name="P96">Что гений для иных, а для иных чума, <text:span text:style-name="T34">Который скор, </text:span>блестящ и <text:span text:style-name="T34">скоро опротивит, Который </text:span>свет ругает наповал,</text:p>
      <text:p text:style-name="P340">Чтоб свет об нем хоть что-нибудь сказал; Да эдакий ли ум семейство осчастливит?</text:p>
      <text:p text:style-name="P560"/>
      <text:p text:style-name="P18"><text:span text:style-name="T3">Чацкий</text:span></text:p>
      <text:p text:style-name="P553"/>
      <text:p text:style-name="P464">Сатира и мораль – смысл этого всего?</text:p>
      <text:p text:style-name="P556"/>
      <text:p text:style-name="P18"><text:span text:style-name="T3">(В сторону.)</text:span></text:p>
      <text:p text:style-name="P553"/>
      <text:p text:style-name="P464">Она не ставит в грош его.</text:p>
      <text:p text:style-name="P556"/>
      <text:p text:style-name="P18"><text:span text:style-name="T3">София</text:span></text:p>
      <text:p text:style-name="P553"/>
      <text:p text:style-name="P464">Чудеснейшего свойства</text:p>
      <text:p text:style-name="P137">Он наконец: уступчив, скромен, тих, В лице ни тени беспокойства</text:p>
      <text:p text:style-name="P138"><text:soft-page-break/>И на душе проступков никаких, Чужих и вкривь и вкось не рубит, — Вот я за что его люблю.</text:p>
      <text:p text:style-name="P490"/>
      <text:p text:style-name="P9"><text:span text:style-name="T3">Чацкий (в сторону)</text:span></text:p>
      <text:p text:style-name="P456"/>
      <text:p text:style-name="P463">Шалит, она его не любит.</text:p>
      <text:p text:style-name="P459"/>
      <text:p text:style-name="P9"><text:span text:style-name="T3">(Вслух.)</text:span></text:p>
      <text:p text:style-name="P456"/>
      <text:p text:style-name="P87">Докончить я вам пособлю Молчалина изображенье.</text:p>
      <text:p text:style-name="P92">Но Скалозуб? вот загляденье: За армию стоит горой,</text:p>
      <text:p text:style-name="P283">И прямизною стана, Лицом и голосом герой…</text:p>
      <text:p text:style-name="P560"/>
      <text:p text:style-name="P18"><text:span text:style-name="T3">София</text:span></text:p>
      <text:p text:style-name="P553"/>
      <text:p text:style-name="P464">Не моего романа.</text:p>
      <text:p text:style-name="P556"/>
      <text:p text:style-name="P18"><text:span text:style-name="T3">Чацкий</text:span></text:p>
      <text:p text:style-name="P553"/>
      <text:p text:style-name="P464">Не вашего? кто разгадает вас?</text:p>
      <text:p text:style-name="P500"/>
      <text:p text:style-name="P69"><text:bookmark text:name="_bookmark29"/><text:span text:style-name="T2">Явление 2</text:span></text:p>
      <text:p text:style-name="P35"><text:span text:style-name="T3">Чацкий, София, Лиза</text:span><text:span text:style-name="T4">. </text:span><text:span text:style-name="T3">Лиза (шепотом)</text:span></text:p>
      <text:p text:style-name="P557"/>
      <text:p text:style-name="P464">Сударыня, за мной сейчас</text:p>
      <text:p text:style-name="P465">К вам Алексей Степаныч будет.</text:p>
      <text:p text:style-name="P555"/>
      <text:p text:style-name="P18"><text:span text:style-name="T3">София</text:span></text:p>
      <text:p text:style-name="P553"/>
      <text:p text:style-name="P464">Простите, надобно идти мне поскорей.</text:p>
      <text:p text:style-name="P556"/>
      <text:p text:style-name="P18"><text:span text:style-name="T3">Чацкий</text:span></text:p>
      <text:p text:style-name="P553"/>
      <text:p text:style-name="P464">Куда?</text:p>
      <text:p text:style-name="P556"/>
      <text:p text:style-name="P18"><text:span text:style-name="T3">София</text:span></text:p>
      <text:p text:style-name="P553"/>
      <text:p text:style-name="P464">К прихмахеру.</text:p>
      <text:p text:style-name="P555"/>
      <text:p text:style-name="P18"><text:span text:style-name="T3">Чацкий</text:span></text:p>
      <text:p text:style-name="P553"/>
      <text:p text:style-name="P464">Бог с ним.</text:p>
      <text:p text:style-name="P556"/>
      <text:p text:style-name="P18"><text:span text:style-name="T3">София</text:span></text:p>
      <text:p text:style-name="P553"/>
      <text:p text:style-name="P464">Щипцы простудит.</text:p>
      <text:p text:style-name="P556"/>
      <text:p text:style-name="P18"><text:span text:style-name="T3">Чацкий</text:span></text:p>
      <text:p text:style-name="P553"/>
      <text:p text:style-name="P464">Пускай себе…</text:p>
      <text:p text:style-name="P555"><text:soft-page-break/></text:p>
      <text:p text:style-name="P18"><text:span text:style-name="T3">София</text:span></text:p>
      <text:p text:style-name="P553"/>
      <text:p text:style-name="P464">Нельзя, ждем на́вечер гостей.</text:p>
      <text:p text:style-name="P556"/>
      <text:p text:style-name="P18"><text:span text:style-name="T3">Чацкий</text:span></text:p>
      <text:p text:style-name="P553"/>
      <text:p text:style-name="P95">Бог с вами, остаюсь опять с моей загадкой. Однако дайте мне зайти, хотя украдкой,</text:p>
      <text:p text:style-name="P489"/>
      <text:p text:style-name="P315">К вам в комнату на несколько минут; Там стены, воздух – всё приятно!</text:p>
      <text:p text:style-name="P81">Согреют, оживят, мне отдохнуть дадут Воспоминания об том, что невозвратно! Не засижусь, войду, всего минуты две,</text:p>
      <text:p text:style-name="P341">Потом, подумайте, член А́нглийского клуба, Я там дни целые пожертвую молве</text:p>
      <text:p text:style-name="P588">Про ум Молчалина, про душу Скалозуба.</text:p>
      <text:p text:style-name="P459"/>
      <text:p text:style-name="P442">София пожимает плечами, уходит к себе и запирается, за нею и Лиза.</text:p>
      <text:p text:style-name="P501"/>
      <text:p text:style-name="P69"><text:bookmark text:name="_bookmark30"/><text:span text:style-name="T2">Явление 3</text:span></text:p>
      <text:p text:style-name="P32"><text:span text:style-name="T3">Чацкий</text:span><text:span text:style-name="T4">, потом </text:span><text:span text:style-name="T3">Молчалин</text:span><text:span text:style-name="T4">. </text:span><text:span text:style-name="T3">Чацкий</text:span></text:p>
      <text:p text:style-name="P557"/>
      <text:p text:style-name="P342">Ах! Софья! <text:span text:style-name="T34">Неужли </text:span>Молчалин избран ей! А чем не муж? <text:span text:style-name="T54">Ума </text:span>в нем <text:span text:style-name="T37">только </text:span>мало; Но чтоб иметь<text:span text:style-name="T37"> </text:span>детей,</text:p>
      <text:p text:style-name="P484">Кому ума недоставало?</text:p>
      <text:p text:style-name="P465">Услужлив, скромненький, в лице румянец есть.</text:p>
      <text:p text:style-name="P459"/>
      <text:p text:style-name="P442">Входит Молчалин.</text:p>
      <text:p text:style-name="P459"/>
      <text:p text:style-name="P154">Вон он на цыпочках и не богат словами; Какою ворожбой умел к ней в сердце влезть!</text:p>
      <text:p text:style-name="P488"/>
      <text:p text:style-name="P9"><text:span text:style-name="T3">(Обращается к нему.)</text:span></text:p>
      <text:p text:style-name="P456"/>
      <text:p text:style-name="P134">Нам, Алексей Степаныч, с вами Не удалось сказать двух слов.</text:p>
      <text:p text:style-name="P109">Ну, образ жизни ваш каков? Без горя нынче? без печали?</text:p>
      <text:p text:style-name="P488"/>
      <text:p text:style-name="P9"><text:span text:style-name="T3">Молчалин</text:span></text:p>
      <text:p text:style-name="P456"/>
      <text:p text:style-name="P463">По-прежнему-с.</text:p>
      <text:p text:style-name="P459"/>
      <text:p text:style-name="P9"><text:span text:style-name="T3">Чацкий</text:span></text:p>
      <text:p text:style-name="P456"/>
      <text:p text:style-name="P463">А прежде как живали?</text:p>
      <text:p text:style-name="P459"/>
      <text:p text:style-name="P17"><text:span text:style-name="T3">Молчалин</text:span></text:p>
      <text:p text:style-name="P457"/>
      <text:p text:style-name="P483">День за́ день, нынче как вчера.</text:p>
      <text:p text:style-name="P459"/>
      <text:p text:style-name="P9"><text:span text:style-name="T3">Чацкий</text:span></text:p>
      <text:p text:style-name="P456"><text:soft-page-break/></text:p>
      <text:p text:style-name="P463">К перу от карт? и к картам от пера?</text:p>
      <text:p text:style-name="P465">И положённый час приливам и отливам?</text:p>
      <text:p text:style-name="P459"/>
      <text:p text:style-name="P9"><text:span text:style-name="T3">Молчалин</text:span></text:p>
      <text:p text:style-name="P456"/>
      <text:p text:style-name="P463">По мере я трудов и сил,</text:p>
      <text:p text:style-name="P118">С тех пор, как числюсь по Архивам, Три награжденья получил.</text:p>
      <text:p text:style-name="P488"/>
      <text:p text:style-name="P9"><text:span text:style-name="T3">Чацкий</text:span></text:p>
      <text:p text:style-name="P476">Взманили почести и знатность?</text:p>
      <text:p text:style-name="P556"/>
      <text:p text:style-name="P18"><text:span text:style-name="T3">Молчалин</text:span></text:p>
      <text:p text:style-name="P553"/>
      <text:p text:style-name="P464">Нет-с, свой талант у всех…</text:p>
      <text:p text:style-name="P555"/>
      <text:p text:style-name="P18"><text:span text:style-name="T3">Чацкий</text:span></text:p>
      <text:p text:style-name="P553"/>
      <text:p text:style-name="P464">У вас?</text:p>
      <text:p text:style-name="P556"/>
      <text:p text:style-name="P18"><text:span text:style-name="T3">Молчалин</text:span></text:p>
      <text:p text:style-name="P553"/>
      <text:p text:style-name="P464">Два-с:</text:p>
      <text:p text:style-name="P465">Умеренность и аккуратность.</text:p>
      <text:p text:style-name="P556"/>
      <text:p text:style-name="P18"><text:span text:style-name="T3">Чацкий</text:span></text:p>
      <text:p text:style-name="P553"/>
      <text:p text:style-name="P464">Чудеснейшие два! и стоят наших всех.</text:p>
      <text:p text:style-name="P555"/>
      <text:p text:style-name="P18"><text:span text:style-name="T3">Молчалин</text:span></text:p>
      <text:p text:style-name="P553"/>
      <text:p text:style-name="P464">Вам не дались чины, по службе неуспех?</text:p>
      <text:p text:style-name="P556"/>
      <text:p text:style-name="P18"><text:span text:style-name="T3">Чацкий</text:span></text:p>
      <text:p text:style-name="P553"/>
      <text:p text:style-name="P464">Чины людьми даются,</text:p>
      <text:p text:style-name="P465">А люди могут обмануться.</text:p>
      <text:p text:style-name="P556"/>
      <text:p text:style-name="P18"><text:span text:style-name="T3">Молчалин</text:span></text:p>
      <text:p text:style-name="P553"/>
      <text:p text:style-name="P464"><text:soft-page-break/>Как удивлялись мы!</text:p>
      <text:p text:style-name="P555"/>
      <text:p text:style-name="P18"><text:span text:style-name="T3">Чацкий</text:span></text:p>
      <text:p text:style-name="P553"/>
      <text:p text:style-name="P464">Какое ж диво тут?</text:p>
      <text:p text:style-name="P556"/>
      <text:p text:style-name="P18"><text:span text:style-name="T3">Молчалин</text:span></text:p>
      <text:p text:style-name="P553"/>
      <text:p text:style-name="P464">Жалели вас.</text:p>
      <text:p text:style-name="P556"/>
      <text:p text:style-name="P18"><text:span text:style-name="T3">Чацкий</text:span></text:p>
      <text:p text:style-name="P553"/>
      <text:p text:style-name="P464">Напрасный труд.</text:p>
      <text:p text:style-name="P555"/>
      <text:p text:style-name="P18"><text:span text:style-name="T3">Молчалин</text:span></text:p>
      <text:p text:style-name="P553"/>
      <text:p text:style-name="P80">Татьяна Юрьевна рассказывала что-то, Из Петербурга воротясь,</text:p>
      <text:p text:style-name="P462">С министрами про вашу связь,</text:p>
      <text:p text:style-name="P477">Потом разрыв…</text:p>
      <text:p text:style-name="P556"/>
      <text:p text:style-name="P18"><text:span text:style-name="T3">Чацкий</text:span></text:p>
      <text:p text:style-name="P553"/>
      <text:p text:style-name="P464">Ей почему забота?</text:p>
      <text:p text:style-name="P555"/>
      <text:p text:style-name="P18"><text:span text:style-name="T3">Молчалин</text:span></text:p>
      <text:p text:style-name="P553"/>
      <text:p text:style-name="P464">Татьяне Юрьевне!</text:p>
      <text:p text:style-name="P556"/>
      <text:p text:style-name="P18"><text:span text:style-name="T3">Чацкий</text:span></text:p>
      <text:p text:style-name="P553"/>
      <text:p text:style-name="P464">Я с нею незнаком.</text:p>
      <text:p text:style-name="P556"/>
      <text:p text:style-name="P18"><text:span text:style-name="T3">Молчалин</text:span></text:p>
      <text:p text:style-name="P553"/>
      <text:p text:style-name="P464">С Татьяной Юрьевной!!</text:p>
      <text:p text:style-name="P555"/>
      <text:p text:style-name="P18"><text:span text:style-name="T3">Чацкий</text:span></text:p>
      <text:p text:style-name="P553"/>
      <text:p text:style-name="P344">С ней век мы не<text:span text:style-name="T60"> </text:span>встречались;</text:p>
      <text:p text:style-name="P462">Слыхал, что вздорная.</text:p>
      <text:p text:style-name="P556"/>
      <text:p text:style-name="P18"><text:span text:style-name="T3">Молчалин</text:span></text:p>
      <text:p text:style-name="P553"/>
      <text:p text:style-name="P464">Да это, полно, та ли-с?</text:p>
      <text:p text:style-name="P96">Татьяна Юрьевна!!! Известная, – притом Чиновные и должностные —</text:p>
      <text:p text:style-name="P462">Все ей друзья и все родные;</text:p>
      <text:p text:style-name="P465">К Татьяне Юрьевне хоть раз бы съездить вам.</text:p>
      <text:p text:style-name="P556"/>
      <text:p text:style-name="P18"><text:soft-page-break/><text:span text:style-name="T3">Чацкий</text:span></text:p>
      <text:p text:style-name="P553"/>
      <text:p text:style-name="P464">На что же?</text:p>
      <text:p text:style-name="P555"/>
      <text:p text:style-name="P18"><text:span text:style-name="T3">Молчалин</text:span></text:p>
      <text:p text:style-name="P553"/>
      <text:p text:style-name="P464">Так: частенько там</text:p>
      <text:p text:style-name="P465">Мы покровительство находим, где не метим.</text:p>
      <text:p text:style-name="P556"/>
      <text:p text:style-name="P18"><text:span text:style-name="T3">Чацкий</text:span></text:p>
      <text:p text:style-name="P553"/>
      <text:p text:style-name="P589">Я езжу к женщинам, да только не за этим.</text:p>
      <text:p text:style-name="P556"/>
      <text:p text:style-name="P18"><text:span text:style-name="T3">Молчалин</text:span></text:p>
      <text:p text:style-name="P553"/>
      <text:p text:style-name="P95">Как обходительна! добра! мила! проста! Балы дает нельзя богаче,</text:p>
      <text:p text:style-name="P345">От рождества и до поста, <text:s/>И летом праздники на<text:span text:style-name="T39"> </text:span><text:span text:style-name="T34">даче.</text:span></text:p>
      <text:p text:style-name="P305">Ну, право, что́ бы вам в Москве у нас служить? И награжденья брать и весело пожить?</text:p>
      <text:p text:style-name="P560"/>
      <text:p text:style-name="P18"><text:span text:style-name="T3">Чацкий</text:span></text:p>
      <text:p text:style-name="P553"/>
      <text:p text:style-name="P346"><text:span text:style-name="T45">Когда </text:span>в делах – я от веселий прячусь, <text:span text:style-name="T45">Когда </text:span>дурачиться –<text:span text:style-name="T37"> </text:span>дурачусь,</text:p>
      <text:p text:style-name="P462">А смешивать два эти<text:span text:style-name="T39"> </text:span>ремесла</text:p>
      <text:p text:style-name="P465">Есть тьма искусников, я не из их числа.</text:p>
      <text:p text:style-name="P556"/>
      <text:p text:style-name="P18"><text:span text:style-name="T3">Молчалин</text:span></text:p>
      <text:p text:style-name="P553"/>
      <text:p text:style-name="P347">Простите, впрочем, тут не вижу преступленья; Вот сам Фома Фомич, знаком он вам?</text:p>
      <text:p text:style-name="P560"/>
      <text:p text:style-name="P18"><text:span text:style-name="T3">Чацкий</text:span></text:p>
      <text:p text:style-name="P553"/>
      <text:p text:style-name="P464">Ну что ж?</text:p>
      <text:p text:style-name="P556"/>
      <text:p text:style-name="P18"><text:span text:style-name="T3">Молчалин</text:span></text:p>
      <text:p text:style-name="P553"/>
      <text:p text:style-name="P147">При трех министрах был начальник отделенья, Переведен сюда.</text:p>
      <text:p text:style-name="P560"/>
      <text:p text:style-name="P18"><text:span text:style-name="T3">Чацкий</text:span></text:p>
      <text:p text:style-name="P553"/>
      <text:p text:style-name="P464">Хорош!</text:p>
      <text:p text:style-name="P465">Пустейший человек, из самых бестолковых.</text:p>
      <text:p text:style-name="P556"/>
      <text:p text:style-name="P18"><text:span text:style-name="T3">Молчалин</text:span></text:p>
      <text:p text:style-name="P553"/>
      <text:p text:style-name="P147">Как можно! слог его здесь ставят в образец! Читали вы?</text:p>
      <text:p text:style-name="P560"/>
      <text:p text:style-name="P18"><text:soft-page-break/><text:span text:style-name="T3">Чацкий</text:span></text:p>
      <text:p text:style-name="P553"/>
      <text:p text:style-name="P348">Я глупостей не чтец, А пуще образцовых.</text:p>
      <text:p text:style-name="P560"/>
      <text:p text:style-name="P18"><text:span text:style-name="T3">Молчалин</text:span></text:p>
      <text:p text:style-name="P553"/>
      <text:p text:style-name="P147">Нет, мне так довелось с приятностью прочесть, Не сочинитель я…</text:p>
      <text:p text:style-name="P560"/>
      <text:p text:style-name="P18"><text:span text:style-name="T3">Чацкий</text:span></text:p>
      <text:p text:style-name="P553"/>
      <text:p text:style-name="P464">И по всему заметно.</text:p>
      <text:p text:style-name="P572"/>
      <text:p text:style-name="P18"><text:span text:style-name="T3">Молчалин</text:span></text:p>
      <text:p text:style-name="P553"/>
      <text:p text:style-name="P464">Не смею моего сужденья произнесть.</text:p>
      <text:p text:style-name="P555"/>
      <text:p text:style-name="P18"><text:span text:style-name="T3">Чацкий</text:span></text:p>
      <text:p text:style-name="P553"/>
      <text:p text:style-name="P464">Зачем же так секретно?</text:p>
      <text:p text:style-name="P556"/>
      <text:p text:style-name="P18"><text:span text:style-name="T3">Молчалин</text:span></text:p>
      <text:p text:style-name="P553"/>
      <text:p text:style-name="P349">В мои лета не должно сметь Свое суждение иметь.</text:p>
      <text:p text:style-name="P560"/>
      <text:p text:style-name="P18"><text:span text:style-name="T3">Чацкий</text:span></text:p>
      <text:p text:style-name="P553"/>
      <text:p text:style-name="P217">Помилуйте, мы с вами не ребяты, Зачем же мнения чужие только святы?</text:p>
      <text:p text:style-name="P560"/>
      <text:p text:style-name="P18"><text:span text:style-name="T3">Молчалин</text:span></text:p>
      <text:p text:style-name="P553"/>
      <text:p text:style-name="P464">Ведь надобно ж зависеть от других.</text:p>
      <text:p text:style-name="P556"/>
      <text:p text:style-name="P18"><text:span text:style-name="T3">Чацкий</text:span></text:p>
      <text:p text:style-name="P553"/>
      <text:p text:style-name="P464">Зачем же надобно?</text:p>
      <text:p text:style-name="P556"/>
      <text:p text:style-name="P18"><text:span text:style-name="T3">Молчалин</text:span></text:p>
      <text:p text:style-name="P553"/>
      <text:p text:style-name="P464">В чинах мы небольших.</text:p>
      <text:p text:style-name="P459"/>
      <text:p text:style-name="P17"><text:span text:style-name="T3">Чацкий (почти громко)</text:span></text:p>
      <text:p text:style-name="P457"><text:soft-page-break/></text:p>
      <text:p text:style-name="P102">С такими чувствами, с такой душою Любим!.. Обманщица смеялась надо мною!</text:p>
      <text:p text:style-name="P502"/>
      <text:p text:style-name="P69"><text:bookmark text:name="_bookmark31"/><text:span text:style-name="T2">Явление 4</text:span></text:p>
      <text:p text:style-name="P77">Ветер. Все двери настежь, кроме в спальню к Софии. В перспективе раскрывается ряд освещенных комнат, <text:span text:style-name="T32">слуги </text:span>суетятся; <text:span text:style-name="T32">один из ни</text:span>х, главный, говорит:</text:p>
      <text:p text:style-name="P488"/>
      <text:p text:style-name="P350">Эй! Филька, Фомка, ну, ловчей! Столы для карт, мел, щеток и свечей!</text:p>
      <text:p text:style-name="P488"/>
      <text:p text:style-name="P9"><text:span text:style-name="T3">(Стучится к Софии в дверь.)</text:span></text:p>
      <text:p text:style-name="P456"/>
      <text:p text:style-name="P351">Скажите барышне скорее, Лизавета: Наталья Дмитревна, и с мужем, и к крыльцу Еще подъехала карета.</text:p>
      <text:p text:style-name="P488"/>
      <text:p text:style-name="P445">Расходятся, остается один <text:span text:style-name="T32">Чацкий</text:span>.</text:p>
      <text:p text:style-name="P503"/>
      <text:p text:style-name="P69"><text:bookmark text:name="_bookmark32"/><text:span text:style-name="T2">Явление 5</text:span></text:p>
      <text:p text:style-name="P19"><text:span text:style-name="T3">Чацкий, Наталья Дмитриевна</text:span><text:span text:style-name="T4">, молодая дама.</text:span></text:p>
      <text:p text:style-name="P5"><text:span text:style-name="T3">Наталья Дмитриевна</text:span></text:p>
      <text:p text:style-name="P456"/>
      <text:p text:style-name="P78">Не ошибаюсь ли!.. он точно, по лицу… Ах! Александр Андреич, вы ли?</text:p>
      <text:p text:style-name="P489"/>
      <text:p text:style-name="P17"><text:span text:style-name="T3">Чацкий</text:span></text:p>
      <text:p text:style-name="P456"/>
      <text:p text:style-name="P103">С сомненьем смотрите от ног до головы, Неужли так меня три года изменили?</text:p>
      <text:p text:style-name="P489"/>
      <text:p text:style-name="P9"><text:span text:style-name="T3">Наталья Дмитриевна</text:span></text:p>
      <text:p text:style-name="P456"/>
      <text:p text:style-name="P114">Я полагала вас далёко от Москвы. Давно ли?</text:p>
      <text:p text:style-name="P488"/>
      <text:p text:style-name="P9"><text:span text:style-name="T3">Чацкий</text:span></text:p>
      <text:p text:style-name="P456"/>
      <text:p text:style-name="P463">Нынче лишь…</text:p>
      <text:p text:style-name="P459"/>
      <text:p text:style-name="P17"><text:span text:style-name="T3">Наталья Дмитриевна</text:span></text:p>
      <text:p text:style-name="P457"/>
      <text:p text:style-name="P483">Надолго?</text:p>
      <text:p text:style-name="P459"/>
      <text:p text:style-name="P9"><text:span text:style-name="T3">Чацкий</text:span></text:p>
      <text:p text:style-name="P456"/>
      <text:p text:style-name="P463">Как случится.</text:p>
      <text:p text:style-name="P96">Однако, кто, смотря на вас, не подивится? Полнее прежнего, похорошели страх; Моложе вы, свежее стали;</text:p>
      <text:p text:style-name="P484">Огонь, румянец, смех, игра во всех чертах.</text:p>
      <text:p text:style-name="P459"/>
      <text:p text:style-name="P9"><text:span text:style-name="T3">Наталья Дмитриевна</text:span></text:p>
      <text:p text:style-name="P456"><text:soft-page-break/></text:p>
      <text:p text:style-name="P463">Я замужем.</text:p>
      <text:p text:style-name="P459"/>
      <text:p text:style-name="P17"><text:span text:style-name="T3">Чацкий</text:span></text:p>
      <text:p text:style-name="P457"/>
      <text:p text:style-name="P483">Давно бы вы сказали!</text:p>
      <text:p text:style-name="P459"/>
      <text:p text:style-name="P9"><text:span text:style-name="T3">Наталья Дмитриевна</text:span></text:p>
      <text:p text:style-name="P456"/>
      <text:p text:style-name="P352">Мой муж – прелестный муж, вот он сейчас войдет. Я познакомлю вас, хотите?</text:p>
      <text:p text:style-name="P489"/>
      <text:p text:style-name="P17"><text:span text:style-name="T3">Чацкий</text:span></text:p>
      <text:p text:style-name="P604"/>
      <text:p text:style-name="P464">Прошу.</text:p>
      <text:p text:style-name="P459"/>
      <text:p text:style-name="P9"><text:span text:style-name="T3">Наталья Дмитриевна</text:span></text:p>
      <text:p text:style-name="P456"/>
      <text:p text:style-name="P463">И знаю наперед,</text:p>
      <text:p text:style-name="P465">Что вам понравится. Взгляните и судите!</text:p>
      <text:p text:style-name="P461"/>
      <text:p text:style-name="P9"><text:span text:style-name="T3">Чацкий</text:span></text:p>
      <text:p text:style-name="P456"/>
      <text:p text:style-name="P463">Я верю, он вам муж.</text:p>
      <text:p text:style-name="P459"/>
      <text:p text:style-name="P9"><text:span text:style-name="T3">Наталья Дмитриевна</text:span></text:p>
      <text:p text:style-name="P456"/>
      <text:p text:style-name="P463">О нет-с, не потому;</text:p>
      <text:p text:style-name="P465">Сам по себе, по нраву, по уму.</text:p>
      <text:p text:style-name="P255">Платон Михайлыч мой единственный, бесценный! Теперь в отставке, был военный;</text:p>
      <text:p text:style-name="P94">И утверждают все, кто только прежде знал, Что с храбростью его, с талантом,</text:p>
      <text:p text:style-name="P462">Когда бы службу продолжал,</text:p>
      <text:p text:style-name="P465">Конечно, был бы он московским комендантом.</text:p>
      <text:p text:style-name="P504"/>
      <text:p text:style-name="P69"><text:bookmark text:name="_bookmark33"/><text:span text:style-name="T2">Явление 6</text:span></text:p>
      <text:p text:style-name="P48"><text:span text:style-name="T3">Чацкий, Наталья Дмитриевна, Платон Михайлович</text:span><text:span text:style-name="T4">. </text:span><text:span text:style-name="T3">Наталья Дмитриевна</text:span></text:p>
      <text:p text:style-name="P550"/>
      <text:p text:style-name="P463">Вот мой Платон Михайлыч.</text:p>
      <text:p text:style-name="P459"/>
      <text:p text:style-name="P17"><text:span text:style-name="T3">Чацкий</text:span></text:p>
      <text:p text:style-name="P457"/>
      <text:p text:style-name="P483">Ба!</text:p>
      <text:p text:style-name="P465">Друг старый, мы давно знакомы, вот судьба!</text:p>
      <text:p text:style-name="P459"/>
      <text:p text:style-name="P9"><text:span text:style-name="T3">Платон Михайлович</text:span></text:p>
      <text:p text:style-name="P456"/>
      <text:p text:style-name="P463">Здорово, Чацкий, брат!</text:p>
      <text:p text:style-name="P459"/>
      <text:p text:style-name="P9"><text:span text:style-name="T3">Чацкий</text:span></text:p>
      <text:p text:style-name="P456"/>
      <text:p text:style-name="P463">Платон любезный, славно.</text:p>
      <text:p text:style-name="P465">Похвальный лист тебе: ведешь себя исправно.</text:p>
      <text:p text:style-name="P459"/>
      <text:p text:style-name="P17"><text:span text:style-name="T3">Платон Михайлович</text:span></text:p>
      <text:p text:style-name="P456"/>
      <text:p text:style-name="P463">Как видишь, брат:</text:p>
      <text:p text:style-name="P465">Московский житель и женат.</text:p>
      <text:p text:style-name="P459"/>
      <text:p text:style-name="P9"><text:span text:style-name="T3">Чацкий</text:span></text:p>
      <text:p text:style-name="P456"/>
      <text:p text:style-name="P103">Забыт шум лагерный, товарищи и братья? Спокоен и ленив?</text:p>
      <text:p text:style-name="P488"/>
      <text:p text:style-name="P9"><text:span text:style-name="T3">Платон Михайлович</text:span></text:p>
      <text:p text:style-name="P456"><text:soft-page-break/></text:p>
      <text:p text:style-name="P463">Нет, есть-таки занятья:</text:p>
      <text:p text:style-name="P354">На флейте я твержу дуэт А-мольный…</text:p>
      <text:p text:style-name="P489"/>
      <text:p text:style-name="P17"><text:span text:style-name="T3">Чацкий</text:span></text:p>
      <text:p text:style-name="P457"/>
      <text:p text:style-name="P483">Что твердил назад тому пять лет?</text:p>
      <text:p text:style-name="P465">Ну, постоянный вкус в мужьях всего дороже!</text:p>
      <text:p text:style-name="P459"/>
      <text:p text:style-name="P9"><text:span text:style-name="T3">Платон Михайлович</text:span></text:p>
      <text:p text:style-name="P456"/>
      <text:p text:style-name="P463">Брат, женишься, тогда меня вспомянь!</text:p>
      <text:p text:style-name="P465">От скуки будешь ты свистеть одно и то же.</text:p>
      <text:p text:style-name="P459"/>
      <text:p text:style-name="P9"><text:span text:style-name="T3">Чацкий</text:span></text:p>
      <text:p text:style-name="P605"/>
      <text:p text:style-name="P464">От скуки! как? уж ты ей платишь дань?</text:p>
      <text:p text:style-name="P459"/>
      <text:p text:style-name="P9"><text:span text:style-name="T3">Наталья Дмитриевна</text:span></text:p>
      <text:p text:style-name="P456"/>
      <text:p text:style-name="P256">Платон Михайлыч мой к занятьям склонен разным, Которых нет теперь – к ученьям и смотрам,</text:p>
      <text:p text:style-name="P462">К мане́жу… иногда скучает по утрам.</text:p>
      <text:p text:style-name="P461"/>
      <text:p text:style-name="P9"><text:span text:style-name="T3">Чацкий</text:span></text:p>
      <text:p text:style-name="P456"/>
      <text:p text:style-name="P355">А кто, любезный друг, велит тебе быть праздным? В полк, эскадрон дадут. Ты обер или штаб?</text:p>
      <text:p text:style-name="P489"/>
      <text:p text:style-name="P17"><text:span text:style-name="T3">Наталья Дмитриевна</text:span></text:p>
      <text:p text:style-name="P457"/>
      <text:p text:style-name="P483">Платон Михайлыч мой здоровьем очень слаб.</text:p>
      <text:p text:style-name="P459"/>
      <text:p text:style-name="P9"><text:span text:style-name="T3">Чацкий</text:span></text:p>
      <text:p text:style-name="P456"/>
      <text:p text:style-name="P463">Здоровьем слаб! Давно ли?</text:p>
      <text:p text:style-name="P459"/>
      <text:p text:style-name="P9"><text:span text:style-name="T3">Наталья Дмитриевна</text:span></text:p>
      <text:p text:style-name="P456"/>
      <text:p text:style-name="P463">Всё рюматизм и головные боли.</text:p>
      <text:p text:style-name="P459"/>
      <text:p text:style-name="P17"><text:span text:style-name="T3">Чацкий</text:span></text:p>
      <text:p text:style-name="P457"/>
      <text:p text:style-name="P155">Движенья более. В деревню, в теплый край. Будь чаще на коне. Деревня летом – рай.</text:p>
      <text:p text:style-name="P489"/>
      <text:p text:style-name="P9"><text:span text:style-name="T3">Наталья Дмитриевна</text:span></text:p>
      <text:p text:style-name="P456"/>
      <text:p text:style-name="P463"><text:soft-page-break/>Платон Михайлыч город любит,</text:p>
      <text:p text:style-name="P465">Москву; за что в глуши он дни свои погубит!</text:p>
      <text:p text:style-name="P459"/>
      <text:p text:style-name="P17"><text:span text:style-name="T3">Чацкий</text:span></text:p>
      <text:p text:style-name="P456"/>
      <text:p text:style-name="P358">Москву и город… Ты чудак! А помнишь прежнее?</text:p>
      <text:p text:style-name="P489"/>
      <text:p text:style-name="P9"><text:span text:style-name="T3">Платон Михайлович</text:span></text:p>
      <text:p text:style-name="P456"/>
      <text:p text:style-name="P463">Да, брат, теперь не так…</text:p>
      <text:p text:style-name="P461"/>
      <text:p text:style-name="P9"><text:span text:style-name="T3">Наталья Дмитриевна</text:span></text:p>
      <text:p text:style-name="P456"/>
      <text:p text:style-name="P463">Ах! мой дружочек!</text:p>
      <text:p text:style-name="P465">Здесь так свежо, что мочи нет,</text:p>
      <text:p text:style-name="P478">Ты распахнулся весь и расстегнул жилет.</text:p>
      <text:p text:style-name="P459"/>
      <text:p text:style-name="P9"><text:span text:style-name="T3">Платон Михайлович</text:span></text:p>
      <text:p text:style-name="P456"/>
      <text:p text:style-name="P463">Теперь, брат, я не тот…</text:p>
      <text:p text:style-name="P461"/>
      <text:p text:style-name="P9"><text:span text:style-name="T3">Наталья Дмитриевна</text:span></text:p>
      <text:p text:style-name="P456"/>
      <text:p text:style-name="P463">Послушайся разочек,</text:p>
      <text:p text:style-name="P465">Мой милый, застегнись скорей.</text:p>
      <text:p text:style-name="P459"/>
      <text:p text:style-name="P49"><text:span text:style-name="T3">Платон Михайлович (хладнокровно)</text:span></text:p>
      <text:p text:style-name="P551"/>
      <text:p text:style-name="P463">Сейчас.</text:p>
      <text:p text:style-name="P459"/>
      <text:p text:style-name="P9"><text:span text:style-name="T3">Наталья Дмитриевна</text:span></text:p>
      <text:p text:style-name="P456"/>
      <text:p text:style-name="P359">Да отойди подальше от дверей, Сквозной там ветер дует сзади!</text:p>
      <text:p text:style-name="P488"/>
      <text:p text:style-name="P9"><text:span text:style-name="T3">Платон Михайлович</text:span></text:p>
      <text:p text:style-name="P456"/>
      <text:p text:style-name="P463">Теперь, брат, я не тот…</text:p>
      <text:p text:style-name="P459"/>
      <text:p text:style-name="P9"><text:span text:style-name="T3">Наталья Дмитриевна</text:span></text:p>
      <text:p text:style-name="P456"/>
      <text:p text:style-name="P463">Мой ангел, бога ради</text:p>
      <text:p text:style-name="P465">От двери дальше отойди.</text:p>
      <text:p text:style-name="P459"/>
      <text:p text:style-name="P50"><text:span text:style-name="T3">Платон Михайлович (глаза к небу)</text:span></text:p>
      <text:p text:style-name="P550"/>
      <text:p text:style-name="P463"><text:soft-page-break/>Ах! матушка!</text:p>
      <text:p text:style-name="P459"/>
      <text:p text:style-name="P17"><text:span text:style-name="T3">Чацкий</text:span></text:p>
      <text:p text:style-name="P457"/>
      <text:p text:style-name="P483">Ну, бог тебя суди;</text:p>
      <text:p text:style-name="P360">Уж, точно, стал не тот в короткое ты время; Не в прошлом ли году, в конце,</text:p>
      <text:p text:style-name="P362">В полку тебя я знал? лишь утро: ногу в стремя И носишься на борзом жеребце;</text:p>
      <text:p text:style-name="P462">Осенний ветер дуй, хоть спереди, хоть с тыла.</text:p>
      <text:p text:style-name="P459"/>
      <text:p text:style-name="P49"><text:span text:style-name="T3">Платон Михайлович (со вздохом)</text:span></text:p>
      <text:p text:style-name="P550"/>
      <text:p text:style-name="P483">Эх! братец! славное тогда житье-то было.</text:p>
      <text:p text:style-name="P505"/>
      <text:p text:style-name="P69"><text:bookmark text:name="_bookmark34"/><text:span text:style-name="T2">Явление 7</text:span></text:p>
      <text:p text:style-name="P444">Те же, Князь Тугоуховский и Княгиня с шестью дочерьми.</text:p>
      <text:p text:style-name="P6"><text:span text:style-name="T3">Наталья Дмитриевна (тоненьким голоском)</text:span></text:p>
      <text:p text:style-name="P457"/>
      <text:p text:style-name="P102">Князь Петр Ильич, княгиня! боже мой! Княжна Зизи! Мими!</text:p>
      <text:p text:style-name="P489"/>
      <text:p text:style-name="P363"><text:span text:style-name="T37">Громкие </text:span>лобызания, <text:span text:style-name="T34">потом </text:span>усаживаются и осматривают <text:span text:style-name="T34">одна </text:span>другую с <text:span text:style-name="T34">головы </text:span>до <text:span text:style-name="T54">ног. </text:span>1-я <text:span text:style-name="T32">княжна</text:span></text:p>
      <text:p text:style-name="P551"/>
      <text:p text:style-name="P463">Какой фасон прекрасный!</text:p>
      <text:p text:style-name="P459"/>
      <text:p text:style-name="P9"><text:span text:style-name="T4">2-я </text:span><text:span text:style-name="T3">княжна</text:span></text:p>
      <text:p text:style-name="P456"/>
      <text:p text:style-name="P463">Какие складочки!</text:p>
      <text:p text:style-name="P459"/>
      <text:p text:style-name="P17"><text:span text:style-name="T4">1-я </text:span><text:span text:style-name="T3">княжна</text:span></text:p>
      <text:p text:style-name="P457"/>
      <text:p text:style-name="P483">Обшито бахромой.</text:p>
      <text:p text:style-name="P459"/>
      <text:p text:style-name="P9"><text:span text:style-name="T3">Наталья Дмитриевна</text:span></text:p>
      <text:p text:style-name="P456"/>
      <text:p text:style-name="P463">Нет, если б видели мой тюрлюрлю атласный!</text:p>
      <text:p text:style-name="P459"/>
      <text:list xml:id="list3776208078" text:style-name="WWNum3">
        <text:list-item>
          <text:p text:style-name="P617"><text:span text:style-name="T4">я</text:span><text:span text:style-name="T8"> </text:span><text:span text:style-name="T3">княжна</text:span></text:p>
        </text:list-item>
      </text:list>
      <text:p text:style-name="P456"/>
      <text:p text:style-name="P463">Какой эшарп cousin мне подарил!</text:p>
      <text:p text:style-name="P459"/>
      <text:list xml:id="list123926433230334" text:continue-numbering="true" text:style-name="WWNum3">
        <text:list-item>
          <text:p text:style-name="P618"><text:span text:style-name="T4">я</text:span><text:span text:style-name="T8"> </text:span><text:span text:style-name="T3">княжна</text:span></text:p>
        </text:list-item>
      </text:list>
      <text:p text:style-name="P457"/>
      <text:p text:style-name="P483">Ах! да, барежевый!</text:p>
      <text:p text:style-name="P459"><text:soft-page-break/></text:p>
      <text:list xml:id="list123925085283259" text:continue-numbering="true" text:style-name="WWNum3">
        <text:list-item>
          <text:p text:style-name="P617"><text:span text:style-name="T4">я</text:span><text:span text:style-name="T8"> </text:span><text:span text:style-name="T3">княжна</text:span></text:p>
        </text:list-item>
      </text:list>
      <text:p text:style-name="P456"/>
      <text:p text:style-name="P463">Ах! прелесть!</text:p>
      <text:p text:style-name="P459"/>
      <text:list xml:id="list123926064237078" text:continue-numbering="true" text:style-name="WWNum3">
        <text:list-item>
          <text:p text:style-name="P617"><text:span text:style-name="T4">я</text:span><text:span text:style-name="T8"> </text:span><text:span text:style-name="T3">княжна</text:span></text:p>
        </text:list-item>
      </text:list>
      <text:p text:style-name="P456"/>
      <text:p text:style-name="P463">Ах! как мил!</text:p>
      <text:p text:style-name="P459"/>
      <text:p text:style-name="P17"><text:span text:style-name="T3">Княгиня</text:span></text:p>
      <text:p text:style-name="P457"/>
      <text:p text:style-name="P483">Сс! – Кто это в углу, взошли мы, поклонился?</text:p>
      <text:p text:style-name="P459"/>
      <text:p text:style-name="P9"><text:span text:style-name="T3">Наталья Дмитриевна</text:span></text:p>
      <text:p text:style-name="P456"/>
      <text:p text:style-name="P463">Приезжий, Чацкий.</text:p>
      <text:p text:style-name="P573"/>
      <text:p text:style-name="P18"><text:span text:style-name="T3">Княгиня</text:span></text:p>
      <text:p text:style-name="P553"/>
      <text:p text:style-name="P464">От-став-ной?</text:p>
      <text:p text:style-name="P461"/>
      <text:p text:style-name="P9"><text:span text:style-name="T3">Наталья </text:span><text:span text:style-name="T4">Д</text:span><text:span text:style-name="T3">митриевн</text:span><text:span text:style-name="T4">а</text:span></text:p>
      <text:p text:style-name="P459"/>
      <text:p text:style-name="P463">Да, путешествовал, недавно воротился.</text:p>
      <text:p text:style-name="P459"/>
      <text:p text:style-name="P9"><text:span text:style-name="T3">Княгиня</text:span></text:p>
      <text:p text:style-name="P456"/>
      <text:p text:style-name="P463">И хо-ло-стой?</text:p>
      <text:p text:style-name="P459"/>
      <text:p text:style-name="P9"><text:span text:style-name="T3">Наталья Дмитриевна</text:span></text:p>
      <text:p text:style-name="P456"/>
      <text:p text:style-name="P463">Да, не женат.</text:p>
      <text:p text:style-name="P461"/>
      <text:p text:style-name="P9"><text:span text:style-name="T3">Княгиня</text:span></text:p>
      <text:p text:style-name="P456"/>
      <text:p text:style-name="P463">Князь, князь, сюда. – Живее.</text:p>
      <text:p text:style-name="P459"/>
      <text:p text:style-name="P9"><text:span text:style-name="T3">Князь (к ней оборачивает слуховую трубку)</text:span></text:p>
      <text:p text:style-name="P456"/>
      <text:p text:style-name="P463">О-хм!</text:p>
      <text:p text:style-name="P459"/>
      <text:p text:style-name="P9"><text:span text:style-name="T3">Княгиня</text:span></text:p>
      <text:p text:style-name="P456"/>
      <text:p text:style-name="P103">К нам на ́вечер, в четверг, проси скорее Натальи Дмитревны знакомого: вон он!</text:p>
      <text:p text:style-name="P488"/>
      <text:p text:style-name="P9"><text:span text:style-name="T3">Князь</text:span></text:p>
      <text:p text:style-name="P456"><text:soft-page-break/></text:p>
      <text:p text:style-name="P463">И-хм!</text:p>
      <text:p text:style-name="P459"/>
      <text:p text:style-name="P51"><text:span text:style-name="T3">(Отправляется, вьется около Чацкого и покашливает.) Княгиня</text:span></text:p>
      <text:p text:style-name="P550"/>
      <text:p text:style-name="P463">Вот то-то детки:</text:p>
      <text:p text:style-name="P96">Им бал, а батюшка таскайся на поклон; Танцовщики ужасно стали редки!..</text:p>
      <text:p text:style-name="P462">Он камер-юнкер?</text:p>
      <text:p text:style-name="P459"/>
      <text:p text:style-name="P17"><text:span text:style-name="T3">Наталья Дмитриевна</text:span></text:p>
      <text:p text:style-name="P457"/>
      <text:p text:style-name="P483">Нет.</text:p>
      <text:p text:style-name="P459"/>
      <text:p text:style-name="P9"><text:span text:style-name="T3">Княгиня</text:span></text:p>
      <text:p text:style-name="P456"/>
      <text:p text:style-name="P463">Бо-гат?</text:p>
      <text:p text:style-name="P574"/>
      <text:p text:style-name="P18"><text:span text:style-name="T3">Наталья Дмитриевна</text:span></text:p>
      <text:p text:style-name="P456"/>
      <text:p text:style-name="P463">О, нет!</text:p>
      <text:p text:style-name="P461"/>
      <text:p text:style-name="P9"><text:span text:style-name="T3">Княгиня (громко, что есть мочи)</text:span></text:p>
      <text:p text:style-name="P456"/>
      <text:p text:style-name="P463">Князь, князь! Назад!</text:p>
      <text:p text:style-name="P506"/>
      <text:p text:style-name="P69"><text:bookmark text:name="_bookmark35"/><text:span text:style-name="T2">Явление 8</text:span></text:p>
      <text:p text:style-name="P27"><text:span text:style-name="T3">Те же </text:span><text:span text:style-name="T4">и </text:span><text:span text:style-name="T3">Графин</text:span><text:span text:style-name="T4">и </text:span><text:span text:style-name="T3">Хрюмин</text:span><text:span text:style-name="T4">ы: </text:span><text:span text:style-name="T3">бабушка </text:span><text:span text:style-name="T4">и </text:span><text:span text:style-name="T3">внучка</text:span><text:span text:style-name="T4">. </text:span><text:span text:style-name="T3">Графиня внучка</text:span></text:p>
      <text:p text:style-name="P550"/>
      <text:p text:style-name="P364">Ах! grand’maman! Ну, кто так рано приезжает, Мы первые!</text:p>
      <text:p text:style-name="P488"/>
      <text:p text:style-name="P52"><text:span text:style-name="T3">(Пропадает в боковую комнату.) Княгиня</text:span></text:p>
      <text:p text:style-name="P551"/>
      <text:p text:style-name="P463">Вот нас честит!</text:p>
      <text:p text:style-name="P465">Вот первая, и нас за никого считает!</text:p>
      <text:p text:style-name="P465">Зла, в девках целый век, уж бог ее простит.</text:p>
      <text:p text:style-name="P459"/>
      <text:p text:style-name="P9"><text:span text:style-name="T3">Графиня внучка (вернувшись, направляет на Чацкого двойной лорнет)</text:span></text:p>
      <text:p text:style-name="P456"/>
      <text:p text:style-name="P463">Мсьё Чацкий! вы в Москве! как были, всё такие?</text:p>
      <text:p text:style-name="P459"/>
      <text:p text:style-name="P9"><text:span text:style-name="T3">Чацкий</text:span></text:p>
      <text:p text:style-name="P456"/>
      <text:p text:style-name="P483">На что меняться мне?</text:p>
      <text:p text:style-name="P459"/>
      <text:p text:style-name="P9"><text:span text:style-name="T3">Графиня внучка</text:span></text:p>
      <text:p text:style-name="P456"/>
      <text:p text:style-name="P463">Вернулись холостые?</text:p>
      <text:p text:style-name="P459"/>
      <text:p text:style-name="P9"><text:span text:style-name="T3">Чацкий</text:span></text:p>
      <text:p text:style-name="P456"/>
      <text:p text:style-name="P463">На ком жениться мне?</text:p>
      <text:p text:style-name="P459"/>
      <text:p text:style-name="P9"><text:span text:style-name="T3">Графиня внучка</text:span></text:p>
      <text:p text:style-name="P456"/>
      <text:p text:style-name="P483"><text:soft-page-break/>В чужих краях на ком?</text:p>
      <text:p text:style-name="P365">О! наших тьма без дальних справок <text:span text:style-name="T34">Там </text:span>женятся и нас дарят <text:span text:style-name="T34">родством </text:span>С искусницами модных<text:span text:style-name="T43"> </text:span>лавок.</text:p>
      <text:p text:style-name="P488"/>
      <text:p text:style-name="P9"><text:span text:style-name="T3">Чацкий</text:span></text:p>
      <text:p text:style-name="P456"/>
      <text:p text:style-name="P367">Несчастные! должны ль упреки несть От подражательниц модисткам?</text:p>
      <text:p text:style-name="P89">За то, что смели предпочесть Оригиналы спискам?</text:p>
      <text:p text:style-name="P507"/>
      <text:p text:style-name="P69"><text:bookmark text:name="_bookmark36"/><text:span text:style-name="T2">Явление 9</text:span></text:p>
      <text:p text:style-name="P198"><text:span text:style-name="T46">Те </text:span><text:span text:style-name="T32">же </text:span>и множество других гостей. Между прочими <text:span text:style-name="T32">Загорецкий</text:span>. <text:span text:style-name="T34">Мужчины </text:span>являются, <text:span text:style-name="T37">шаркают, отходят </text:span>в <text:span text:style-name="T37">сторону, </text:span><text:span text:style-name="T45">кочуют </text:span>из <text:span text:style-name="T37">комнаты </text:span>в <text:span text:style-name="T45">комнату </text:span>и проч. <text:span text:style-name="T32">София </text:span>от себя <text:span text:style-name="T45">выходит, </text:span>все к ней <text:span text:style-name="T37">навстречу.</text:span></text:p>
      <text:p text:style-name="P74"><text:span text:style-name="T3">Графиня внучка</text:span></text:p>
      <text:p text:style-name="P456"/>
      <text:p text:style-name="P612"><text:span text:style-name="T71">Eh! bon soir! vous voila! Jamais trop diligente, Vous nous donnez toujours le plaisir de l’attente.</text:span></text:p>
      <text:p text:style-name="P614"/>
      <text:p text:style-name="P9"><text:span text:style-name="T3">Загорецкий</text:span></text:p>
      <text:p text:style-name="P456"/>
      <text:p text:style-name="P463">На завтрашний спектакль имеете билет?</text:p>
      <text:p text:style-name="P459"/>
      <text:p text:style-name="P9"><text:span text:style-name="T3">София</text:span></text:p>
      <text:p text:style-name="P456"/>
      <text:p text:style-name="P463">Нет.</text:p>
      <text:p text:style-name="P459"/>
      <text:p text:style-name="P9"><text:span text:style-name="T3">Загорецкий</text:span></text:p>
      <text:p text:style-name="P456"/>
      <text:p text:style-name="P150">Позвольте вам вручить, напрасно бы кто взялся Другой вам услужить, зато</text:p>
      <text:p text:style-name="P462">Куда я ни кидался!</text:p>
      <text:p text:style-name="P465">В контору – всё взято,</text:p>
      <text:p text:style-name="P368">К директору, – он мне приятель, — С зарей в шестом часу, и кстати ль! Уж с вечера никто достать не мог; К тому, к сему, всех сбил я с ног,</text:p>
      <text:p text:style-name="P312">И этот наконец похитил уже силой У одного, старик он хилый,</text:p>
      <text:p text:style-name="P89">Мне друг, известный домосед; Пусть дома просидит в покое.</text:p>
      <text:p text:style-name="P488"/>
      <text:p text:style-name="P9"><text:span text:style-name="T3">София</text:span></text:p>
      <text:p text:style-name="P456"/>
      <text:p text:style-name="P142">Благодарю вас за билет, А за старанье вдвое.</text:p>
      <text:p text:style-name="P489"/>
      <text:p text:style-name="P445">Являются еще кое-какие, тем временем Загорецкий отходит к мужчинам.</text:p>
      <text:p text:style-name="P5"><text:span text:style-name="T3">Загорецкий</text:span></text:p>
      <text:p text:style-name="P456"><text:soft-page-break/></text:p>
      <text:p text:style-name="P463">Платон Михайлыч…</text:p>
      <text:p text:style-name="P459"/>
      <text:p text:style-name="P9"><text:span text:style-name="T3">Платон Михайлович</text:span></text:p>
      <text:p text:style-name="P456"/>
      <text:p text:style-name="P463">Прочь!</text:p>
      <text:p text:style-name="P124">Поди ты к женщинам, лги им и их морочь; Я правду об тебе порасскажу такую,</text:p>
      <text:p text:style-name="P462">Что хуже всякой лжи. Вот, брат,</text:p>
      <text:p text:style-name="P556"/>
      <text:p text:style-name="P18"><text:span text:style-name="T3">(Чацкому.)</text:span></text:p>
      <text:p text:style-name="P553"/>
      <text:p text:style-name="P464">рекомендую!</text:p>
      <text:p text:style-name="P135">Как эдаких людей учтивее зовут? Нежнее? – человек он светский, Отъявленный мошенник, плут: Антон Антоныч Загорецкий.</text:p>
      <text:p text:style-name="P369">При нем остерегись: переносить горазд, И в карты не садись: продаст.</text:p>
      <text:p text:style-name="P560"/>
      <text:p text:style-name="P18"><text:span text:style-name="T3">Загорецкий</text:span></text:p>
      <text:p text:style-name="P553"/>
      <text:p text:style-name="P590">Оригинал! брюзглив, а без малейшей злобы.</text:p>
      <text:p text:style-name="P556"/>
      <text:p text:style-name="P18"><text:span text:style-name="T3">Чацкий</text:span></text:p>
      <text:p text:style-name="P553"/>
      <text:p text:style-name="P464">И оскорбляться вам смешно бы,</text:p>
      <text:p text:style-name="P370">Окроме честности есть множество отрад: Ругают здесь, а там благодарят.</text:p>
      <text:p text:style-name="P488"/>
      <text:p text:style-name="P9"><text:span text:style-name="T3">Платон Михайлович</text:span></text:p>
      <text:p text:style-name="P456"/>
      <text:p text:style-name="P87">Ох, нет, братец! у нас ругают Везде, а всюду принимают.</text:p>
      <text:p text:style-name="P462">Загорецкий мешается в толпу.</text:p>
      <text:p text:style-name="P508"/>
      <text:p text:style-name="P69"><text:bookmark text:name="_bookmark37"/><text:span text:style-name="T2">Явление 10</text:span></text:p>
      <text:p text:style-name="P35"><text:span text:style-name="T4">Те же и </text:span><text:span text:style-name="T3">Хлёстова</text:span><text:span text:style-name="T4">. </text:span><text:span text:style-name="T3">Хлёстова</text:span></text:p>
      <text:p text:style-name="P557"/>
      <text:p text:style-name="P464">Легко ли в шестьдесят пять лет</text:p>
      <text:p text:style-name="P144">Тащиться мне к тебе, племянница?.. – Мученье! Час битый ехала с Покровки, силы нет;</text:p>
      <text:p text:style-name="P371">Ночь – светопреставленье! От скуки я взяла с собой Арапку-девку да собачку; —</text:p>
      <text:p text:style-name="P372">Вели их накормить, ужо, дружочек мой, От ужина сошли подачку.</text:p>
      <text:p text:style-name="P462">Княгиня, здравствуйте!</text:p>
      <text:p text:style-name="P555"/>
      <text:p text:style-name="P18"><text:span text:style-name="T3">(Села.)</text:span></text:p>
      <text:p text:style-name="P553"/>
      <text:p text:style-name="P373"><text:span text:style-name="T42">Ну, </text:span>Софьюшка, мой <text:span text:style-name="T43">друг, </text:span>Какая у меня арапка для<text:span text:style-name="T73"> </text:span>услуг: <text:span text:style-name="T37">Курчавая! </text:span>горбом<text:span text:style-name="T49"> </text:span>лопатки!</text:p>
      <text:p text:style-name="P131">Сердитая! все ко́шачьи ухватки! Да как черна! да как страшна!</text:p>
      <text:p text:style-name="P84">Ведь создал же господь такое племя! Чорт сущий; в девичей она;</text:p>
      <text:p text:style-name="P462">Позвать ли?</text:p>
      <text:p text:style-name="P555"/>
      <text:p text:style-name="P18"><text:span text:style-name="T3">София</text:span></text:p>
      <text:p text:style-name="P553"/>
      <text:p text:style-name="P464">Нет-с, в другое время.</text:p>
      <text:p text:style-name="P556"/>
      <text:p text:style-name="P18"><text:span text:style-name="T3">Хлёстова</text:span></text:p>
      <text:p text:style-name="P553"/>
      <text:p text:style-name="P249">Представь: их как зверей выводят напоказ… Я слышала, там… город есть турецкий…</text:p>
      <text:p text:style-name="P129">А знаешь ли, кто мне припас? — Антон Антоныч Загорецкий.</text:p>
      <text:p text:style-name="P462">Загорецкий выставляется вперед.</text:p>
      <text:p text:style-name="P459"/>
      <text:p text:style-name="P78">Лгунишка он, картежник, вор. Загорецкий исчезает.</text:p>
      <text:p text:style-name="P489"/>
      <text:p text:style-name="P483">Я от него было и двери на запор;</text:p>
      <text:p text:style-name="P374"><text:soft-page-break/>Да мастер услужить: мне и сестре<text:span text:style-name="T33"> </text:span>Прасковье Двоих ара́пченков на <text:span text:style-name="T34">ярмарке <text:s/></text:span>достал; <text:span text:style-name="T37">Купил, </text:span>он <text:span text:style-name="T37">говорит, </text:span>чай, в карты сплутовал; А мне <text:span text:style-name="T34">подарочек, </text:span>дай бог ему<text:span text:style-name="T54"> </text:span>здоровье!</text:p>
      <text:p text:style-name="P561"/>
      <text:p text:style-name="P18"><text:span text:style-name="T3">Чацкий</text:span></text:p>
      <text:p text:style-name="P12"><text:span text:style-name="T3">(с хохотом Платону Михайловичу)</text:span></text:p>
      <text:p text:style-name="P456"/>
      <text:p text:style-name="P463">Не поздоровится от эдаких похвал,</text:p>
      <text:p text:style-name="P465">И Загорецкий сам не выдержал, пропал.</text:p>
      <text:p text:style-name="P461"/>
      <text:p text:style-name="P9"><text:span text:style-name="T3">Хлёстова</text:span></text:p>
      <text:p text:style-name="P456"/>
      <text:p text:style-name="P463">Кто этот весельчак? Из звания какого?</text:p>
      <text:p text:style-name="P459"/>
      <text:p text:style-name="P9"><text:span text:style-name="T3">София</text:span></text:p>
      <text:p text:style-name="P456"/>
      <text:p text:style-name="P463">Вон этот? Чацкий.</text:p>
      <text:p text:style-name="P459"/>
      <text:p text:style-name="P9"><text:span text:style-name="T3">Хлёстова</text:span></text:p>
      <text:p text:style-name="P456"/>
      <text:p text:style-name="P87">Ну? а что нашел смешного? Чему он рад? Какой тут смех? Над старостью смеяться грех.</text:p>
      <text:p text:style-name="P120">Я помню, ты дитёй с ним часто танцовала, Я за уши его дирала, только мало.</text:p>
      <text:p text:style-name="P509"/>
      <text:p text:style-name="P69"><text:bookmark text:name="_bookmark38"/><text:span text:style-name="T2">Явление 11</text:span></text:p>
      <text:p text:style-name="P47"><text:span text:style-name="T4">Те же и </text:span><text:span text:style-name="T3">Фамусов</text:span><text:span text:style-name="T4">. </text:span><text:span text:style-name="T3">Фамусов (громогласно)</text:span></text:p>
      <text:p text:style-name="P557"/>
      <text:p text:style-name="P464">Ждем князя Пётра Ильича,</text:p>
      <text:p text:style-name="P375">А князь уж здесь! А я забился там, в портретной. Где Скалозуб Сергей Сергеич? а?</text:p>
      <text:p text:style-name="P376">Нет, кажется, что нет. – Он человек заметный — Сергей Сергеич Скалозуб.</text:p>
      <text:p text:style-name="P560"/>
      <text:p text:style-name="P18"><text:span text:style-name="T3">Хлёстова</text:span></text:p>
      <text:p text:style-name="P553"/>
      <text:p text:style-name="P591">Творец мой! оглушил звончее всяких труб!</text:p>
      <text:p text:style-name="P510"/>
      <text:p text:style-name="P69"><text:bookmark text:name="_bookmark39"/><text:span text:style-name="T2">Явление 12</text:span></text:p>
      <text:p text:style-name="P23"><text:span text:style-name="T4">Те же и </text:span><text:span text:style-name="T3">Скалозуб</text:span><text:span text:style-name="T4">, потом </text:span><text:span text:style-name="T3">Молчалин</text:span><text:span text:style-name="T4">. </text:span><text:span text:style-name="T3">Фамусов</text:span></text:p>
      <text:p text:style-name="P550"/>
      <text:p text:style-name="P463">Сергей Сергеич, запоздали;</text:p>
      <text:p text:style-name="P465">А мы вас ждали, ждали, ждали.</text:p>
      <text:p text:style-name="P459"/>
      <text:p text:style-name="P17"><text:span text:style-name="T3">(Подводит к Хлёстовой.)</text:span></text:p>
      <text:p text:style-name="P456"/>
      <text:p text:style-name="P141">Моя невестушка, которой уж давно Об вас говорено.</text:p>
      <text:p text:style-name="P489"/>
      <text:p text:style-name="P9"><text:span text:style-name="T3">Хлёстова (сидя)</text:span></text:p>
      <text:p text:style-name="P456"/>
      <text:p text:style-name="P103">Вы прежде были здесь… в полку… в том… в гренадерском?</text:p>
      <text:p text:style-name="P488"/>
      <text:p text:style-name="P9"><text:span text:style-name="T3">Скалозуб (басом)</text:span></text:p>
      <text:p text:style-name="P456"/>
      <text:p text:style-name="P377">В его высочества, хотите вы сказать, Ново-зомлянском мушкетерском.</text:p>
      <text:p text:style-name="P488"/>
      <text:p text:style-name="P9"><text:span text:style-name="T3">Хлёстова</text:span></text:p>
      <text:p text:style-name="P456"/>
      <text:p text:style-name="P463">Не мастерица я полки-та различать.</text:p>
      <text:p text:style-name="P459"/>
      <text:p text:style-name="P9"><text:span text:style-name="T3">Скалозуб</text:span></text:p>
      <text:p text:style-name="P456"/>
      <text:p text:style-name="P463">А форменные есть отлички:</text:p>
      <text:p text:style-name="P465">В мундирах выпушки, погончики, петлички.</text:p>
      <text:p text:style-name="P459"/>
      <text:p text:style-name="P17"><text:span text:style-name="T3">Фамусов</text:span></text:p>
      <text:p text:style-name="P456"/>
      <text:p text:style-name="P150"><text:soft-page-break/>Пойдемте, батюшка, там вас я насмешу, Курьезный вист у нас. За нами, князь! прошу.</text:p>
      <text:p text:style-name="P489"/>
      <text:p text:style-name="P33"><text:span text:style-name="T3">(Его и князя уводит с собою.) Хлёстова (Софии)</text:span></text:p>
      <text:p text:style-name="P551"/>
      <text:p text:style-name="P378">Ух! я точнёхонько избавилась от петли; Ведь полоумный твой отец:</text:p>
      <text:p text:style-name="P462">Дался ему трех сажень удалец, —</text:p>
      <text:p text:style-name="P465">Знакомит, не спросясь, приятно ли нам, нет ли?</text:p>
      <text:p text:style-name="P459"/>
      <text:p text:style-name="P9"><text:span text:style-name="T3">Молчалин (подает ей карту)</text:span></text:p>
      <text:p text:style-name="P456"/>
      <text:p text:style-name="P483">Я вашу партию составил: мосьё Кок,</text:p>
      <text:p text:style-name="P479">Фома Фомич и я.</text:p>
      <text:p text:style-name="P556"/>
      <text:p text:style-name="P18"><text:span text:style-name="T3">Хлёстова</text:span></text:p>
      <text:p text:style-name="P553"/>
      <text:p text:style-name="P464">Спасибо, мой дружок.</text:p>
      <text:p text:style-name="P555"/>
      <text:p text:style-name="P53"><text:span text:style-name="T3">(Встает.) Молчалин</text:span></text:p>
      <text:p text:style-name="P557"/>
      <text:p text:style-name="P353">Ваш шпиц – прелестный шпиц, не более наперстка, Я гладил всё его: как шелковая шерстка!</text:p>
      <text:p text:style-name="P560"/>
      <text:p text:style-name="P18"><text:span text:style-name="T3">Хлёстова</text:span></text:p>
      <text:p text:style-name="P553"/>
      <text:p text:style-name="P464">Спасибо, мой родной.</text:p>
      <text:p text:style-name="P459"/>
      <text:p text:style-name="P9"><text:span text:style-name="T3">(Уходит, за ней Молчалин и многие другие.)</text:span></text:p>
      <text:p text:style-name="P539"/>
      <text:p text:style-name="P69"><text:bookmark text:name="_bookmark40"/><text:span text:style-name="T2">Явление 13</text:span></text:p>
      <text:p text:style-name="P446"><text:span text:style-name="T32">Чацкий, София </text:span>и несколько посторонних, которые в продолжении расходятся.</text:p>
      <text:p text:style-name="P5"><text:span text:style-name="T3">Чацкий</text:span></text:p>
      <text:p text:style-name="P456"/>
      <text:p text:style-name="P463">Ну! тучу разогнал…</text:p>
      <text:p text:style-name="P459"/>
      <text:p text:style-name="P9"><text:span text:style-name="T3">София</text:span></text:p>
      <text:p text:style-name="P456"/>
      <text:p text:style-name="P463">Нельзя ль не продолжать?</text:p>
      <text:p text:style-name="P459"/>
      <text:p text:style-name="P17"><text:span text:style-name="T3">Чацкий</text:span></text:p>
      <text:p text:style-name="P457"/>
      <text:p text:style-name="P483">Чем вас я<text:span text:style-name="T74"> </text:span>напугал?</text:p>
      <text:p text:style-name="P96">За то, что он смягчил разгневанную<text:span text:style-name="T51"> </text:span>гостью, <text:span text:style-name="T37">Хотел </text:span>я<text:span text:style-name="T50"> </text:span>похвалить.</text:p>
      <text:p text:style-name="P489"/>
      <text:p text:style-name="P9"><text:span text:style-name="T3">София</text:span></text:p>
      <text:p text:style-name="P456"/>
      <text:p text:style-name="P463">А кончили бы злостью.</text:p>
      <text:p text:style-name="P459"/>
      <text:p text:style-name="P17"><text:span text:style-name="T3">Чацкий</text:span></text:p>
      <text:p text:style-name="P456"/>
      <text:p text:style-name="P78">Сказать вам, что́ я думал? Вот: Старушки все – народ сердитый;</text:p>
      <text:p text:style-name="P153">Не худо, чтоб при них услужник знаменитый Тут был, как громовой отвод.</text:p>
      <text:p text:style-name="P146">Молчалин! – Кто другой так мирно всё уладит! Там моську вовремя погладит,</text:p>
      <text:p text:style-name="P379"><text:span text:style-name="T37">Тут </text:span>в пору <text:span text:style-name="T34">карточку </text:span><text:span text:style-name="T37">вотрет, </text:span>В нем Загорецкий не<text:span text:style-name="T39"> </text:span>умрет!..</text:p>
      <text:p text:style-name="P81">Вы давеча его мне исчисляли свойства, Но многие забыли? – да?</text:p>
      <text:p text:style-name="P489"/>
      <text:p text:style-name="P9"><text:span text:style-name="T3">(Уходит.)</text:span></text:p>
      <text:p text:style-name="P540"/>
      <text:p text:style-name="P69"><text:bookmark text:name="_bookmark41"/><text:span text:style-name="T2">Явление 14</text:span></text:p>
      <text:p text:style-name="P19"><text:span text:style-name="T3">София</text:span><text:span text:style-name="T4">, потом Г. N.</text:span></text:p>
      <text:p text:style-name="P5"><text:span text:style-name="T3">София (про себя)</text:span></text:p>
      <text:p text:style-name="P553"/>
      <text:p text:style-name="P464">Ах! этот человек всегда</text:p>
      <text:p text:style-name="P380">Причиной мне ужасного расстройства! Унизить рад, кольнуть; завистлив, горд и зол!</text:p>
      <text:p text:style-name="P560"/>
      <text:p text:style-name="P18"><text:span text:style-name="T4">Г. N. </text:span><text:span text:style-name="T3">(подходит)</text:span></text:p>
      <text:p text:style-name="P553"/>
      <text:p text:style-name="P464">Вы в размышленьи.</text:p>
      <text:p text:style-name="P556"/>
      <text:p text:style-name="P18"><text:span text:style-name="T3">София</text:span></text:p>
      <text:p text:style-name="P553"/>
      <text:p text:style-name="P464">Об Чацком.</text:p>
      <text:p text:style-name="P556"/>
      <text:p text:style-name="P18"><text:span text:style-name="T3">Г. N.</text:span></text:p>
      <text:p text:style-name="P553"/>
      <text:p text:style-name="P464">Как его нашли по возвращеньи?</text:p>
      <text:p text:style-name="P555"/>
      <text:p text:style-name="P18"><text:span text:style-name="T3">София</text:span></text:p>
      <text:p text:style-name="P553"/>
      <text:p text:style-name="P464">Он не в своем уме.</text:p>
      <text:p text:style-name="P556"/>
      <text:p text:style-name="P18"><text:span text:style-name="T3">Г. N.</text:span></text:p>
      <text:p text:style-name="P553"/>
      <text:p text:style-name="P464">Ужли с ума сошел?</text:p>
      <text:p text:style-name="P459"/>
      <text:p text:style-name="P9"><text:span text:style-name="T3">София (помолчавши)</text:span></text:p>
      <text:p text:style-name="P456"/>
      <text:p text:style-name="P463"><text:soft-page-break/>Не то чтобы совсем…</text:p>
      <text:p text:style-name="P459"/>
      <text:p text:style-name="P17"><text:span text:style-name="T3">Г. N.</text:span></text:p>
      <text:p text:style-name="P457"/>
      <text:p text:style-name="P483">Однако есть приметы?</text:p>
      <text:p text:style-name="P459"/>
      <text:p text:style-name="P9"><text:span text:style-name="T3">София</text:span></text:p>
      <text:p text:style-name="P5"><text:span text:style-name="T3">(смотрит на него пристально)</text:span></text:p>
      <text:p text:style-name="P456"/>
      <text:p text:style-name="P463">Мне кажется.</text:p>
      <text:p text:style-name="P459"/>
      <text:p text:style-name="P17"><text:span text:style-name="T3">Г. N.</text:span></text:p>
      <text:p text:style-name="P457"/>
      <text:p text:style-name="P483">Как можно, в эти леты!</text:p>
      <text:p text:style-name="P459"/>
      <text:p text:style-name="P9"><text:span text:style-name="T3">София</text:span></text:p>
      <text:p text:style-name="P480">Как быть!</text:p>
      <text:p text:style-name="P556"/>
      <text:p text:style-name="P18"><text:span text:style-name="T3">(В сторону.)</text:span></text:p>
      <text:p text:style-name="P553"/>
      <text:p text:style-name="P464">Готов он верить!</text:p>
      <text:p text:style-name="P96">А, Чацкий! Любите вы всех в шуты рядить, Угодно ль на себе примерить?</text:p>
      <text:p text:style-name="P560"/>
      <text:p text:style-name="P18"><text:span text:style-name="T3">(Уходит.)</text:span></text:p>
      <text:p text:style-name="P541"/>
      <text:p text:style-name="P69"><text:bookmark text:name="_bookmark42"/><text:span text:style-name="T2">Явление 15</text:span></text:p>
      <text:p text:style-name="P444">Г. N., потом Г. D.</text:p>
      <text:p text:style-name="P6"><text:span text:style-name="T3">Г. N.</text:span></text:p>
      <text:p text:style-name="P553"/>
      <text:p text:style-name="P95">С ума сошел!.. Ей кажется!.. вот на! Недаром? Стало быть… с чего б взяла она! Ты слышал?</text:p>
      <text:p text:style-name="P560"/>
      <text:p text:style-name="P447">Г. D.</text:p>
      <text:p text:style-name="P556"/>
      <text:p text:style-name="P464">Что?</text:p>
      <text:p text:style-name="P556"/>
      <text:p text:style-name="P18"><text:span text:style-name="T3">Г. N.</text:span></text:p>
      <text:p text:style-name="P554"/>
      <text:p text:style-name="P466">Об Чацком?</text:p>
      <text:p text:style-name="P555"/>
      <text:p text:style-name="P447">Г. D.</text:p>
      <text:p text:style-name="P556"/>
      <text:p text:style-name="P464">Что такое?</text:p>
      <text:p text:style-name="P556"/>
      <text:p text:style-name="P18"><text:span text:style-name="T3">Г. N.</text:span></text:p>
      <text:p text:style-name="P553"/>
      <text:p text:style-name="P464">С ума сошел!</text:p>
      <text:p text:style-name="P556"/>
      <text:p text:style-name="P447">Г. D.</text:p>
      <text:p text:style-name="P556"/>
      <text:p text:style-name="P464">Пустое.</text:p>
      <text:p text:style-name="P556"/>
      <text:p text:style-name="P18"><text:span text:style-name="T3">Г. N.</text:span></text:p>
      <text:p text:style-name="P553"/>
      <text:p text:style-name="P464">Не я сказал, другие говорят.</text:p>
      <text:p text:style-name="P556"><text:soft-page-break/></text:p>
      <text:p text:style-name="P447">Г. D.</text:p>
      <text:p text:style-name="P556"/>
      <text:p text:style-name="P464">А ты расславить это рад?</text:p>
      <text:p text:style-name="P555"/>
      <text:p text:style-name="P18"><text:span text:style-name="T3">Г. N.</text:span></text:p>
      <text:p text:style-name="P553"/>
      <text:p text:style-name="P592">Пойду, осведомлюсь; чай, кто-нибудь да знает.</text:p>
      <text:p text:style-name="P556"/>
      <text:p text:style-name="P18"><text:span text:style-name="T3">(Уходит.)</text:span></text:p>
      <text:p text:style-name="P542"/>
      <text:p text:style-name="P69"><text:bookmark text:name="_bookmark43"/><text:bookmark text:name="Явление_16"/><text:span text:style-name="T2">Явление 16</text:span></text:p>
      <text:p text:style-name="P47"><text:span text:style-name="T4">Г. D., потом </text:span><text:span text:style-name="T3">Загорецкий</text:span><text:span text:style-name="T4">. Г. D.</text:span></text:p>
      <text:p text:style-name="P559"/>
      <text:p text:style-name="P464">Верь болтуну!</text:p>
      <text:p text:style-name="P313">Услышит вздор и тотчас повторяет! Ты знаешь ли об Чацком?</text:p>
      <text:p text:style-name="P560"/>
      <text:p text:style-name="P18"><text:span text:style-name="T3">Загорецкий</text:span></text:p>
      <text:p text:style-name="P553"/>
      <text:p text:style-name="P464">Ну?</text:p>
      <text:p text:style-name="P556"/>
      <text:p text:style-name="P447">Г. D.</text:p>
      <text:p text:style-name="P556"/>
      <text:p text:style-name="P464">С ума сошел!</text:p>
      <text:p text:style-name="P556"/>
      <text:p text:style-name="P18"><text:span text:style-name="T3">Загорецкий</text:span></text:p>
      <text:p text:style-name="P553"/>
      <text:p text:style-name="P464">А, знаю, помню, слышал,</text:p>
      <text:p text:style-name="P151">Как мне не знать? примерный случай вышел; Его в безумные упрятал дядя-плут… Схватили, в желтый дом, и на́ цепь посадили.</text:p>
      <text:p text:style-name="P561"/>
      <text:p text:style-name="P447">Г. D.</text:p>
      <text:p text:style-name="P556"/>
      <text:p text:style-name="P593">Помилуй, он сейчас здесь в комнате был, тут.</text:p>
      <text:p text:style-name="P556"/>
      <text:p text:style-name="P18"><text:span text:style-name="T3">Загорецкий</text:span></text:p>
      <text:p text:style-name="P553"/>
      <text:p text:style-name="P464">Так с цепи, стало быть, спустили.</text:p>
      <text:p text:style-name="P556"/>
      <text:p text:style-name="P447">Г. D.</text:p>
      <text:p text:style-name="P556"/>
      <text:p text:style-name="P381"><text:soft-page-break/>Ну, милый друг, с тобой не надобно газет, Пойду-ка я, расправлю крылья,</text:p>
      <text:p text:style-name="P462">У всех повыспрошу; однако – чур! – секрет.</text:p>
      <text:p text:style-name="P511"/>
      <text:p text:style-name="P69"><text:bookmark text:name="_bookmark44"/><text:bookmark text:name="Явление_17"/><text:span text:style-name="T2">Явление 17</text:span></text:p>
      <text:p text:style-name="P23"><text:span text:style-name="T3">Загорецкий</text:span><text:span text:style-name="T4">, потом </text:span><text:span text:style-name="T3">Графиня внучка</text:span><text:span text:style-name="T4">. </text:span><text:span text:style-name="T3">Загорецкий</text:span></text:p>
      <text:p text:style-name="P550"/>
      <text:p text:style-name="P382"><text:span text:style-name="T34">Который </text:span>Чацкий тут? – Известная фамилья. С каким-то Чацким я <text:span text:style-name="T37">когда-то </text:span>был <text:span text:style-name="T34">знаком. </text:span>— Вы слышали об нем?</text:p>
      <text:p text:style-name="P490"/>
      <text:p text:style-name="P9"><text:span text:style-name="T3">Графиня внучка</text:span></text:p>
      <text:p text:style-name="P456"/>
      <text:p text:style-name="P463">Об ком?</text:p>
      <text:p text:style-name="P459"/>
      <text:p text:style-name="P9"><text:span text:style-name="T3">Загорецкий</text:span></text:p>
      <text:p text:style-name="P456"/>
      <text:p text:style-name="P463">Об Чацком, он сейчас здесь в комнате был.</text:p>
      <text:p text:style-name="P461"/>
      <text:p text:style-name="P9"><text:span text:style-name="T3">Графиня внучка</text:span></text:p>
      <text:p text:style-name="P456"/>
      <text:p text:style-name="P463">Знаю.</text:p>
      <text:p text:style-name="P465">Я говорила с ним.</text:p>
      <text:p text:style-name="P459"/>
      <text:p text:style-name="P9"><text:span text:style-name="T3">Загорецкий</text:span></text:p>
      <text:p text:style-name="P456"/>
      <text:p text:style-name="P463">Так я вас поздравляю:</text:p>
      <text:p text:style-name="P465">Он сумасшедший…</text:p>
      <text:p text:style-name="P459"/>
      <text:p text:style-name="P9"><text:span text:style-name="T3">Графиня внучка</text:span></text:p>
      <text:p text:style-name="P456"/>
      <text:p text:style-name="P463">Что?</text:p>
      <text:p text:style-name="P461"/>
      <text:p text:style-name="P9"><text:span text:style-name="T3">Загорецкий</text:span></text:p>
      <text:p text:style-name="P456"/>
      <text:p text:style-name="P463"><text:soft-page-break/>Да, он сошел с ума.</text:p>
      <text:p text:style-name="P459"/>
      <text:p text:style-name="P9"><text:span text:style-name="T3">Графиня внучка</text:span></text:p>
      <text:p text:style-name="P456"/>
      <text:p text:style-name="P463">Представьте, я заметила сама;</text:p>
      <text:p text:style-name="P465">И хоть пари держать, со мной в одно вы слово.</text:p>
      <text:p text:style-name="P512"/>
      <text:p text:style-name="P69"><text:bookmark text:name="_bookmark45"/><text:bookmark text:name="Явление_18"/><text:span text:style-name="T2">Явление 18</text:span></text:p>
      <text:p text:style-name="P32"><text:span text:style-name="T4">Те </text:span><text:span text:style-name="T3">же </text:span><text:span text:style-name="T4">и </text:span><text:span text:style-name="T3">Графиня бабушка</text:span><text:span text:style-name="T4">. </text:span><text:span text:style-name="T3">Графиня внучка</text:span></text:p>
      <text:p text:style-name="P557"/>
      <text:p text:style-name="P80">Ah! grand’maman, вот чудеса! вот ново! Вы не слыхали здешних бед?</text:p>
      <text:p text:style-name="P462">Послушайте. Вот прелести! вот мило!..</text:p>
      <text:p text:style-name="P459"/>
      <text:p text:style-name="P17"><text:span text:style-name="T3">Графиня бабушка</text:span></text:p>
      <text:p text:style-name="P456"/>
      <text:p text:style-name="P87">Мой <text:span text:style-name="T32">т</text:span>руг, мне уши зало<text:span text:style-name="T32">ш</text:span>ило; Ска<text:span text:style-name="T32">ш</text:span>и по<text:span text:style-name="T32">к</text:span>ромче…</text:p>
      <text:p text:style-name="P488"/>
      <text:p text:style-name="P9"><text:span text:style-name="T3">Графиня внучка</text:span></text:p>
      <text:p text:style-name="P456"/>
      <text:p text:style-name="P463">Время нет!</text:p>
      <text:p text:style-name="P459"/>
      <text:p text:style-name="P9"><text:span text:style-name="T3">(Указывает на Загорецкого.)</text:span></text:p>
      <text:p text:style-name="P458"/>
      <text:p text:style-name="P383"><text:span text:style-name="T71">Il vous dira toute l’histoire…</text:span><text:span text:style-name="T75"> </text:span>Пойду<text:span text:style-name="T71">, </text:span>спрошу<text:span text:style-name="T71">…</text:span></text:p>
      <text:p text:style-name="P552"/>
      <text:p text:style-name="P9"><text:span text:style-name="T3">(Уходит.)</text:span></text:p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><text:soft-page-break/></text:p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5"/>
      <text:p text:style-name="P616"/>
      <text:p text:style-name="P525"/>
      <text:list xml:id="list792864665" text:style-name="WWNum1">
        <text:list-item>
          <text:h text:style-name="P1" text:outline-level="1"><text:bookmark text:name="_bookmark46"/><text:bookmark text:name="Явление_19"/>Явление 19</text:h>
        </text:list-item>
      </text:list>
      <text:p text:style-name="P32"><text:span text:style-name="T3">Загорецкий, Графиня бабушка</text:span><text:span text:style-name="T4">. </text:span><text:span text:style-name="T3">Графиня бабушка</text:span></text:p>
      <text:p text:style-name="P558"/>
      <text:p text:style-name="P464">Что? что? уж нет ли здесь по<text:span text:style-name="T32">ш</text:span>ара?</text:p>
      <text:p text:style-name="P556"/>
      <text:p text:style-name="P18"><text:span text:style-name="T3">Загорецкий</text:span></text:p>
      <text:p text:style-name="P553"/>
      <text:p text:style-name="P464">Нет, Чацкий произвел всю эту кутерьму.</text:p>
      <text:p text:style-name="P459"/>
      <text:p text:style-name="P9"><text:span text:style-name="T3">Графиня бабушка</text:span></text:p>
      <text:p text:style-name="P456"><text:soft-page-break/></text:p>
      <text:p text:style-name="P463">Как, Чацкого? кто свел в тюрьму?</text:p>
      <text:p text:style-name="P459"/>
      <text:p text:style-name="P17"><text:span text:style-name="T3">Загорецкий</text:span></text:p>
      <text:p text:style-name="P457"/>
      <text:p text:style-name="P483">В горах изранен в лоб, сошел с ума от раны.</text:p>
      <text:p text:style-name="P459"/>
      <text:p text:style-name="P9"><text:span text:style-name="T3">Графиня бабушка</text:span></text:p>
      <text:p text:style-name="P456"/>
      <text:p text:style-name="P463">Что? к фармазонам в клоб? Пошел он в <text:span text:style-name="T32">п</text:span>усурманы?</text:p>
      <text:p text:style-name="P459"/>
      <text:p text:style-name="P9"><text:span text:style-name="T3">Загорецкий</text:span></text:p>
      <text:p text:style-name="P456"/>
      <text:p text:style-name="P463">Ее не вразумишь.</text:p>
      <text:p text:style-name="P461"/>
      <text:p text:style-name="P43"><text:span text:style-name="T3">(Уходит.) Графиня бабушка</text:span></text:p>
      <text:p text:style-name="P550"/>
      <text:p text:style-name="P463">Антон Антоныч! Ах!</text:p>
      <text:p text:style-name="P486">И он <text:span text:style-name="T32">п</text:span>е<text:span text:style-name="T32">ш</text:span>ит, все в страхе, впопыхах.</text:p>
      <text:p text:style-name="P513"/>
      <text:list xml:id="list123924869877033" text:continue-numbering="true" text:style-name="WWNum1">
        <text:list-item>
          <text:h text:style-name="P1" text:outline-level="1"><text:bookmark text:name="_bookmark47"/><text:bookmark text:name="Явление_20"/>Явление 20</text:h>
        </text:list-item>
      </text:list>
      <text:p text:style-name="P27"><text:span text:style-name="T3">Графиня бабушка </text:span><text:span text:style-name="T4">и </text:span><text:span text:style-name="T3">Князь Тугоуховски</text:span><text:span text:style-name="T4">й. </text:span><text:span text:style-name="T3">Графиня бабушка</text:span><text:span text:style-name="T4">.</text:span></text:p>
      <text:p text:style-name="P489"/>
      <text:p text:style-name="P483">Князь, князь! ох, этот князь, по <text:span text:style-name="T32">п</text:span>алам, сам чуть</text:p>
      <text:p text:style-name="P465"><text:span text:style-name="T32">т</text:span>ышит!</text:p>
      <text:p text:style-name="P465">Князь, слышали?</text:p>
      <text:p text:style-name="P459"/>
      <text:p text:style-name="P9"><text:span text:style-name="T3">Князь</text:span></text:p>
      <text:p text:style-name="P456"/>
      <text:p text:style-name="P463">А-хм?</text:p>
      <text:p text:style-name="P459"/>
      <text:p text:style-name="P9"><text:span text:style-name="T3">Графиня бабушка</text:span></text:p>
      <text:p text:style-name="P456"/>
      <text:p text:style-name="P483">Он ничего не слышит!</text:p>
      <text:p text:style-name="P465">Хоть, мо<text:span text:style-name="T32">ш</text:span>ет, видели, здесь полицмейстер <text:span text:style-name="T32">п</text:span>ыл?</text:p>
      <text:p text:style-name="P459"/>
      <text:p text:style-name="P9"><text:span text:style-name="T3">Князь</text:span></text:p>
      <text:p text:style-name="P456"/>
      <text:p text:style-name="P463">Э-хм?</text:p>
      <text:p text:style-name="P459"/>
      <text:p text:style-name="P9"><text:span text:style-name="T3">Графиня бабушка</text:span></text:p>
      <text:p text:style-name="P456"/>
      <text:p text:style-name="P463">В тюрьму-та, князь, кто Чацкого схватил?</text:p>
      <text:p text:style-name="P461"/>
      <text:p text:style-name="P9"><text:span text:style-name="T3">Князь</text:span></text:p>
      <text:p text:style-name="P456"/>
      <text:p text:style-name="P463">И-хм?</text:p>
      <text:p text:style-name="P459"/>
      <text:p text:style-name="P9"><text:span text:style-name="T3">Графиня бабушка</text:span></text:p>
      <text:p text:style-name="P456"><text:soft-page-break/></text:p>
      <text:p text:style-name="P463">Тесак ему да ранец,</text:p>
      <text:p text:style-name="P465">В сол<text:span text:style-name="T32">т</text:span>аты! Шутка ли! переменил закон!</text:p>
      <text:p text:style-name="P461"/>
      <text:p text:style-name="P9"><text:span text:style-name="T3">Князь</text:span></text:p>
      <text:p text:style-name="P456"/>
      <text:p text:style-name="P463">У-хм?</text:p>
      <text:p text:style-name="P459"/>
      <text:p text:style-name="P9"><text:span text:style-name="T3">Графиня бабушка</text:span></text:p>
      <text:p text:style-name="P456"/>
      <text:p text:style-name="P463">Да!.. в <text:span text:style-name="T32">п</text:span>усурманах он!</text:p>
      <text:p text:style-name="P465">Ах! окаянный волтерьянец!</text:p>
      <text:p text:style-name="P144">Что? а? глух, мой отец; достаньте свой рожок. Ох! глухота большой порок.</text:p>
      <text:p text:style-name="P514"/>
      <text:list xml:id="list123926285386889" text:continue-numbering="true" text:style-name="WWNum1">
        <text:list-item>
          <text:h text:style-name="P1" text:outline-level="1"><text:bookmark text:name="_bookmark48"/><text:bookmark text:name="Явление_21"/>Явление 21</text:h>
        </text:list-item>
      </text:list>
      <text:p text:style-name="P46"><text:span text:style-name="T16">Те</text:span><text:span text:style-name="T18"> </text:span><text:span text:style-name="T4">же</text:span><text:span text:style-name="T20"> </text:span><text:span text:style-name="T4">и</text:span><text:span text:style-name="T20"> </text:span><text:span text:style-name="T4">Xлёстова,</text:span><text:span text:style-name="T20"> </text:span><text:span text:style-name="T4">София,</text:span><text:span text:style-name="T18"> </text:span><text:span text:style-name="T4">Молчалин,</text:span><text:span text:style-name="T20"> </text:span><text:span text:style-name="T22">Платон</text:span><text:span text:style-name="T20"> </text:span><text:span text:style-name="T4">Михайлович,</text:span><text:span text:style-name="T12"> </text:span><text:span text:style-name="T3">Наталья</text:span><text:span text:style-name="T19"> </text:span><text:span text:style-name="T3">Дмитриевна,</text:span><text:span text:style-name="T21"> </text:span><text:span text:style-name="T3">Гра- финя</text:span><text:span text:style-name="T14"> </text:span><text:span text:style-name="T3">внучка,</text:span><text:span text:style-name="T17"> </text:span><text:span text:style-name="T3">Княгиня</text:span><text:span text:style-name="T14"> </text:span><text:span text:style-name="T3">с</text:span><text:span text:style-name="T14"> </text:span><text:span text:style-name="T3">дочерьм</text:span><text:span text:style-name="T4">и,</text:span><text:span text:style-name="T16"> </text:span><text:span text:style-name="T3">Загорецкий,</text:span><text:span text:style-name="T17"> </text:span><text:span text:style-name="T3">Скалозуб</text:span><text:span text:style-name="T4">,</text:span><text:span text:style-name="T16"> </text:span><text:span text:style-name="T22">потом</text:span><text:span text:style-name="T13"> </text:span><text:span text:style-name="T3">Фамусов</text:span><text:span text:style-name="T14"> </text:span><text:span text:style-name="T4">и</text:span><text:span text:style-name="T13"> </text:span><text:span text:style-name="T4">многие</text:span><text:span text:style-name="T16"> </text:span><text:span text:style-name="T4">другие.</text:span></text:p>
      <text:p text:style-name="P8"><text:span text:style-name="T3">Хлёстова</text:span></text:p>
      <text:p text:style-name="P456"/>
      <text:p text:style-name="P265">С ума сошел! прошу покорно! Да невзначай! да как проворно! Ты, Софья, слышала?</text:p>
      <text:p text:style-name="P490"/>
      <text:p text:style-name="P9"><text:span text:style-name="T3">Платон Михайлович</text:span></text:p>
      <text:p text:style-name="P456"/>
      <text:p text:style-name="P463">Кто первый разгласил?</text:p>
      <text:p text:style-name="P459"/>
      <text:p text:style-name="P9"><text:span text:style-name="T3">Наталья Дмитриевна</text:span></text:p>
      <text:p text:style-name="P456"/>
      <text:p text:style-name="P463">Ах, друг мой, все!</text:p>
      <text:p text:style-name="P459"/>
      <text:p text:style-name="P9"><text:span text:style-name="T3">Платон Михайлович</text:span></text:p>
      <text:p text:style-name="P456"/>
      <text:p text:style-name="P180">Ну, все, так верить поневоле, А мне сомнительно.</text:p>
      <text:p text:style-name="P489"/>
      <text:p text:style-name="P9"><text:span text:style-name="T3">Фамусов (входя)</text:span></text:p>
      <text:p text:style-name="P456"/>
      <text:p text:style-name="P463">О чем? о Чацком, что ли?</text:p>
      <text:p text:style-name="P248">Чего сомнительно? Я первый, я открыл! Давно дивлюсь я, как никто его не свяжет! Попробуй о властях, и нивесть что наскажет!</text:p>
      <text:p text:style-name="P148">Чуть низко поклонись, согнись-ка кто кольцом, Хоть пред монаршиим лицом,</text:p>
      <text:p text:style-name="P462">Так назовет он подлецом!..</text:p>
      <text:p text:style-name="P459"/>
      <text:p text:style-name="P17"><text:span text:style-name="T3">Хлёстова</text:span></text:p>
      <text:p text:style-name="P457"/>
      <text:p text:style-name="P483">Туда же из смешливых;</text:p>
      <text:p text:style-name="P465">Сказала что-то я – он начал хохотать.</text:p>
      <text:p text:style-name="P459"><text:soft-page-break/></text:p>
      <text:p text:style-name="P9"><text:span text:style-name="T3">Молчалин</text:span></text:p>
      <text:p text:style-name="P456"/>
      <text:p text:style-name="P463">Мне отсоветовал в Москве служить в Архивах.</text:p>
      <text:p text:style-name="P459"/>
      <text:p text:style-name="P9"><text:span text:style-name="T3">Графиня внучка</text:span></text:p>
      <text:p text:style-name="P456"/>
      <text:p text:style-name="P463">Меня модисткою изволил величать!</text:p>
      <text:p text:style-name="P459"/>
      <text:p text:style-name="P17"><text:span text:style-name="T3">Наталья Дмитриевна</text:span></text:p>
      <text:p text:style-name="P481">А мужу моему совет дал жить в деревне.</text:p>
      <text:p text:style-name="P556"/>
      <text:p text:style-name="P18"><text:span text:style-name="T3">Загорецкий</text:span></text:p>
      <text:p text:style-name="P553"/>
      <text:p text:style-name="P464">Безумный по всему.</text:p>
      <text:p text:style-name="P555"/>
      <text:p text:style-name="P18"><text:span text:style-name="T3">Графиня внучка</text:span></text:p>
      <text:p text:style-name="P553"/>
      <text:p text:style-name="P464">Я видела из глаз.</text:p>
      <text:p text:style-name="P556"/>
      <text:p text:style-name="P18"><text:span text:style-name="T3">Фамусов</text:span></text:p>
      <text:p text:style-name="P553"/>
      <text:p text:style-name="P95">По матери пошел, по Анне Алексевне; Покойница с ума сходила восемь раз.</text:p>
      <text:p text:style-name="P560"/>
      <text:p text:style-name="P18"><text:span text:style-name="T3">Xлёстов</text:span><text:span text:style-name="T4">а</text:span></text:p>
      <text:p text:style-name="P556"/>
      <text:p text:style-name="P80">На свете дивные бывают приключенья! В его лета с ума спрыгну́л!</text:p>
      <text:p text:style-name="P462">Чай, пил не по летам.</text:p>
      <text:p text:style-name="P556"/>
      <text:p text:style-name="P18"><text:span text:style-name="T3">Княгиня</text:span></text:p>
      <text:p text:style-name="P553"/>
      <text:p text:style-name="P464">О! верно…</text:p>
      <text:p text:style-name="P556"/>
      <text:p text:style-name="P18"><text:span text:style-name="T3">Графиня внучка</text:span></text:p>
      <text:p text:style-name="P553"/>
      <text:p text:style-name="P464">Без сомненья.</text:p>
      <text:p text:style-name="P555"/>
      <text:p text:style-name="P18"><text:span text:style-name="T3">Хлёстова</text:span></text:p>
      <text:p text:style-name="P553"/>
      <text:p text:style-name="P464">Шампанское стаканами тянул.</text:p>
      <text:p text:style-name="P459"><text:soft-page-break/></text:p>
      <text:p text:style-name="P9"><text:span text:style-name="T3">Наталья Дмитриевна</text:span></text:p>
      <text:p text:style-name="P456"/>
      <text:p text:style-name="P463">Бутылками-с, и пребольшими.</text:p>
      <text:p text:style-name="P459"/>
      <text:p text:style-name="P9"><text:span text:style-name="T3">Загорецкий (с жаром)</text:span></text:p>
      <text:p text:style-name="P456"/>
      <text:p text:style-name="P463">Нет-с, бочками сороковыми.</text:p>
      <text:p text:style-name="P461"/>
      <text:p text:style-name="P9"><text:span text:style-name="T3">Фамусов</text:span></text:p>
      <text:p text:style-name="P456"/>
      <text:p text:style-name="P463">Ну вот! великая беда,</text:p>
      <text:p text:style-name="P465">Что выпьет лишнее мужчина!</text:p>
      <text:p text:style-name="P96">Ученье – вот чума, ученость – вот причина, Что нынче, пуще, чем когда,</text:p>
      <text:p text:style-name="P462">Безумных развелось людей, и дел, и мнений.</text:p>
      <text:p text:style-name="P13"><text:span text:style-name="T3">Хлёстова</text:span></text:p>
      <text:p text:style-name="P553"/>
      <text:p text:style-name="P199">И впрямь с <text:span text:style-name="T38">ума </text:span>сойдешь от этих, от <text:span text:style-name="T34">одних </text:span>От пансионов, <text:span text:style-name="T37">школ, </text:span>лицеев, как бишь их, Да от ланкарточных взаимных обучений.</text:p>
      <text:p text:style-name="P561"/>
      <text:p text:style-name="P18"><text:span text:style-name="T3">Княгиня</text:span></text:p>
      <text:p text:style-name="P553"/>
      <text:p text:style-name="P464">Нет, в Петербурге институт</text:p>
      <text:p text:style-name="P185">Пе-да-го-гический, так, кажется, зовут: Там упражняются в расколах и в безверьи Профессоры!! – у них учился наш родня</text:p>
      <text:p text:style-name="P384">И вышел! хоть сейчас в аптеку, в подмастерьи. От женщин бегает, и даже от меня!</text:p>
      <text:p text:style-name="P146">Чинов не хочет знать! Он химик, он ботаник, Князь Федор, мой племянник.</text:p>
      <text:p text:style-name="P560"/>
      <text:p text:style-name="P18"><text:span text:style-name="T3">Скалозуб</text:span></text:p>
      <text:p text:style-name="P553"/>
      <text:p text:style-name="P464">Я вас обрадую: всеобщая молва,</text:p>
      <text:p text:style-name="P385">Что есть проэкт насчет лицеев, <text:span text:style-name="T37">школ, </text:span>гимназий; <text:span text:style-name="T34">Там </text:span><text:span text:style-name="T36">будут </text:span>лишь учить по-нашему: раз,<text:span text:style-name="T38"> </text:span>два;</text:p>
      <text:p text:style-name="P462">А книги сохранят так: для больших<text:span text:style-name="T77"> </text:span>оказий.</text:p>
      <text:p text:style-name="P556"/>
      <text:p text:style-name="P18"><text:span text:style-name="T3">Фамусов</text:span></text:p>
      <text:p text:style-name="P553"/>
      <text:p text:style-name="P200">Сергей Сергеич, нет! <text:span text:style-name="T40">Уж </text:span><text:span text:style-name="T45">коли </text:span>зло пресечь: Забрать все книги бы да <text:span text:style-name="T34">сжечь.</text:span></text:p>
      <text:p text:style-name="P488"/>
      <text:p text:style-name="P9"><text:span text:style-name="T3">Загорецкий (с кротостию)</text:span></text:p>
      <text:p text:style-name="P456"/>
      <text:p text:style-name="P201">Нет-с, книги книгам рознь. А если б, между нами, Был ценсором назначен я,</text:p>
      <text:p text:style-name="P202">На басни бы налег; ох! басни – смерть<text:span text:style-name="T78"> </text:span>моя! Насмешки вечные над львами! над<text:span text:style-name="T77"> </text:span>орлами! <text:span text:style-name="T45">Кто </text:span>что ни<text:span text:style-name="T70"> </text:span>говори:</text:p>
      <text:p text:style-name="P597">Хотя животные, а всё-таки цари.</text:p>
      <text:p text:style-name="P459"/>
      <text:p text:style-name="P9"><text:span text:style-name="T3">Хлёстова</text:span></text:p>
      <text:p text:style-name="P456"/>
      <text:p text:style-name="P386">Отцы мои, уж кто в уме расстроен, Так всё равно, от книг ли, от питья ль; А Чацкого мне жаль.</text:p>
      <text:p text:style-name="P387"><text:soft-page-break/>По-христиански так; он жалости достоин; Был острый человек, имел душ сотни три.</text:p>
      <text:p text:style-name="P488"/>
      <text:p text:style-name="P9"><text:span text:style-name="T3">Фамусов</text:span></text:p>
      <text:p text:style-name="P456"/>
      <text:p text:style-name="P463">Четыре.</text:p>
      <text:p text:style-name="P575"/>
      <text:p text:style-name="P18"><text:span text:style-name="T3">Хлёстова</text:span></text:p>
      <text:p text:style-name="P553"/>
      <text:p text:style-name="P464">Три, сударь.</text:p>
      <text:p text:style-name="P555"/>
      <text:p text:style-name="P18"><text:span text:style-name="T3">Фамусов</text:span></text:p>
      <text:p text:style-name="P553"/>
      <text:p text:style-name="P464">Четыреста.</text:p>
      <text:p text:style-name="P556"/>
      <text:p text:style-name="P18"><text:span text:style-name="T3">Хлёстова</text:span></text:p>
      <text:p text:style-name="P553"/>
      <text:p text:style-name="P464">Нет! триста.</text:p>
      <text:p text:style-name="P556"/>
      <text:p text:style-name="P18"><text:span text:style-name="T3">Фамусов</text:span></text:p>
      <text:p text:style-name="P553"/>
      <text:p text:style-name="P464">В моем календаре…</text:p>
      <text:p text:style-name="P555"/>
      <text:p text:style-name="P18"><text:span text:style-name="T3">Хлёстова</text:span></text:p>
      <text:p text:style-name="P553"/>
      <text:p text:style-name="P464">Всё врут календари.</text:p>
      <text:p text:style-name="P556"/>
      <text:p text:style-name="P18"><text:span text:style-name="T3">Фамусов</text:span></text:p>
      <text:p text:style-name="P553"/>
      <text:p text:style-name="P594">Как раз четыреста, ох! спорить голосиста!</text:p>
      <text:p text:style-name="P556"/>
      <text:p text:style-name="P18"><text:span text:style-name="T3">Хлёстова</text:span></text:p>
      <text:p text:style-name="P553"/>
      <text:p text:style-name="P595">Нет! триста! – уж чужих имений мне не знать!</text:p>
      <text:p text:style-name="P555"/>
      <text:p text:style-name="P18"><text:span text:style-name="T3">Фамусов</text:span></text:p>
      <text:p text:style-name="P553"><text:soft-page-break/></text:p>
      <text:p text:style-name="P464">Четыреста, прошу понять.</text:p>
      <text:p text:style-name="P556"/>
      <text:p text:style-name="P18"><text:span text:style-name="T3">Хлёстова</text:span></text:p>
      <text:p text:style-name="P553"/>
      <text:p text:style-name="P464">Нет! триста, триста, триста.</text:p>
      <text:p text:style-name="P515"/>
      <text:list xml:id="list123925135527603" text:continue-numbering="true" text:style-name="WWNum1">
        <text:list-item>
          <text:h text:style-name="P1" text:outline-level="1"><text:bookmark text:name="_bookmark49"/><text:bookmark text:name="Явление_22"/>Явление 22</text:h>
        </text:list-item>
      </text:list>
      <text:p text:style-name="P54"><text:span text:style-name="T3">Те же все и Чацкий</text:span><text:span text:style-name="T4">. </text:span><text:span text:style-name="T3">Наталья Дмитриевна</text:span></text:p>
      <text:p text:style-name="P550"/>
      <text:p text:style-name="P463">Вот он.</text:p>
      <text:p text:style-name="P459"/>
      <text:p text:style-name="P17"><text:span text:style-name="T3">Графиня внучка</text:span></text:p>
      <text:p text:style-name="P457"/>
      <text:p text:style-name="P483">Шш!</text:p>
      <text:p text:style-name="P459"/>
      <text:p text:style-name="P9"><text:span text:style-name="T3">Все</text:span></text:p>
      <text:p text:style-name="P456"/>
      <text:p text:style-name="P463">Шш!</text:p>
      <text:p text:style-name="P556"/>
      <text:p text:style-name="P28"><text:span text:style-name="T3">(Пятятся от него в противную сторону.) Хлёстова</text:span></text:p>
      <text:p text:style-name="P551"/>
      <text:p text:style-name="P463">Ну, как с безумных глаз</text:p>
      <text:p text:style-name="P465">Затеет драться он, потребует к разделке!</text:p>
      <text:p text:style-name="P459"/>
      <text:p text:style-name="P9"><text:span text:style-name="T3">Фамусов</text:span></text:p>
      <text:p text:style-name="P456"/>
      <text:p text:style-name="P463">О господи! помилуй грешных нас!</text:p>
      <text:p text:style-name="P459"/>
      <text:p text:style-name="P17"><text:span text:style-name="T3">(Опасливо.)</text:span></text:p>
      <text:p text:style-name="P456"/>
      <text:p text:style-name="P463">Любезнейший! Ты не в своей тарелке.</text:p>
      <text:p text:style-name="P465">С дороги нужен сон. Дай пульс. Ты нездоров.</text:p>
      <text:p text:style-name="P459"/>
      <text:p text:style-name="P9"><text:span text:style-name="T3">Чацкий</text:span></text:p>
      <text:p text:style-name="P456"/>
      <text:p text:style-name="P388"><text:soft-page-break/>Да, мочи нет: мильон терзаний Груди́ от дружеских тисков,</text:p>
      <text:p text:style-name="P94">Ногам от шарканья, ушам от восклицаний, А пуще голове от всяких пустяков.</text:p>
      <text:p text:style-name="P488"/>
      <text:p text:style-name="P9"><text:span text:style-name="T3">(Подходит к Софье.)</text:span></text:p>
      <text:p text:style-name="P456"/>
      <text:p text:style-name="P203">Душа здесь у меня каким-то горем сжата, И в <text:span text:style-name="T34">многолюдстве </text:span>я потерян, сам не свой. Нет! недоволен я Москвой.</text:p>
      <text:p text:style-name="P488"/>
      <text:p text:style-name="P17"><text:span text:style-name="T3">Хлёстова</text:span></text:p>
      <text:p text:style-name="P457"/>
      <text:p text:style-name="P483">Москва, вишь, виновата.</text:p>
      <text:p text:style-name="P459"/>
      <text:p text:style-name="P9"><text:span text:style-name="T3">Фамусов</text:span></text:p>
      <text:p text:style-name="P606"/>
      <text:p text:style-name="P464">Подальше от него.</text:p>
      <text:p text:style-name="P459"/>
      <text:p text:style-name="P9"><text:span text:style-name="T3">(Делает знак Софии.)</text:span></text:p>
      <text:p text:style-name="P456"/>
      <text:p text:style-name="P463">Гм, Софья! – Не глядит!</text:p>
      <text:p text:style-name="P461"/>
      <text:p text:style-name="P9"><text:span text:style-name="T3">София (Чацкому)</text:span></text:p>
      <text:p text:style-name="P456"/>
      <text:p text:style-name="P463">Скажите, что вас так гневит?</text:p>
      <text:p text:style-name="P459"/>
      <text:p text:style-name="P9"><text:span text:style-name="T3">Чацкий</text:span></text:p>
      <text:p text:style-name="P456"/>
      <text:p text:style-name="P103">В той комнате незначащая встреча: Французик из Бордо, надсаживая грудь, Собрал вокруг себя род веча</text:p>
      <text:p text:style-name="P484">И сказывал, как снаряжался в путь</text:p>
      <text:p text:style-name="P389">В Россию, к варварам, со страхом и<text:span text:style-name="T79"> </text:span>слезами; Приехал – и нашел, что ласкам нет <text:span text:style-name="T34">конца; </text:span>Ни <text:span text:style-name="T34">звука русского, </text:span>ни <text:span text:style-name="T34">русского</text:span><text:span text:style-name="T67"> </text:span>лица</text:p>
      <text:p text:style-name="P148">Не встретил: будто бы в отечестве, с друзьями; Своя провинция. – Посмотришь, вечерком</text:p>
      <text:p text:style-name="P146">Он чувствует себя здесь маленьким царьком; Такой же толк у дам, такие же наряды…</text:p>
      <text:p text:style-name="P109">Он рад, но мы не рады. Умолк. И тут со всех сторон Тоска, и оханье, и стон.</text:p>
      <text:p text:style-name="P390">Ах! Франция! Нет в мире лучше края! — Решили две княжны, сестрицы, повторяя Урок, который им из детства натвержён. Куда деваться от княжон! —</text:p>
      <text:p text:style-name="P93">Я одаль воссылал желанья Смиренные, однако вслух,</text:p>
      <text:p text:style-name="P94">Чтоб истребил господь нечистый этот дух Пустого, рабского, слепого подражанья;</text:p>
      <text:p text:style-name="P392">Чтоб искру заронил он в ком-нибудь с душой, Кто мог бы словом и примером</text:p>
      <text:p text:style-name="P394">Нас <text:span text:style-name="T34">удержать, </text:span>как <text:span text:style-name="T34">крепкою <text:s/>вожжой, </text:span>От жалкой тошноты по стороне<text:span text:style-name="T53"> </text:span>чужой. Пускай меня отъявят<text:span text:style-name="T40"> </text:span>старовером,</text:p>
      <text:p text:style-name="P484">Но хуже для меня наш Север во сто крат</text:p>
      <text:p text:style-name="P234">С тех пор, как отдал всё в обмен на новый лад — И нравы, и язык, и старину святую,</text:p>
      <text:p text:style-name="P129">И величавую одежду на другую По шутовскому образцу:</text:p>
      <text:p text:style-name="P250">Хвост сзади, спереди какой-то чудный выем, Рассудку вопреки, наперекор стихиям; Движенья связаны, и не краса лицу; Смешные, бритые, седые подбородки!</text:p>
      <text:p text:style-name="P125">Как платья, волосы, так и умы коротки!.. Ах! если рождены мы всё перенимать, Хоть у китайцев бы нам несколько занять Премудрого у них незнанья иноземцев.</text:p>
      <text:p text:style-name="P104">Воскреснем ли когда от чужевластья мод? Чтоб умный, бодрый наш народ</text:p>
      <text:p text:style-name="P462">Хотя по языку нас не считал за немцев.</text:p>
      <text:p text:style-name="P222">«Как европейское поставить в параллель С национальным? – странно что-то!</text:p>
      <text:p text:style-name="P55"><text:span text:style-name="T4">Ну как перевести </text:span><text:span text:style-name="T3">мадам </text:span><text:span text:style-name="T4">и </text:span><text:span text:style-name="T3">мадмуазель? </text:span><text:span text:style-name="T13">Ужли </text:span><text:span text:style-name="T3">сударыня!!</text:span><text:span text:style-name="T4">» – забормотал мне</text:span><text:span text:style-name="T24"> </text:span><text:span text:style-name="T4">кто-то… Вообразите, тут у</text:span><text:span text:style-name="T22"> </text:span><text:span text:style-name="T4">всех</text:span></text:p>
      <text:p text:style-name="P484">На мой же счет поднялся смех.</text:p>
      <text:p text:style-name="P40"><text:span text:style-name="T3">«Сударыня! </text:span><text:span text:style-name="T4">Ха! ха! ха! ха! прекрасно! </text:span><text:span text:style-name="T3">Сударыня! </text:span><text:span text:style-name="T4">Ха! ха! ха! ха! ужасно!!»</text:span><text:span text:style-name="T25"> </text:span><text:span text:style-name="T4">— Я, рассердясь и жизнь</text:span><text:span text:style-name="T26"> </text:span><text:span text:style-name="T4">кляня,</text:span></text:p>
      <text:p text:style-name="P108">Готовил им ответ громовый; Но все оставили меня. —</text:p>
      <text:p text:style-name="P94">Вот случай вам со мною, он не новый; Москва и Петербург – во всей России то, Что человек из города Бордо,</text:p>
      <text:p text:style-name="P204">Лишь рот открыл, имеет счастье Во всех княжон вселять<text:span text:style-name="T56"> </text:span>участье; И в Петербурге и в<text:span text:style-name="T60"> </text:span>Москве,</text:p>
      <text:p text:style-name="P356">Кто недруг выписных лиц, вычур, слов кудрявых, В чьей, по несчастью, голове</text:p>
      <text:p text:style-name="P268">Пять, шесть найдется мыслей здравых, И он осмелится их гласно объявлять, —</text:p>
      <text:p text:style-name="P462">Глядь…</text:p>
      <text:p text:style-name="P459"/>
      <text:p text:style-name="P56"><text:span text:style-name="T3">(Оглядывается, </text:span><text:span text:style-name="T23">все </text:span><text:span text:style-name="T3">в вальсе кружатся с величайшим </text:span><text:span text:style-name="T23">усердием. </text:span><text:span text:style-name="T3">Старики разбрелись к </text:span><text:span text:style-name="T23">карточным</text:span><text:span text:style-name="T7"> </text:span><text:span text:style-name="T3">столам.)</text:span></text:p>
      <text:p text:style-name="P441">Конец III действия</text:p>
      <text:p text:style-name="P451"/>
      <text:p text:style-name="P70"><text:bookmark text:name="_bookmark50"/><text:bookmark text:name="Действие_IV"/><text:span text:style-name="T1">Действие IV</text:span></text:p>
      <text:p text:style-name="P205">У Фамусова в доме парадные сени; большая лестница из второго жилья, к которой примыкают многие побочные из антресолей; внизу справа (от действующих лиц) выход на крыльцо и швейцарская ложа; слева, на одном же плане, комната Молчалина.</text:p>
      <text:p text:style-name="P600">Ночь. Слабое освещение. Лакеи иные суетятся, иные спят в ожидании господ своих.</text:p>
      <text:p text:style-name="P516"/>
      <text:list xml:id="list123925861098315" text:continue-numbering="true" text:style-name="WWNum1">
        <text:list-item>
          <text:h text:style-name="P1" text:outline-level="1"><text:bookmark text:name="_bookmark51"/><text:bookmark text:name="Явление_1"/>Явление 1</text:h>
        </text:list-item>
      </text:list>
      <text:p text:style-name="P57"><text:span text:style-name="T3">Графиня бабушка, Графиня внучка</text:span><text:span text:style-name="T4">, впереди их </text:span><text:span text:style-name="T3">Лаке</text:span><text:span text:style-name="T4">й. </text:span><text:span text:style-name="T3">Лаке</text:span><text:span text:style-name="T4">й</text:span></text:p>
      <text:p text:style-name="P489"/>
      <text:p text:style-name="P463">Графини Хрюминой карета.</text:p>
      <text:p text:style-name="P459"/>
      <text:p text:style-name="P58"><text:span text:style-name="T3">Графиня внучка (покуда ее</text:span><text:span text:style-name="T27"> </text:span><text:span text:style-name="T3">укутывают)</text:span></text:p>
      <text:p text:style-name="P550"/>
      <text:p text:style-name="P395">Ну бал! Ну Фамусов! умел гостей назвать! Какие-то уроды с того света,</text:p>
      <text:p text:style-name="P462">И не с кем говорить, и не с кем танцовать.</text:p>
      <text:p text:style-name="P459"/>
      <text:p text:style-name="P17"><text:span text:style-name="T3">Графиня бабушка</text:span></text:p>
      <text:p text:style-name="P456"/>
      <text:p text:style-name="P396">Пое<text:span text:style-name="T32">т</text:span>ем, матушка, мне пра<text:span text:style-name="T32">ф</text:span>о не под силу, Когда-нибу<text:span text:style-name="T32">т</text:span>ь я с <text:span text:style-name="T32">п</text:span>ала <text:span text:style-name="T32">т</text:span>а в могилу.</text:p>
      <text:p text:style-name="P488"/>
      <text:p text:style-name="P9"><text:span text:style-name="T3">(Обе уезжают.)</text:span></text:p>
      <text:p text:style-name="P543"/>
      <text:list xml:id="list123926274254068" text:continue-numbering="true" text:style-name="WWNum1">
        <text:list-item>
          <text:h text:style-name="P1" text:outline-level="1"><text:bookmark text:name="_bookmark52"/><text:bookmark text:name="Явление_2"/>Явление 2</text:h>
        </text:list-item>
      </text:list>
      <text:p text:style-name="P59"><text:span text:style-name="T3">Платон Михайлович </text:span><text:span text:style-name="T4">и </text:span><text:span text:style-name="T3">Наталья Дмитриевна</text:span><text:span text:style-name="T4">. Один </text:span><text:span text:style-name="T3">Лаке</text:span><text:span text:style-name="T4">й около их хлопочет, </text:span><text:span text:style-name="T3">друго</text:span><text:span text:style-name="T4">й у подъезда кричит:</text:span></text:p>
      <text:p text:style-name="P489"/>
      <text:p text:style-name="P463">Карета Горича.</text:p>
      <text:p text:style-name="P459"/>
      <text:p text:style-name="P9"><text:span text:style-name="T3">Наталья Дмитриевна</text:span></text:p>
      <text:p text:style-name="P456"/>
      <text:p text:style-name="P463">Мой ангел, жизнь моя,</text:p>
      <text:p text:style-name="P465">Бесценный, душечка, Попош, что́ так уныло?</text:p>
      <text:p text:style-name="P461"/>
      <text:p text:style-name="P9"><text:span text:style-name="T3">(Целует мужа в лоб.)</text:span></text:p>
      <text:p text:style-name="P456"/>
      <text:p text:style-name="P463">Признайся, весело у Фамусовых было.</text:p>
      <text:p text:style-name="P459"/>
      <text:p text:style-name="P9"><text:span text:style-name="T3">Платон Михайлович</text:span></text:p>
      <text:p text:style-name="P456"/>
      <text:p text:style-name="P114">Наташа-матушка, дремлю на ба́лах я, До них смертельный неохотник,</text:p>
      <text:p text:style-name="P81">А не противлюсь, твой работник, Дежурю за́ полночь, подчас</text:p>
      <text:p text:style-name="P81">Тебе в угодность, как ни грустно, Пускаюсь по команде в пляс.</text:p>
      <text:p text:style-name="P488"/>
      <text:p text:style-name="P9"><text:span text:style-name="T3">Наталья Дмитриевна</text:span></text:p>
      <text:p text:style-name="P456"/>
      <text:p text:style-name="P103">Ты притворяешься, и очень неискусно; Охота смертная прослыть за старика.</text:p>
      <text:p text:style-name="P489"/>
      <text:p text:style-name="P17"><text:span text:style-name="T3">(Уходит с лакеем.)</text:span></text:p>
      <text:p text:style-name="P5"><text:span text:style-name="T3">Платон Михайлович (хладнокровно)</text:span></text:p>
      <text:p text:style-name="P456"/>
      <text:p text:style-name="P214">Бал вещь хорошая, неволя-то горька; И кто жениться нас неволит!</text:p>
      <text:p text:style-name="P462">Ведь сказано ж, иному на роду…</text:p>
      <text:p text:style-name="P459"><text:soft-page-break/></text:p>
      <text:p text:style-name="P9"><text:span text:style-name="T3">Лаке</text:span><text:span text:style-name="T4">й </text:span><text:span text:style-name="T3">(с крыльца)</text:span></text:p>
      <text:p text:style-name="P456"/>
      <text:p text:style-name="P463">В карете барыня-с, и гневаться изволит.</text:p>
      <text:p text:style-name="P459"/>
      <text:p text:style-name="P9"><text:span text:style-name="T3">Платон Михайлович (со вздохом)</text:span></text:p>
      <text:p text:style-name="P456"/>
      <text:p text:style-name="P483">Иду, иду.</text:p>
      <text:p text:style-name="P459"/>
      <text:p text:style-name="P9"><text:span text:style-name="T3">(Уезжает.)</text:span></text:p>
      <text:p text:style-name="P544"/>
      <text:list xml:id="list123926862177036" text:continue-numbering="true" text:style-name="WWNum1">
        <text:list-item>
          <text:h text:style-name="P1" text:outline-level="1"><text:bookmark text:name="_bookmark53"/><text:bookmark text:name="Явление_3"/>Явление 3</text:h>
        </text:list-item>
      </text:list>
      <text:p text:style-name="P19"><text:span text:style-name="T3">Чацкий </text:span><text:span text:style-name="T4">и </text:span><text:span text:style-name="T3">Лаке</text:span><text:span text:style-name="T4">й его впереди.</text:span></text:p>
      <text:p text:style-name="P5"><text:span text:style-name="T3">Чацкий</text:span></text:p>
      <text:p text:style-name="P553"/>
      <text:p text:style-name="P464">Кричи, чтобы скорее подавали.</text:p>
      <text:p text:style-name="P556"/>
      <text:p text:style-name="P447">Лакей уходит.</text:p>
      <text:p text:style-name="P556"/>
      <text:p text:style-name="P397">Ну вот и день прошел, и с ним Все призраки, весь чад и дым</text:p>
      <text:p text:style-name="P81">Надежд, которые мне душу наполняли. Чего я ждал? что думал здесь найти?</text:p>
      <text:p text:style-name="P146">Где прелесть эта встреч? участье в ком живое? Крик! радость! обнялись! – Пустое.</text:p>
      <text:p text:style-name="P398">В повозке так-то на пути Необозримою равниной, сидя<text:span text:style-name="T39"> </text:span>праздно, Всё что-то видно<text:span text:style-name="T45"> </text:span>впереди</text:p>
      <text:p text:style-name="P484">Светло, синё, разнообразно;</text:p>
      <text:p text:style-name="P399">И едешь час, и два, день целый; вот резво́ Домчались к отдыху; ночлег: куда ни взглянешь, Всё та же гладь и степь, и пусто, и мертво… Досадно, мочи нет, чем больше думать станешь.</text:p>
      <text:p text:style-name="P490"/>
      <text:p text:style-name="P442">Лакей возвращается.</text:p>
      <text:p text:style-name="P459"/>
      <text:p text:style-name="P463">Готово?</text:p>
      <text:p text:style-name="P459"/>
      <text:p text:style-name="P17"><text:span text:style-name="T3">Лаке</text:span><text:span text:style-name="T4">й</text:span></text:p>
      <text:p text:style-name="P459"/>
      <text:p text:style-name="P463">Кучера-с нигде, вишь, не найдут.</text:p>
      <text:p text:style-name="P459"/>
      <text:p text:style-name="P9"><text:span text:style-name="T3">Чацкий</text:span></text:p>
      <text:p text:style-name="P456"/>
      <text:p text:style-name="P463">Пошел, ищи, не ночевать же тут.</text:p>
      <text:p text:style-name="P459"/>
      <text:p text:style-name="P442">Лакей опять уходит.</text:p>
      <text:p text:style-name="P517"/>
      <text:list xml:id="list123925095223785" text:continue-numbering="true" text:style-name="WWNum1">
        <text:list-item>
          <text:h text:style-name="P1" text:outline-level="1"><text:bookmark text:name="_bookmark54"/><text:bookmark text:name="Явление_4"/>Явление 4</text:h>
        </text:list-item>
      </text:list>
      <text:p text:style-name="P400"><text:span text:style-name="T32">Чацкий,</text:span><text:span text:style-name="T81"> </text:span><text:span text:style-name="T32">Репетилов</text:span><text:span text:style-name="T83"> </text:span>(вбегает<text:span text:style-name="T80"> </text:span>с<text:span text:style-name="T56"> </text:span>крыльца,<text:span text:style-name="T56"> </text:span>при<text:span text:style-name="T56"> </text:span>самом<text:span text:style-name="T56"> </text:span><text:span text:style-name="T37">входе</text:span><text:span text:style-name="T80"> </text:span>падает<text:span text:style-name="T56"> </text:span>со<text:span text:style-name="T56"> </text:span>всех<text:span text:style-name="T56"> </text:span>ног<text:span text:style-name="T56"> </text:span>и<text:span text:style-name="T56"> </text:span>поспешно оправляется).</text:p>
      <text:p text:style-name="P8"><text:span text:style-name="T3">Репетилов</text:span></text:p>
      <text:p text:style-name="P456"/>
      <text:p text:style-name="P463"><text:span text:style-name="T45">Тьфу! </text:span>оплошал. – Ах, мой<text:span text:style-name="T60"> </text:span>создатель!</text:p>
      <text:p text:style-name="P613">Дай протереть <text:span text:style-name="T34">глаза; </text:span><text:span text:style-name="T37">откудова? </text:span>приятель!.. Сердечный друг! Любезный друг! Mon<text:span text:style-name="T73"> </text:span>cher!<text:span text:style-name="T76"> </text:span>Вот фарсы мне как часто были<text:span text:style-name="T82"> </text:span>петы,</text:p>
      <text:p text:style-name="P463">Что пустомеля я, что глуп, что суевер,</text:p>
      <text:p text:style-name="P96">Что у меня на всё предчувствия, приметы; Сейчас… растолковать прошу,</text:p>
      <text:p text:style-name="P206">Как <text:span text:style-name="T36">будто </text:span>знал, <text:span text:style-name="T37">сюда </text:span><text:span text:style-name="T45">спешу, </text:span>Хвать, об порог задел<text:span text:style-name="T39"> </text:span>ногою И растянулся во весь<text:span text:style-name="T82"> </text:span><text:span text:style-name="T34">рост.</text:span></text:p>
      <text:p text:style-name="P597">Пожалуй смейся надо мною,</text:p>
      <text:p text:style-name="P401">Что Репетилов врет, что Репетилов прост, А у меня к тебе влеченье, род недуга, Любовь какая-то и страсть,</text:p>
      <text:p text:style-name="P484">Готов я душу прозакласть,</text:p>
      <text:p text:style-name="P96">Что в мире не найдешь себе такого друга, Такого верного, ей-ей;</text:p>
      <text:p text:style-name="P402">Пускай лишусь жены, детей, Оставлен <text:span text:style-name="T43">буду </text:span>целым <text:span text:style-name="T34">светом, </text:span>Пускай <text:span text:style-name="T34">умру </text:span>на месте <text:span text:style-name="T34">этом, </text:span>И разразит меня<text:span text:style-name="T42"> </text:span>господь…</text:p>
      <text:p text:style-name="P490"/>
      <text:p text:style-name="P17"><text:span text:style-name="T3">Чацкий</text:span></text:p>
      <text:p text:style-name="P457"/>
      <text:p text:style-name="P598">Да полно вздор молоть.</text:p>
      <text:p text:style-name="P459"/>
      <text:p text:style-name="P9"><text:span text:style-name="T3">Репетилов</text:span></text:p>
      <text:p text:style-name="P456"/>
      <text:p text:style-name="P403">Не любишь ты меня, естественное дело: С другими я и так и сяк,</text:p>
      <text:p text:style-name="P462">С тобою говорю несмело,</text:p>
      <text:p text:style-name="P465">Я жалок, я смешон, я неуч, я дурак.</text:p>
      <text:p text:style-name="P459"/>
      <text:p text:style-name="P9"><text:span text:style-name="T3">Чацкий</text:span></text:p>
      <text:p text:style-name="P456"/>
      <text:p text:style-name="P599">Вот странное уничиженье!</text:p>
      <text:p text:style-name="P459"/>
      <text:p text:style-name="P17"><text:soft-page-break/><text:span text:style-name="T3">Репетилов</text:span></text:p>
      <text:p text:style-name="P457"/>
      <text:p text:style-name="P483">Ругай меня, я сам кляну свое рожденье,</text:p>
      <text:p text:style-name="P85">Когда подумаю, как время убивал! Скажи, который час?</text:p>
      <text:p text:style-name="P560"/>
      <text:p text:style-name="P18"><text:span text:style-name="T3">Чацкий</text:span></text:p>
      <text:p text:style-name="P553"/>
      <text:p text:style-name="P405">Час ехать спать ложиться; Коли явился ты на бал, Так можешь воротиться.</text:p>
      <text:p text:style-name="P561"/>
      <text:p text:style-name="P18"><text:span text:style-name="T3">Репетилов</text:span></text:p>
      <text:p text:style-name="P553"/>
      <text:p text:style-name="P161">Что́ бал? братец, где мы всю ночь до бела дня, В приличьях скованы, не вырвемся из ига, Читал ли ты? есть книга…</text:p>
      <text:p text:style-name="P560"/>
      <text:p text:style-name="P18"><text:span text:style-name="T3">Чацкий</text:span></text:p>
      <text:p text:style-name="P553"/>
      <text:p text:style-name="P91">А ты читал? задача для меня, Ты Репетилов ли?</text:p>
      <text:p text:style-name="P560"/>
      <text:p text:style-name="P18"><text:span text:style-name="T3">Репетилов</text:span></text:p>
      <text:p text:style-name="P553"/>
      <text:p text:style-name="P464">Зови меня вандалом:</text:p>
      <text:p text:style-name="P165">Я это имя заслужил. Людьми пустыми дорожил!</text:p>
      <text:p text:style-name="P94">Сам бредил целый век обедом или балом! Об детях забывал! обманывал жену!</text:p>
      <text:p text:style-name="P94">Играл! проигрывал! в опеку взят указом! Танцо́вщицу держал! и не одну:</text:p>
      <text:p text:style-name="P462">Трех разом!</text:p>
      <text:p text:style-name="P79">Пил мертвую! не спал ночей по девяти! Всё отвергал: законы! совесть! веру!</text:p>
      <text:p text:style-name="P560"/>
      <text:p text:style-name="P18"><text:span text:style-name="T3">Чацкий</text:span></text:p>
      <text:p text:style-name="P553"/>
      <text:p text:style-name="P406">Послушай! ври, да знай же меру; Есть от чего в отчаянье придти.</text:p>
      <text:p text:style-name="P560"/>
      <text:p text:style-name="P18"><text:soft-page-break/><text:span text:style-name="T3">Репетилов</text:span></text:p>
      <text:p text:style-name="P553"/>
      <text:p text:style-name="P464">Поздравь меня, теперь с людьми я знаюсь</text:p>
      <text:p text:style-name="P465">С умнейшими!! – всю ночь не рыщу напролет.</text:p>
      <text:p text:style-name="P556"/>
      <text:p text:style-name="P18"><text:span text:style-name="T3">Чацкий</text:span></text:p>
      <text:p text:style-name="P553"/>
      <text:p text:style-name="P464">Вот нынче, например?</text:p>
      <text:p text:style-name="P556"/>
      <text:p text:style-name="P18"><text:span text:style-name="T3">Репетилов</text:span></text:p>
      <text:p text:style-name="P111">Что́ ночь одна, – не в счет, Зато спроси, где был?</text:p>
      <text:p text:style-name="P560"/>
      <text:p text:style-name="P18"><text:span text:style-name="T3">Чацкий</text:span></text:p>
      <text:p text:style-name="P553"/>
      <text:p text:style-name="P407">И сам я догадаюсь. Чай, в клубе?</text:p>
      <text:p text:style-name="P560"/>
      <text:p text:style-name="P18"><text:span text:style-name="T3">Репетилов</text:span></text:p>
      <text:p text:style-name="P553"/>
      <text:p text:style-name="P207">В <text:span text:style-name="T34">А́нглийском. </text:span>Чтоб исповедь <text:span text:style-name="T34">начать: </text:span>Из шумного я заседанья.</text:p>
      <text:p text:style-name="P208">Пожало-ста молчи, я слово дал<text:span text:style-name="T64"> </text:span>молчать; У нас есть общество и тайные собранья По четвергам. Секретнейший<text:span text:style-name="T69"> </text:span>союз…</text:p>
      <text:p text:style-name="P560"/>
      <text:p text:style-name="P18"><text:span text:style-name="T3">Чацкий</text:span></text:p>
      <text:p text:style-name="P553"/>
      <text:p text:style-name="P128">Ах! я, братец, боюсь. Как? в клубе?</text:p>
      <text:p text:style-name="P560"/>
      <text:p text:style-name="P18"><text:span text:style-name="T3">Репетилов</text:span></text:p>
      <text:p text:style-name="P553"/>
      <text:p text:style-name="P464">Именно.</text:p>
      <text:p text:style-name="P556"/>
      <text:p text:style-name="P18"><text:span text:style-name="T3">Чацкий</text:span></text:p>
      <text:p text:style-name="P553"/>
      <text:p text:style-name="P464">Вот меры чрезвычайны,</text:p>
      <text:p text:style-name="P465">Чтоб вза́шеи прогнать и вас, и ваши тайны.</text:p>
      <text:p text:style-name="P555"/>
      <text:p text:style-name="P18"><text:span text:style-name="T3">Репетилов</text:span></text:p>
      <text:p text:style-name="P553"/>
      <text:p text:style-name="P464">Напрасно страх тебя берет,</text:p>
      <text:p text:style-name="P408">Вслух, <text:span text:style-name="T37">громко </text:span>говорим, никто не <text:span text:style-name="T34">разберет. </text:span>Я сам, как <text:span text:style-name="T34">схватятся </text:span>о камерах, присяжных, О Бейроне, ну о матерьях важных, <text:span text:style-name="T34">Частенько </text:span>слушаю, не разжимая губ;</text:p>
      <text:p text:style-name="P409">Мне не под силу, брат, и чувствую, что глуп. Ах! Alexandre! у нас тебя недоставало; Послушай, миленький, потешь меня хоть мало; Поедем-ка сейчас; мы, благо, на ходу;</text:p>
      <text:p text:style-name="P485">С какими я тебя сведу</text:p>
      <text:p text:style-name="P393"><text:soft-page-break/>Людьми!!!.. уж на меня нисколько не похожи, Что за люди, mon cher! Сок умной молодежи!</text:p>
      <text:p text:style-name="P559"/>
      <text:p text:style-name="P18"><text:span text:style-name="T3">Чацкий</text:span></text:p>
      <text:p text:style-name="P553"/>
      <text:p text:style-name="P325">Бог с ними и с тобой. <text:span text:style-name="T42">Куда </text:span>я поскачу? <text:span text:style-name="T34">Зачем? </text:span>в <text:span text:style-name="T37">глухую </text:span>ночь? Домой, я спать <text:span text:style-name="T42">хочу.</text:span></text:p>
      <text:p text:style-name="P576"/>
      <text:p text:style-name="P18"><text:span text:style-name="T3">Репетилов</text:span></text:p>
      <text:p text:style-name="P553"/>
      <text:p text:style-name="P410">Э! брось! <text:span text:style-name="T34">кто </text:span>нынчо спит? Ну полно, без <text:span text:style-name="T34">прелюдий, </text:span>Решись, а мы!.. у нас… решительные <text:span text:style-name="T34">люди, Горячих </text:span>дюжина<text:span text:style-name="T63"> </text:span>голов!</text:p>
      <text:p text:style-name="P484">Кричим – подумаешь, что сотни голосов!..</text:p>
      <text:p text:style-name="P555"/>
      <text:p text:style-name="P18"><text:span text:style-name="T3">Чацкий</text:span></text:p>
      <text:p text:style-name="P553"/>
      <text:p text:style-name="P464">Да из чего беснуетесь вы столько?</text:p>
      <text:p text:style-name="P556"/>
      <text:p text:style-name="P18"><text:span text:style-name="T3">Репетилов</text:span></text:p>
      <text:p text:style-name="P553"/>
      <text:p text:style-name="P464">Шумим, братец, шумим.</text:p>
      <text:p text:style-name="P556"/>
      <text:p text:style-name="P18"><text:span text:style-name="T3">Чацкий</text:span></text:p>
      <text:p text:style-name="P553"/>
      <text:p text:style-name="P464">Шумите вы? и только?</text:p>
      <text:p text:style-name="P555"/>
      <text:p text:style-name="P18"><text:span text:style-name="T3">Репетилов</text:span></text:p>
      <text:p text:style-name="P553"/>
      <text:p text:style-name="P115">Не место объяснять теперь и недосуг, Но государственное дело:</text:p>
      <text:p text:style-name="P89">Оно, вот видишь, не созрело, Нельзя же вдруг.</text:p>
      <text:p text:style-name="P146">Что за люди! mon cher! Без дальних я историй Скажу тебе: во-первых, князь Григорий!!</text:p>
      <text:p text:style-name="P246">Чудак единственный! нас со́ смеху морит! Век с англичанами, вся а́нглийская складка, И так же он сквозь зубы говорит,</text:p>
      <text:p text:style-name="P97">И так же коротко обстрижен для порядка. Ты не знаком? о! познакомься с ним.</text:p>
      <text:p text:style-name="P483">Другой – <text:span text:style-name="T34">Воркулов</text:span><text:span text:style-name="T59"> </text:span>Евдоким;</text:p>
      <text:p text:style-name="P411"><text:span text:style-name="T36">Ты </text:span>не слыхал, как он поет? о! диво! Послушай, милый,<text:span text:style-name="T37"> </text:span>особливо</text:p>
      <text:p text:style-name="P462">Есть у него любимое одно:</text:p>
      <text:p text:style-name="P60"><text:span text:style-name="T3">«А! нон лашьяр ми, но, но, </text:span><text:span text:style-name="T4">но».</text:span><text:span text:style-name="T76"> </text:span><text:span text:style-name="T4">Еще у нас два брата:</text:span></text:p>
      <text:p text:style-name="P138">Левон и Боринька, чудесные ребята! Об них не знаешь, что сказать;</text:p>
      <text:p text:style-name="P81"><text:soft-page-break/>Но если гения прикажете назвать: Удушьев Ипполит Маркелыч!!!</text:p>
      <text:p text:style-name="P462">Ты сочинения его</text:p>
      <text:p text:style-name="P79">Читал ли что-нибудь? хоть мелочь? Прочти, братец, да он не пишет ничего; Вот эдаких людей бы сечь-то</text:p>
      <text:p text:style-name="P61"><text:span text:style-name="T4">И приговаривать: писать, писать, писать; В журналах можешь ты, однако, отыскать Его </text:span><text:span text:style-name="T3">отрывок, взгляд </text:span><text:span text:style-name="T4">и </text:span><text:span text:style-name="T3">нечто.</text:span></text:p>
      <text:p text:style-name="P73"><text:span text:style-name="T4">Об чем бишь </text:span><text:span text:style-name="T3">нечто? </text:span><text:span text:style-name="T4">– обо всем;</text:span></text:p>
      <text:p text:style-name="P412">Всё <text:span text:style-name="T34">знает, </text:span>мы <text:span text:style-name="T34">его </text:span>на черный день пасем. Но <text:span text:style-name="T34">голова </text:span>у нас, <text:span text:style-name="T37">какой </text:span>в России <text:span text:style-name="T36">нету, <text:s/></text:span>Не надо называть, узнаешь по портрету: Ночной разбойник,<text:span text:style-name="T38"> </text:span><text:span text:style-name="T37">дуэлист,</text:span></text:p>
      <text:p text:style-name="P120">В Камчатку сослан был, вернулся алеутом И крепко на руку нечист;</text:p>
      <text:p text:style-name="P414">Да умный человек не может быть не плу́том. Когда ж об честности высокой говорит, Каким-то демоном внушаем:</text:p>
      <text:p text:style-name="P415">Глаза в крови, лицо горит, Сам плачет, и мы все рыдаем.</text:p>
      <text:p text:style-name="P416">Вот люди, есть ли им подобные? Навряд… Ну, между ими я, конечно, зауряд, Немножко поотстал, ленив, подумать ужас! Однако ж я, когда, умишком понатужась, Засяду, часу не сижу,</text:p>
      <text:p text:style-name="P417">И как-то невзначай, вдруг каламбур рожу. Другие у меня мысль эту же подцепят,</text:p>
      <text:p text:style-name="P418">И вшестером, глядь, водевильчик слепят, Другие шестеро на музыку кладут, Другие хлопают, когда его дают.</text:p>
      <text:p text:style-name="P343">Брат, смейся, а что любо, любо: Способностями бог меня не наградил, Дал сердце доброе, вот чем я людям мил, Совру – простят…</text:p>
      <text:p text:style-name="P524"/>
      <text:p text:style-name="P9"><text:span text:style-name="T3">Лаке</text:span><text:span text:style-name="T4">й </text:span><text:span text:style-name="T3">(у подъезда)</text:span></text:p>
      <text:p text:style-name="P456"/>
      <text:p text:style-name="P463">Карета Скалозуба.</text:p>
      <text:p text:style-name="P459"/>
      <text:p text:style-name="P9"><text:span text:style-name="T3">Репетилов</text:span></text:p>
      <text:p text:style-name="P456"/>
      <text:p text:style-name="P463">Чья?</text:p>
      <text:p text:style-name="P518"/>
      <text:list xml:id="list123926113390759" text:continue-numbering="true" text:style-name="WWNum1">
        <text:list-item>
          <text:h text:style-name="P1" text:outline-level="1"><text:bookmark text:name="_bookmark55"/><text:bookmark text:name="Явление_5"/>Явление 5</text:h>
        </text:list-item>
      </text:list>
      <text:p text:style-name="P19"><text:span text:style-name="T3">Те же и Скалозуб</text:span><text:span text:style-name="T4">, спускается с лестницы.</text:span></text:p>
      <text:p text:style-name="P5"><text:span text:style-name="T3">Репетилов (к нему навстречу)</text:span></text:p>
      <text:p text:style-name="P456"/>
      <text:p text:style-name="P419">Ах! Скалозуб, душа моя, Постой, <text:span text:style-name="T45">куда </text:span>же? сделай<text:span text:style-name="T43"> дружбу.</text:span></text:p>
      <text:p text:style-name="P489"/>
      <text:p text:style-name="P31"><text:span text:style-name="T3">(Душит его в объятиях.) Чацкий</text:span></text:p>
      <text:p text:style-name="P550"/>
      <text:p text:style-name="P463">Куда деваться мне от них!</text:p>
      <text:p text:style-name="P459"/>
      <text:p text:style-name="P31"><text:span text:style-name="T3">(Входит в швейцарскую.) Репетилов (Скалозубу)</text:span></text:p>
      <text:p text:style-name="P550"/>
      <text:p text:style-name="P463">Слух об тебе давно затих,</text:p>
      <text:p text:style-name="P420">Сказали, что ты в полк отправился на службу, Знакомы вы?</text:p>
      <text:p text:style-name="P488"/>
      <text:p text:style-name="P9"><text:span text:style-name="T3">(Ищет Чацкого глазами.)</text:span></text:p>
      <text:p text:style-name="P456"/>
      <text:p text:style-name="P463">Упрямец! ускакал!</text:p>
      <text:p text:style-name="P465">Нет ну́жды, я тебя нечаянно сыскал,</text:p>
      <text:p text:style-name="P248">И просим-ка со мной, сейчас, без отговорок: У князь-Григория теперь народу тьма, Увидишь человек нас сорок,</text:p>
      <text:p text:style-name="P421">Фу! сколько, братец, там ума! Всю ночь толкуют, не наскучат,</text:p>
      <text:p text:style-name="P221">Во-первых, напоят шампанским на убой, А во-вторых, таким вещам научат,</text:p>
      <text:p text:style-name="P462">Каких, конечно, нам не выдумать с тобой.</text:p>
      <text:p text:style-name="P459"/>
      <text:p text:style-name="P9"><text:span text:style-name="T3">Скалозуб</text:span></text:p>
      <text:p text:style-name="P456"/>
      <text:p text:style-name="P103">Избавь. Ученостью меня не<text:span text:style-name="T61"> </text:span>обморочишь, Скликай других, а если<text:span text:style-name="T36"> </text:span><text:span text:style-name="T34">хочешь,</text:span></text:p>
      <text:p text:style-name="P422">Я князь-Григорию и <text:span text:style-name="T38">вам </text:span>Фельдфебеля в Волтеры дам, Он в три шеренги вас<text:span text:style-name="T80"> </text:span>построит, А пикнете, так <text:span text:style-name="T34">мигом</text:span><text:span text:style-name="T38"> </text:span><text:span text:style-name="T37">успокоит.</text:span></text:p>
      <text:p text:style-name="P524"/>
      <text:p text:style-name="P9"><text:soft-page-break/><text:span text:style-name="T3">Репетилов</text:span></text:p>
      <text:p text:style-name="P456"/>
      <text:p text:style-name="P300">Всё служба на уме! Mon cher, гляди сюда: И я в чины бы лез, да неудачи встретил, Как, может быть, никто и никогда;</text:p>
      <text:p text:style-name="P484">По статской я служил, тогда</text:p>
      <text:p text:style-name="P423">Барон фон Клоц в министры метил, А я —</text:p>
      <text:p text:style-name="P462">К нему в зятья.</text:p>
      <text:p text:style-name="P465">Шел напрямик без дальней думы,</text:p>
      <text:p text:style-name="P96">С его женой и с ним пускался в реверси, Ему и ей какие суммы</text:p>
      <text:p text:style-name="P462">Спустил, что боже упаси!</text:p>
      <text:p text:style-name="P424">Он на Фонтанке жил, я возле дом построил, С колоннами! огромный! сколько стоил!</text:p>
      <text:p text:style-name="P462">Женился наконец на дочери его,</text:p>
      <text:p text:style-name="P144">Приданого взял – шиш, по службе – ничего. Тесть немец, а что проку? —</text:p>
      <text:p text:style-name="P462">Боялся, видишь, он упреку</text:p>
      <text:p text:style-name="P465">За слабость будто бы к родне!</text:p>
      <text:p text:style-name="P96">Боялся, прах его возьми, да легче ль мне? Секретари его все хамы, все продажны, Людишки, пишущая тварь,</text:p>
      <text:p text:style-name="P425">Все вышли в знать, все нынче важны, Гляди-ка в адрес-календарь.</text:p>
      <text:p text:style-name="P237">Тьфу! служба и чины, кресты – души мытарства, Лахмотьев Алексей чудесно говорит,</text:p>
      <text:p text:style-name="P94">Что радикальные потребны тут лекарства, Желудок дольше не варит.</text:p>
      <text:p text:style-name="P488"/>
      <text:p text:style-name="P62"><text:span text:style-name="T3">(Останавливается, увидя, что Загорецкий заступил место Скалозуба, который поку- дова уехал.)</text:span></text:p>
      <text:p text:style-name="P545"/>
      <text:list xml:id="list123925809961603" text:continue-numbering="true" text:style-name="WWNum1">
        <text:list-item>
          <text:h text:style-name="P1" text:outline-level="1"><text:bookmark text:name="_bookmark56"/><text:bookmark text:name="Явление_6"/>Явление 6</text:h>
        </text:list-item>
      </text:list>
      <text:p text:style-name="P63"><text:span text:style-name="T3">Репетилов, Загорецкий</text:span><text:span text:style-name="T4">. </text:span><text:span text:style-name="T3">Загорецкий</text:span></text:p>
      <text:p text:style-name="P557"/>
      <text:p text:style-name="P147">Извольте продолжать, вам искренно признаюсь, Такой же я, как вы, ужасный либерал!</text:p>
      <text:p text:style-name="P94">И от того, что прям и смело объясняюсь, Куда как много потерял!..</text:p>
      <text:p text:style-name="P488"/>
      <text:p text:style-name="P9"><text:span text:style-name="T3">Репетилов (с досадой)</text:span></text:p>
      <text:p text:style-name="P456"/>
      <text:p text:style-name="P463">Все врознь, не говоря ни слова;</text:p>
      <text:p text:style-name="P275">Чуть и́з виду один, гляди уж нет другого. Был Чацкий, вдруг исчез, потом и Скалозуб.</text:p>
      <text:p text:style-name="P488"/>
      <text:p text:style-name="P9"><text:span text:style-name="T3">Загорецкий</text:span></text:p>
      <text:p text:style-name="P456"/>
      <text:p text:style-name="P463">Как думаете вы об Чацком?</text:p>
      <text:p text:style-name="P459"/>
      <text:p text:style-name="P9"><text:span text:style-name="T3">Репетилов</text:span></text:p>
      <text:p text:style-name="P456"/>
      <text:p text:style-name="P463">Он не глуп,</text:p>
      <text:p text:style-name="P96">Сейчас столкнулись мы, тут всякие турусы, И дельный разговор зашел про водевиль.</text:p>
      <text:p text:style-name="P94">Да! водевиль есть вещь, а прочее всё гиль. Мы с ним… у нас… одни и те же вкусы.</text:p>
      <text:p text:style-name="P488"/>
      <text:p text:style-name="P9"><text:span text:style-name="T3">Загорецкий</text:span></text:p>
      <text:p text:style-name="P456"/>
      <text:p text:style-name="P463">А вы заметили, что он</text:p>
      <text:p text:style-name="P465">В уме сурьезно поврежден?</text:p>
      <text:p text:style-name="P459"/>
      <text:p text:style-name="P9"><text:span text:style-name="T3">Репетилов</text:span></text:p>
      <text:p text:style-name="P456"/>
      <text:p text:style-name="P463">Какая чепуха!</text:p>
      <text:p text:style-name="P459"><text:soft-page-break/></text:p>
      <text:p text:style-name="P17"><text:span text:style-name="T3">Загорецкий</text:span></text:p>
      <text:p text:style-name="P456"/>
      <text:p text:style-name="P463">Об нем все этой веры.</text:p>
      <text:p text:style-name="P459"/>
      <text:p text:style-name="P9"><text:span text:style-name="T3">Репетилов</text:span></text:p>
      <text:p text:style-name="P456"/>
      <text:p text:style-name="P463">Вранье.</text:p>
      <text:p text:style-name="P459"/>
      <text:p text:style-name="P9"><text:span text:style-name="T3">Загорецкий</text:span></text:p>
      <text:p text:style-name="P456"/>
      <text:p text:style-name="P463">Спросите всех.</text:p>
      <text:p text:style-name="P577"/>
      <text:p text:style-name="P18"><text:span text:style-name="T3">Репетилов</text:span></text:p>
      <text:p text:style-name="P553"/>
      <text:p text:style-name="P464">Химеры.</text:p>
      <text:p text:style-name="P555"/>
      <text:p text:style-name="P18"><text:span text:style-name="T3">Загорецкий</text:span></text:p>
      <text:p text:style-name="P553"/>
      <text:p text:style-name="P115">А кстати, вот князь Петр Ильич, Княгиня и с княжнами.</text:p>
      <text:p text:style-name="P559"/>
      <text:p text:style-name="P18"><text:span text:style-name="T3">Репетилов</text:span></text:p>
      <text:p text:style-name="P554"/>
      <text:p text:style-name="P466">Дичь.</text:p>
      <text:p text:style-name="P519"/>
      <text:list xml:id="list123925647670906" text:continue-numbering="true" text:style-name="WWNum1">
        <text:list-item>
          <text:h text:style-name="P1" text:outline-level="1"><text:bookmark text:name="_bookmark57"/><text:bookmark text:name="Явление_7"/>Явление 7</text:h>
        </text:list-item>
      </text:list>
      <text:p text:style-name="P46"><text:span text:style-name="T3">Репетилов, Загорецкий, Князь </text:span><text:span text:style-name="T4">и </text:span><text:span text:style-name="T3">Княгиня </text:span><text:span text:style-name="T4">с </text:span><text:span text:style-name="T3">шестью дочерям</text:span><text:span text:style-name="T4">и, немного погодя </text:span><text:span text:style-name="T3">Хлё- стова </text:span><text:span text:style-name="T4">спускается с парадной лестницы, </text:span><text:span text:style-name="T3">Молчалин </text:span><text:span text:style-name="T4">ведет ее под руку. Лакеи в суетах.</text:span></text:p>
      <text:p text:style-name="P8"><text:span text:style-name="T3">Загорецкий</text:span></text:p>
      <text:p text:style-name="P456"/>
      <text:p text:style-name="P103">Княжны́, пожалуйте, скажите ваше мненье, Безумный Чацкий или нет?</text:p>
      <text:p text:style-name="P488"/>
      <text:list xml:id="list3626056074" text:style-name="WWNum2">
        <text:list-item>
          <text:p text:style-name="P619"><text:span text:style-name="T4">я</text:span><text:span text:style-name="T8"> </text:span><text:span text:style-name="T3">княжна</text:span></text:p>
        </text:list-item>
      </text:list>
      <text:p text:style-name="P456"/>
      <text:p text:style-name="P463">Какое ж в этом есть сомненье?</text:p>
      <text:p text:style-name="P459"/>
      <text:list xml:id="list123926094745130" text:continue-numbering="true" text:style-name="WWNum2">
        <text:list-item>
          <text:p text:style-name="P619"><text:span text:style-name="T4">я</text:span><text:span text:style-name="T8"> </text:span><text:span text:style-name="T3">княжна</text:span></text:p>
        </text:list-item>
      </text:list>
      <text:p text:style-name="P456"/>
      <text:p text:style-name="P463">Про это знает целый свет.</text:p>
      <text:p text:style-name="P459"/>
      <text:list xml:id="list123924942181008" text:continue-numbering="true" text:style-name="WWNum2">
        <text:list-item>
          <text:p text:style-name="P620"><text:span text:style-name="T4">я</text:span><text:span text:style-name="T8"> </text:span><text:span text:style-name="T3">княжна</text:span></text:p>
        </text:list-item>
      </text:list>
      <text:p text:style-name="P457"/>
      <text:p text:style-name="P483">Дрянские, Хворовы, Варлянские, Скачковы.</text:p>
      <text:p text:style-name="P459"/>
      <text:list xml:id="list123925768031085" text:continue-numbering="true" text:style-name="WWNum2">
        <text:list-item>
          <text:p text:style-name="P619"><text:span text:style-name="T4">я</text:span><text:span text:style-name="T8"> </text:span><text:span text:style-name="T3">княжна</text:span></text:p>
        </text:list-item>
      </text:list>
      <text:p text:style-name="P456"/>
      <text:p text:style-name="P463">Ах! вести старые, кому они новы́?</text:p>
      <text:p text:style-name="P459"/>
      <text:list xml:id="list123926808831908" text:continue-numbering="true" text:style-name="WWNum2">
        <text:list-item>
          <text:p text:style-name="P619"><text:span text:style-name="T4">я</text:span><text:span text:style-name="T8"> </text:span><text:span text:style-name="T3">княжна</text:span></text:p>
        </text:list-item>
      </text:list>
      <text:p text:style-name="P456"/>
      <text:p text:style-name="P463">Кто сомневается?</text:p>
      <text:p text:style-name="P459"/>
      <text:p text:style-name="P17"><text:span text:style-name="T3">Загорецкий</text:span></text:p>
      <text:p text:style-name="P457"/>
      <text:p text:style-name="P483">Да вот не верит…</text:p>
      <text:p text:style-name="P459"><text:soft-page-break/></text:p>
      <text:list xml:id="list123925255178589" text:continue-numbering="true" text:style-name="WWNum2">
        <text:list-item>
          <text:p text:style-name="P619"><text:span text:style-name="T4">я</text:span><text:span text:style-name="T8"> </text:span><text:span text:style-name="T3">княжна</text:span></text:p>
        </text:list-item>
      </text:list>
      <text:p text:style-name="P456"/>
      <text:p text:style-name="P463">Вы!</text:p>
      <text:p text:style-name="P459"/>
      <text:p text:style-name="P9"><text:span text:style-name="T3">Все вмест</text:span><text:span text:style-name="T4">е</text:span></text:p>
      <text:p text:style-name="P459"/>
      <text:p text:style-name="P150">Мсьё Репетилов! Вы! Мсьё Репетилов! что вы! Да как вы! Можно ль против всех!</text:p>
      <text:p text:style-name="P462">Да почему вы? стыд и смех.</text:p>
      <text:p text:style-name="P459"/>
      <text:p text:style-name="P9"><text:span text:style-name="T3">Репетилов (затыкает себе уши)</text:span></text:p>
      <text:p text:style-name="P456"/>
      <text:p text:style-name="P483">Простите, я не знал, что это слишком гласно.</text:p>
      <text:p text:style-name="P459"/>
      <text:p text:style-name="P9"><text:span text:style-name="T3">Княгиня</text:span></text:p>
      <text:p text:style-name="P607"/>
      <text:p text:style-name="P95">Еще не гласно бы, с ним говорить опасно, Давно бы запереть пора,</text:p>
      <text:p text:style-name="P129">Послушать, так его мизинец Умнее всех, и даже князь-Петра! Я думаю, он просто якобинец,</text:p>
      <text:p text:style-name="P148">Ваш Чацкий!!!.. Едемте. Князь, ты везти бы мог Катишь или Зизи, мы сядем в шестиместной.</text:p>
      <text:p text:style-name="P488"/>
      <text:p text:style-name="P9"><text:span text:style-name="T3">Хлёстова (с лестницы)</text:span></text:p>
      <text:p text:style-name="P456"/>
      <text:p text:style-name="P463">Княгиня, карточный должок.</text:p>
      <text:p text:style-name="P459"/>
      <text:p text:style-name="P9"><text:span text:style-name="T3">Княгиня</text:span></text:p>
      <text:p text:style-name="P456"/>
      <text:p text:style-name="P463">За мною, матушка.</text:p>
      <text:p text:style-name="P459"/>
      <text:p text:style-name="P9"><text:span text:style-name="T3">Все (друг к другу)</text:span></text:p>
      <text:p text:style-name="P456"/>
      <text:p text:style-name="P483">Прощайте.</text:p>
      <text:p text:style-name="P460"/>
      <text:p text:style-name="P445">Княжеская фамилия уезжает и Загорецкий тоже.</text:p>
      <text:p text:style-name="P520"/>
      <text:list xml:id="list123925573038839" text:continue-list="list123925647670906" text:style-name="WWNum1">
        <text:list-item>
          <text:h text:style-name="P1" text:outline-level="1"><text:bookmark text:name="_bookmark58"/><text:bookmark text:name="Явление_8"/>Явление 8</text:h>
        </text:list-item>
      </text:list>
      <text:p text:style-name="P23"><text:span text:style-name="T3">Репетилов, Хлёстова, Молчалин</text:span><text:span text:style-name="T4">. </text:span><text:span text:style-name="T3">Репетилов</text:span></text:p>
      <text:p text:style-name="P550"/>
      <text:p text:style-name="P463">Царь небесный!</text:p>
      <text:p text:style-name="P151">Амфиса Ниловна! Ах! Чацкий! бедный! вот! Что наш высокий ум! и тысяча забот!</text:p>
      <text:p text:style-name="P462">Скажите, из чего на свете мы хлопочем!</text:p>
      <text:p text:style-name="P459"/>
      <text:p text:style-name="P17"><text:span text:style-name="T3">Хлёстова</text:span></text:p>
      <text:p text:style-name="P457"/>
      <text:p text:style-name="P88">Так бог ему судил; а впрочем, Полечат, вылечат авось;</text:p>
      <text:p text:style-name="P146">А ты, мой батюшка, неисцелим, хоть брось. Изволил вовремя явиться! —</text:p>
      <text:p text:style-name="P462">Молчалин, вон чуланчик твой,</text:p>
      <text:p text:style-name="P465">Не нужны проводы, поди, господь с тобой.</text:p>
      <text:p text:style-name="P460"/>
      <text:p text:style-name="P445">Молчалин уходит к себе в комнату.</text:p>
      <text:p text:style-name="P459"/>
      <text:p text:style-name="P463">Прощайте, батюшка; пора перебеситься.</text:p>
      <text:p text:style-name="P459"/>
      <text:p text:style-name="P9"><text:span text:style-name="T3">(Уезжает.)</text:span></text:p>
      <text:p text:style-name="P546"/>
      <text:list xml:id="list123926041965993" text:continue-numbering="true" text:style-name="WWNum1">
        <text:list-item>
          <text:h text:style-name="P1" text:outline-level="1"><text:bookmark text:name="_bookmark59"/><text:bookmark text:name="Явление_9"/>Явление 9</text:h>
        </text:list-item>
      </text:list>
      <text:p text:style-name="P19"><text:span text:style-name="T3">Репетилов </text:span><text:span text:style-name="T4">со своим лакеем.</text:span></text:p>
      <text:p text:style-name="P5"><text:span text:style-name="T3">Репетилов</text:span></text:p>
      <text:p text:style-name="P553"/>
      <text:p text:style-name="P261">Куда теперь направить путь? А дело уж идет к рассвету.</text:p>
      <text:p text:style-name="P89">Поди, сажай меня в карету, Вези куда-нибудь.</text:p>
      <text:p text:style-name="P560"/>
      <text:p text:style-name="P18"><text:span text:style-name="T3">(Уезжает.)</text:span></text:p>
      <text:p text:style-name="P547"/>
      <text:section text:style-name="Sect6" text:name="Section8">
        <text:p text:style-name="P457"/>
        <text:p text:style-name="P608"/>
        <text:p text:style-name="P442"><text:bookmark text:name="_bookmark60"/><text:bookmark text:name="Явление_10"/>Последняя лампа <text:span text:style-name="T37">гаснет.</text:span></text:p>
        <text:list xml:id="list123926141484823" text:continue-numbering="true" text:style-name="WWNum1">
          <text:list-item>
            <text:h text:style-name="P2" text:outline-level="1">Явление 10</text:h>
          </text:list-item>
        </text:list>
      </text:section>
      <text:section text:style-name="Sect2" text:name="Section9">
        <text:p text:style-name="P5"><text:span text:style-name="T3">Чацкий (выходит из швейцарской)</text:span></text:p>
        <text:p text:style-name="P456"/>
        <text:p text:style-name="P463">Что это? слышал ли моими я ушами!</text:p>
        <text:p text:style-name="P96">Не смех, а явно злость. Какими чудесами, Через какое колдовство</text:p>
        <text:p text:style-name="P121">Нелепость обо мне все в голос повторяют! И для иных как словно торжество,</text:p>
        <text:p text:style-name="P426">Другие <text:span text:style-name="T36">будто </text:span>сострадают… О! если б <text:span text:style-name="T34">кто </text:span>в <text:span text:style-name="T34">людей</text:span><text:span text:style-name="T45"> </text:span>проник:</text:p>
        <text:p text:style-name="P129">Что хуже в них? душа или язык? Чье это сочиненье!</text:p>
        <text:p text:style-name="P94">Поверили глупцы, другим передают, Старухи вмиг тревогу бьют —</text:p>
        <text:p text:style-name="P462">И вот общественное мненье!</text:p>
        <text:p text:style-name="P247">И вот та родина… Нет, в нынешний приезд, Я вижу, что она мне скоро надоест.</text:p>
        <text:p text:style-name="P94">А Софья знает ли? – Конечно, рассказали, Она не то чтобы мне именно во вред Потешилась, и правда или нет —</text:p>
        <text:p text:style-name="P169">Ей всё равно, другой ли, я ли, Никем по совести она не дорожит.</text:p>
        <text:p text:style-name="P427">Но <text:span text:style-name="T34">этот </text:span>обморок, беспамятство <text:span text:style-name="T37">откуда?? </text:span>— Нерв избалованность, <text:span text:style-name="T34">причуда, </text:span>— Возбу́дит малость их, и малость <text:span text:style-name="T34">утишит,</text:span><text:span text:style-name="T69"> </text:span>—</text:p>
        <text:p text:style-name="P257">Я признаком почел живых страстей. – Ни крошки: Она, конечно бы, лишилась так же сил,</text:p>
        <text:p text:style-name="P181">Когда бы кто-нибудь ступил На хвост собачки или кошки.</text:p>
        <text:p text:style-name="P489"/>
        <text:p text:style-name="P17"><text:span text:style-name="T3">София</text:span></text:p>
        <text:p text:style-name="P5"><text:span text:style-name="T3">(над лестницей во втором этаже, со свечкою)</text:span></text:p>
        <text:p text:style-name="P456"/>
        <text:p text:style-name="P463">Молчалин, вы?</text:p>
        <text:p text:style-name="P459"/>
        <text:p text:style-name="P64"><text:span text:style-name="T3">(Поспешно опять дверь припирает.) Чацкий</text:span></text:p>
        <text:p text:style-name="P551"/>
        <text:p text:style-name="P463">Она! она сама!</text:p>
        <text:p text:style-name="P428">Ах! голова горит, вся кровь моя в волненьи. Явилась! нет ее! неу́жели в виденьи?</text:p>
        <text:p text:style-name="P462"><text:soft-page-break/>Не впрямь ли я сошел с ума?</text:p>
        <text:p text:style-name="P429">К необычайности я <text:span text:style-name="T34">точно </text:span>приготовлен; Но не виденье <text:span text:style-name="T36">тут, </text:span>свиданья час условлен. К чему обманывать себя мне<text:span text:style-name="T74"> </text:span>самого?</text:p>
        <text:p text:style-name="P484">Звала Молчалина, вот комната его.</text:p>
      </text:section>
      <text:p text:style-name="P578"/>
      <text:p text:style-name="P18"><text:span text:style-name="T3">Лакей его (с крыльца)</text:span></text:p>
      <text:p text:style-name="P456"/>
      <text:p text:style-name="P463">Каре…</text:p>
      <text:p text:style-name="P461"/>
      <text:p text:style-name="P9"><text:span text:style-name="T3">Чацкий</text:span></text:p>
      <text:p text:style-name="P456"/>
      <text:p text:style-name="P463">Сс!..</text:p>
      <text:p text:style-name="P459"/>
      <text:p text:style-name="P9"><text:span text:style-name="T3">(Выталкивает его вон.)</text:span></text:p>
      <text:p text:style-name="P456"/>
      <text:p text:style-name="P430">Буду здесь, и не смыкаю глазу Хоть до утра. Уж коли горе пить, Так лучше сразу,</text:p>
      <text:p text:style-name="P148">Чем медлить, – а беды медленьем не избыть. Дверь отворяется.</text:p>
      <text:p text:style-name="P488"/>
      <text:p text:style-name="P9"><text:span text:style-name="T3">(Прячется за колонну.)</text:span></text:p>
      <text:p text:style-name="P548"/>
      <text:list xml:id="list123925384620739" text:continue-numbering="true" text:style-name="WWNum1">
        <text:list-item>
          <text:h text:style-name="P1" text:outline-level="1"><text:bookmark text:name="_bookmark61"/><text:bookmark text:name="Явление_11"/>Явление 11</text:h>
        </text:list-item>
      </text:list>
      <text:p text:style-name="P19"><text:span text:style-name="T3">Чацкий </text:span><text:span text:style-name="T4">спрятан, </text:span><text:span text:style-name="T3">Лиза </text:span><text:span text:style-name="T4">со свечкой.</text:span></text:p>
      <text:p text:style-name="P5"><text:span text:style-name="T3">Лиза</text:span></text:p>
      <text:p text:style-name="P456"/>
      <text:p text:style-name="P463">Ах! мочи нет! робею.</text:p>
      <text:p text:style-name="P96">В пустые сени! в ночь! боишься домовых, Боишься и людей живых.</text:p>
      <text:p text:style-name="P431">Мучительница-барышня, бог с нею. И Чацкий, как бельмо в глазу;</text:p>
      <text:p text:style-name="P462">Вишь, показался ей он где-то здесь, внизу.</text:p>
      <text:p text:style-name="P459"/>
      <text:p text:style-name="P9"><text:span text:style-name="T3">(Осматривается.)</text:span></text:p>
      <text:p text:style-name="P456"/>
      <text:p text:style-name="P122">Да! как же! по сеням бродить ему охота! Он, чай, давно уж за ворота,</text:p>
      <text:p text:style-name="P89">Любовь на завтра поберег, Домой, и спать залег.</text:p>
      <text:p text:style-name="P462">Однако велено к сердечному толкнуться.</text:p>
      <text:p text:style-name="P459"/>
      <text:p text:style-name="P9"><text:span text:style-name="T3">(Стучится к Молчалину.)</text:span></text:p>
      <text:p text:style-name="P456"/>
      <text:p text:style-name="P122">Послушайте-с. Извольте-ка проснуться. Вас кличет барышня, вас барышня зовет. Да поскорей, чтоб не застали.</text:p>
      <text:p text:style-name="P521"/>
      <text:list xml:id="list123925485819031" text:continue-numbering="true" text:style-name="WWNum1">
        <text:list-item>
          <text:h text:style-name="P1" text:outline-level="1"><text:bookmark text:name="_bookmark62"/><text:bookmark text:name="Явление_12"/>Явление 12</text:h>
        </text:list-item>
      </text:list>
      <text:p text:style-name="P65"><text:span text:style-name="T3">Чацкий</text:span><text:span text:style-name="T28"> </text:span><text:span text:style-name="T4">за</text:span><text:span text:style-name="T29"> </text:span><text:span text:style-name="T22">колонною,</text:span><text:span text:style-name="T29"> </text:span><text:span text:style-name="T3">Лиза,</text:span><text:span text:style-name="T28"> </text:span><text:span text:style-name="T23">Молчалин</text:span><text:span text:style-name="T19"> </text:span><text:span text:style-name="T4">(потягивается</text:span><text:span text:style-name="T29"> </text:span><text:span text:style-name="T4">и</text:span><text:span text:style-name="T29"> </text:span><text:span text:style-name="T4">зевает),</text:span><text:span text:style-name="T30"> </text:span><text:span text:style-name="T3">София</text:span><text:span text:style-name="T31"> </text:span><text:span text:style-name="T4">(крадется</text:span><text:span text:style-name="T29"> </text:span><text:span text:style-name="T4">сверху). </text:span><text:span text:style-name="T3">Лиза</text:span></text:p>
      <text:p text:style-name="P550"/>
      <text:p text:style-name="P463">Вы, сударь, камень, сударь, лед.</text:p>
      <text:p text:style-name="P459"/>
      <text:p text:style-name="P17"><text:span text:style-name="T3">Молчалин</text:span></text:p>
      <text:p text:style-name="P457"/>
      <text:p text:style-name="P483">Ах! Лизанька, ты от себя ли?</text:p>
      <text:p text:style-name="P459"/>
      <text:p text:style-name="P9"><text:span text:style-name="T3">Лиза</text:span></text:p>
      <text:p text:style-name="P456"/>
      <text:p text:style-name="P463">От барышни-с.</text:p>
      <text:p text:style-name="P459"/>
      <text:p text:style-name="P9"><text:span text:style-name="T3">Молчалин</text:span></text:p>
      <text:p text:style-name="P456"/>
      <text:p text:style-name="P463">Кто б отгадал,</text:p>
      <text:p text:style-name="P118">Что в этих щечках, в этих жилках Любви еще румянец не играл!</text:p>
      <text:p text:style-name="P462">Охота быть тебе лишь только на посылках?</text:p>
      <text:p text:style-name="P459"/>
      <text:p text:style-name="P17"><text:span text:style-name="T3">Лиза</text:span></text:p>
      <text:p text:style-name="P457"/>
      <text:p text:style-name="P598">А вам, искателям<text:span text:style-name="T56"> </text:span><text:span text:style-name="T34">невест,</text:span></text:p>
      <text:p text:style-name="P209">Не нежиться и не зевать<text:span text:style-name="T62"> </text:span>бы; <text:span text:style-name="T34">Пригож </text:span>и мил, <text:span text:style-name="T34">кто </text:span>не доест И не доспит до<text:span text:style-name="T42"> </text:span>свадьбы.</text:p>
      <text:p text:style-name="P488"/>
      <text:p text:style-name="P9"><text:span text:style-name="T3">Молчалин</text:span></text:p>
      <text:p text:style-name="P456"/>
      <text:p text:style-name="P599">Какая свадьба? с кем?</text:p>
      <text:p text:style-name="P461"/>
      <text:p text:style-name="P9"><text:span text:style-name="T3">Лиза</text:span></text:p>
      <text:p text:style-name="P456"><text:soft-page-break/></text:p>
      <text:p text:style-name="P599">А с барышней?</text:p>
      <text:p text:style-name="P459"/>
      <text:p text:style-name="P9"><text:span text:style-name="T3">Молчалин</text:span></text:p>
      <text:p text:style-name="P456"/>
      <text:p text:style-name="P463">Поди,</text:p>
      <text:p text:style-name="P465">Надежды много впереди,</text:p>
      <text:p text:style-name="P465">Без свадьбы время проволо́чим.</text:p>
      <text:p text:style-name="P459"/>
      <text:p text:style-name="P9"><text:span text:style-name="T3">Лиза</text:span></text:p>
      <text:p text:style-name="P456"/>
      <text:p text:style-name="P88">Что вы, сударь! да мы кого ж Себе в мужья другого прочим?</text:p>
      <text:p text:style-name="P14"><text:span text:style-name="T3">Молчалин</text:span></text:p>
      <text:p text:style-name="P553"/>
      <text:p text:style-name="P432">Не знаю. А меня так разбирает дрожь, И при одной я мысли трушу,</text:p>
      <text:p text:style-name="P433">Что Павел Афанасьич раз Когда-нибудь поймает нас,</text:p>
      <text:p text:style-name="P304">Разгонит, проклянёт!.. Да что? открыть ли душу? Я в Софье Павловне не вижу ничего</text:p>
      <text:p text:style-name="P94">Завидного. Дай бог ей век прожить богато, Любила Чацкого когда-то,</text:p>
      <text:p text:style-name="P462">Меня разлюбит, как его.</text:p>
      <text:p text:style-name="P465">Мой ангельчик, желал бы вполовину</text:p>
      <text:p text:style-name="P151">К ней то же чувствовать, что чувствую к тебе; Да нет, как ни твержу себе,</text:p>
      <text:p text:style-name="P462">Готовлюсь нежным быть, а свижусь – и простыну.</text:p>
      <text:p text:style-name="P459"/>
      <text:p text:style-name="P17"><text:span text:style-name="T3">София (в сторону)</text:span></text:p>
      <text:p text:style-name="P457"/>
      <text:p text:style-name="P483">Какие низости!</text:p>
      <text:p text:style-name="P459"/>
      <text:p text:style-name="P9"><text:span text:style-name="T3">Чацкий (за колонною)</text:span></text:p>
      <text:p text:style-name="P456"/>
      <text:p text:style-name="P463">Подлец!</text:p>
      <text:p text:style-name="P459"/>
      <text:p text:style-name="P9"><text:span text:style-name="T3">Лиза</text:span></text:p>
      <text:p text:style-name="P456"/>
      <text:p text:style-name="P463">И вам не совестно?</text:p>
      <text:p text:style-name="P459"/>
      <text:p text:style-name="P17"><text:span text:style-name="T3">Молчалин</text:span></text:p>
      <text:p text:style-name="P457"/>
      <text:p text:style-name="P483">Мне завещал отец:</text:p>
      <text:p text:style-name="P144">Во-первых, угождать всем людям без изъятья — Хозяину, где доведется жить,</text:p>
      <text:p text:style-name="P404"><text:span text:style-name="T37">Начальнику, </text:span>с <text:span text:style-name="T34">кем </text:span><text:span text:style-name="T43">буду </text:span>я служить, Слуге его, <text:span text:style-name="T34">который </text:span>чистит платья, <text:span text:style-name="T37">Швейцару, дворнику, </text:span>для избежанья зла, Собаке дворника, чтоб <text:span text:style-name="T34">ласкова</text:span><text:span text:style-name="T69"> </text:span>была.</text:p>
      <text:p text:style-name="P490"/>
      <text:p text:style-name="P9"><text:span text:style-name="T3">Лиза</text:span></text:p>
      <text:p text:style-name="P456"><text:soft-page-break/></text:p>
      <text:p text:style-name="P463">Сказать, сударь, у вас огромная опека!</text:p>
      <text:p text:style-name="P459"/>
      <text:p text:style-name="P17"><text:span text:style-name="T3">Молчалин</text:span></text:p>
      <text:p text:style-name="P456"/>
      <text:p text:style-name="P463">И вот любовника я принимаю вид</text:p>
      <text:p text:style-name="P465">В угодность дочери такого человека…</text:p>
      <text:p text:style-name="P459"/>
      <text:p text:style-name="P9"><text:span text:style-name="T3">Лиза</text:span></text:p>
      <text:p text:style-name="P482">Который кормит и поит,</text:p>
      <text:p text:style-name="P137">А иногда и чином подарит? Пойдемте же, довольно толковали.</text:p>
      <text:p text:style-name="P560"/>
      <text:p text:style-name="P18"><text:span text:style-name="T3">Молчалин</text:span></text:p>
      <text:p text:style-name="P553"/>
      <text:p text:style-name="P147">Пойдем любовь делить плачевной нашей крали. Дай, обниму тебя от сердца полноты.</text:p>
      <text:p text:style-name="P559"/>
      <text:p text:style-name="P447">Лиза не дается.</text:p>
      <text:p text:style-name="P556"/>
      <text:p text:style-name="P464"><text:span text:style-name="T34">Зачем </text:span>она не<text:span text:style-name="T50"> </text:span>ты!</text:p>
      <text:p text:style-name="P461"/>
      <text:p text:style-name="P9"><text:span text:style-name="T23">(Хочет </text:span><text:span text:style-name="T3">идти, София не</text:span><text:span text:style-name="T17"> </text:span><text:span text:style-name="T3">пускает.)</text:span></text:p>
      <text:p text:style-name="P5"><text:span text:style-name="T3">София</text:span></text:p>
      <text:p text:style-name="P5"><text:span text:style-name="T3">(почти шепотом, вся сцена вполголоса)</text:span></text:p>
      <text:p text:style-name="P456"/>
      <text:p text:style-name="P103">Нейдите далее, наслушалась я много, Ужасный человек! себя я, стен стыжусь.</text:p>
      <text:p text:style-name="P488"/>
      <text:p text:style-name="P9"><text:span text:style-name="T3">Молчалин</text:span></text:p>
      <text:p text:style-name="P456"/>
      <text:p text:style-name="P463">Как! Софья Павловна…</text:p>
      <text:p text:style-name="P459"/>
      <text:p text:style-name="P9"><text:span text:style-name="T3">София</text:span></text:p>
      <text:p text:style-name="P456"/>
      <text:p text:style-name="P107">Ни слова, ради бога, Молчите, я на всё решусь.</text:p>
      <text:p text:style-name="P488"/>
      <text:p text:style-name="P9"><text:span text:style-name="T3">Молчалин</text:span></text:p>
      <text:p text:style-name="P5"><text:span text:style-name="T3">(бросается на колена, София отталкивает его)</text:span></text:p>
      <text:p text:style-name="P456"/>
      <text:p text:style-name="P463">Ах! вспомните! не гневайтеся, взгляньте!..</text:p>
      <text:p text:style-name="P461"/>
      <text:p text:style-name="P9"><text:soft-page-break/><text:span text:style-name="T3">София</text:span></text:p>
      <text:p text:style-name="P456"/>
      <text:p text:style-name="P233">Не помню ничего, не докучайте мне. Воспоминания! Как острый нож оне.</text:p>
      <text:p text:style-name="P489"/>
      <text:p text:style-name="P17"><text:span text:style-name="T3">Молчалин (ползает у ног ее)</text:span></text:p>
      <text:p text:style-name="P457"/>
      <text:p text:style-name="P483">Помилуйте…</text:p>
      <text:p text:style-name="P459"/>
      <text:p text:style-name="P9"><text:span text:style-name="T3">София</text:span></text:p>
      <text:p text:style-name="P456"/>
      <text:p text:style-name="P463">Не подличайте, встаньте.</text:p>
      <text:p text:style-name="P434">Ответа не хочу, я знаю ваш ответ, Солжете…</text:p>
      <text:p text:style-name="P15"><text:span text:style-name="T3">Молчалин</text:span></text:p>
      <text:p text:style-name="P553"/>
      <text:p text:style-name="P464">Сделайте мне милость…</text:p>
      <text:p text:style-name="P555"/>
      <text:p text:style-name="P18"><text:span text:style-name="T3">София</text:span></text:p>
      <text:p text:style-name="P553"/>
      <text:p text:style-name="P464">Нет. Нет. Нет.</text:p>
      <text:p text:style-name="P556"/>
      <text:p text:style-name="P18"><text:span text:style-name="T3">Молчалин</text:span></text:p>
      <text:p text:style-name="P553"/>
      <text:p text:style-name="P464">Шутил, и не сказал я ничего, окро́ме…</text:p>
      <text:p text:style-name="P556"/>
      <text:p text:style-name="P18"><text:span text:style-name="T3">София</text:span></text:p>
      <text:p text:style-name="P553"/>
      <text:p text:style-name="P464">Отстаньте, говорю, сейчас,</text:p>
      <text:p text:style-name="P86">Я криком разбужу всех в доме И погублю себя и вас.</text:p>
      <text:p text:style-name="P488"/>
      <text:p text:style-name="P442">Молчалин встает.</text:p>
      <text:p text:style-name="P459"/>
      <text:p text:style-name="P78">Я с этих пор вас будто не знавала. Упреков, жалоб, слез моих</text:p>
      <text:p text:style-name="P462">Не смейте ожидать, не стоите вы их;</text:p>
      <text:p text:style-name="P96">Но чтобы в доме здесь заря вас не застала, Чтоб никогда об вас я больше не слыхала.</text:p>
      <text:p text:style-name="P489"/>
      <text:p text:style-name="P17"><text:span text:style-name="T3">Молчалин</text:span></text:p>
      <text:p text:style-name="P457"/>
      <text:p text:style-name="P483">Как вы прикажете.</text:p>
      <text:p text:style-name="P459"/>
      <text:p text:style-name="P9"><text:span text:style-name="T3">София</text:span></text:p>
      <text:p text:style-name="P456"/>
      <text:p text:style-name="P463">Иначе расскажу</text:p>
      <text:p text:style-name="P243"><text:soft-page-break/>Всю правду батюшке, с досады. Вы знаете, что я собой не дорожу. Подите. – Стойте, будьте рады,</text:p>
      <text:p text:style-name="P289">Что при свиданиях со мной в ночной<text:span text:style-name="T41"> </text:span>тиши Держались более вы робости во нраве, Чем даже днем, и при <text:span text:style-name="T34">людя́х, </text:span>и<text:span text:style-name="T82"> </text:span>въяве;</text:p>
      <text:p text:style-name="P270">В вас меньше дерзости, чем кривизны души. Сама довольна тем, что ночью всё узнала, Нет укоряющих свидетелей в глазах,</text:p>
      <text:p text:style-name="P82">Как давеча, когда я в обморок упала, Здесь Чацкий был…</text:p>
      <text:p text:style-name="P489"/>
      <text:p text:style-name="P17"><text:span text:style-name="T3">Чацкий (бросается между ими)</text:span></text:p>
      <text:p text:style-name="P456"/>
      <text:p text:style-name="P463">Он здесь, притворщица!</text:p>
      <text:p text:style-name="P16"><text:span text:style-name="T3">Лиза </text:span><text:span text:style-name="T4">и </text:span><text:span text:style-name="T3">София</text:span></text:p>
      <text:p text:style-name="P553"/>
      <text:p text:style-name="P464">Ах! Ах!..</text:p>
      <text:p text:style-name="P459"/>
      <text:p text:style-name="P442">Лиза свечку роняет с испугу; Молчалин скрывается к себе в комнату.</text:p>
      <text:p text:style-name="P522"/>
      <text:list xml:id="list123926721446468" text:continue-numbering="true" text:style-name="WWNum1">
        <text:list-item>
          <text:h text:style-name="P1" text:outline-level="1"><text:bookmark text:name="_bookmark63"/><text:bookmark text:name="Явление_13"/>Явление 13</text:h>
        </text:list-item>
      </text:list>
      <text:p text:style-name="P19"><text:span text:style-name="T3">Те же</text:span><text:span text:style-name="T4">, кроме Молчалина.</text:span></text:p>
      <text:p text:style-name="P5"><text:span text:style-name="T3">Чацкий</text:span></text:p>
      <text:p text:style-name="P553"/>
      <text:p text:style-name="P391">Скорее в обморок, теперь оно в порядке, Важнее давишной причина есть тому, Вот наконец решение загадке!</text:p>
      <text:p text:style-name="P484">Вот я пожертвован кому!</text:p>
      <text:p text:style-name="P96">Не знаю, как в себе я бешенство умерил! Глядел, и видел, и не верил!</text:p>
      <text:p text:style-name="P462">А милый, для кого забыт</text:p>
      <text:p text:style-name="P151">И прежний друг, и женский страх и стыд, — За двери прячется, боится быть в ответе.</text:p>
      <text:p text:style-name="P462">Ах! как игру судьбы постичь?</text:p>
      <text:p text:style-name="P96">Людей с душой гонительница, бич! — Молчалины блаженствуют на свете!</text:p>
      <text:p text:style-name="P489"/>
      <text:p text:style-name="P17"><text:span text:style-name="T3">София (вся в слезах)</text:span></text:p>
      <text:p text:style-name="P457"/>
      <text:p text:style-name="P483">Не продолжайте, я виню себя кругом.</text:p>
      <text:p text:style-name="P465">Но кто бы думать мог, чтоб был он так коварен!</text:p>
      <text:p text:style-name="P459"/>
      <text:p text:style-name="P9"><text:span text:style-name="T3">Лиза</text:span></text:p>
      <text:p text:style-name="P456"/>
      <text:p text:style-name="P150">Стук! шум! ах! боже мой! сюда бежит весь дом. Ваш батюшка вот будет благодарен.</text:p>
      <text:p text:style-name="P523"/>
      <text:list xml:id="list123926352227271" text:continue-numbering="true" text:style-name="WWNum1">
        <text:list-item>
          <text:h text:style-name="P1" text:outline-level="1"><text:bookmark text:name="_bookmark64"/><text:bookmark text:name="Явление_14"/>Явление 14</text:h>
        </text:list-item>
      </text:list>
      <text:p text:style-name="P19"><text:span text:style-name="T3">Чацкий, София, Лиза, Фамусов</text:span><text:span text:style-name="T4">, толпа слуг со свечами.</text:span></text:p>
      <text:p text:style-name="P5"><text:span text:style-name="T3">Фамусов</text:span></text:p>
      <text:p text:style-name="P456"/>
      <text:p text:style-name="P134">Сюда! за мной! скорей! скорей! Свечей побольше, фонарей!</text:p>
      <text:p text:style-name="P81">Где домовые? Ба! знакомые всё лица! Дочь, Софья Павловна! страмница!</text:p>
      <text:p text:style-name="P146">Бесстыдница! где! с кем! Ни дать ни взять она, Как мать ее, покойница жена.</text:p>
      <text:p text:style-name="P462">Бывало, я с дражайшей половиной</text:p>
      <text:p text:style-name="P96">Чуть врознь – уж где-нибудь с мужчиной! Побойся бога, как? чем он тебя прельстил? Сама его безумным называла!</text:p>
      <text:p text:style-name="P120">Нет! глупость на меня и слепота напала! Всё это заговор, и в заговоре был</text:p>
      <text:p text:style-name="P462">Он сам, и гости все. За что я так наказан!..</text:p>
      <text:p text:style-name="P459"/>
      <text:p text:style-name="P9"><text:span text:style-name="T3">Чацкий (Софии)</text:span></text:p>
      <text:p text:style-name="P456"/>
      <text:p text:style-name="P463">Так этим вымыслом я вам еще обязан?</text:p>
      <text:p text:style-name="P459"/>
      <text:p text:style-name="P9"><text:span text:style-name="T3">Фамусов</text:span></text:p>
      <text:p text:style-name="P456"/>
      <text:p text:style-name="P114">Брат, не финти, не дамся я в обман, Хоть подеретесь, не поверю.</text:p>
      <text:p text:style-name="P462">Ты, Филька, ты прямой чурбан,</text:p>
      <text:p text:style-name="P79">В швейцары произвел ленивую тетерю, Не знает ни про что, не чует ничего.</text:p>
      <text:p text:style-name="P89">Где был? куда ты вышел? Сеней не запер для чего?</text:p>
      <text:p text:style-name="P121">И как недосмотрел? и как ты недослышал? В работу вас, на поселенье вас:</text:p>
      <text:p text:style-name="P462">За грош продать меня готовы.</text:p>
      <text:p text:style-name="P210"><text:span text:style-name="T45">Ты, </text:span>быстроглазая, всё от твоих проказ; Вот он, <text:span text:style-name="T34">Кузнецкий </text:span><text:span text:style-name="T37">мост, </text:span>наряды и обновы; <text:span text:style-name="T34">Там </text:span>выучилась ты любовников сводить, Постой же, я тебя<text:span text:style-name="T36"> </text:span>исправлю:</text:p>
      <text:p text:style-name="P361">Изволь-ка в и́збу, марш, за птицами ходить; Да и тебя, мой друг, я, дочка, не оставлю, Еще дни два терпение возьми;</text:p>
      <text:p text:style-name="P148">Не быть тебе в Москве, не жить тебе с людьми; Подалее от этих хватов,</text:p>
      <text:p text:style-name="P81">В деревню, к тетке, в глушь, в Саратов, Там будешь горе горевать,</text:p>
      <text:p text:style-name="P81">За пяльцами сидеть, за святцами зевать. А вас, сударь, прошу я толком</text:p>
      <text:p text:style-name="P101">Туда не жаловать ни прямо, ни проселком; И ваша такова последняя черта,</text:p>
      <text:p text:style-name="P435">Что, чай, ко всякому дверь будет заперта: Я постараюсь, я, в набат я приударю,</text:p>
      <text:p text:style-name="P129">По городу всему наделаю хлопот И оглашу во весь народ:</text:p>
      <text:p text:style-name="P462">В Сенат подам, министрам, государю.</text:p>
      <text:p text:style-name="P459"/>
      <text:p text:style-name="P9"><text:span text:style-name="T3">Чацкий</text:span></text:p>
      <text:p text:style-name="P6"><text:span text:style-name="T3">(после некоторого молчания)</text:span></text:p>
      <text:p text:style-name="P457"/>
      <text:p text:style-name="P112">Не образумлюсь… виноват, И слушаю, не понимаю,</text:p>
      <text:p text:style-name="P413">Как будто всё еще мне объяснить хотят, Растерян мыслями… чего-то ожидаю.</text:p>
      <text:p text:style-name="P489"/>
      <text:p text:style-name="P9"><text:span text:style-name="T3">(С жаром.)</text:span></text:p>
      <text:p text:style-name="P456"/>
      <text:p text:style-name="P150">Слепец! я в ком искал награду всех трудов! Спешил!.. летел! дрожал! вот счастье, думал, близко.</text:p>
      <text:p text:style-name="P97">Пред кем я давеча так страстно и так низко Был расточитель нежных слов!</text:p>
      <text:p text:style-name="P81">А вы! о боже мой! кого себе избрали? Когда подумаю, кого вы предпочли! Зачем меня надеждой завлекли?</text:p>
      <text:p text:style-name="P484">Зачем мне прямо не сказали,</text:p>
      <text:p text:style-name="P96">Что всё прошедшее вы обратили в смех?! Что память даже вам постыла</text:p>
      <text:p text:style-name="P146">Тех чувств, в обоих нас движений сердца тех, Которые во мне ни даль не охладила,</text:p>
      <text:p text:style-name="P462">Ни развлечения, ни перемена мест.</text:p>
      <text:p text:style-name="P160">Дышал, и ими жил, был занят беспрерывно! Сказали бы, что вам внезапный мой приезд, Мой вид, мои слова, поступки – всё противно, Я с вами тотчас бы сношения пресек,</text:p>
      <text:p text:style-name="P117">И перед тем, как навсегда расстаться, Не стал бы очень добираться,</text:p>
      <text:p text:style-name="P462">Кто этот вам любезный человек?..</text:p>
      <text:p text:style-name="P459"/>
      <text:p text:style-name="P9"><text:span text:style-name="T3">(Насмешливо.)</text:span></text:p>
      <text:p text:style-name="P456"/>
      <text:p text:style-name="P150">Вы помиритесь с ним, по размышленьи зрелом. Себя крушить, и для чего!</text:p>
      <text:p text:style-name="P462">Подумайте, всегда вы можете его</text:p>
      <text:p text:style-name="P465">Беречь, и пеленать, и спосылать за делом.</text:p>
      <text:p text:style-name="P144">Муж-мальчик, муж-слуга, из жениных пажей — Высокий идеал московских всех мужей. — Довольно!.. с вами я горжусь моим разрывом.</text:p>
      <text:p text:style-name="P436">А вы, сударь отец, вы, страстные к чинам: Желаю вам дремать в неведеньи счастливом, Я сватаньем моим не угрожаю вам.</text:p>
      <text:p text:style-name="P82">Другой найдется благонравный, Низкопоклонник и делец, Достоинствами наконец</text:p>
      <text:p text:style-name="P90">Он будущему тестю равный. Так! отрезвился я сполна,</text:p>
      <text:p text:style-name="P94">Мечтанья с глаз долой – и спала пелена; Теперь не худо б было сряду</text:p>
      <text:p text:style-name="P462">На дочь и на отца,</text:p>
      <text:p text:style-name="P465">И на любовника глупца,</text:p>
      <text:p text:style-name="P160">И на весь мир излить всю желчь и всю досаду. С кем был! Куда меня закинула судьба!</text:p>
      <text:p text:style-name="P462">Все гонят! все клянут! Мучителей толпа,</text:p>
      <text:p text:style-name="P96">В любви предателей, в вражде<text:span text:style-name="T84"> </text:span>неутомимых, <text:span text:style-name="T34">Рассказчиков</text:span><text:span text:style-name="T49"> </text:span>неукротимых,</text:p>
      <text:p text:style-name="P437">Нескладных <text:span text:style-name="T34">умников, </text:span>лукавых простяков, Старух зловещих,<text:span text:style-name="T37"> </text:span>стариков,</text:p>
      <text:p text:style-name="P438">Дряхлеющих над выдумками, вздором, — Безумным вы меня прославили всем хором. Вы пра́вы: из огня тот выйдет невредим, Кто с вами день пробыть успеет,</text:p>
      <text:p text:style-name="P166">Подышит воздухом одним, И в нем рассудок уцелеет.</text:p>
      <text:p text:style-name="P439">Вон из Москвы! сюда я больше не ездок. Бегу, не оглянусь, пойду искать по свету, Где оскорбленному есть чувству уголок!.. Карету мне, карету!</text:p>
      <text:p text:style-name="P562"/>
      <text:p text:style-name="P18"><text:span text:style-name="T3">(Уезжает.)</text:span></text:p>
      <text:p text:style-name="P549"/>
      <text:list xml:id="list123925304925079" text:continue-numbering="true" text:style-name="WWNum1">
        <text:list-item>
          <text:h text:style-name="P1" text:outline-level="1"><text:bookmark text:name="_bookmark65"/><text:bookmark text:name="Явление_15"/>Явление 15</text:h>
        </text:list-item>
      </text:list>
      <text:p text:style-name="P444">Кроме Чацкого</text:p>
      <text:p text:style-name="P6"><text:span text:style-name="T3">Фамусов</text:span></text:p>
      <text:p text:style-name="P553"/>
      <text:p text:style-name="P95">Ну что? не видишь ты, что он с ума сошел? Скажи сурьезно:</text:p>
      <text:p text:style-name="P357">Безумный! что он тут за чепуху молол! Низкопоклонник! тесть! и про Москву так грозно! А ты меня решилась уморить?</text:p>
      <text:p text:style-name="P366">Моя судьба еще ли не плачевна? Ах! боже мой! что станет говорить Княгиня Марья Алексевна!</text:p>
      <text:p text:style-name="P560"/>
      <text:p text:style-name="P447">Конец<text:bookmark text:name="_bookmark6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DejaVu Sans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false" style:font-name-asian="DejaVu Sans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ru" style:country-complex="RU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008in" fo:margin-bottom="0in" style:contextual-spacing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WWNum1" style:list-level="1" style:class="text">
      <style:paragraph-properties fo:margin-left="0.5709in" fo:margin-right="0.6035in" fo:margin-top="0.0661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.5pt" fo:font-weight="bold" style:font-name-asian="Arial1" style:font-family-asian="Arial" style:font-family-generic-asian="system" style:font-pitch-asian="variable" style:font-size-asian="16.5pt" style:font-weight-asian="bold" style:font-name-complex="Arial1" style:font-family-complex="Arial" style:font-family-generic-complex="system" style:font-pitch-complex="variable" style:font-size-complex="16.5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Num1" style:list-level="2" style:class="text">
      <style:paragraph-properties fo:margin-left="0.5709in" fo:margin-right="1.1937in" fo:margin-top="0.0118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WWNum1" style:list-level="3" style:class="text">
      <style:paragraph-properties fo:margin-left="0in" fo:margin-right="0.0327in" fo:margin-top="0.0638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5.5pt" fo:font-weight="bold" style:font-name-asian="Arial1" style:font-family-asian="Arial" style:font-family-generic-asian="system" style:font-pitch-asian="variable" style:font-size-asian="15.5pt" style:font-weight-asian="bold" style:font-name-complex="Arial1" style:font-family-complex="Arial" style:font-family-generic-complex="system" style:font-pitch-complex="variable" style:font-size-complex="15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WWNum1" style:list-level="4" style:class="text">
      <style:paragraph-properties fo:margin-left="0.5709in" fo:margin-right="1.1937in" fo:margin-top="0.056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WWNum1" style:list-level="5" style:class="text">
      <style:paragraph-properties fo:margin-left="2.5752in" fo:margin-right="0in" fo:text-indent="0in" style:auto-text-indent="fals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class="index">
      <style:paragraph-properties fo:margin-left="0in" fo:margin-right="0.1028in" fo:margin-top="0.0083in" fo:margin-bottom="0in" style:contextual-spacing="false" fo:text-align="end" style:justify-single-word="false" fo:text-indent="0in" style:auto-text-indent="false"/>
      <style:text-properties fo:font-size="12pt" style:font-size-asian="12pt" style:font-size-complex="12pt"/>
    </style:style>
    <style:style style:name="Абзац_20_списка" style:display-name="Абзац списка" style:family="paragraph" style:parent-style-name="Standard">
      <style:paragraph-properties fo:margin-left="0.6028in" fo:margin-right="0in" fo:text-indent="-0.1402in" style:auto-text-indent="false"/>
    </style:style>
    <style:style style:name="Table_20_Paragraph" style:display-name="Table Paragraph" style:family="paragraph" style:parent-style-name="Standard">
      <style:paragraph-properties fo:margin-top="0.0008in" fo:margin-bottom="0in" style:contextual-spacing="false" fo:line-height="0.1854in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="Times New Roman" fo:font-family="'Times New Roman'" style:font-family-generic="roman" style:font-pitch="variable" fo:font-size="11pt" fo:letter-spacing="-0.0008in" fo:language="ru" fo:country="RU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ru" style:country-complex="RU" style:text-scale="100%"/>
    </style:style>
    <style:style style:name="WW8Num1z1" style:family="text">
      <style:text-properties fo:language="ru" fo:country="RU" style:language-complex="ru" style:country-complex="RU"/>
    </style:style>
    <style:style style:name="WW8Num2z0" style:family="text">
      <style:text-properties style:font-name="Times New Roman" fo:font-family="'Times New Roman'" style:font-family-generic="roman" style:font-pitch="variable" fo:font-size="11pt" fo:letter-spacing="-0.0008in" fo:language="ru" fo:country="RU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ru" style:country-complex="RU" style:text-scale="100%"/>
    </style:style>
    <style:style style:name="WW8Num2z1" style:family="text">
      <style:text-properties fo:language="ru" fo:country="RU" style:language-complex="ru" style:country-complex="RU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ru" style:country-complex="RU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ru" style:country-complex="RU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ru" style:country-complex="RU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letter-spacing="-0.0008in" fo:language="ru" fo:country="RU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ru" style:country-complex="RU" style:text-scale="100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1pt" fo:letter-spacing="-0.0008in" fo:language="ru" fo:country="RU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ru" style:country-complex="RU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text:list-tab-stop-position="0.5in" fo:text-indent="-0.1398in" fo:margin-left="0.602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-" style:num-suffix="-" style:num-format="1" text:start-value="3">
        <style:list-level-properties text:list-level-position-and-space-mode="label-alignment">
          <style:list-level-label-alignment text:label-followed-by="listtab" text:list-tab-stop-position="0.5in" fo:text-indent="-0.1398in" fo:margin-left="0.602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in" fo:margin-bottom="0in" style:contextual-spacing="false" fo:line-height="4%"/>
      <style:text-properties fo:font-size="7.5pt" fo:language="en" fo:country="US" style:font-size-asian="7.5pt" style:language-asian="en" style:country-asian="US" style:language-complex="ar" style:country-complex="SA"/>
    </style:style>
    <style:style style:name="MP2" style:family="paragraph" style:parent-style-name="Standard">
      <style:paragraph-properties fo:margin-left="0.028in" fo:margin-right="0in" fo:margin-top="0.0091in" fo:margin-bottom="0in" style:contextual-spacing="false" fo:text-indent="0in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in" draw:fill="solid" draw:fill-color="#ffffff" draw:opacity="0%" draw:textarea-vertical-align="top" draw:auto-grow-height="false" fo:min-height="0.1752in" fo:min-width="0.2547in" fo:padding-top="0.0008in" fo:padding-bottom="0.0008in" fo:padding-left="0.0008in" fo:padding-right="0.0008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9028in" fo:margin-bottom="0.611in" fo:margin-left="1.111in" fo:margin-right="0.486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07in" fo:margin-left="0in" fo:margin-right="0in" fo:margin-top="0.14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028in" fo:margin-bottom="0.611in" fo:margin-left="1.111in" fo:margin-right="0.48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528in" fo:margin-left="0in" fo:margin-right="0in" fo:margin-top="0.113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0" draw:name="Frame1" draw:style-name="Mgr1" draw:text-style-name="MP3" svg:width="0.2559in" svg:height="0.176in" svg:x="7.4492in" svg:y="10.8846in"><text:p text:style-name="MP2"><text:page-number text:select-page="current">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1" draw:style-name="Mdp1">
      <style:footer>
        <text:p text:style-name="MP1"><draw:custom-shape text:anchor-type="char" draw:z-index="2" draw:name="Frame2" draw:style-name="Mgr1" draw:text-style-name="MP3" svg:width="0.2559in" svg:height="0.176in" svg:x="7.4492in" svg:y="10.8846in"><text:p text:style-name="MP2"><text:page-number text:select-page="current">3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1" draw:style-name="Mdp1">
      <style:footer>
        <text:p text:style-name="MP1"><draw:custom-shape text:anchor-type="char" draw:z-index="3" draw:name="Frame3" draw:style-name="Mgr1" draw:text-style-name="MP3" svg:width="0.2559in" svg:height="0.176in" svg:x="7.4492in" svg:y="10.8846in"><text:p text:style-name="MP2"><text:page-number text:select-page="current">4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1" draw:style-name="Mdp1">
      <style:footer>
        <text:p text:style-name="MP1"><draw:custom-shape text:anchor-type="char" draw:z-index="5" draw:name="Frame4" draw:style-name="Mgr1" draw:text-style-name="MP3" svg:width="0.2559in" svg:height="0.176in" svg:x="7.4492in" svg:y="10.8846in"><text:p text:style-name="MP2"><text:page-number text:select-page="current">6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1" draw:style-name="Mdp1">
      <style:footer>
        <text:p text:style-name="MP1"><draw:custom-shape text:anchor-type="char" draw:z-index="7" draw:name="Frame5" draw:style-name="Mgr1" draw:text-style-name="MP3" svg:width="0.2559in" svg:height="0.176in" svg:x="7.4492in" svg:y="10.8846in"><text:p text:style-name="MP2"><text:page-number text:select-page="current">8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1" draw:style-name="Mdp1">
      <style:footer>
        <text:p text:style-name="MP1"><draw:custom-shape text:anchor-type="char" draw:z-index="9" draw:name="Frame6" draw:style-name="Mgr1" draw:text-style-name="MP3" svg:width="0.2559in" svg:height="0.176in" svg:x="7.4492in" svg:y="10.8846in"><text:p text:style-name="MP2"><text:page-number text:select-page="current">10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1" draw:style-name="Mdp1">
      <style:footer>
        <text:p text:style-name="MP1"><draw:custom-shape text:anchor-type="char" draw:z-index="11" draw:name="Frame7" draw:style-name="Mgr1" draw:text-style-name="MP3" svg:width="0.2559in" svg:height="0.176in" svg:x="7.4492in" svg:y="10.8846in"><text:p text:style-name="MP2"><text:page-number text:select-page="current">12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1" draw:style-name="Mdp1">
      <style:footer>
        <text:p text:style-name="MP1"><draw:custom-shape text:anchor-type="char" draw:z-index="12" draw:name="Frame8" draw:style-name="Mgr1" draw:text-style-name="MP3" svg:width="0.2559in" svg:height="0.176in" svg:x="7.4492in" svg:y="10.8846in"><text:p text:style-name="MP2"><text:page-number text:select-page="current">13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1" draw:style-name="Mdp1">
      <style:footer>
        <text:p text:style-name="MP1"><draw:custom-shape text:anchor-type="char" draw:z-index="14" draw:name="Frame9" draw:style-name="Mgr1" draw:text-style-name="MP3" svg:width="0.2559in" svg:height="0.176in" svg:x="7.4492in" svg:y="10.8846in"><text:p text:style-name="MP2"><text:page-number text:select-page="current">15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1" draw:style-name="Mdp1">
      <style:footer>
        <text:p text:style-name="MP1"><draw:custom-shape text:anchor-type="char" draw:z-index="16" draw:name="Frame10" draw:style-name="Mgr1" draw:text-style-name="MP3" svg:width="0.2559in" svg:height="0.176in" svg:x="7.4492in" svg:y="10.8846in"><text:p text:style-name="MP2"><text:page-number text:select-page="current">17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0" style:page-layout-name="Mpm1" draw:style-name="Mdp1">
      <style:footer>
        <text:p text:style-name="MP1"><draw:custom-shape text:anchor-type="char" draw:z-index="18" draw:name="Frame11" draw:style-name="Mgr1" draw:text-style-name="MP3" svg:width="0.2559in" svg:height="0.176in" svg:x="7.4492in" svg:y="10.8846in"><text:p text:style-name="MP2"><text:page-number text:select-page="current">19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1" style:page-layout-name="Mpm1" draw:style-name="Mdp1">
      <style:footer>
        <text:p text:style-name="MP1"><draw:custom-shape text:anchor-type="char" draw:z-index="20" draw:name="Frame12" draw:style-name="Mgr1" draw:text-style-name="MP3" svg:width="0.2559in" svg:height="0.176in" svg:x="7.4492in" svg:y="10.8846in"><text:p text:style-name="MP2"><text:page-number text:select-page="current">2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2" style:page-layout-name="Mpm1" draw:style-name="Mdp1">
      <style:footer>
        <text:p text:style-name="MP1"><draw:custom-shape text:anchor-type="char" draw:z-index="22" draw:name="Frame13" draw:style-name="Mgr1" draw:text-style-name="MP3" svg:width="0.2559in" svg:height="0.176in" svg:x="7.4492in" svg:y="10.8846in"><text:p text:style-name="MP2"><text:page-number text:select-page="current">23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3" style:page-layout-name="Mpm1" draw:style-name="Mdp1">
      <style:footer>
        <text:p text:style-name="MP1"><draw:custom-shape text:anchor-type="char" draw:z-index="24" draw:name="Frame14" draw:style-name="Mgr1" draw:text-style-name="MP3" svg:width="0.2559in" svg:height="0.176in" svg:x="7.4492in" svg:y="10.8846in"><text:p text:style-name="MP2"><text:page-number text:select-page="current">25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4" style:page-layout-name="Mpm1" draw:style-name="Mdp1">
      <style:footer>
        <text:p text:style-name="MP1"><draw:custom-shape text:anchor-type="char" draw:z-index="26" draw:name="Frame15" draw:style-name="Mgr1" draw:text-style-name="MP3" svg:width="0.2559in" svg:height="0.176in" svg:x="7.4492in" svg:y="10.8846in"><text:p text:style-name="MP2"><text:page-number text:select-page="current">27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5" style:page-layout-name="Mpm1" draw:style-name="Mdp1">
      <style:footer>
        <text:p text:style-name="MP1"><draw:custom-shape text:anchor-type="char" draw:z-index="28" draw:name="Frame16" draw:style-name="Mgr1" draw:text-style-name="MP3" svg:width="0.2559in" svg:height="0.176in" svg:x="7.4492in" svg:y="10.8846in"><text:p text:style-name="MP2"><text:page-number text:select-page="current">29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6" style:page-layout-name="Mpm1" draw:style-name="Mdp1">
      <style:footer>
        <text:p text:style-name="MP1"><draw:custom-shape text:anchor-type="char" draw:z-index="29" draw:name="Frame17" draw:style-name="Mgr1" draw:text-style-name="MP3" svg:width="0.2559in" svg:height="0.176in" svg:x="7.4492in" svg:y="10.8846in"><text:p text:style-name="MP2"><text:page-number text:select-page="current">30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7" style:page-layout-name="Mpm1" draw:style-name="Mdp1">
      <style:footer>
        <text:p text:style-name="MP1"><draw:custom-shape text:anchor-type="char" draw:z-index="30" draw:name="Frame18" draw:style-name="Mgr1" draw:text-style-name="MP3" svg:width="0.2559in" svg:height="0.176in" svg:x="7.4492in" svg:y="10.8846in"><text:p text:style-name="MP2"><text:page-number text:select-page="current">3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8" style:page-layout-name="Mpm1" draw:style-name="Mdp1">
      <style:footer>
        <text:p text:style-name="MP1"><draw:custom-shape text:anchor-type="char" draw:z-index="32" draw:name="Frame19" draw:style-name="Mgr1" draw:text-style-name="MP3" svg:width="0.2559in" svg:height="0.176in" svg:x="7.4492in" svg:y="10.8846in"><text:p text:style-name="MP2"><text:page-number text:select-page="current">33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9" style:page-layout-name="Mpm1" draw:style-name="Mdp1">
      <style:footer>
        <text:p text:style-name="MP1"><draw:custom-shape text:anchor-type="char" draw:z-index="34" draw:name="Frame20" draw:style-name="Mgr1" draw:text-style-name="MP3" svg:width="0.2559in" svg:height="0.176in" svg:x="7.4492in" svg:y="10.8846in"><text:p text:style-name="MP2"><text:page-number text:select-page="current">35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0" style:page-layout-name="Mpm1" draw:style-name="Mdp1">
      <style:footer>
        <text:p text:style-name="MP1"><draw:custom-shape text:anchor-type="char" draw:z-index="35" draw:name="Frame21" draw:style-name="Mgr1" draw:text-style-name="MP3" svg:width="0.2559in" svg:height="0.176in" svg:x="7.4492in" svg:y="10.8846in"><text:p text:style-name="MP2"><text:page-number text:select-page="current">36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1" style:page-layout-name="Mpm1" draw:style-name="Mdp1">
      <style:footer>
        <text:p text:style-name="MP1"><draw:custom-shape text:anchor-type="char" draw:z-index="37" draw:name="Frame22" draw:style-name="Mgr1" draw:text-style-name="MP3" svg:width="0.2559in" svg:height="0.176in" svg:x="7.4492in" svg:y="10.8846in"><text:p text:style-name="MP2"><text:page-number text:select-page="current">38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2" style:page-layout-name="Mpm1" draw:style-name="Mdp1">
      <style:footer>
        <text:p text:style-name="MP1"><draw:custom-shape text:anchor-type="char" draw:z-index="39" draw:name="Frame23" draw:style-name="Mgr1" draw:text-style-name="MP3" svg:width="0.2559in" svg:height="0.176in" svg:x="7.4492in" svg:y="10.8846in"><text:p text:style-name="MP2"><text:page-number text:select-page="current">40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3" style:page-layout-name="Mpm1" draw:style-name="Mdp1">
      <style:footer>
        <text:p text:style-name="MP1"><draw:custom-shape text:anchor-type="char" draw:z-index="40" draw:name="Frame24" draw:style-name="Mgr1" draw:text-style-name="MP3" svg:width="0.2559in" svg:height="0.176in" svg:x="7.4492in" svg:y="10.8846in"><text:p text:style-name="MP2"><text:page-number text:select-page="current">4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4" style:page-layout-name="Mpm1" draw:style-name="Mdp1">
      <style:footer>
        <text:p text:style-name="MP1"><draw:custom-shape text:anchor-type="char" draw:z-index="42" draw:name="Frame25" draw:style-name="Mgr1" draw:text-style-name="MP3" svg:width="0.2559in" svg:height="0.176in" svg:x="7.4492in" svg:y="10.8846in"><text:p text:style-name="MP2"><text:page-number text:select-page="current">43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5" style:page-layout-name="Mpm1" draw:style-name="Mdp1">
      <style:footer>
        <text:p text:style-name="MP1"><draw:custom-shape text:anchor-type="char" draw:z-index="43" draw:name="Frame26" draw:style-name="Mgr1" draw:text-style-name="MP3" svg:width="0.2559in" svg:height="0.176in" svg:x="7.4492in" svg:y="10.8846in"><text:p text:style-name="MP2"><text:page-number text:select-page="current">44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6" style:page-layout-name="Mpm1" draw:style-name="Mdp1">
      <style:footer>
        <text:p text:style-name="MP1"><draw:custom-shape text:anchor-type="char" draw:z-index="44" draw:name="Frame27" draw:style-name="Mgr1" draw:text-style-name="MP3" svg:width="0.2559in" svg:height="0.176in" svg:x="7.4492in" svg:y="10.8846in"><text:p text:style-name="MP2"><text:page-number text:select-page="current">45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7" style:page-layout-name="Mpm1" draw:style-name="Mdp1">
      <style:footer>
        <text:p text:style-name="Footer"/>
      </style:footer>
    </style:master-page>
    <style:master-page style:name="Converted28" style:page-layout-name="Mpm1" draw:style-name="Mdp1">
      <style:footer>
        <text:p text:style-name="Footer"/>
      </style:footer>
    </style:master-page>
    <style:master-page style:name="Converted29" style:page-layout-name="Mpm1" draw:style-name="Mdp1">
      <style:footer>
        <text:p text:style-name="Footer"/>
      </style:footer>
    </style:master-page>
    <style:master-page style:name="Converted30" style:page-layout-name="Mpm1" draw:style-name="Mdp1">
      <style:footer>
        <text:p text:style-name="Footer"/>
      </style:footer>
    </style:master-page>
    <style:master-page style:name="Converted31" style:page-layout-name="Mpm1" draw:style-name="Mdp1">
      <style:footer>
        <text:p text:style-name="Footer"/>
      </style:footer>
    </style:master-page>
    <style:master-page style:name="Converted32" style:page-layout-name="Mpm1" draw:style-name="Mdp1">
      <style:footer>
        <text:p text:style-name="Footer"/>
      </style:footer>
    </style:master-page>
    <style:master-page style:name="Converted33" style:page-layout-name="Mpm1" draw:style-name="Mdp1">
      <style:footer>
        <text:p text:style-name="Footer"/>
      </style:footer>
    </style:master-page>
    <style:master-page style:name="Converted34" style:page-layout-name="Mpm1" draw:style-name="Mdp1">
      <style:footer>
        <text:p text:style-name="Footer"/>
      </style:footer>
    </style:master-page>
    <style:master-page style:name="Converted35" style:page-layout-name="Mpm1" draw:style-name="Mdp1">
      <style:footer>
        <text:p text:style-name="Footer"/>
      </style:footer>
    </style:master-page>
    <style:master-page style:name="Converted36" style:page-layout-name="Mpm1" draw:style-name="Mdp1">
      <style:footer>
        <text:p text:style-name="Footer"/>
      </style:footer>
    </style:master-page>
    <style:master-page style:name="Converted37" style:page-layout-name="Mpm1" draw:style-name="Mdp1">
      <style:footer>
        <text:p text:style-name="Footer"/>
      </style:footer>
    </style:master-page>
    <style:master-page style:name="Converted38" style:page-layout-name="Mpm1" draw:style-name="Mdp1">
      <style:footer>
        <text:p text:style-name="Footer"/>
      </style:footer>
    </style:master-page>
    <style:master-page style:name="Converted39" style:page-layout-name="Mpm1" draw:style-name="Mdp1">
      <style:footer>
        <text:p text:style-name="Footer"/>
      </style:footer>
    </style:master-page>
    <style:master-page style:name="Converted40" style:page-layout-name="Mpm1" draw:style-name="Mdp1">
      <style:footer>
        <text:p text:style-name="Footer"/>
      </style:footer>
    </style:master-page>
    <style:master-page style:name="Converted41" style:page-layout-name="Mpm1" draw:style-name="Mdp1">
      <style:footer>
        <text:p text:style-name="Footer"/>
      </style:footer>
    </style:master-page>
    <style:master-page style:name="Converted42" style:page-layout-name="Mpm1" draw:style-name="Mdp1">
      <style:footer>
        <text:p text:style-name="Footer"/>
      </style:footer>
    </style:master-page>
    <style:master-page style:name="Converted43" style:page-layout-name="Mpm1" draw:style-name="Mdp1">
      <style:footer>
        <text:p text:style-name="Footer"/>
      </style:footer>
    </style:master-page>
    <style:master-page style:name="Converted44" style:page-layout-name="Mpm1" draw:style-name="Mdp1">
      <style:footer>
        <text:p text:style-name="Footer"/>
      </style:footer>
    </style:master-page>
    <style:master-page style:name="Converted45" style:page-layout-name="Mpm1" draw:style-name="Mdp1">
      <style:footer>
        <text:p text:style-name="Footer"/>
      </style:footer>
    </style:master-page>
    <style:master-page style:name="Converted46" style:page-layout-name="Mpm1" draw:style-name="Mdp1">
      <style:footer>
        <text:p text:style-name="Footer"/>
      </style:footer>
    </style:master-page>
    <style:master-page style:name="Converted47" style:page-layout-name="Mpm1" draw:style-name="Mdp1">
      <style:footer>
        <text:p text:style-name="Footer"/>
      </style:footer>
    </style:master-page>
    <style:master-page style:name="Converted48" style:page-layout-name="Mpm1" draw:style-name="Mdp1">
      <style:footer>
        <text:p text:style-name="Footer"/>
      </style:footer>
    </style:master-page>
    <style:master-page style:name="Converted49" style:page-layout-name="Mpm1" draw:style-name="Mdp1">
      <style:footer>
        <text:p text:style-name="Footer"/>
      </style:footer>
    </style:master-page>
    <style:master-page style:name="Converted50" style:page-layout-name="Mpm1" draw:style-name="Mdp1">
      <style:footer>
        <text:p text:style-name="Footer"/>
      </style:footer>
    </style:master-page>
    <style:master-page style:name="Converted51" style:page-layout-name="Mpm1" draw:style-name="Mdp1">
      <style:footer>
        <text:p text:style-name="Footer"/>
      </style:footer>
    </style:master-page>
    <style:master-page style:name="Converted52" style:page-layout-name="Mpm1" draw:style-name="Mdp1">
      <style:footer>
        <text:p text:style-name="Footer"/>
      </style:footer>
    </style:master-page>
    <style:master-page style:name="Converted53" style:page-layout-name="Mpm1" draw:style-name="Mdp1">
      <style:footer>
        <text:p text:style-name="Footer"/>
      </style:footer>
    </style:master-page>
    <style:master-page style:name="Converted54" style:page-layout-name="Mpm1" draw:style-name="Mdp1">
      <style:footer>
        <text:p text:style-name="Footer"/>
      </style:footer>
    </style:master-page>
    <style:master-page style:name="Converted55" style:page-layout-name="Mpm1" draw:style-name="Mdp1">
      <style:footer>
        <text:p text:style-name="Footer"/>
      </style:footer>
    </style:master-page>
    <style:master-page style:name="Converted56" style:page-layout-name="Mpm1" draw:style-name="Mdp1">
      <style:footer>
        <text:p text:style-name="Footer"/>
      </style:footer>
    </style:master-page>
    <style:master-page style:name="Converted57" style:page-layout-name="Mpm2" draw:style-name="Mdp1">
      <style:footer>
        <text:p text:style-name="Footer"/>
      </style:footer>
    </style:master-page>
    <style:master-page style:name="Converted58" style:page-layout-name="Mpm1" draw:style-name="Mdp1">
      <style:footer>
        <text:p text:style-name="Footer"/>
      </style:footer>
    </style:master-page>
    <style:master-page style:name="Converted59" style:page-layout-name="Mpm1" draw:style-name="Mdp1">
      <style:footer>
        <text:p text:style-name="Footer"/>
      </style:footer>
    </style:master-page>
    <style:master-page style:name="Converted60" style:page-layout-name="Mpm1" draw:style-name="Mdp1">
      <style:footer>
        <text:p text:style-name="Footer"/>
      </style:footer>
    </style:master-page>
    <style:master-page style:name="Converted61" style:page-layout-name="Mpm1" draw:style-name="Mdp1">
      <style:footer>
        <text:p text:style-name="Footer"/>
      </style:footer>
    </style:master-page>
    <style:master-page style:name="Converted62" style:page-layout-name="Mpm1" draw:style-name="Mdp1">
      <style:footer>
        <text:p text:style-name="Footer"/>
      </style:footer>
    </style:master-page>
    <style:master-page style:name="Converted63" style:page-layout-name="Mpm1" draw:style-name="Mdp1">
      <style:footer>
        <text:p text:style-name="Footer"/>
      </style:footer>
    </style:master-page>
    <style:master-page style:name="Converted64" style:page-layout-name="Mpm1" draw:style-name="Mdp1">
      <style:footer>
        <text:p text:style-name="Footer"/>
      </style:footer>
    </style:master-page>
    <style:master-page style:name="Converted65" style:page-layout-name="Mpm1" draw:style-name="Mdp1">
      <style:footer>
        <text:p text:style-name="Footer"/>
      </style:footer>
    </style:master-page>
    <style:master-page style:name="Converted66" style:page-layout-name="Mpm1" draw:style-name="Mdp1">
      <style:footer>
        <text:p text:style-name="Footer"/>
      </style:footer>
    </style:master-page>
    <style:master-page style:name="Converted67" style:page-layout-name="Mpm1" draw:style-name="Mdp1">
      <style:footer>
        <text:p text:style-name="Footer"/>
      </style:footer>
    </style:master-page>
    <style:master-page style:name="Converted68" style:page-layout-name="Mpm1" draw:style-name="Mdp1">
      <style:footer>
        <text:p text:style-name="Footer"/>
      </style:footer>
    </style:master-page>
    <style:master-page style:name="Converted69" style:page-layout-name="Mpm1" draw:style-name="Mdp1">
      <style:footer>
        <text:p text:style-name="Footer"/>
      </style:footer>
    </style:master-page>
    <style:master-page style:name="Converted70" style:page-layout-name="Mpm1" draw:style-name="Mdp1">
      <style:footer>
        <text:p text:style-name="Footer"/>
      </style:footer>
    </style:master-page>
    <style:master-page style:name="Converted71" style:page-layout-name="Mpm1" draw:style-name="Mdp1">
      <style:footer>
        <text:p text:style-name="Footer"/>
      </style:footer>
    </style:master-page>
    <style:master-page style:name="Converted72" style:page-layout-name="Mpm1" draw:style-name="Mdp1">
      <style:footer>
        <text:p text:style-name="Footer"/>
      </style:footer>
    </style:master-page>
    <style:master-page style:name="Converted73" style:page-layout-name="Mpm1" draw:style-name="Mdp1">
      <style:footer>
        <text:p text:style-name="Footer"/>
      </style:footer>
    </style:master-page>
    <style:master-page style:name="Converted74" style:page-layout-name="Mpm1" draw:style-name="Mdp1">
      <style:footer>
        <text:p text:style-name="Footer"/>
      </style:footer>
    </style:master-page>
    <style:master-page style:name="Converted75" style:page-layout-name="Mpm1" draw:style-name="Mdp1">
      <style:footer>
        <text:p text:style-name="Footer"/>
      </style:footer>
    </style:master-page>
    <style:master-page style:name="Converted76" style:page-layout-name="Mpm1" draw:style-name="Mdp1">
      <style:footer>
        <text:p text:style-name="Footer"/>
      </style:footer>
    </style:master-page>
    <style:master-page style:name="Converted77" style:page-layout-name="Mpm1" draw:style-name="Mdp1">
      <style:footer>
        <text:p text:style-name="Footer"/>
      </style:footer>
    </style:master-page>
    <style:master-page style:name="Converted78" style:page-layout-name="Mpm1" draw:style-name="Mdp1">
      <style:footer>
        <text:p text:style-name="Footer"/>
      </style:footer>
    </style:master-page>
    <style:master-page style:name="Converted79" style:page-layout-name="Mpm1" draw:style-name="Mdp1">
      <style:footer>
        <text:p text:style-name="Footer"/>
      </style:footer>
    </style:master-page>
    <style:master-page style:name="Converted80" style:page-layout-name="Mpm1" draw:style-name="Mdp1">
      <style:footer>
        <text:p text:style-name="Footer"/>
      </style:footer>
    </style:master-page>
    <style:master-page style:name="Converted81" style:page-layout-name="Mpm1" draw:style-name="Mdp1">
      <style:footer>
        <text:p text:style-name="Footer"/>
      </style:footer>
    </style:master-page>
    <style:master-page style:name="Converted82" style:page-layout-name="Mpm1" draw:style-name="Mdp1">
      <style:footer>
        <text:p text:style-name="Footer"/>
      </style:footer>
    </style:master-page>
    <style:master-page style:name="Converted83" style:page-layout-name="Mpm1" draw:style-name="Mdp1">
      <style:footer>
        <text:p text:style-name="Footer"/>
      </style:footer>
    </style:master-page>
    <style:master-page style:name="Converted84" style:page-layout-name="Mpm1" draw:style-name="Mdp1">
      <style:footer>
        <text:p text:style-name="Footer"/>
      </style:footer>
    </style:master-page>
    <style:master-page style:name="Converted85" style:page-layout-name="Mpm1" draw:style-name="Mdp1">
      <style:footer>
        <text:p text:style-name="Footer"/>
      </style:footer>
    </style:master-page>
    <style:master-page style:name="Converted86" style:page-layout-name="Mpm1" draw:style-name="Mdp1">
      <style:footer>
        <text:p text:style-name="Footer"/>
      </style:footer>
    </style:master-page>
    <style:master-page style:name="Converted87" style:page-layout-name="Mpm1" draw:style-name="Mdp1">
      <style:footer>
        <text:p text:style-name="Footer"/>
      </style:footer>
    </style:master-page>
    <style:master-page style:name="Converted88" style:page-layout-name="Mpm1" draw:style-name="Mdp1">
      <style:footer>
        <text:p text:style-name="Footer"/>
      </style:footer>
    </style:master-page>
    <style:master-page style:name="Converted89" style:page-layout-name="Mpm1" draw:style-name="Mdp1">
      <style:footer>
        <text:p text:style-name="Footer"/>
      </style:footer>
    </style:master-page>
    <style:master-page style:name="Converted90" style:page-layout-name="Mpm1" draw:style-name="Mdp1">
      <style:footer>
        <text:p text:style-name="Footer"/>
      </style:footer>
    </style:master-page>
    <style:master-page style:name="Converted91" style:page-layout-name="Mpm1" draw:style-name="Mdp1">
      <style:footer>
        <text:p text:style-name="Footer"/>
      </style:footer>
    </style:master-page>
    <style:master-page style:name="Converted92" style:page-layout-name="Mpm1" draw:style-name="Mdp1">
      <style:footer>
        <text:p text:style-name="Footer"/>
      </style:footer>
    </style:master-page>
    <style:master-page style:name="Converted93" style:page-layout-name="Mpm1" draw:style-name="Mdp1">
      <style:footer>
        <text:p text:style-name="Footer"/>
      </style:footer>
    </style:master-page>
    <style:master-page style:name="Converted94" style:page-layout-name="Mpm1" draw:style-name="Mdp1">
      <style:footer>
        <text:p text:style-name="Footer"/>
      </style:footer>
    </style:master-page>
    <style:master-page style:name="Converted95" style:page-layout-name="Mpm1" draw:style-name="Mdp1">
      <style:footer>
        <text:p text:style-name="Footer"/>
      </style:footer>
    </style:master-page>
    <style:master-page style:name="Converted96" style:page-layout-name="Mpm1" draw:style-name="Mdp1">
      <style:footer>
        <text:p text:style-name="Footer"/>
      </style:footer>
    </style:master-page>
    <style:master-page style:name="Converted97" style:page-layout-name="Mpm1" draw:style-name="Mdp1">
      <style:footer>
        <text:p text:style-name="Footer"/>
      </style:footer>
    </style:master-page>
    <style:master-page style:name="Converted98" style:page-layout-name="Mpm1" draw:style-name="Mdp1">
      <style:footer>
        <text:p text:style-name="Footer"/>
      </style:footer>
    </style:master-page>
    <style:master-page style:name="Converted99" style:page-layout-name="Mpm1" draw:style-name="Mdp1">
      <style:footer>
        <text:p text:style-name="Footer"/>
      </style:footer>
    </style:master-page>
    <style:master-page style:name="Converted100" style:page-layout-name="Mpm1" draw:style-name="Mdp1">
      <style:footer>
        <text:p text:style-name="Footer"/>
      </style:footer>
    </style:master-page>
    <style:master-page style:name="Converted101" style:page-layout-name="Mpm1" draw:style-name="Mdp1">
      <style:footer>
        <text:p text:style-name="Footer"/>
      </style:footer>
    </style:master-page>
    <style:master-page style:name="Converted102" style:page-layout-name="Mpm1" draw:style-name="Mdp1">
      <style:footer>
        <text:p text:style-name="Footer"/>
      </style:footer>
    </style:master-page>
    <style:master-page style:name="Converted103" style:page-layout-name="Mpm1" draw:style-name="Mdp1">
      <style:footer>
        <text:p text:style-name="Footer"/>
      </style:footer>
    </style:master-page>
    <style:master-page style:name="Converted104" style:page-layout-name="Mpm1" draw:style-name="Mdp1">
      <style:footer>
        <text:p text:style-name="Footer"/>
      </style:footer>
    </style:master-page>
    <style:master-page style:name="Converted105" style:page-layout-name="Mpm1" draw:style-name="Mdp1">
      <style:footer>
        <text:p text:style-name="Footer"/>
      </style:footer>
    </style:master-page>
    <style:master-page style:name="Converted106" style:page-layout-name="Mpm1" draw:style-name="Mdp1">
      <style:footer>
        <text:p text:style-name="Footer"/>
      </style:footer>
    </style:master-page>
    <style:master-page style:name="Converted107" style:page-layout-name="Mpm1" draw:style-name="Mdp1">
      <style:footer>
        <text:p text:style-name="Footer"/>
      </style:footer>
    </style:master-page>
    <style:master-page style:name="Converted108" style:page-layout-name="Mpm1" draw:style-name="Mdp1">
      <style:footer>
        <text:p text:style-name="Footer"/>
      </style:footer>
    </style:master-page>
    <style:master-page style:name="Converted109" style:page-layout-name="Mpm1" draw:style-name="Mdp1">
      <style:footer>
        <text:p text:style-name="Footer"/>
      </style:footer>
    </style:master-page>
    <style:master-page style:name="Converted110" style:page-layout-name="Mpm1" draw:style-name="Mdp1">
      <style:footer>
        <text:p text:style-name="Footer"/>
      </style:footer>
    </style:master-page>
    <style:master-page style:name="Converted111" style:page-layout-name="Mpm1" draw:style-name="Mdp1">
      <style:footer>
        <text:p text:style-name="Footer"/>
      </style:footer>
    </style:master-page>
    <style:master-page style:name="Converted112" style:page-layout-name="Mpm1" draw:style-name="Mdp1">
      <style:footer>
        <text:p text:style-name="Footer"/>
      </style:footer>
    </style:master-page>
    <style:master-page style:name="Converted113" style:page-layout-name="Mpm1" draw:style-name="Mdp1">
      <style:footer>
        <text:p text:style-name="Footer"/>
      </style:footer>
    </style:master-page>
    <style:master-page style:name="Converted114" style:page-layout-name="Mpm1" draw:style-name="Mdp1">
      <style:footer>
        <text:p text:style-name="Footer"/>
      </style:footer>
    </style:master-page>
    <style:master-page style:name="Converted115" style:page-layout-name="Mpm1" draw:style-name="Mdp1">
      <style:footer>
        <text:p text:style-name="Footer"/>
      </style:footer>
    </style:master-page>
    <style:master-page style:name="Converted116" style:page-layout-name="Mpm1" draw:style-name="Mdp1">
      <style:footer>
        <text:p text:style-name="Footer"/>
      </style:footer>
    </style:master-page>
    <style:master-page style:name="Converted117" style:page-layout-name="Mpm1" draw:style-name="Mdp1">
      <style:footer>
        <text:p text:style-name="Footer"/>
      </style:footer>
    </style:master-page>
    <style:master-page style:name="Converted118" style:page-layout-name="Mpm1" draw:style-name="Mdp1">
      <style:footer>
        <text:p text:style-name="Footer"/>
      </style:footer>
    </style:master-page>
    <style:master-page style:name="Converted119" style:page-layout-name="Mpm1" draw:style-name="Mdp1">
      <style:footer>
        <text:p text:style-name="Footer"/>
      </style:footer>
    </style:master-page>
    <style:master-page style:name="Converted120" style:page-layout-name="Mpm1" draw:style-name="Mdp1">
      <style:footer>
        <text:p text:style-name="Footer"/>
      </style:footer>
    </style:master-page>
    <style:master-page style:name="Converted121" style:page-layout-name="Mpm1" draw:style-name="Mdp1">
      <style:footer>
        <text:p text:style-name="Footer"/>
      </style:footer>
    </style:master-page>
    <style:master-page style:name="Converted122" style:page-layout-name="Mpm1" draw:style-name="Mdp1">
      <style:footer>
        <text:p text:style-name="Footer"/>
      </style:footer>
    </style:master-page>
    <style:master-page style:name="Converted123" style:page-layout-name="Mpm1" draw:style-name="Mdp1">
      <style:footer>
        <text:p text:style-name="Footer"/>
      </style:footer>
    </style:master-page>
    <style:master-page style:name="Converted124" style:page-layout-name="Mpm1" draw:style-name="Mdp1">
      <style:footer>
        <text:p text:style-name="Footer"/>
      </style:footer>
    </style:master-page>
    <style:master-page style:name="Converted125" style:page-layout-name="Mpm1" draw:style-name="Mdp1">
      <style:footer>
        <text:p text:style-name="Footer"/>
      </style:footer>
    </style:master-page>
    <style:master-page style:name="Converted126" style:page-layout-name="Mpm1" draw:style-name="Mdp1">
      <style:footer>
        <text:p text:style-name="Footer"/>
      </style:footer>
    </style:master-page>
    <style:master-page style:name="Converted127" style:page-layout-name="Mpm1" draw:style-name="Mdp1">
      <style:footer>
        <text:p text:style-name="Footer"/>
      </style:footer>
    </style:master-page>
    <style:master-page style:name="Converted128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11:58:00</meta:creation-date>
    <meta:initial-creator>Александр Сергеевич Грибоедов</meta:initial-creator>
    <dc:language>en-US</dc:language>
    <dc:creator>mfi</dc:creator>
    <dc:date>2021-03-20T11:58:00</dc:date>
    <meta:editing-cycles>2</meta:editing-cycles>
    <dc:subject>literature_19</dc:subject>
    <dc:title>Горе от ума</dc:title>
    <meta:editing-duration>P0D</meta:editing-duration>
    <meta:generator>LibreOffice/7.3.7.2$Linux_X86_64 LibreOffice_project/30$Build-2</meta:generator>
    <meta:document-statistic meta:table-count="0" meta:image-count="0" meta:object-count="0" meta:page-count="207" meta:paragraph-count="2429" meta:word-count="14734" meta:character-count="87460" meta:non-whitespace-character-count="74968"/>
    <meta:user-defined meta:name="AppVersion">15.0000</meta:user-defined>
    <meta:user-defined meta:name="Created" meta:value-type="date">2013-08-12T00:00:00</meta:user-defined>
    <meta:user-defined meta:name="Creator">Apache FOP Version 1.0</meta:user-defined>
    <meta:user-defined meta:name="LastSaved" meta:value-type="date">2013-08-12T00:00:00</meta:user-defined>
    <meta:template xlink:type="simple" xlink:actuate="onRequest" xlink:title="Normal.dotm" xlink:href=""/>
  </office:meta>
</office:document-meta>
</file>